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7.033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3.992cm"/>
    </style:style>
    <style:style style:name="co15" style:family="table-column">
      <style:table-column-properties fo:break-before="auto" style:column-width="2.796cm"/>
    </style:style>
    <style:style style:name="co16" style:family="table-column">
      <style:table-column-properties fo:break-before="auto" style:column-width="3.24cm"/>
    </style:style>
    <style:style style:name="co17" style:family="table-column">
      <style:table-column-properties fo:break-before="auto" style:column-width="2.932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7.477cm"/>
    </style:style>
    <style:style style:name="co20" style:family="table-column">
      <style:table-column-properties fo:break-before="auto" style:column-width="2.522cm"/>
    </style:style>
    <style:style style:name="co21" style:family="table-column">
      <style:table-column-properties fo:break-before="auto" style:column-width="2.678cm"/>
    </style:style>
    <style:style style:name="co22" style:family="table-column">
      <style:table-column-properties fo:break-before="auto" style:column-width="2.741cm"/>
    </style:style>
    <style:style style:name="co23" style:family="table-column">
      <style:table-column-properties fo:break-before="auto" style:column-width="2.487cm"/>
    </style:style>
    <style:style style:name="co24" style:family="table-column">
      <style:table-column-properties fo:break-before="auto" style:column-width="3.771cm"/>
    </style:style>
    <style:style style:name="co25" style:family="table-column">
      <style:table-column-properties fo:break-before="auto" style:column-width="3.443cm"/>
    </style:style>
    <style:style style:name="co26" style:family="table-column">
      <style:table-column-properties fo:break-before="auto" style:column-width="3.635cm"/>
    </style:style>
    <style:style style:name="co27" style:family="table-column">
      <style:table-column-properties fo:break-before="auto" style:column-width="3.552cm"/>
    </style:style>
    <style:style style:name="co28" style:family="table-column">
      <style:table-column-properties fo:break-before="auto" style:column-width="3.143cm"/>
    </style:style>
    <style:style style:name="co29" style:family="table-column">
      <style:table-column-properties fo:break-before="auto" style:column-width="3.69cm"/>
    </style:style>
    <style:style style:name="co30" style:family="table-column">
      <style:table-column-properties fo:break-before="auto" style:column-width="4.346cm"/>
    </style:style>
    <style:style style:name="co31" style:family="table-column">
      <style:table-column-properties fo:break-before="auto" style:column-width="3.388cm"/>
    </style:style>
    <style:style style:name="co32" style:family="table-column">
      <style:table-column-properties fo:break-before="auto" style:column-width="3.089cm"/>
    </style:style>
    <style:style style:name="co33" style:family="table-column">
      <style:table-column-properties fo:break-before="auto" style:column-width="3.498cm"/>
    </style:style>
    <style:style style:name="co34" style:family="table-column">
      <style:table-column-properties fo:break-before="auto" style:column-width="3.4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 style:data-style-name="N60"/>
    <style:style style:name="ce6" style:family="table-cell" style:parent-style-name="Default" style:data-style-name="N0"/>
    <style:style style:name="ce7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un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14" table:default-cell-style-name="Default"/>
        <table:table-column table:style-name="co11" table:number-columns-repeated="11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960" table:default-cell-style-name="Default"/>
        <table:table-row table:style-name="ro1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OCL_TIMER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GPU_TICKS</text:p>
          </table:table-cell>
          <table:table-cell table:style-name="ce1" office:value-type="string">
            <text:p>CPU_TICKS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A11</text:p>
          </table:table-cell>
          <table:table-cell table:style-name="ce1" office:value-type="string">
            <text:p>A12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A15</text:p>
          </table:table-cell>
          <table:table-cell table:style-name="ce1" office:value-type="string">
            <text:p>A16</text:p>
          </table:table-cell>
          <table:table-cell table:style-name="ce1" office:value-type="string">
            <text:p>A17</text:p>
          </table:table-cell>
          <table:table-cell table:style-name="ce1" office:value-type="string">
            <text:p>A18</text:p>
          </table:table-cell>
          <table:table-cell table:style-name="ce1" office:value-type="string">
            <text:p>A19</text:p>
          </table:table-cell>
          <table:table-cell table:style-name="ce1" office:value-type="string">
            <text:p>A20</text:p>
          </table:table-cell>
          <table:table-cell table:style-name="ce1" office:value-type="string">
            <text:p>A21</text:p>
          </table:table-cell>
          <table:table-cell table:style-name="ce1" office:value-type="string">
            <text:p>A22</text:p>
          </table:table-cell>
          <table:table-cell table:style-name="ce1" office:value-type="string">
            <text:p>A23</text:p>
          </table:table-cell>
          <table:table-cell table:style-name="ce1" office:value-type="string">
            <text:p>A24</text:p>
          </table:table-cell>
          <table:table-cell table:style-name="ce1" office:value-type="string">
            <text:p>A25</text:p>
          </table:table-cell>
          <table:table-cell table:style-name="ce1" office:value-type="string">
            <text:p>A26</text:p>
          </table:table-cell>
          <table:table-cell table:style-name="ce1" office:value-type="string">
            <text:p>A27</text:p>
          </table:table-cell>
          <table:table-cell table:style-name="ce1" office:value-type="string">
            <text:p>A28</text:p>
          </table:table-cell>
          <table:table-cell table:style-name="ce1" office:value-type="string">
            <text:p>A29</text:p>
          </table:table-cell>
          <table:table-cell table:style-name="ce1" office:value-type="string">
            <text:p>A30</text:p>
          </table:table-cell>
          <table:table-cell table:style-name="ce1" office:value-type="string">
            <text:p>A31</text:p>
          </table:table-cell>
          <table:table-cell table:style-name="ce1" office:value-type="string">
            <text:p>A32</text:p>
          </table:table-cell>
          <table:table-cell table:style-name="ce1" office:value-type="string">
            <text:p>A33</text:p>
          </table:table-cell>
          <table:table-cell table:style-name="ce1" office:value-type="string">
            <text:p>A34</text:p>
          </table:table-cell>
          <table:table-cell table:style-name="ce1" office:value-type="string">
            <text:p>A35</text:p>
          </table:table-cell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7</text:p>
          </table:table-cell>
          <table:table-cell table:style-name="ce1" office:value-type="string">
            <text:p>PSYS_ENERGY</text:p>
          </table:table-cell>
          <table:table-cell table:style-name="ce1" office:value-type="string">
            <text:p>PKG_ENERGY</text:p>
          </table:table-cell>
          <table:table-cell table:style-name="ce1" office:value-type="string">
            <text:p>PP0_ENERGY</text:p>
          </table:table-cell>
          <table:table-cell table:style-name="ce1" office:value-type="string">
            <text:p>DRAM_ENERGY</text:p>
          </table:table-cell>
          <table:table-cell table:style-name="ce1" office:value-type="string">
            <text:p>GPU_ENERGY</text:p>
          </table:table-cell>
          <table:table-cell table:style-name="ce1"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910454818">
            <text:p>910454818</text:p>
          </table:table-cell>
          <table:table-cell office:value-type="float" office:value="1942135401">
            <text:p>1942135401</text:p>
          </table:table-cell>
          <table:table-cell office:value-type="float" office:value="960803892">
            <text:p>960803892</text:p>
          </table:table-cell>
          <table:table-cell office:value-type="float" office:value="2645670535">
            <text:p>2645670535</text:p>
          </table:table-cell>
          <table:table-cell office:value-type="float" office:value="960526698">
            <text:p>96052669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492">
            <text:p>685492</text:p>
          </table:table-cell>
          <table:table-cell table:number-columns-repeated="14" office:value-type="float" office:value="23101542">
            <text:p>23101542</text:p>
          </table:table-cell>
          <table:table-cell office:value-type="float" office:value="3777571">
            <text:p>37775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7398">
            <text:p>2727398</text:p>
          </table:table-cell>
          <table:table-cell office:value-type="float" office:value="16455">
            <text:p>16455</text:p>
          </table:table-cell>
          <table:table-cell office:value-type="float" office:value="1520444">
            <text:p>1520444</text:p>
          </table:table-cell>
          <table:table-cell office:value-type="float" office:value="368537">
            <text:p>368537</text:p>
          </table:table-cell>
          <table:table-cell table:number-columns-repeated="2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office:value-type="float" office:value="952909540">
            <text:p>952909540</text:p>
          </table:table-cell>
          <table:table-cell table:number-columns-repeated="4" office:value-type="float" office:value="0">
            <text:p>0</text:p>
          </table:table-cell>
          <table:table-cell office:value-type="float" office:value="960803892">
            <text:p>960803892</text:p>
          </table:table-cell>
          <table:table-cell office:value-type="float" office:value="0">
            <text:p>0</text:p>
          </table:table-cell>
          <table:table-cell office:value-type="float" office:value="960803892">
            <text:p>960803892</text:p>
          </table:table-cell>
          <table:table-cell office:value-type="float" office:value="15013431">
            <text:p>15013431</text:p>
          </table:table-cell>
          <table:table-cell office:value-type="float" office:value="480401946">
            <text:p>480401946</text:p>
          </table:table-cell>
          <table:table-cell office:value-type="float" office:value="0">
            <text:p>0</text:p>
          </table:table-cell>
          <table:table-cell office:value-type="float" office:value="320267964">
            <text:p>320267964</text:p>
          </table:table-cell>
          <table:table-cell office:value-type="float" office:value="0">
            <text:p>0</text:p>
          </table:table-cell>
          <table:table-cell office:value-type="float" office:value="320267964">
            <text:p>320267964</text:p>
          </table:table-cell>
          <table:table-cell office:value-type="float" office:value="952948834">
            <text:p>952948834</text:p>
          </table:table-cell>
          <table:table-cell office:value-type="float" office:value="160133982">
            <text:p>160133982</text:p>
          </table:table-cell>
          <table:table-cell office:value-type="float" office:value="132481">
            <text:p>132481</text:p>
          </table:table-cell>
          <table:table-cell office:value-type="float" office:value="640535928">
            <text:p>640535928</text:p>
          </table:table-cell>
          <table:table-cell office:value-type="float" office:value="960803892">
            <text:p>960803892</text:p>
          </table:table-cell>
          <table:table-cell office:value-type="float" office:value="2700378417">
            <text:p>2700378417</text:p>
          </table:table-cell>
          <table:table-cell office:value-type="float" office:value="8509094237">
            <text:p>8509094237</text:p>
          </table:table-cell>
          <table:table-cell office:value-type="float" office:value="800964355">
            <text:p>800964355</text:p>
          </table:table-cell>
          <table:table-cell office:value-type="float" office:value="205352782">
            <text:p>2053527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10689582">
            <text:p>910689582</text:p>
          </table:table-cell>
          <table:table-cell office:value-type="float" office:value="1954829948">
            <text:p>1954829948</text:p>
          </table:table-cell>
          <table:table-cell office:value-type="float" office:value="960694277">
            <text:p>960694277</text:p>
          </table:table-cell>
          <table:table-cell office:value-type="float" office:value="2646152174">
            <text:p>2646152174</text:p>
          </table:table-cell>
          <table:table-cell office:value-type="float" office:value="960407264">
            <text:p>96040726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3271">
            <text:p>683271</text:p>
          </table:table-cell>
          <table:table-cell table:number-columns-repeated="14" office:value-type="float" office:value="23094944">
            <text:p>23094944</text:p>
          </table:table-cell>
          <table:table-cell office:value-type="float" office:value="3768702">
            <text:p>3768702</text:p>
          </table:table-cell>
          <table:table-cell table:number-columns-repeated="4" office:value-type="float" office:value="0">
            <text:p>0</text:p>
          </table:table-cell>
          <table:table-cell office:value-type="float" office:value="2718530">
            <text:p>2718530</text:p>
          </table:table-cell>
          <table:table-cell office:value-type="float" office:value="16456">
            <text:p>16456</text:p>
          </table:table-cell>
          <table:table-cell office:value-type="float" office:value="1284072">
            <text:p>1284072</text:p>
          </table:table-cell>
          <table:table-cell office:value-type="float" office:value="304551">
            <text:p>304551</text:p>
          </table:table-cell>
          <table:table-cell table:number-columns-repeated="2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office:value-type="float" office:value="954199772">
            <text:p>954199772</text:p>
          </table:table-cell>
          <table:table-cell table:number-columns-repeated="4" office:value-type="float" office:value="0">
            <text:p>0</text:p>
          </table:table-cell>
          <table:table-cell office:value-type="float" office:value="960694277">
            <text:p>960694277</text:p>
          </table:table-cell>
          <table:table-cell office:value-type="float" office:value="0">
            <text:p>0</text:p>
          </table:table-cell>
          <table:table-cell office:value-type="float" office:value="960694277">
            <text:p>960694277</text:p>
          </table:table-cell>
          <table:table-cell office:value-type="float" office:value="15012400">
            <text:p>15012400</text:p>
          </table:table-cell>
          <table:table-cell office:value-type="float" office:value="480347138">
            <text:p>480347138</text:p>
          </table:table-cell>
          <table:table-cell office:value-type="float" office:value="0">
            <text:p>0</text:p>
          </table:table-cell>
          <table:table-cell office:value-type="float" office:value="320231426">
            <text:p>320231426</text:p>
          </table:table-cell>
          <table:table-cell office:value-type="float" office:value="0">
            <text:p>0</text:p>
          </table:table-cell>
          <table:table-cell office:value-type="float" office:value="320231425">
            <text:p>320231425</text:p>
          </table:table-cell>
          <table:table-cell office:value-type="float" office:value="953095899">
            <text:p>953095899</text:p>
          </table:table-cell>
          <table:table-cell office:value-type="float" office:value="160115712">
            <text:p>160115712</text:p>
          </table:table-cell>
          <table:table-cell office:value-type="float" office:value="133476">
            <text:p>133476</text:p>
          </table:table-cell>
          <table:table-cell office:value-type="float" office:value="640462851">
            <text:p>640462851</text:p>
          </table:table-cell>
          <table:table-cell office:value-type="float" office:value="960694277">
            <text:p>960694277</text:p>
          </table:table-cell>
          <table:table-cell office:value-type="float" office:value="2692749023">
            <text:p>2692749023</text:p>
          </table:table-cell>
          <table:table-cell office:value-type="float" office:value="8492584228">
            <text:p>8492584228</text:p>
          </table:table-cell>
          <table:table-cell office:value-type="float" office:value="811645507">
            <text:p>811645507</text:p>
          </table:table-cell>
          <table:table-cell office:value-type="float" office:value="205291747">
            <text:p>20529174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10803211">
            <text:p>910803211</text:p>
          </table:table-cell>
          <table:table-cell office:value-type="float" office:value="1967546976">
            <text:p>1967546976</text:p>
          </table:table-cell>
          <table:table-cell office:value-type="float" office:value="960572640">
            <text:p>960572640</text:p>
          </table:table-cell>
          <table:table-cell office:value-type="float" office:value="2646576527">
            <text:p>2646576527</text:p>
          </table:table-cell>
          <table:table-cell office:value-type="float" office:value="960296344">
            <text:p>96029634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3267">
            <text:p>683267</text:p>
          </table:table-cell>
          <table:table-cell table:number-columns-repeated="14" office:value-type="float" office:value="23082955">
            <text:p>23082955</text:p>
          </table:table-cell>
          <table:table-cell office:value-type="float" office:value="3768675">
            <text:p>37686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18502">
            <text:p>2718502</text:p>
          </table:table-cell>
          <table:table-cell office:value-type="float" office:value="16418">
            <text:p>16418</text:p>
          </table:table-cell>
          <table:table-cell office:value-type="float" office:value="1272500">
            <text:p>1272500</text:p>
          </table:table-cell>
          <table:table-cell office:value-type="float" office:value="302973">
            <text:p>302973</text:p>
          </table:table-cell>
          <table:table-cell table:number-columns-repeated="2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table:number-columns-repeated="5" office:value-type="float" office:value="0">
            <text:p>0</text:p>
          </table:table-cell>
          <table:table-cell office:value-type="float" office:value="960572640">
            <text:p>960572640</text:p>
          </table:table-cell>
          <table:table-cell office:value-type="float" office:value="0">
            <text:p>0</text:p>
          </table:table-cell>
          <table:table-cell office:value-type="float" office:value="960572640">
            <text:p>960572640</text:p>
          </table:table-cell>
          <table:table-cell office:value-type="float" office:value="15009891">
            <text:p>15009891</text:p>
          </table:table-cell>
          <table:table-cell office:value-type="float" office:value="480286320">
            <text:p>480286320</text:p>
          </table:table-cell>
          <table:table-cell office:value-type="float" office:value="0">
            <text:p>0</text:p>
          </table:table-cell>
          <table:table-cell office:value-type="float" office:value="320190879">
            <text:p>320190879</text:p>
          </table:table-cell>
          <table:table-cell office:value-type="float" office:value="0">
            <text:p>0</text:p>
          </table:table-cell>
          <table:table-cell office:value-type="float" office:value="320190880">
            <text:p>320190880</text:p>
          </table:table-cell>
          <table:table-cell office:value-type="float" office:value="953144582">
            <text:p>953144582</text:p>
          </table:table-cell>
          <table:table-cell office:value-type="float" office:value="160095440">
            <text:p>160095440</text:p>
          </table:table-cell>
          <table:table-cell office:value-type="float" office:value="87574">
            <text:p>87574</text:p>
          </table:table-cell>
          <table:table-cell office:value-type="float" office:value="640381760">
            <text:p>640381760</text:p>
          </table:table-cell>
          <table:table-cell office:value-type="float" office:value="960572640">
            <text:p>960572640</text:p>
          </table:table-cell>
          <table:table-cell office:value-type="float" office:value="2698730468">
            <text:p>2698730468</text:p>
          </table:table-cell>
          <table:table-cell office:value-type="float" office:value="8510559081">
            <text:p>8510559081</text:p>
          </table:table-cell>
          <table:table-cell office:value-type="float" office:value="814849853">
            <text:p>814849853</text:p>
          </table:table-cell>
          <table:table-cell office:value-type="float" office:value="205474853">
            <text:p>20547485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10789843">
            <text:p>910789843</text:p>
          </table:table-cell>
          <table:table-cell office:value-type="float" office:value="1980171129">
            <text:p>1980171129</text:p>
          </table:table-cell>
          <table:table-cell office:value-type="float" office:value="960796371">
            <text:p>960796371</text:p>
          </table:table-cell>
          <table:table-cell office:value-type="float" office:value="2646616430">
            <text:p>2646616430</text:p>
          </table:table-cell>
          <table:table-cell office:value-type="float" office:value="960515004">
            <text:p>96051500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3266">
            <text:p>683266</text:p>
          </table:table-cell>
          <table:table-cell table:number-columns-repeated="14" office:value-type="float" office:value="23084790">
            <text:p>23084790</text:p>
          </table:table-cell>
          <table:table-cell office:value-type="float" office:value="3768675">
            <text:p>3768675</text:p>
          </table:table-cell>
          <table:table-cell table:number-columns-repeated="4" office:value-type="float" office:value="0">
            <text:p>0</text:p>
          </table:table-cell>
          <table:table-cell office:value-type="float" office:value="2718503">
            <text:p>2718503</text:p>
          </table:table-cell>
          <table:table-cell office:value-type="float" office:value="16456">
            <text:p>16456</text:p>
          </table:table-cell>
          <table:table-cell office:value-type="float" office:value="1272595">
            <text:p>1272595</text:p>
          </table:table-cell>
          <table:table-cell office:value-type="float" office:value="302913">
            <text:p>302913</text:p>
          </table:table-cell>
          <table:table-cell table:number-columns-repeated="2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table:number-columns-repeated="5" office:value-type="float" office:value="0">
            <text:p>0</text:p>
          </table:table-cell>
          <table:table-cell office:value-type="float" office:value="960796371">
            <text:p>960796371</text:p>
          </table:table-cell>
          <table:table-cell office:value-type="float" office:value="0">
            <text:p>0</text:p>
          </table:table-cell>
          <table:table-cell office:value-type="float" office:value="960796371">
            <text:p>960796371</text:p>
          </table:table-cell>
          <table:table-cell office:value-type="float" office:value="15014608">
            <text:p>15014608</text:p>
          </table:table-cell>
          <table:table-cell office:value-type="float" office:value="480398186">
            <text:p>480398186</text:p>
          </table:table-cell>
          <table:table-cell office:value-type="float" office:value="0">
            <text:p>0</text:p>
          </table:table-cell>
          <table:table-cell office:value-type="float" office:value="320265457">
            <text:p>320265457</text:p>
          </table:table-cell>
          <table:table-cell office:value-type="float" office:value="0">
            <text:p>0</text:p>
          </table:table-cell>
          <table:table-cell office:value-type="float" office:value="320265457">
            <text:p>320265457</text:p>
          </table:table-cell>
          <table:table-cell office:value-type="float" office:value="953220535">
            <text:p>953220535</text:p>
          </table:table-cell>
          <table:table-cell office:value-type="float" office:value="160132728">
            <text:p>160132728</text:p>
          </table:table-cell>
          <table:table-cell office:value-type="float" office:value="72671">
            <text:p>72671</text:p>
          </table:table-cell>
          <table:table-cell office:value-type="float" office:value="640530913">
            <text:p>640530913</text:p>
          </table:table-cell>
          <table:table-cell office:value-type="float" office:value="960796371">
            <text:p>960796371</text:p>
          </table:table-cell>
          <table:table-cell office:value-type="float" office:value="2676086425">
            <text:p>2676086425</text:p>
          </table:table-cell>
          <table:table-cell office:value-type="float" office:value="8505859374">
            <text:p>8505859374</text:p>
          </table:table-cell>
          <table:table-cell office:value-type="float" office:value="806243896">
            <text:p>806243896</text:p>
          </table:table-cell>
          <table:table-cell office:value-type="float" office:value="205413818">
            <text:p>20541381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26149573">
            <text:p>926149573</text:p>
          </table:table-cell>
          <table:table-cell office:value-type="float" office:value="1993167536">
            <text:p>1993167536</text:p>
          </table:table-cell>
          <table:table-cell office:value-type="float" office:value="976716793">
            <text:p>976716793</text:p>
          </table:table-cell>
          <table:table-cell office:value-type="float" office:value="2690750901">
            <text:p>2690750901</text:p>
          </table:table-cell>
          <table:table-cell office:value-type="float" office:value="976431799">
            <text:p>976431799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3275">
            <text:p>683275</text:p>
          </table:table-cell>
          <table:table-cell table:number-columns-repeated="14" office:value-type="float" office:value="39211611">
            <text:p>39211611</text:p>
          </table:table-cell>
          <table:table-cell office:value-type="float" office:value="3768712">
            <text:p>37687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18539">
            <text:p>2718539</text:p>
          </table:table-cell>
          <table:table-cell office:value-type="float" office:value="16455">
            <text:p>16455</text:p>
          </table:table-cell>
          <table:table-cell office:value-type="float" office:value="1272509">
            <text:p>1272509</text:p>
          </table:table-cell>
          <table:table-cell office:value-type="float" office:value="303002">
            <text:p>303002</text:p>
          </table:table-cell>
          <table:table-cell table:number-columns-repeated="2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office:value-type="float" office:value="969061392">
            <text:p>969061392</text:p>
          </table:table-cell>
          <table:table-cell table:number-columns-repeated="4" office:value-type="float" office:value="0">
            <text:p>0</text:p>
          </table:table-cell>
          <table:table-cell office:value-type="float" office:value="976716793">
            <text:p>976716793</text:p>
          </table:table-cell>
          <table:table-cell office:value-type="float" office:value="0">
            <text:p>0</text:p>
          </table:table-cell>
          <table:table-cell office:value-type="float" office:value="976716793">
            <text:p>976716793</text:p>
          </table:table-cell>
          <table:table-cell office:value-type="float" office:value="15261370">
            <text:p>15261370</text:p>
          </table:table-cell>
          <table:table-cell office:value-type="float" office:value="488358396">
            <text:p>488358396</text:p>
          </table:table-cell>
          <table:table-cell office:value-type="float" office:value="0">
            <text:p>0</text:p>
          </table:table-cell>
          <table:table-cell office:value-type="float" office:value="325572264">
            <text:p>325572264</text:p>
          </table:table-cell>
          <table:table-cell office:value-type="float" office:value="0">
            <text:p>0</text:p>
          </table:table-cell>
          <table:table-cell office:value-type="float" office:value="325572264">
            <text:p>325572264</text:p>
          </table:table-cell>
          <table:table-cell office:value-type="float" office:value="969320982">
            <text:p>969320982</text:p>
          </table:table-cell>
          <table:table-cell office:value-type="float" office:value="162786132">
            <text:p>162786132</text:p>
          </table:table-cell>
          <table:table-cell office:value-type="float" office:value="69379">
            <text:p>69379</text:p>
          </table:table-cell>
          <table:table-cell office:value-type="float" office:value="651144529">
            <text:p>651144529</text:p>
          </table:table-cell>
          <table:table-cell office:value-type="float" office:value="976716793">
            <text:p>976716793</text:p>
          </table:table-cell>
          <table:table-cell office:value-type="float" office:value="2805999755">
            <text:p>2805999755</text:p>
          </table:table-cell>
          <table:table-cell office:value-type="float" office:value="8632415771">
            <text:p>8632415771</text:p>
          </table:table-cell>
          <table:table-cell office:value-type="float" office:value="807067870">
            <text:p>807067870</text:p>
          </table:table-cell>
          <table:table-cell office:value-type="float" office:value="208892821">
            <text:p>2088928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926244672">
            <text:p>926244672</text:p>
          </table:table-cell>
          <table:table-cell office:value-type="float" office:value="2006049798">
            <text:p>2006049798</text:p>
          </table:table-cell>
          <table:table-cell office:value-type="float" office:value="977044011">
            <text:p>977044011</text:p>
          </table:table-cell>
          <table:table-cell office:value-type="float" office:value="2691533349">
            <text:p>2691533349</text:p>
          </table:table-cell>
          <table:table-cell office:value-type="float" office:value="976759197">
            <text:p>976759197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3271">
            <text:p>683271</text:p>
          </table:table-cell>
          <table:table-cell table:number-columns-repeated="14" office:value-type="float" office:value="71468964">
            <text:p>71468964</text:p>
          </table:table-cell>
          <table:table-cell office:value-type="float" office:value="3768702">
            <text:p>3768702</text:p>
          </table:table-cell>
          <table:table-cell table:number-columns-repeated="4" office:value-type="float" office:value="0">
            <text:p>0</text:p>
          </table:table-cell>
          <table:table-cell office:value-type="float" office:value="2718530">
            <text:p>2718530</text:p>
          </table:table-cell>
          <table:table-cell office:value-type="float" office:value="16466">
            <text:p>16466</text:p>
          </table:table-cell>
          <table:table-cell office:value-type="float" office:value="1520446">
            <text:p>1520446</text:p>
          </table:table-cell>
          <table:table-cell office:value-type="float" office:value="368354">
            <text:p>368354</text:p>
          </table:table-cell>
          <table:table-cell table:number-columns-repeated="2" office:value-type="float" office:value="0">
            <text:p>0</text:p>
          </table:table-cell>
          <table:table-cell office:value-type="float" office:value="32256002">
            <text:p>32256002</text:p>
          </table:table-cell>
          <table:table-cell office:value-type="float" office:value="484478260">
            <text:p>484478260</text:p>
          </table:table-cell>
          <table:table-cell table:number-columns-repeated="4" office:value-type="float" office:value="0">
            <text:p>0</text:p>
          </table:table-cell>
          <table:table-cell office:value-type="float" office:value="977044011">
            <text:p>977044011</text:p>
          </table:table-cell>
          <table:table-cell office:value-type="float" office:value="0">
            <text:p>0</text:p>
          </table:table-cell>
          <table:table-cell office:value-type="float" office:value="977044011">
            <text:p>977044011</text:p>
          </table:table-cell>
          <table:table-cell office:value-type="float" office:value="15267458">
            <text:p>15267458</text:p>
          </table:table-cell>
          <table:table-cell office:value-type="float" office:value="488522005">
            <text:p>488522005</text:p>
          </table:table-cell>
          <table:table-cell office:value-type="float" office:value="0">
            <text:p>0</text:p>
          </table:table-cell>
          <table:table-cell office:value-type="float" office:value="325681337">
            <text:p>325681337</text:p>
          </table:table-cell>
          <table:table-cell office:value-type="float" office:value="0">
            <text:p>0</text:p>
          </table:table-cell>
          <table:table-cell office:value-type="float" office:value="325681337">
            <text:p>325681337</text:p>
          </table:table-cell>
          <table:table-cell office:value-type="float" office:value="969201647">
            <text:p>969201647</text:p>
          </table:table-cell>
          <table:table-cell office:value-type="float" office:value="162840668">
            <text:p>162840668</text:p>
          </table:table-cell>
          <table:table-cell office:value-type="float" office:value="84972">
            <text:p>84972</text:p>
          </table:table-cell>
          <table:table-cell office:value-type="float" office:value="651362674">
            <text:p>651362674</text:p>
          </table:table-cell>
          <table:table-cell office:value-type="float" office:value="977044011">
            <text:p>977044011</text:p>
          </table:table-cell>
          <table:table-cell office:value-type="float" office:value="2792907714">
            <text:p>2792907714</text:p>
          </table:table-cell>
          <table:table-cell office:value-type="float" office:value="8629699706">
            <text:p>8629699706</text:p>
          </table:table-cell>
          <table:table-cell office:value-type="float" office:value="809143066">
            <text:p>809143066</text:p>
          </table:table-cell>
          <table:table-cell office:value-type="float" office:value="208953857">
            <text:p>20895385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925949687">
            <text:p>925949687</text:p>
          </table:table-cell>
          <table:table-cell office:value-type="float" office:value="2019132428">
            <text:p>2019132428</text:p>
          </table:table-cell>
          <table:table-cell office:value-type="float" office:value="976721372">
            <text:p>976721372</text:p>
          </table:table-cell>
          <table:table-cell office:value-type="float" office:value="2690587449">
            <text:p>2690587449</text:p>
          </table:table-cell>
          <table:table-cell office:value-type="float" office:value="976434294">
            <text:p>97643429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83267">
            <text:p>683267</text:p>
          </table:table-cell>
          <table:table-cell table:number-columns-repeated="14" office:value-type="float" office:value="136315638">
            <text:p>136315638</text:p>
          </table:table-cell>
          <table:table-cell office:value-type="float" office:value="3768675">
            <text:p>3768675</text:p>
          </table:table-cell>
          <table:table-cell table:number-columns-repeated="4" office:value-type="float" office:value="0">
            <text:p>0</text:p>
          </table:table-cell>
          <table:table-cell office:value-type="float" office:value="2718502">
            <text:p>2718502</text:p>
          </table:table-cell>
          <table:table-cell office:value-type="float" office:value="16465">
            <text:p>16465</text:p>
          </table:table-cell>
          <table:table-cell office:value-type="float" office:value="1520444">
            <text:p>1520444</text:p>
          </table:table-cell>
          <table:table-cell office:value-type="float" office:value="368483">
            <text:p>368483</text:p>
          </table:table-cell>
          <table:table-cell table:number-columns-repeated="2" office:value-type="float" office:value="0">
            <text:p>0</text:p>
          </table:table-cell>
          <table:table-cell office:value-type="float" office:value="64512004">
            <text:p>64512004</text:p>
          </table:table-cell>
          <table:table-cell table:number-columns-repeated="5" office:value-type="float" office:value="0">
            <text:p>0</text:p>
          </table:table-cell>
          <table:table-cell office:value-type="float" office:value="976721372">
            <text:p>976721372</text:p>
          </table:table-cell>
          <table:table-cell office:value-type="float" office:value="0">
            <text:p>0</text:p>
          </table:table-cell>
          <table:table-cell office:value-type="float" office:value="976721372">
            <text:p>976721372</text:p>
          </table:table-cell>
          <table:table-cell office:value-type="float" office:value="15261433">
            <text:p>15261433</text:p>
          </table:table-cell>
          <table:table-cell office:value-type="float" office:value="488360686">
            <text:p>488360686</text:p>
          </table:table-cell>
          <table:table-cell office:value-type="float" office:value="0">
            <text:p>0</text:p>
          </table:table-cell>
          <table:table-cell office:value-type="float" office:value="325573791">
            <text:p>325573791</text:p>
          </table:table-cell>
          <table:table-cell office:value-type="float" office:value="0">
            <text:p>0</text:p>
          </table:table-cell>
          <table:table-cell office:value-type="float" office:value="325573791">
            <text:p>325573791</text:p>
          </table:table-cell>
          <table:table-cell office:value-type="float" office:value="969179307">
            <text:p>969179307</text:p>
          </table:table-cell>
          <table:table-cell office:value-type="float" office:value="162786895">
            <text:p>162786895</text:p>
          </table:table-cell>
          <table:table-cell office:value-type="float" office:value="119997">
            <text:p>119997</text:p>
          </table:table-cell>
          <table:table-cell office:value-type="float" office:value="651147582">
            <text:p>651147582</text:p>
          </table:table-cell>
          <table:table-cell office:value-type="float" office:value="976721372">
            <text:p>976721372</text:p>
          </table:table-cell>
          <table:table-cell office:value-type="float" office:value="2812988281">
            <text:p>2812988281</text:p>
          </table:table-cell>
          <table:table-cell office:value-type="float" office:value="8873413085">
            <text:p>8873413085</text:p>
          </table:table-cell>
          <table:table-cell office:value-type="float" office:value="880493163">
            <text:p>880493163</text:p>
          </table:table-cell>
          <table:table-cell office:value-type="float" office:value="208984375">
            <text:p>2089843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926358211">
            <text:p>926358211</text:p>
          </table:table-cell>
          <table:table-cell office:value-type="float" office:value="2031956290">
            <text:p>2031956290</text:p>
          </table:table-cell>
          <table:table-cell office:value-type="float" office:value="977089365">
            <text:p>977089365</text:p>
          </table:table-cell>
          <table:table-cell office:value-type="float" office:value="2692035988">
            <text:p>2692035988</text:p>
          </table:table-cell>
          <table:table-cell office:value-type="float" office:value="976803895">
            <text:p>97680389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83405">
            <text:p>683405</text:p>
          </table:table-cell>
          <table:table-cell table:number-columns-repeated="14" office:value-type="float" office:value="266005134">
            <text:p>266005134</text:p>
          </table:table-cell>
          <table:table-cell office:value-type="float" office:value="3769230">
            <text:p>3769230</text:p>
          </table:table-cell>
          <table:table-cell table:number-columns-repeated="4" office:value-type="float" office:value="0">
            <text:p>0</text:p>
          </table:table-cell>
          <table:table-cell office:value-type="float" office:value="2719057">
            <text:p>2719057</text:p>
          </table:table-cell>
          <table:table-cell office:value-type="float" office:value="16916">
            <text:p>16916</text:p>
          </table:table-cell>
          <table:table-cell office:value-type="float" office:value="1338977">
            <text:p>1338977</text:p>
          </table:table-cell>
          <table:table-cell office:value-type="float" office:value="312061">
            <text:p>312061</text:p>
          </table:table-cell>
          <table:table-cell table:number-columns-repeated="2" office:value-type="float" office:value="0">
            <text:p>0</text:p>
          </table:table-cell>
          <table:table-cell office:value-type="float" office:value="129024008">
            <text:p>129024008</text:p>
          </table:table-cell>
          <table:table-cell table:number-columns-repeated="5" office:value-type="float" office:value="0">
            <text:p>0</text:p>
          </table:table-cell>
          <table:table-cell office:value-type="float" office:value="977089365">
            <text:p>977089365</text:p>
          </table:table-cell>
          <table:table-cell office:value-type="float" office:value="0">
            <text:p>0</text:p>
          </table:table-cell>
          <table:table-cell office:value-type="float" office:value="977089365">
            <text:p>977089365</text:p>
          </table:table-cell>
          <table:table-cell office:value-type="float" office:value="15267201">
            <text:p>15267201</text:p>
          </table:table-cell>
          <table:table-cell office:value-type="float" office:value="488544683">
            <text:p>488544683</text:p>
          </table:table-cell>
          <table:table-cell office:value-type="float" office:value="0">
            <text:p>0</text:p>
          </table:table-cell>
          <table:table-cell office:value-type="float" office:value="325696455">
            <text:p>325696455</text:p>
          </table:table-cell>
          <table:table-cell office:value-type="float" office:value="0">
            <text:p>0</text:p>
          </table:table-cell>
          <table:table-cell office:value-type="float" office:value="325696455">
            <text:p>325696455</text:p>
          </table:table-cell>
          <table:table-cell office:value-type="float" office:value="972270599">
            <text:p>972270599</text:p>
          </table:table-cell>
          <table:table-cell office:value-type="float" office:value="162848227">
            <text:p>162848227</text:p>
          </table:table-cell>
          <table:table-cell office:value-type="float" office:value="154408">
            <text:p>154408</text:p>
          </table:table-cell>
          <table:table-cell office:value-type="float" office:value="651392910">
            <text:p>651392910</text:p>
          </table:table-cell>
          <table:table-cell office:value-type="float" office:value="977089365">
            <text:p>977089365</text:p>
          </table:table-cell>
          <table:table-cell office:value-type="float" office:value="2868438720">
            <text:p>2868438720</text:p>
          </table:table-cell>
          <table:table-cell office:value-type="float" office:value="9181793212">
            <text:p>9181793212</text:p>
          </table:table-cell>
          <table:table-cell office:value-type="float" office:value="825073242">
            <text:p>825073242</text:p>
          </table:table-cell>
          <table:table-cell office:value-type="float" office:value="209564208">
            <text:p>20956420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18135701">
            <text:p>1018135701</text:p>
          </table:table-cell>
          <table:table-cell office:value-type="float" office:value="2045968320">
            <text:p>2045968320</text:p>
          </table:table-cell>
          <table:table-cell office:value-type="float" office:value="1073234033">
            <text:p>1073234033</text:p>
          </table:table-cell>
          <table:table-cell office:value-type="float" office:value="2958546344">
            <text:p>2958546344</text:p>
          </table:table-cell>
          <table:table-cell office:value-type="float" office:value="1072928626">
            <text:p>107292862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85633">
            <text:p>685633</text:p>
          </table:table-cell>
          <table:table-cell table:number-columns-repeated="2" office:value-type="float" office:value="525387783">
            <text:p>525387783</text:p>
          </table:table-cell>
          <table:table-cell table:number-columns-repeated="12" office:value-type="float" office:value="525403343">
            <text:p>525403343</text:p>
          </table:table-cell>
          <table:table-cell office:value-type="float" office:value="3778144">
            <text:p>3778144</text:p>
          </table:table-cell>
          <table:table-cell table:number-columns-repeated="4" office:value-type="float" office:value="0">
            <text:p>0</text:p>
          </table:table-cell>
          <table:table-cell office:value-type="float" office:value="2727971">
            <text:p>2727971</text:p>
          </table:table-cell>
          <table:table-cell office:value-type="float" office:value="16456">
            <text:p>16456</text:p>
          </table:table-cell>
          <table:table-cell office:value-type="float" office:value="1520446">
            <text:p>1520446</text:p>
          </table:table-cell>
          <table:table-cell office:value-type="float" office:value="369238">
            <text:p>369238</text:p>
          </table:table-cell>
          <table:table-cell table:number-columns-repeated="2" office:value-type="float" office:value="0">
            <text:p>0</text:p>
          </table:table-cell>
          <table:table-cell office:value-type="float" office:value="258048016">
            <text:p>258048016</text:p>
          </table:table-cell>
          <table:table-cell office:value-type="float" office:value="1066362732">
            <text:p>1066362732</text:p>
          </table:table-cell>
          <table:table-cell table:number-columns-repeated="4" office:value-type="float" office:value="0">
            <text:p>0</text:p>
          </table:table-cell>
          <table:table-cell office:value-type="float" office:value="1073234033">
            <text:p>1073234033</text:p>
          </table:table-cell>
          <table:table-cell office:value-type="float" office:value="0">
            <text:p>0</text:p>
          </table:table-cell>
          <table:table-cell office:value-type="float" office:value="1073234033">
            <text:p>1073234033</text:p>
          </table:table-cell>
          <table:table-cell office:value-type="float" office:value="16769454">
            <text:p>16769454</text:p>
          </table:table-cell>
          <table:table-cell office:value-type="float" office:value="536617016">
            <text:p>536617016</text:p>
          </table:table-cell>
          <table:table-cell office:value-type="float" office:value="0">
            <text:p>0</text:p>
          </table:table-cell>
          <table:table-cell office:value-type="float" office:value="357744678">
            <text:p>357744678</text:p>
          </table:table-cell>
          <table:table-cell office:value-type="float" office:value="0">
            <text:p>0</text:p>
          </table:table-cell>
          <table:table-cell office:value-type="float" office:value="357744677">
            <text:p>357744677</text:p>
          </table:table-cell>
          <table:table-cell office:value-type="float" office:value="1068888668">
            <text:p>1068888668</text:p>
          </table:table-cell>
          <table:table-cell office:value-type="float" office:value="178872339">
            <text:p>178872339</text:p>
          </table:table-cell>
          <table:table-cell office:value-type="float" office:value="532143957">
            <text:p>532143957</text:p>
          </table:table-cell>
          <table:table-cell office:value-type="float" office:value="715489355">
            <text:p>715489355</text:p>
          </table:table-cell>
          <table:table-cell office:value-type="float" office:value="1073234033">
            <text:p>1073234033</text:p>
          </table:table-cell>
          <table:table-cell office:value-type="float" office:value="3340209960">
            <text:p>3340209960</text:p>
          </table:table-cell>
          <table:table-cell office:value-type="float" office:value="10697784423">
            <text:p>10697784423</text:p>
          </table:table-cell>
          <table:table-cell office:value-type="float" office:value="927307128">
            <text:p>927307128</text:p>
          </table:table-cell>
          <table:table-cell office:value-type="float" office:value="229766845">
            <text:p>22976684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134872768">
            <text:p>1134872768</text:p>
          </table:table-cell>
          <table:table-cell office:value-type="float" office:value="2061380556">
            <text:p>2061380556</text:p>
          </table:table-cell>
          <table:table-cell office:value-type="float" office:value="1192113042">
            <text:p>1192113042</text:p>
          </table:table-cell>
          <table:table-cell office:value-type="float" office:value="3297076768">
            <text:p>3297076768</text:p>
          </table:table-cell>
          <table:table-cell office:value-type="float" office:value="1191813950">
            <text:p>119181395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86146">
            <text:p>686146</text:p>
          </table:table-cell>
          <table:table-cell table:number-columns-repeated="14" office:value-type="float" office:value="1044155688">
            <text:p>1044155688</text:p>
          </table:table-cell>
          <table:table-cell office:value-type="float" office:value="3780123">
            <text:p>3780123</text:p>
          </table:table-cell>
          <table:table-cell table:number-columns-repeated="4" office:value-type="float" office:value="0">
            <text:p>0</text:p>
          </table:table-cell>
          <table:table-cell office:value-type="float" office:value="2728737">
            <text:p>2728737</text:p>
          </table:table-cell>
          <table:table-cell office:value-type="float" office:value="16456">
            <text:p>16456</text:p>
          </table:table-cell>
          <table:table-cell office:value-type="float" office:value="1520996">
            <text:p>1520996</text:p>
          </table:table-cell>
          <table:table-cell office:value-type="float" office:value="368417">
            <text:p>368417</text:p>
          </table:table-cell>
          <table:table-cell table:number-columns-repeated="2" office:value-type="float" office:value="0">
            <text:p>0</text:p>
          </table:table-cell>
          <table:table-cell office:value-type="float" office:value="516096032">
            <text:p>516096032</text:p>
          </table:table-cell>
          <table:table-cell office:value-type="float" office:value="593228836">
            <text:p>593228836</text:p>
          </table:table-cell>
          <table:table-cell table:number-columns-repeated="4" office:value-type="float" office:value="0">
            <text:p>0</text:p>
          </table:table-cell>
          <table:table-cell office:value-type="float" office:value="1192113042">
            <text:p>1192113042</text:p>
          </table:table-cell>
          <table:table-cell office:value-type="float" office:value="0">
            <text:p>0</text:p>
          </table:table-cell>
          <table:table-cell office:value-type="float" office:value="1192113042">
            <text:p>1192113042</text:p>
          </table:table-cell>
          <table:table-cell office:value-type="float" office:value="18627935">
            <text:p>18627935</text:p>
          </table:table-cell>
          <table:table-cell office:value-type="float" office:value="596056521">
            <text:p>596056521</text:p>
          </table:table-cell>
          <table:table-cell office:value-type="float" office:value="0">
            <text:p>0</text:p>
          </table:table-cell>
          <table:table-cell office:value-type="float" office:value="397371014">
            <text:p>397371014</text:p>
          </table:table-cell>
          <table:table-cell office:value-type="float" office:value="0">
            <text:p>0</text:p>
          </table:table-cell>
          <table:table-cell office:value-type="float" office:value="397371014">
            <text:p>397371014</text:p>
          </table:table-cell>
          <table:table-cell office:value-type="float" office:value="1190182296">
            <text:p>1190182296</text:p>
          </table:table-cell>
          <table:table-cell office:value-type="float" office:value="198685506">
            <text:p>198685506</text:p>
          </table:table-cell>
          <table:table-cell office:value-type="float" office:value="624160">
            <text:p>624160</text:p>
          </table:table-cell>
          <table:table-cell office:value-type="float" office:value="794742028">
            <text:p>794742028</text:p>
          </table:table-cell>
          <table:table-cell office:value-type="float" office:value="1192113042">
            <text:p>1192113042</text:p>
          </table:table-cell>
          <table:table-cell office:value-type="float" office:value="3916564941">
            <text:p>3916564941</text:p>
          </table:table-cell>
          <table:table-cell office:value-type="float" office:value="13042175292">
            <text:p>13042175292</text:p>
          </table:table-cell>
          <table:table-cell office:value-type="float" office:value="1045043945">
            <text:p>1045043945</text:p>
          </table:table-cell>
          <table:table-cell office:value-type="float" office:value="255767821">
            <text:p>2557678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238495427">
            <text:p>1238495427</text:p>
          </table:table-cell>
          <table:table-cell office:value-type="float" office:value="2077946478">
            <text:p>2077946478</text:p>
          </table:table-cell>
          <table:table-cell office:value-type="float" office:value="1304038525">
            <text:p>1304038525</text:p>
          </table:table-cell>
          <table:table-cell office:value-type="float" office:value="3598073976">
            <text:p>3598073976</text:p>
          </table:table-cell>
          <table:table-cell office:value-type="float" office:value="1303736007">
            <text:p>1303736007</text:p>
          </table:table-cell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89022">
            <text:p>689022</text:p>
          </table:table-cell>
          <table:table-cell table:number-columns-repeated="14" office:value-type="float" office:value="1562922610">
            <text:p>1562922610</text:p>
          </table:table-cell>
          <table:table-cell office:value-type="float" office:value="3791560">
            <text:p>3791560</text:p>
          </table:table-cell>
          <table:table-cell table:number-columns-repeated="4" office:value-type="float" office:value="0">
            <text:p>0</text:p>
          </table:table-cell>
          <table:table-cell office:value-type="float" office:value="2738963">
            <text:p>2738963</text:p>
          </table:table-cell>
          <table:table-cell office:value-type="float" office:value="17414">
            <text:p>17414</text:p>
          </table:table-cell>
          <table:table-cell office:value-type="float" office:value="1756861">
            <text:p>1756861</text:p>
          </table:table-cell>
          <table:table-cell office:value-type="float" office:value="432073">
            <text:p>432073</text:p>
          </table:table-cell>
          <table:table-cell table:number-columns-repeated="2" office:value-type="float" office:value="0">
            <text:p>0</text:p>
          </table:table-cell>
          <table:table-cell office:value-type="float" office:value="774144048">
            <text:p>774144048</text:p>
          </table:table-cell>
          <table:table-cell office:value-type="float" office:value="1294645584">
            <text:p>1294645584</text:p>
          </table:table-cell>
          <table:table-cell table:number-columns-repeated="4" office:value-type="float" office:value="0">
            <text:p>0</text:p>
          </table:table-cell>
          <table:table-cell office:value-type="float" office:value="1304038525">
            <text:p>1304038525</text:p>
          </table:table-cell>
          <table:table-cell office:value-type="float" office:value="0">
            <text:p>0</text:p>
          </table:table-cell>
          <table:table-cell office:value-type="float" office:value="1304038525">
            <text:p>1304038525</text:p>
          </table:table-cell>
          <table:table-cell office:value-type="float" office:value="20375775">
            <text:p>20375775</text:p>
          </table:table-cell>
          <table:table-cell office:value-type="float" office:value="652019263">
            <text:p>652019263</text:p>
          </table:table-cell>
          <table:table-cell office:value-type="float" office:value="0">
            <text:p>0</text:p>
          </table:table-cell>
          <table:table-cell office:value-type="float" office:value="434679508">
            <text:p>434679508</text:p>
          </table:table-cell>
          <table:table-cell office:value-type="float" office:value="0">
            <text:p>0</text:p>
          </table:table-cell>
          <table:table-cell office:value-type="float" office:value="434679508">
            <text:p>434679508</text:p>
          </table:table-cell>
          <table:table-cell office:value-type="float" office:value="1294981000">
            <text:p>1294981000</text:p>
          </table:table-cell>
          <table:table-cell office:value-type="float" office:value="217339754">
            <text:p>217339754</text:p>
          </table:table-cell>
          <table:table-cell office:value-type="float" office:value="645628876">
            <text:p>645628876</text:p>
          </table:table-cell>
          <table:table-cell office:value-type="float" office:value="869359017">
            <text:p>869359017</text:p>
          </table:table-cell>
          <table:table-cell office:value-type="float" office:value="1304038525">
            <text:p>1304038525</text:p>
          </table:table-cell>
          <table:table-cell office:value-type="float" office:value="4497253417">
            <text:p>4497253417</text:p>
          </table:table-cell>
          <table:table-cell office:value-type="float" office:value="15283264159">
            <text:p>15283264159</text:p>
          </table:table-cell>
          <table:table-cell office:value-type="float" office:value="1087066650">
            <text:p>1087066650</text:p>
          </table:table-cell>
          <table:table-cell office:value-type="float" office:value="279052734">
            <text:p>27905273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166105055">
            <text:p>1166105055</text:p>
          </table:table-cell>
          <table:table-cell office:value-type="float" office:value="2094005844">
            <text:p>2094005844</text:p>
          </table:table-cell>
          <table:table-cell office:value-type="float" office:value="1224677461">
            <text:p>1224677461</text:p>
          </table:table-cell>
          <table:table-cell office:value-type="float" office:value="3388269679">
            <text:p>3388269679</text:p>
          </table:table-cell>
          <table:table-cell office:value-type="float" office:value="1224211458">
            <text:p>1224211458</text:p>
          </table:table-cell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89026">
            <text:p>689026</text:p>
          </table:table-cell>
          <table:table-cell table:number-columns-repeated="14" office:value-type="float" office:value="1562939014">
            <text:p>1562939014</text:p>
          </table:table-cell>
          <table:table-cell office:value-type="float" office:value="3791570">
            <text:p>3791570</text:p>
          </table:table-cell>
          <table:table-cell table:number-columns-repeated="4" office:value-type="float" office:value="0">
            <text:p>0</text:p>
          </table:table-cell>
          <table:table-cell office:value-type="float" office:value="2738972">
            <text:p>2738972</text:p>
          </table:table-cell>
          <table:table-cell office:value-type="float" office:value="17413">
            <text:p>17413</text:p>
          </table:table-cell>
          <table:table-cell office:value-type="float" office:value="1535096">
            <text:p>1535096</text:p>
          </table:table-cell>
          <table:table-cell office:value-type="float" office:value="371280">
            <text:p>371280</text:p>
          </table:table-cell>
          <table:table-cell table:number-columns-repeated="2" office:value-type="float" office:value="0">
            <text:p>0</text:p>
          </table:table-cell>
          <table:table-cell office:value-type="float" office:value="1032192064">
            <text:p>1032192064</text:p>
          </table:table-cell>
          <table:table-cell office:value-type="float" office:value="1217036124">
            <text:p>1217036124</text:p>
          </table:table-cell>
          <table:table-cell table:number-columns-repeated="4" office:value-type="float" office:value="0">
            <text:p>0</text:p>
          </table:table-cell>
          <table:table-cell office:value-type="float" office:value="1224677461">
            <text:p>1224677461</text:p>
          </table:table-cell>
          <table:table-cell office:value-type="float" office:value="0">
            <text:p>0</text:p>
          </table:table-cell>
          <table:table-cell office:value-type="float" office:value="1224677461">
            <text:p>1224677461</text:p>
          </table:table-cell>
          <table:table-cell office:value-type="float" office:value="19135995">
            <text:p>19135995</text:p>
          </table:table-cell>
          <table:table-cell office:value-type="float" office:value="612338731">
            <text:p>612338731</text:p>
          </table:table-cell>
          <table:table-cell office:value-type="float" office:value="0">
            <text:p>0</text:p>
          </table:table-cell>
          <table:table-cell office:value-type="float" office:value="408225820">
            <text:p>408225820</text:p>
          </table:table-cell>
          <table:table-cell office:value-type="float" office:value="0">
            <text:p>0</text:p>
          </table:table-cell>
          <table:table-cell office:value-type="float" office:value="408225820">
            <text:p>408225820</text:p>
          </table:table-cell>
          <table:table-cell office:value-type="float" office:value="1219521757">
            <text:p>1219521757</text:p>
          </table:table-cell>
          <table:table-cell office:value-type="float" office:value="204112910">
            <text:p>204112910</text:p>
          </table:table-cell>
          <table:table-cell office:value-type="float" office:value="139785">
            <text:p>139785</text:p>
          </table:table-cell>
          <table:table-cell office:value-type="float" office:value="816451640">
            <text:p>816451640</text:p>
          </table:table-cell>
          <table:table-cell office:value-type="float" office:value="1224677461">
            <text:p>1224677461</text:p>
          </table:table-cell>
          <table:table-cell office:value-type="float" office:value="4385894775">
            <text:p>4385894775</text:p>
          </table:table-cell>
          <table:table-cell office:value-type="float" office:value="15429962157">
            <text:p>15429962157</text:p>
          </table:table-cell>
          <table:table-cell office:value-type="float" office:value="1013763427">
            <text:p>1013763427</text:p>
          </table:table-cell>
          <table:table-cell office:value-type="float" office:value="262268065">
            <text:p>26226806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171661702">
            <text:p>1171661702</text:p>
          </table:table-cell>
          <table:table-cell office:value-type="float" office:value="2110116382">
            <text:p>2110116382</text:p>
          </table:table-cell>
          <table:table-cell office:value-type="float" office:value="1232708357">
            <text:p>1232708357</text:p>
          </table:table-cell>
          <table:table-cell office:value-type="float" office:value="3403873381">
            <text:p>3403873381</text:p>
          </table:table-cell>
          <table:table-cell office:value-type="float" office:value="1232412939">
            <text:p>1232412939</text:p>
          </table:table-cell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89039">
            <text:p>689039</text:p>
          </table:table-cell>
          <table:table-cell table:number-columns-repeated="14" office:value-type="float" office:value="1562947215">
            <text:p>1562947215</text:p>
          </table:table-cell>
          <table:table-cell office:value-type="float" office:value="3791626">
            <text:p>37916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39028">
            <text:p>2739028</text:p>
          </table:table-cell>
          <table:table-cell office:value-type="float" office:value="17413">
            <text:p>17413</text:p>
          </table:table-cell>
          <table:table-cell office:value-type="float" office:value="1520446">
            <text:p>1520446</text:p>
          </table:table-cell>
          <table:table-cell office:value-type="float" office:value="368480">
            <text:p>368480</text:p>
          </table:table-cell>
          <table:table-cell table:number-columns-repeated="2" office:value-type="float" office:value="0">
            <text:p>0</text:p>
          </table:table-cell>
          <table:table-cell office:value-type="float" office:value="1290240080">
            <text:p>1290240080</text:p>
          </table:table-cell>
          <table:table-cell office:value-type="float" office:value="1227386588">
            <text:p>1227386588</text:p>
          </table:table-cell>
          <table:table-cell table:number-columns-repeated="4" office:value-type="float" office:value="0">
            <text:p>0</text:p>
          </table:table-cell>
          <table:table-cell office:value-type="float" office:value="1232708357">
            <text:p>1232708357</text:p>
          </table:table-cell>
          <table:table-cell office:value-type="float" office:value="0">
            <text:p>0</text:p>
          </table:table-cell>
          <table:table-cell office:value-type="float" office:value="1232708357">
            <text:p>1232708357</text:p>
          </table:table-cell>
          <table:table-cell office:value-type="float" office:value="19261253">
            <text:p>19261253</text:p>
          </table:table-cell>
          <table:table-cell office:value-type="float" office:value="616354178">
            <text:p>616354178</text:p>
          </table:table-cell>
          <table:table-cell office:value-type="float" office:value="0">
            <text:p>0</text:p>
          </table:table-cell>
          <table:table-cell office:value-type="float" office:value="410902786">
            <text:p>410902786</text:p>
          </table:table-cell>
          <table:table-cell office:value-type="float" office:value="0">
            <text:p>0</text:p>
          </table:table-cell>
          <table:table-cell office:value-type="float" office:value="410902785">
            <text:p>410902785</text:p>
          </table:table-cell>
          <table:table-cell office:value-type="float" office:value="1228321255">
            <text:p>1228321255</text:p>
          </table:table-cell>
          <table:table-cell office:value-type="float" office:value="205451393">
            <text:p>205451393</text:p>
          </table:table-cell>
          <table:table-cell office:value-type="float" office:value="303488">
            <text:p>303488</text:p>
          </table:table-cell>
          <table:table-cell office:value-type="float" office:value="821805571">
            <text:p>821805571</text:p>
          </table:table-cell>
          <table:table-cell office:value-type="float" office:value="1232708357">
            <text:p>1232708357</text:p>
          </table:table-cell>
          <table:table-cell office:value-type="float" office:value="4661499023">
            <text:p>4661499023</text:p>
          </table:table-cell>
          <table:table-cell office:value-type="float" office:value="16286407470">
            <text:p>16286407470</text:p>
          </table:table-cell>
          <table:table-cell office:value-type="float" office:value="1030792236">
            <text:p>1030792236</text:p>
          </table:table-cell>
          <table:table-cell office:value-type="float" office:value="264556884">
            <text:p>26455688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271554635">
            <text:p>1271554635</text:p>
          </table:table-cell>
          <table:table-cell office:value-type="float" office:value="2127531269">
            <text:p>2127531269</text:p>
          </table:table-cell>
          <table:table-cell office:value-type="float" office:value="1336672595">
            <text:p>1336672595</text:p>
          </table:table-cell>
          <table:table-cell office:value-type="float" office:value="3694401817">
            <text:p>3694401817</text:p>
          </table:table-cell>
          <table:table-cell office:value-type="float" office:value="1336255092">
            <text:p>133625509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89022">
            <text:p>689022</text:p>
          </table:table-cell>
          <table:table-cell table:number-columns-repeated="14" office:value-type="float" office:value="1562895620">
            <text:p>1562895620</text:p>
          </table:table-cell>
          <table:table-cell office:value-type="float" office:value="3791616">
            <text:p>3791616</text:p>
          </table:table-cell>
          <table:table-cell table:number-columns-repeated="4" office:value-type="float" office:value="0">
            <text:p>0</text:p>
          </table:table-cell>
          <table:table-cell office:value-type="float" office:value="2738963">
            <text:p>2738963</text:p>
          </table:table-cell>
          <table:table-cell office:value-type="float" office:value="17470">
            <text:p>17470</text:p>
          </table:table-cell>
          <table:table-cell office:value-type="float" office:value="1520894">
            <text:p>1520894</text:p>
          </table:table-cell>
          <table:table-cell office:value-type="float" office:value="368561">
            <text:p>368561</text:p>
          </table:table-cell>
          <table:table-cell table:number-columns-repeated="2" office:value-type="float" office:value="0">
            <text:p>0</text:p>
          </table:table-cell>
          <table:table-cell office:value-type="float" office:value="1548288096">
            <text:p>1548288096</text:p>
          </table:table-cell>
          <table:table-cell office:value-type="float" office:value="1332127444">
            <text:p>1332127444</text:p>
          </table:table-cell>
          <table:table-cell table:number-columns-repeated="4" office:value-type="float" office:value="0">
            <text:p>0</text:p>
          </table:table-cell>
          <table:table-cell office:value-type="float" office:value="1336672595">
            <text:p>1336672595</text:p>
          </table:table-cell>
          <table:table-cell office:value-type="float" office:value="0">
            <text:p>0</text:p>
          </table:table-cell>
          <table:table-cell office:value-type="float" office:value="1336672595">
            <text:p>1336672595</text:p>
          </table:table-cell>
          <table:table-cell office:value-type="float" office:value="20885961">
            <text:p>20885961</text:p>
          </table:table-cell>
          <table:table-cell office:value-type="float" office:value="668336297">
            <text:p>668336297</text:p>
          </table:table-cell>
          <table:table-cell office:value-type="float" office:value="0">
            <text:p>0</text:p>
          </table:table-cell>
          <table:table-cell office:value-type="float" office:value="445557531">
            <text:p>445557531</text:p>
          </table:table-cell>
          <table:table-cell office:value-type="float" office:value="0">
            <text:p>0</text:p>
          </table:table-cell>
          <table:table-cell office:value-type="float" office:value="445557532">
            <text:p>445557532</text:p>
          </table:table-cell>
          <table:table-cell office:value-type="float" office:value="1333100293">
            <text:p>1333100293</text:p>
          </table:table-cell>
          <table:table-cell office:value-type="float" office:value="222778766">
            <text:p>222778766</text:p>
          </table:table-cell>
          <table:table-cell office:value-type="float" office:value="1326671685">
            <text:p>1326671685</text:p>
          </table:table-cell>
          <table:table-cell office:value-type="float" office:value="891115064">
            <text:p>891115064</text:p>
          </table:table-cell>
          <table:table-cell office:value-type="float" office:value="1336672595">
            <text:p>1336672595</text:p>
          </table:table-cell>
          <table:table-cell office:value-type="float" office:value="5108825683">
            <text:p>5108825683</text:p>
          </table:table-cell>
          <table:table-cell office:value-type="float" office:value="18249816894">
            <text:p>18249816894</text:p>
          </table:table-cell>
          <table:table-cell office:value-type="float" office:value="1176635741">
            <text:p>1176635741</text:p>
          </table:table-cell>
          <table:table-cell office:value-type="float" office:value="285797119">
            <text:p>28579711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548532576">
            <text:p>1548532576</text:p>
          </table:table-cell>
          <table:table-cell office:value-type="float" office:value="2148096149">
            <text:p>2148096149</text:p>
          </table:table-cell>
          <table:table-cell office:value-type="float" office:value="1628810150">
            <text:p>1628810150</text:p>
          </table:table-cell>
          <table:table-cell office:value-type="float" office:value="203944434">
            <text:p>203944434</text:p>
          </table:table-cell>
          <table:table-cell office:value-type="float" office:value="1628489794">
            <text:p>1628489794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818167">
            <text:p>818167</text:p>
          </table:table-cell>
          <table:table-cell table:number-columns-repeated="14" office:value-type="float" office:value="1823910743">
            <text:p>1823910743</text:p>
          </table:table-cell>
          <table:table-cell office:value-type="float" office:value="4310690">
            <text:p>43106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45">
            <text:p>3237645</text:p>
          </table:table-cell>
          <table:table-cell office:value-type="float" office:value="17413">
            <text:p>17413</text:p>
          </table:table-cell>
          <table:table-cell office:value-type="float" office:value="2116338">
            <text:p>2116338</text:p>
          </table:table-cell>
          <table:table-cell office:value-type="float" office:value="513031">
            <text:p>513031</text:p>
          </table:table-cell>
          <table:table-cell table:number-columns-repeated="2" office:value-type="float" office:value="0">
            <text:p>0</text:p>
          </table:table-cell>
          <table:table-cell office:value-type="float" office:value="1806336112">
            <text:p>1806336112</text:p>
          </table:table-cell>
          <table:table-cell office:value-type="float" office:value="1624352492">
            <text:p>1624352492</text:p>
          </table:table-cell>
          <table:table-cell table:number-columns-repeated="4" office:value-type="float" office:value="0">
            <text:p>0</text:p>
          </table:table-cell>
          <table:table-cell office:value-type="float" office:value="1628810150">
            <text:p>1628810150</text:p>
          </table:table-cell>
          <table:table-cell office:value-type="float" office:value="0">
            <text:p>0</text:p>
          </table:table-cell>
          <table:table-cell office:value-type="float" office:value="1628810150">
            <text:p>1628810150</text:p>
          </table:table-cell>
          <table:table-cell office:value-type="float" office:value="25451889">
            <text:p>25451889</text:p>
          </table:table-cell>
          <table:table-cell office:value-type="float" office:value="814405075">
            <text:p>814405075</text:p>
          </table:table-cell>
          <table:table-cell office:value-type="float" office:value="0">
            <text:p>0</text:p>
          </table:table-cell>
          <table:table-cell office:value-type="float" office:value="542936716">
            <text:p>542936716</text:p>
          </table:table-cell>
          <table:table-cell office:value-type="float" office:value="0">
            <text:p>0</text:p>
          </table:table-cell>
          <table:table-cell office:value-type="float" office:value="542936717">
            <text:p>542936717</text:p>
          </table:table-cell>
          <table:table-cell office:value-type="float" office:value="1627831361">
            <text:p>1627831361</text:p>
          </table:table-cell>
          <table:table-cell office:value-type="float" office:value="271468358">
            <text:p>271468358</text:p>
          </table:table-cell>
          <table:table-cell office:value-type="float" office:value="370100">
            <text:p>370100</text:p>
          </table:table-cell>
          <table:table-cell office:value-type="float" office:value="1085873433">
            <text:p>1085873433</text:p>
          </table:table-cell>
          <table:table-cell office:value-type="float" office:value="1628810150">
            <text:p>1628810150</text:p>
          </table:table-cell>
          <table:table-cell office:value-type="float" office:value="6168975829">
            <text:p>6168975829</text:p>
          </table:table-cell>
          <table:table-cell office:value-type="float" office:value="21900115966">
            <text:p>21900115966</text:p>
          </table:table-cell>
          <table:table-cell office:value-type="float" office:value="1312591552">
            <text:p>1312591552</text:p>
          </table:table-cell>
          <table:table-cell office:value-type="float" office:value="348754882">
            <text:p>3487548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802436303">
            <text:p>1802436303</text:p>
          </table:table-cell>
          <table:table-cell office:value-type="float" office:value="2171926524">
            <text:p>2171926524</text:p>
          </table:table-cell>
          <table:table-cell office:value-type="float" office:value="1891902074">
            <text:p>1891902074</text:p>
          </table:table-cell>
          <table:table-cell office:value-type="float" office:value="940934823">
            <text:p>940934823</text:p>
          </table:table-cell>
          <table:table-cell office:value-type="float" office:value="1891586586">
            <text:p>189158658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18172">
            <text:p>818172</text:p>
          </table:table-cell>
          <table:table-cell table:number-columns-repeated="14" office:value-type="float" office:value="2082687119">
            <text:p>2082687119</text:p>
          </table:table-cell>
          <table:table-cell office:value-type="float" office:value="4310746">
            <text:p>43107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0101">
            <text:p>3250101</text:p>
          </table:table-cell>
          <table:table-cell office:value-type="float" office:value="17459">
            <text:p>17459</text:p>
          </table:table-cell>
          <table:table-cell office:value-type="float" office:value="2028530">
            <text:p>2028530</text:p>
          </table:table-cell>
          <table:table-cell office:value-type="float" office:value="500572">
            <text:p>500572</text:p>
          </table:table-cell>
          <table:table-cell table:number-columns-repeated="2" office:value-type="float" office:value="0">
            <text:p>0</text:p>
          </table:table-cell>
          <table:table-cell office:value-type="float" office:value="2064384128">
            <text:p>2064384128</text:p>
          </table:table-cell>
          <table:table-cell office:value-type="float" office:value="1883781024">
            <text:p>1883781024</text:p>
          </table:table-cell>
          <table:table-cell table:number-columns-repeated="4" office:value-type="float" office:value="0">
            <text:p>0</text:p>
          </table:table-cell>
          <table:table-cell office:value-type="float" office:value="1891902074">
            <text:p>1891902074</text:p>
          </table:table-cell>
          <table:table-cell office:value-type="float" office:value="0">
            <text:p>0</text:p>
          </table:table-cell>
          <table:table-cell office:value-type="float" office:value="1891902074">
            <text:p>1891902074</text:p>
          </table:table-cell>
          <table:table-cell office:value-type="float" office:value="29563696">
            <text:p>29563696</text:p>
          </table:table-cell>
          <table:table-cell office:value-type="float" office:value="945951037">
            <text:p>945951037</text:p>
          </table:table-cell>
          <table:table-cell office:value-type="float" office:value="0">
            <text:p>0</text:p>
          </table:table-cell>
          <table:table-cell office:value-type="float" office:value="630634025">
            <text:p>630634025</text:p>
          </table:table-cell>
          <table:table-cell office:value-type="float" office:value="0">
            <text:p>0</text:p>
          </table:table-cell>
          <table:table-cell office:value-type="float" office:value="630634024">
            <text:p>630634024</text:p>
          </table:table-cell>
          <table:table-cell office:value-type="float" office:value="1890291706">
            <text:p>1890291706</text:p>
          </table:table-cell>
          <table:table-cell office:value-type="float" office:value="315317012">
            <text:p>315317012</text:p>
          </table:table-cell>
          <table:table-cell office:value-type="float" office:value="935785987">
            <text:p>935785987</text:p>
          </table:table-cell>
          <table:table-cell office:value-type="float" office:value="1261268049">
            <text:p>1261268049</text:p>
          </table:table-cell>
          <table:table-cell office:value-type="float" office:value="1891902074">
            <text:p>1891902074</text:p>
          </table:table-cell>
          <table:table-cell office:value-type="float" office:value="7074371337">
            <text:p>7074371337</text:p>
          </table:table-cell>
          <table:table-cell office:value-type="float" office:value="25428466796">
            <text:p>25428466796</text:p>
          </table:table-cell>
          <table:table-cell office:value-type="float" office:value="1571228026">
            <text:p>1571228026</text:p>
          </table:table-cell>
          <table:table-cell office:value-type="float" office:value="405029296">
            <text:p>40502929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1850917577">
            <text:p>1850917577</text:p>
          </table:table-cell>
          <table:table-cell office:value-type="float" office:value="2196315829">
            <text:p>2196315829</text:p>
          </table:table-cell>
          <table:table-cell office:value-type="float" office:value="1946462536">
            <text:p>1946462536</text:p>
          </table:table-cell>
          <table:table-cell office:value-type="float" office:value="1081738862">
            <text:p>1081738862</text:p>
          </table:table-cell>
          <table:table-cell office:value-type="float" office:value="1946152771">
            <text:p>1946152771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17542">
            <text:p>817542</text:p>
          </table:table-cell>
          <table:table-cell table:number-columns-repeated="14" office:value-type="float" office:value="2339936595">
            <text:p>2339936595</text:p>
          </table:table-cell>
          <table:table-cell office:value-type="float" office:value="4310690">
            <text:p>43106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0101">
            <text:p>3250101</text:p>
          </table:table-cell>
          <table:table-cell office:value-type="float" office:value="17459">
            <text:p>17459</text:p>
          </table:table-cell>
          <table:table-cell office:value-type="float" office:value="2275981">
            <text:p>2275981</text:p>
          </table:table-cell>
          <table:table-cell office:value-type="float" office:value="565702">
            <text:p>565702</text:p>
          </table:table-cell>
          <table:table-cell table:number-columns-repeated="2" office:value-type="float" office:value="0">
            <text:p>0</text:p>
          </table:table-cell>
          <table:table-cell office:value-type="float" office:value="2322432144">
            <text:p>2322432144</text:p>
          </table:table-cell>
          <table:table-cell office:value-type="float" office:value="1937450932">
            <text:p>1937450932</text:p>
          </table:table-cell>
          <table:table-cell table:number-columns-repeated="4" office:value-type="float" office:value="0">
            <text:p>0</text:p>
          </table:table-cell>
          <table:table-cell office:value-type="float" office:value="1946462536">
            <text:p>1946462536</text:p>
          </table:table-cell>
          <table:table-cell office:value-type="float" office:value="0">
            <text:p>0</text:p>
          </table:table-cell>
          <table:table-cell office:value-type="float" office:value="1946462536">
            <text:p>1946462536</text:p>
          </table:table-cell>
          <table:table-cell office:value-type="float" office:value="30414171">
            <text:p>30414171</text:p>
          </table:table-cell>
          <table:table-cell office:value-type="float" office:value="973231267">
            <text:p>973231267</text:p>
          </table:table-cell>
          <table:table-cell office:value-type="float" office:value="0">
            <text:p>0</text:p>
          </table:table-cell>
          <table:table-cell office:value-type="float" office:value="648820845">
            <text:p>648820845</text:p>
          </table:table-cell>
          <table:table-cell office:value-type="float" office:value="0">
            <text:p>0</text:p>
          </table:table-cell>
          <table:table-cell office:value-type="float" office:value="648820845">
            <text:p>648820845</text:p>
          </table:table-cell>
          <table:table-cell office:value-type="float" office:value="1945861598">
            <text:p>1945861598</text:p>
          </table:table-cell>
          <table:table-cell office:value-type="float" office:value="324410423">
            <text:p>324410423</text:p>
          </table:table-cell>
          <table:table-cell office:value-type="float" office:value="344774">
            <text:p>344774</text:p>
          </table:table-cell>
          <table:table-cell office:value-type="float" office:value="1297641691">
            <text:p>1297641691</text:p>
          </table:table-cell>
          <table:table-cell office:value-type="float" office:value="1946462536">
            <text:p>1946462536</text:p>
          </table:table-cell>
          <table:table-cell office:value-type="float" office:value="7480651855">
            <text:p>7480651855</text:p>
          </table:table-cell>
          <table:table-cell office:value-type="float" office:value="26778350829">
            <text:p>26778350829</text:p>
          </table:table-cell>
          <table:table-cell office:value-type="float" office:value="1694671630">
            <text:p>1694671630</text:p>
          </table:table-cell>
          <table:table-cell office:value-type="float" office:value="415985107">
            <text:p>41598510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186993098">
            <text:p>2186993098</text:p>
          </table:table-cell>
          <table:table-cell office:value-type="float" office:value="2224816822">
            <text:p>2224816822</text:p>
          </table:table-cell>
          <table:table-cell office:value-type="float" office:value="2298482598">
            <text:p>2298482598</text:p>
          </table:table-cell>
          <table:table-cell office:value-type="float" office:value="2057827504">
            <text:p>2057827504</text:p>
          </table:table-cell>
          <table:table-cell office:value-type="float" office:value="2298151088">
            <text:p>2298151088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13058">
            <text:p>813058</text:p>
          </table:table-cell>
          <table:table-cell table:number-columns-repeated="14" office:value-type="float" office:value="2602697723">
            <text:p>2602697723</text:p>
          </table:table-cell>
          <table:table-cell office:value-type="float" office:value="4287833">
            <text:p>42878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45">
            <text:p>3237645</text:p>
          </table:table-cell>
          <table:table-cell office:value-type="float" office:value="16465">
            <text:p>16465</text:p>
          </table:table-cell>
          <table:table-cell office:value-type="float" office:value="2025354">
            <text:p>2025354</text:p>
          </table:table-cell>
          <table:table-cell office:value-type="float" office:value="501042">
            <text:p>501042</text:p>
          </table:table-cell>
          <table:table-cell table:number-columns-repeated="2" office:value-type="float" office:value="0">
            <text:p>0</text:p>
          </table:table-cell>
          <table:table-cell office:value-type="float" office:value="2580480160">
            <text:p>2580480160</text:p>
          </table:table-cell>
          <table:table-cell office:value-type="float" office:value="2289978728">
            <text:p>2289978728</text:p>
          </table:table-cell>
          <table:table-cell table:number-columns-repeated="4" office:value-type="float" office:value="0">
            <text:p>0</text:p>
          </table:table-cell>
          <table:table-cell office:value-type="float" office:value="2298482598">
            <text:p>2298482598</text:p>
          </table:table-cell>
          <table:table-cell office:value-type="float" office:value="0">
            <text:p>0</text:p>
          </table:table-cell>
          <table:table-cell office:value-type="float" office:value="2298482598">
            <text:p>2298482598</text:p>
          </table:table-cell>
          <table:table-cell office:value-type="float" office:value="35914084">
            <text:p>35914084</text:p>
          </table:table-cell>
          <table:table-cell office:value-type="float" office:value="1149241299">
            <text:p>1149241299</text:p>
          </table:table-cell>
          <table:table-cell office:value-type="float" office:value="0">
            <text:p>0</text:p>
          </table:table-cell>
          <table:table-cell office:value-type="float" office:value="766160866">
            <text:p>766160866</text:p>
          </table:table-cell>
          <table:table-cell office:value-type="float" office:value="0">
            <text:p>0</text:p>
          </table:table-cell>
          <table:table-cell office:value-type="float" office:value="766160866">
            <text:p>766160866</text:p>
          </table:table-cell>
          <table:table-cell office:value-type="float" office:value="2297043420">
            <text:p>2297043420</text:p>
          </table:table-cell>
          <table:table-cell office:value-type="float" office:value="383080433">
            <text:p>383080433</text:p>
          </table:table-cell>
          <table:table-cell office:value-type="float" office:value="2286272932">
            <text:p>2286272932</text:p>
          </table:table-cell>
          <table:table-cell office:value-type="float" office:value="1532321732">
            <text:p>1532321732</text:p>
          </table:table-cell>
          <table:table-cell office:value-type="float" office:value="2298482598">
            <text:p>2298482598</text:p>
          </table:table-cell>
          <table:table-cell office:value-type="float" office:value="8748657226">
            <text:p>8748657226</text:p>
          </table:table-cell>
          <table:table-cell office:value-type="float" office:value="31306457519">
            <text:p>31306457519</text:p>
          </table:table-cell>
          <table:table-cell office:value-type="float" office:value="1955566406">
            <text:p>1955566406</text:p>
          </table:table-cell>
          <table:table-cell office:value-type="float" office:value="491943359">
            <text:p>49194335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2367982193">
            <text:p>2367982193</text:p>
          </table:table-cell>
          <table:table-cell office:value-type="float" office:value="2255415854">
            <text:p>2255415854</text:p>
          </table:table-cell>
          <table:table-cell office:value-type="float" office:value="2486596861">
            <text:p>2486596861</text:p>
          </table:table-cell>
          <table:table-cell office:value-type="float" office:value="2583623654">
            <text:p>2583623654</text:p>
          </table:table-cell>
          <table:table-cell office:value-type="float" office:value="2486261080">
            <text:p>248626108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13053">
            <text:p>813053</text:p>
          </table:table-cell>
          <table:table-cell table:number-columns-repeated="14" office:value-type="float" office:value="2862272765">
            <text:p>2862272765</text:p>
          </table:table-cell>
          <table:table-cell office:value-type="float" office:value="4287818">
            <text:p>4287818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45">
            <text:p>3237645</text:p>
          </table:table-cell>
          <table:table-cell office:value-type="float" office:value="16963">
            <text:p>16963</text:p>
          </table:table-cell>
          <table:table-cell office:value-type="float" office:value="1310528">
            <text:p>1310528</text:p>
          </table:table-cell>
          <table:table-cell office:value-type="float" office:value="307534">
            <text:p>307534</text:p>
          </table:table-cell>
          <table:table-cell table:number-columns-repeated="2" office:value-type="float" office:value="0">
            <text:p>0</text:p>
          </table:table-cell>
          <table:table-cell office:value-type="float" office:value="2838528176">
            <text:p>2838528176</text:p>
          </table:table-cell>
          <table:table-cell office:value-type="float" office:value="2477578896">
            <text:p>2477578896</text:p>
          </table:table-cell>
          <table:table-cell table:number-columns-repeated="4" office:value-type="float" office:value="0">
            <text:p>0</text:p>
          </table:table-cell>
          <table:table-cell office:value-type="float" office:value="2486596861">
            <text:p>2486596861</text:p>
          </table:table-cell>
          <table:table-cell office:value-type="float" office:value="0">
            <text:p>0</text:p>
          </table:table-cell>
          <table:table-cell office:value-type="float" office:value="2486596861">
            <text:p>2486596861</text:p>
          </table:table-cell>
          <table:table-cell office:value-type="float" office:value="38853131">
            <text:p>38853131</text:p>
          </table:table-cell>
          <table:table-cell office:value-type="float" office:value="1243298430">
            <text:p>1243298430</text:p>
          </table:table-cell>
          <table:table-cell office:value-type="float" office:value="0">
            <text:p>0</text:p>
          </table:table-cell>
          <table:table-cell office:value-type="float" office:value="828865620">
            <text:p>828865620</text:p>
          </table:table-cell>
          <table:table-cell office:value-type="float" office:value="0">
            <text:p>0</text:p>
          </table:table-cell>
          <table:table-cell office:value-type="float" office:value="828865620">
            <text:p>828865620</text:p>
          </table:table-cell>
          <table:table-cell office:value-type="float" office:value="2483464476">
            <text:p>2483464476</text:p>
          </table:table-cell>
          <table:table-cell office:value-type="float" office:value="414432810">
            <text:p>414432810</text:p>
          </table:table-cell>
          <table:table-cell office:value-type="float" office:value="324683">
            <text:p>324683</text:p>
          </table:table-cell>
          <table:table-cell office:value-type="float" office:value="1657731240">
            <text:p>1657731240</text:p>
          </table:table-cell>
          <table:table-cell office:value-type="float" office:value="2486596861">
            <text:p>2486596861</text:p>
          </table:table-cell>
          <table:table-cell office:value-type="float" office:value="9553405761">
            <text:p>9553405761</text:p>
          </table:table-cell>
          <table:table-cell office:value-type="float" office:value="34069610595">
            <text:p>34069610595</text:p>
          </table:table-cell>
          <table:table-cell office:value-type="float" office:value="2065582275">
            <text:p>2065582275</text:p>
          </table:table-cell>
          <table:table-cell office:value-type="float" office:value="531433105">
            <text:p>53143310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467745785">
            <text:p>2467745785</text:p>
          </table:table-cell>
          <table:table-cell office:value-type="float" office:value="2287264460">
            <text:p>2287264460</text:p>
          </table:table-cell>
          <table:table-cell office:value-type="float" office:value="2591566453">
            <text:p>2591566453</text:p>
          </table:table-cell>
          <table:table-cell office:value-type="float" office:value="2873178594">
            <text:p>2873178594</text:p>
          </table:table-cell>
          <table:table-cell office:value-type="float" office:value="2591231893">
            <text:p>2591231893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13055">
            <text:p>813055</text:p>
          </table:table-cell>
          <table:table-cell table:number-columns-repeated="14" office:value-type="float" office:value="3120327431">
            <text:p>3120327431</text:p>
          </table:table-cell>
          <table:table-cell office:value-type="float" office:value="4287827">
            <text:p>4287827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54">
            <text:p>3237654</text:p>
          </table:table-cell>
          <table:table-cell office:value-type="float" office:value="16457">
            <text:p>16457</text:p>
          </table:table-cell>
          <table:table-cell office:value-type="float" office:value="1558026">
            <text:p>1558026</text:p>
          </table:table-cell>
          <table:table-cell office:value-type="float" office:value="372311">
            <text:p>372311</text:p>
          </table:table-cell>
          <table:table-cell table:number-columns-repeated="2" office:value-type="float" office:value="0">
            <text:p>0</text:p>
          </table:table-cell>
          <table:table-cell office:value-type="float" office:value="3096576192">
            <text:p>3096576192</text:p>
          </table:table-cell>
          <table:table-cell office:value-type="float" office:value="2582272912">
            <text:p>2582272912</text:p>
          </table:table-cell>
          <table:table-cell table:number-columns-repeated="4" office:value-type="float" office:value="0">
            <text:p>0</text:p>
          </table:table-cell>
          <table:table-cell office:value-type="float" office:value="2591566453">
            <text:p>2591566453</text:p>
          </table:table-cell>
          <table:table-cell office:value-type="float" office:value="0">
            <text:p>0</text:p>
          </table:table-cell>
          <table:table-cell office:value-type="float" office:value="2591566453">
            <text:p>2591566453</text:p>
          </table:table-cell>
          <table:table-cell office:value-type="float" office:value="40496233">
            <text:p>40496233</text:p>
          </table:table-cell>
          <table:table-cell office:value-type="float" office:value="1295783226">
            <text:p>1295783226</text:p>
          </table:table-cell>
          <table:table-cell office:value-type="float" office:value="0">
            <text:p>0</text:p>
          </table:table-cell>
          <table:table-cell office:value-type="float" office:value="863855484">
            <text:p>863855484</text:p>
          </table:table-cell>
          <table:table-cell office:value-type="float" office:value="0">
            <text:p>0</text:p>
          </table:table-cell>
          <table:table-cell office:value-type="float" office:value="863855484">
            <text:p>863855484</text:p>
          </table:table-cell>
          <table:table-cell office:value-type="float" office:value="2588418680">
            <text:p>2588418680</text:p>
          </table:table-cell>
          <table:table-cell office:value-type="float" office:value="431927742">
            <text:p>431927742</text:p>
          </table:table-cell>
          <table:table-cell office:value-type="float" office:value="365792">
            <text:p>365792</text:p>
          </table:table-cell>
          <table:table-cell office:value-type="float" office:value="1727710968">
            <text:p>1727710968</text:p>
          </table:table-cell>
          <table:table-cell office:value-type="float" office:value="2591566453">
            <text:p>2591566453</text:p>
          </table:table-cell>
          <table:table-cell office:value-type="float" office:value="9894714355">
            <text:p>9894714355</text:p>
          </table:table-cell>
          <table:table-cell office:value-type="float" office:value="35846099853">
            <text:p>35846099853</text:p>
          </table:table-cell>
          <table:table-cell office:value-type="float" office:value="2144287109">
            <text:p>2144287109</text:p>
          </table:table-cell>
          <table:table-cell office:value-type="float" office:value="553344726">
            <text:p>55334472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2776002972">
            <text:p>2776002972</text:p>
          </table:table-cell>
          <table:table-cell office:value-type="float" office:value="2322795046">
            <text:p>2322795046</text:p>
          </table:table-cell>
          <table:table-cell office:value-type="float" office:value="2912895233">
            <text:p>2912895233</text:p>
          </table:table-cell>
          <table:table-cell office:value-type="float" office:value="3768590390">
            <text:p>3768590390</text:p>
          </table:table-cell>
          <table:table-cell office:value-type="float" office:value="2912591989">
            <text:p>2912591989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688367">
            <text:p>688367</text:p>
          </table:table-cell>
          <table:table-cell table:number-columns-repeated="14" office:value-type="float" office:value="3379604349">
            <text:p>3379604349</text:p>
          </table:table-cell>
          <table:table-cell office:value-type="float" office:value="3789004">
            <text:p>37890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37619">
            <text:p>2737619</text:p>
          </table:table-cell>
          <table:table-cell office:value-type="float" office:value="17459">
            <text:p>17459</text:p>
          </table:table-cell>
          <table:table-cell office:value-type="float" office:value="1520446">
            <text:p>1520446</text:p>
          </table:table-cell>
          <table:table-cell office:value-type="float" office:value="367633">
            <text:p>367633</text:p>
          </table:table-cell>
          <table:table-cell table:number-columns-repeated="2" office:value-type="float" office:value="0">
            <text:p>0</text:p>
          </table:table-cell>
          <table:table-cell office:value-type="float" office:value="3354624208">
            <text:p>3354624208</text:p>
          </table:table-cell>
          <table:table-cell office:value-type="float" office:value="2907219260">
            <text:p>2907219260</text:p>
          </table:table-cell>
          <table:table-cell table:number-columns-repeated="4" office:value-type="float" office:value="0">
            <text:p>0</text:p>
          </table:table-cell>
          <table:table-cell office:value-type="float" office:value="2912895233">
            <text:p>2912895233</text:p>
          </table:table-cell>
          <table:table-cell office:value-type="float" office:value="0">
            <text:p>0</text:p>
          </table:table-cell>
          <table:table-cell office:value-type="float" office:value="2912895233">
            <text:p>2912895233</text:p>
          </table:table-cell>
          <table:table-cell office:value-type="float" office:value="45514514">
            <text:p>45514514</text:p>
          </table:table-cell>
          <table:table-cell office:value-type="float" office:value="1456447616">
            <text:p>1456447616</text:p>
          </table:table-cell>
          <table:table-cell office:value-type="float" office:value="0">
            <text:p>0</text:p>
          </table:table-cell>
          <table:table-cell office:value-type="float" office:value="970965077">
            <text:p>970965077</text:p>
          </table:table-cell>
          <table:table-cell office:value-type="float" office:value="0">
            <text:p>0</text:p>
          </table:table-cell>
          <table:table-cell office:value-type="float" office:value="970965078">
            <text:p>970965078</text:p>
          </table:table-cell>
          <table:table-cell office:value-type="float" office:value="2912750689">
            <text:p>2912750689</text:p>
          </table:table-cell>
          <table:table-cell office:value-type="float" office:value="485482539">
            <text:p>485482539</text:p>
          </table:table-cell>
          <table:table-cell office:value-type="float" office:value="1450506266">
            <text:p>1450506266</text:p>
          </table:table-cell>
          <table:table-cell office:value-type="float" office:value="1941930155">
            <text:p>1941930155</text:p>
          </table:table-cell>
          <table:table-cell office:value-type="float" office:value="2912895233">
            <text:p>2912895233</text:p>
          </table:table-cell>
          <table:table-cell office:value-type="float" office:value="11076446532">
            <text:p>11076446532</text:p>
          </table:table-cell>
          <table:table-cell office:value-type="float" office:value="40157775878">
            <text:p>40157775878</text:p>
          </table:table-cell>
          <table:table-cell office:value-type="float" office:value="2406402587">
            <text:p>2406402587</text:p>
          </table:table-cell>
          <table:table-cell office:value-type="float" office:value="622344970">
            <text:p>62234497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2930411189">
            <text:p>2930411189</text:p>
          </table:table-cell>
          <table:table-cell office:value-type="float" office:value="2047677784">
            <text:p>2047677784</text:p>
          </table:table-cell>
          <table:table-cell office:value-type="float" office:value="3074553556">
            <text:p>3074553556</text:p>
          </table:table-cell>
          <table:table-cell office:value-type="float" office:value="4217016346">
            <text:p>4217016346</text:p>
          </table:table-cell>
          <table:table-cell office:value-type="float" office:value="3074241338">
            <text:p>3074241338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685483">
            <text:p>685483</text:p>
          </table:table-cell>
          <table:table-cell table:number-columns-repeated="14" office:value-type="float" office:value="3640256622">
            <text:p>3640256622</text:p>
          </table:table-cell>
          <table:table-cell office:value-type="float" office:value="3777543">
            <text:p>3777543</text:p>
          </table:table-cell>
          <table:table-cell table:number-columns-repeated="4" office:value-type="float" office:value="0">
            <text:p>0</text:p>
          </table:table-cell>
          <table:table-cell office:value-type="float" office:value="2727371">
            <text:p>2727371</text:p>
          </table:table-cell>
          <table:table-cell office:value-type="float" office:value="16419">
            <text:p>16419</text:p>
          </table:table-cell>
          <table:table-cell office:value-type="float" office:value="1284617">
            <text:p>1284617</text:p>
          </table:table-cell>
          <table:table-cell office:value-type="float" office:value="305010">
            <text:p>305010</text:p>
          </table:table-cell>
          <table:table-cell table:number-columns-repeated="2" office:value-type="float" office:value="0">
            <text:p>0</text:p>
          </table:table-cell>
          <table:table-cell office:value-type="float" office:value="3612672224">
            <text:p>3612672224</text:p>
          </table:table-cell>
          <table:table-cell office:value-type="float" office:value="3067554240">
            <text:p>3067554240</text:p>
          </table:table-cell>
          <table:table-cell table:number-columns-repeated="4" office:value-type="float" office:value="0">
            <text:p>0</text:p>
          </table:table-cell>
          <table:table-cell office:value-type="float" office:value="3074553556">
            <text:p>3074553556</text:p>
          </table:table-cell>
          <table:table-cell office:value-type="float" office:value="0">
            <text:p>0</text:p>
          </table:table-cell>
          <table:table-cell office:value-type="float" office:value="3074553556">
            <text:p>3074553556</text:p>
          </table:table-cell>
          <table:table-cell office:value-type="float" office:value="48041005">
            <text:p>48041005</text:p>
          </table:table-cell>
          <table:table-cell office:value-type="float" office:value="1537276778">
            <text:p>1537276778</text:p>
          </table:table-cell>
          <table:table-cell office:value-type="float" office:value="0">
            <text:p>0</text:p>
          </table:table-cell>
          <table:table-cell office:value-type="float" office:value="1024851185">
            <text:p>1024851185</text:p>
          </table:table-cell>
          <table:table-cell office:value-type="float" office:value="0">
            <text:p>0</text:p>
          </table:table-cell>
          <table:table-cell office:value-type="float" office:value="1024851185">
            <text:p>1024851185</text:p>
          </table:table-cell>
          <table:table-cell office:value-type="float" office:value="3067743811">
            <text:p>3067743811</text:p>
          </table:table-cell>
          <table:table-cell office:value-type="float" office:value="512425593">
            <text:p>512425593</text:p>
          </table:table-cell>
          <table:table-cell office:value-type="float" office:value="355029">
            <text:p>355029</text:p>
          </table:table-cell>
          <table:table-cell office:value-type="float" office:value="2049702370">
            <text:p>2049702370</text:p>
          </table:table-cell>
          <table:table-cell office:value-type="float" office:value="3074553556">
            <text:p>3074553556</text:p>
          </table:table-cell>
          <table:table-cell office:value-type="float" office:value="11803314208">
            <text:p>11803314208</text:p>
          </table:table-cell>
          <table:table-cell office:value-type="float" office:value="42462066650">
            <text:p>42462066650</text:p>
          </table:table-cell>
          <table:table-cell office:value-type="float" office:value="2538787841">
            <text:p>2538787841</text:p>
          </table:table-cell>
          <table:table-cell office:value-type="float" office:value="655364990">
            <text:p>65536499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3084398606">
            <text:p>3084398606</text:p>
          </table:table-cell>
          <table:table-cell office:value-type="float" office:value="2086675310">
            <text:p>2086675310</text:p>
          </table:table-cell>
          <table:table-cell office:value-type="float" office:value="3235432930">
            <text:p>3235432930</text:p>
          </table:table-cell>
          <table:table-cell office:value-type="float" office:value="368787474">
            <text:p>368787474</text:p>
          </table:table-cell>
          <table:table-cell office:value-type="float" office:value="3235109091">
            <text:p>3235109091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21828">
            <text:p>721828</text:p>
          </table:table-cell>
          <table:table-cell table:number-columns-repeated="14" office:value-type="float" office:value="3900487689">
            <text:p>3900487689</text:p>
          </table:table-cell>
          <table:table-cell office:value-type="float" office:value="3939510">
            <text:p>39395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68550">
            <text:p>2868550</text:p>
          </table:table-cell>
          <table:table-cell office:value-type="float" office:value="16455">
            <text:p>16455</text:p>
          </table:table-cell>
          <table:table-cell office:value-type="float" office:value="1261579">
            <text:p>1261579</text:p>
          </table:table-cell>
          <table:table-cell office:value-type="float" office:value="301063">
            <text:p>301063</text:p>
          </table:table-cell>
          <table:table-cell table:number-columns-repeated="2" office:value-type="float" office:value="0">
            <text:p>0</text:p>
          </table:table-cell>
          <table:table-cell office:value-type="float" office:value="3870720240">
            <text:p>3870720240</text:p>
          </table:table-cell>
          <table:table-cell office:value-type="float" office:value="1613804624">
            <text:p>1613804624</text:p>
          </table:table-cell>
          <table:table-cell table:number-columns-repeated="4" office:value-type="float" office:value="0">
            <text:p>0</text:p>
          </table:table-cell>
          <table:table-cell office:value-type="float" office:value="3235432930">
            <text:p>3235432930</text:p>
          </table:table-cell>
          <table:table-cell office:value-type="float" office:value="0">
            <text:p>0</text:p>
          </table:table-cell>
          <table:table-cell office:value-type="float" office:value="3235432930">
            <text:p>3235432930</text:p>
          </table:table-cell>
          <table:table-cell office:value-type="float" office:value="50555450">
            <text:p>50555450</text:p>
          </table:table-cell>
          <table:table-cell office:value-type="float" office:value="1617716465">
            <text:p>1617716465</text:p>
          </table:table-cell>
          <table:table-cell office:value-type="float" office:value="0">
            <text:p>0</text:p>
          </table:table-cell>
          <table:table-cell office:value-type="float" office:value="1078477643">
            <text:p>1078477643</text:p>
          </table:table-cell>
          <table:table-cell office:value-type="float" office:value="0">
            <text:p>0</text:p>
          </table:table-cell>
          <table:table-cell office:value-type="float" office:value="1078477643">
            <text:p>1078477643</text:p>
          </table:table-cell>
          <table:table-cell office:value-type="float" office:value="3231463742">
            <text:p>3231463742</text:p>
          </table:table-cell>
          <table:table-cell office:value-type="float" office:value="539238822">
            <text:p>539238822</text:p>
          </table:table-cell>
          <table:table-cell office:value-type="float" office:value="327666">
            <text:p>327666</text:p>
          </table:table-cell>
          <table:table-cell office:value-type="float" office:value="2156955286">
            <text:p>2156955286</text:p>
          </table:table-cell>
          <table:table-cell office:value-type="float" office:value="3235432930">
            <text:p>3235432930</text:p>
          </table:table-cell>
          <table:table-cell office:value-type="float" office:value="12414947509">
            <text:p>12414947509</text:p>
          </table:table-cell>
          <table:table-cell office:value-type="float" office:value="44908630370">
            <text:p>44908630370</text:p>
          </table:table-cell>
          <table:table-cell office:value-type="float" office:value="2635498046">
            <text:p>2635498046</text:p>
          </table:table-cell>
          <table:table-cell office:value-type="float" office:value="690429687">
            <text:p>69042968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3392802077">
            <text:p>3392802077</text:p>
          </table:table-cell>
          <table:table-cell office:value-type="float" office:value="1830865981">
            <text:p>1830865981</text:p>
          </table:table-cell>
          <table:table-cell office:value-type="float" office:value="3559288505">
            <text:p>3559288505</text:p>
          </table:table-cell>
          <table:table-cell office:value-type="float" office:value="1264791643">
            <text:p>1264791643</text:p>
          </table:table-cell>
          <table:table-cell office:value-type="float" office:value="3558831791">
            <text:p>3558831791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13045">
            <text:p>813045</text:p>
          </table:table-cell>
          <table:table-cell table:number-columns-repeated="14" office:value-type="float" office:value="4159618625">
            <text:p>4159618625</text:p>
          </table:table-cell>
          <table:table-cell office:value-type="float" office:value="4287785">
            <text:p>4287785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13">
            <text:p>3237613</text:p>
          </table:table-cell>
          <table:table-cell office:value-type="float" office:value="16447">
            <text:p>16447</text:p>
          </table:table-cell>
          <table:table-cell office:value-type="float" office:value="1555831">
            <text:p>1555831</text:p>
          </table:table-cell>
          <table:table-cell office:value-type="float" office:value="374728">
            <text:p>374728</text:p>
          </table:table-cell>
          <table:table-cell table:number-columns-repeated="2" office:value-type="float" office:value="0">
            <text:p>0</text:p>
          </table:table-cell>
          <table:table-cell office:value-type="float" office:value="4128768256">
            <text:p>4128768256</text:p>
          </table:table-cell>
          <table:table-cell office:value-type="float" office:value="3550663624">
            <text:p>3550663624</text:p>
          </table:table-cell>
          <table:table-cell table:number-columns-repeated="4" office:value-type="float" office:value="0">
            <text:p>0</text:p>
          </table:table-cell>
          <table:table-cell office:value-type="float" office:value="3559288505">
            <text:p>3559288505</text:p>
          </table:table-cell>
          <table:table-cell office:value-type="float" office:value="0">
            <text:p>0</text:p>
          </table:table-cell>
          <table:table-cell office:value-type="float" office:value="3559288505">
            <text:p>3559288505</text:p>
          </table:table-cell>
          <table:table-cell office:value-type="float" office:value="55615692">
            <text:p>55615692</text:p>
          </table:table-cell>
          <table:table-cell office:value-type="float" office:value="1779644252">
            <text:p>1779644252</text:p>
          </table:table-cell>
          <table:table-cell office:value-type="float" office:value="0">
            <text:p>0</text:p>
          </table:table-cell>
          <table:table-cell office:value-type="float" office:value="1186429502">
            <text:p>1186429502</text:p>
          </table:table-cell>
          <table:table-cell office:value-type="float" office:value="0">
            <text:p>0</text:p>
          </table:table-cell>
          <table:table-cell office:value-type="float" office:value="1186429501">
            <text:p>1186429501</text:p>
          </table:table-cell>
          <table:table-cell office:value-type="float" office:value="3558873220">
            <text:p>3558873220</text:p>
          </table:table-cell>
          <table:table-cell office:value-type="float" office:value="593214751">
            <text:p>593214751</text:p>
          </table:table-cell>
          <table:table-cell office:value-type="float" office:value="280607">
            <text:p>280607</text:p>
          </table:table-cell>
          <table:table-cell office:value-type="float" office:value="2372859003">
            <text:p>2372859003</text:p>
          </table:table-cell>
          <table:table-cell office:value-type="float" office:value="3559288505">
            <text:p>3559288505</text:p>
          </table:table-cell>
          <table:table-cell office:value-type="float" office:value="13647308349">
            <text:p>13647308349</text:p>
          </table:table-cell>
          <table:table-cell office:value-type="float" office:value="49086029052">
            <text:p>49086029052</text:p>
          </table:table-cell>
          <table:table-cell office:value-type="float" office:value="2846862792">
            <text:p>2846862792</text:p>
          </table:table-cell>
          <table:table-cell office:value-type="float" office:value="758850097">
            <text:p>75885009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3547106243">
            <text:p>3547106243</text:p>
          </table:table-cell>
          <table:table-cell office:value-type="float" office:value="1875413547">
            <text:p>1875413547</text:p>
          </table:table-cell>
          <table:table-cell office:value-type="float" office:value="3720339496">
            <text:p>3720339496</text:p>
          </table:table-cell>
          <table:table-cell office:value-type="float" office:value="1712854852">
            <text:p>1712854852</text:p>
          </table:table-cell>
          <table:table-cell office:value-type="float" office:value="3720030569">
            <text:p>3720030569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813057">
            <text:p>813057</text:p>
          </table:table-cell>
          <table:table-cell table:number-columns-repeated="14" office:value-type="float" office:value="4418034042">
            <text:p>4418034042</text:p>
          </table:table-cell>
          <table:table-cell office:value-type="float" office:value="4287833">
            <text:p>42878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60">
            <text:p>3237660</text:p>
          </table:table-cell>
          <table:table-cell office:value-type="float" office:value="16456">
            <text:p>16456</text:p>
          </table:table-cell>
          <table:table-cell office:value-type="float" office:value="1283867">
            <text:p>1283867</text:p>
          </table:table-cell>
          <table:table-cell office:value-type="float" office:value="304669">
            <text:p>304669</text:p>
          </table:table-cell>
          <table:table-cell table:number-columns-repeated="2" office:value-type="float" office:value="0">
            <text:p>0</text:p>
          </table:table-cell>
          <table:table-cell office:value-type="float" office:value="91848976">
            <text:p>91848976</text:p>
          </table:table-cell>
          <table:table-cell office:value-type="float" office:value="3712588992">
            <text:p>3712588992</text:p>
          </table:table-cell>
          <table:table-cell table:number-columns-repeated="4" office:value-type="float" office:value="0">
            <text:p>0</text:p>
          </table:table-cell>
          <table:table-cell office:value-type="float" office:value="3720339496">
            <text:p>3720339496</text:p>
          </table:table-cell>
          <table:table-cell office:value-type="float" office:value="0">
            <text:p>0</text:p>
          </table:table-cell>
          <table:table-cell office:value-type="float" office:value="3720339496">
            <text:p>3720339496</text:p>
          </table:table-cell>
          <table:table-cell office:value-type="float" office:value="58131556">
            <text:p>58131556</text:p>
          </table:table-cell>
          <table:table-cell office:value-type="float" office:value="1860169748">
            <text:p>1860169748</text:p>
          </table:table-cell>
          <table:table-cell office:value-type="float" office:value="0">
            <text:p>0</text:p>
          </table:table-cell>
          <table:table-cell office:value-type="float" office:value="1240113165">
            <text:p>1240113165</text:p>
          </table:table-cell>
          <table:table-cell office:value-type="float" office:value="0">
            <text:p>0</text:p>
          </table:table-cell>
          <table:table-cell office:value-type="float" office:value="1240113165">
            <text:p>1240113165</text:p>
          </table:table-cell>
          <table:table-cell office:value-type="float" office:value="3715750589">
            <text:p>3715750589</text:p>
          </table:table-cell>
          <table:table-cell office:value-type="float" office:value="620056583">
            <text:p>620056583</text:p>
          </table:table-cell>
          <table:table-cell office:value-type="float" office:value="288261">
            <text:p>288261</text:p>
          </table:table-cell>
          <table:table-cell office:value-type="float" office:value="2480226330">
            <text:p>2480226330</text:p>
          </table:table-cell>
          <table:table-cell office:value-type="float" office:value="3720339496">
            <text:p>3720339496</text:p>
          </table:table-cell>
          <table:table-cell office:value-type="float" office:value="14258941650">
            <text:p>14258941650</text:p>
          </table:table-cell>
          <table:table-cell office:value-type="float" office:value="51670684814">
            <text:p>51670684814</text:p>
          </table:table-cell>
          <table:table-cell office:value-type="float" office:value="2986785888">
            <text:p>2986785888</text:p>
          </table:table-cell>
          <table:table-cell office:value-type="float" office:value="794677733">
            <text:p>79467773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3701238798">
            <text:p>3701238798</text:p>
          </table:table-cell>
          <table:table-cell office:value-type="float" office:value="1838942138">
            <text:p>1838942138</text:p>
          </table:table-cell>
          <table:table-cell office:value-type="float" office:value="3882472758">
            <text:p>3882472758</text:p>
          </table:table-cell>
          <table:table-cell office:value-type="float" office:value="2160359265">
            <text:p>2160359265</text:p>
          </table:table-cell>
          <table:table-cell office:value-type="float" office:value="3882141102">
            <text:p>388214110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815276">
            <text:p>815276</text:p>
          </table:table-cell>
          <table:table-cell table:number-columns-repeated="14" office:value-type="float" office:value="4676570000">
            <text:p>4676570000</text:p>
          </table:table-cell>
          <table:table-cell office:value-type="float" office:value="4296709">
            <text:p>4296709</text:p>
          </table:table-cell>
          <table:table-cell table:number-columns-repeated="4" office:value-type="float" office:value="0">
            <text:p>0</text:p>
          </table:table-cell>
          <table:table-cell office:value-type="float" office:value="3243882">
            <text:p>3243882</text:p>
          </table:table-cell>
          <table:table-cell office:value-type="float" office:value="16963">
            <text:p>16963</text:p>
          </table:table-cell>
          <table:table-cell office:value-type="float" office:value="1851865">
            <text:p>1851865</text:p>
          </table:table-cell>
          <table:table-cell office:value-type="float" office:value="435034">
            <text:p>435034</text:p>
          </table:table-cell>
          <table:table-cell table:number-columns-repeated="2" office:value-type="float" office:value="0">
            <text:p>0</text:p>
          </table:table-cell>
          <table:table-cell office:value-type="float" office:value="349896992">
            <text:p>349896992</text:p>
          </table:table-cell>
          <table:table-cell office:value-type="float" office:value="3873576496">
            <text:p>3873576496</text:p>
          </table:table-cell>
          <table:table-cell table:number-columns-repeated="4" office:value-type="float" office:value="0">
            <text:p>0</text:p>
          </table:table-cell>
          <table:table-cell office:value-type="float" office:value="3882472758">
            <text:p>3882472758</text:p>
          </table:table-cell>
          <table:table-cell office:value-type="float" office:value="0">
            <text:p>0</text:p>
          </table:table-cell>
          <table:table-cell office:value-type="float" office:value="3882472758">
            <text:p>3882472758</text:p>
          </table:table-cell>
          <table:table-cell office:value-type="float" office:value="60663737">
            <text:p>60663737</text:p>
          </table:table-cell>
          <table:table-cell office:value-type="float" office:value="1941236379">
            <text:p>1941236379</text:p>
          </table:table-cell>
          <table:table-cell office:value-type="float" office:value="0">
            <text:p>0</text:p>
          </table:table-cell>
          <table:table-cell office:value-type="float" office:value="1294157586">
            <text:p>1294157586</text:p>
          </table:table-cell>
          <table:table-cell office:value-type="float" office:value="530490">
            <text:p>530490</text:p>
          </table:table-cell>
          <table:table-cell office:value-type="float" office:value="1294157586">
            <text:p>1294157586</text:p>
          </table:table-cell>
          <table:table-cell office:value-type="float" office:value="3881450369">
            <text:p>3881450369</text:p>
          </table:table-cell>
          <table:table-cell office:value-type="float" office:value="647078793">
            <text:p>647078793</text:p>
          </table:table-cell>
          <table:table-cell office:value-type="float" office:value="290870">
            <text:p>290870</text:p>
          </table:table-cell>
          <table:table-cell office:value-type="float" office:value="2588315171">
            <text:p>2588315171</text:p>
          </table:table-cell>
          <table:table-cell office:value-type="float" office:value="3882472758">
            <text:p>3882472758</text:p>
          </table:table-cell>
          <table:table-cell office:value-type="float" office:value="14991973876">
            <text:p>14991973876</text:p>
          </table:table-cell>
          <table:table-cell office:value-type="float" office:value="53957275390">
            <text:p>53957275390</text:p>
          </table:table-cell>
          <table:table-cell office:value-type="float" office:value="3201660156">
            <text:p>3201660156</text:p>
          </table:table-cell>
          <table:table-cell office:value-type="float" office:value="830657958">
            <text:p>83065795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4009850027">
            <text:p>4009850027</text:p>
          </table:table-cell>
          <table:table-cell office:value-type="float" office:value="1889312020">
            <text:p>1889312020</text:p>
          </table:table-cell>
          <table:table-cell office:value-type="float" office:value="4205060406">
            <text:p>4205060406</text:p>
          </table:table-cell>
          <table:table-cell office:value-type="float" office:value="3056073560">
            <text:p>3056073560</text:p>
          </table:table-cell>
          <table:table-cell office:value-type="float" office:value="4204754708">
            <text:p>4204754708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813057">
            <text:p>813057</text:p>
          </table:table-cell>
          <table:table-cell table:number-columns-repeated="14" office:value-type="float" office:value="4936832990">
            <text:p>4936832990</text:p>
          </table:table-cell>
          <table:table-cell office:value-type="float" office:value="4287833">
            <text:p>42878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60">
            <text:p>3237660</text:p>
          </table:table-cell>
          <table:table-cell office:value-type="float" office:value="16456">
            <text:p>16456</text:p>
          </table:table-cell>
          <table:table-cell office:value-type="float" office:value="1779859">
            <text:p>1779859</text:p>
          </table:table-cell>
          <table:table-cell office:value-type="float" office:value="435360">
            <text:p>435360</text:p>
          </table:table-cell>
          <table:table-cell table:number-columns-repeated="2" office:value-type="float" office:value="0">
            <text:p>0</text:p>
          </table:table-cell>
          <table:table-cell office:value-type="float" office:value="607945008">
            <text:p>607945008</text:p>
          </table:table-cell>
          <table:table-cell office:value-type="float" office:value="4195966220">
            <text:p>4195966220</text:p>
          </table:table-cell>
          <table:table-cell table:number-columns-repeated="4" office:value-type="float" office:value="0">
            <text:p>0</text:p>
          </table:table-cell>
          <table:table-cell office:value-type="float" office:value="4205060406">
            <text:p>4205060406</text:p>
          </table:table-cell>
          <table:table-cell office:value-type="float" office:value="0">
            <text:p>0</text:p>
          </table:table-cell>
          <table:table-cell office:value-type="float" office:value="4205060406">
            <text:p>4205060406</text:p>
          </table:table-cell>
          <table:table-cell office:value-type="float" office:value="65708404">
            <text:p>65708404</text:p>
          </table:table-cell>
          <table:table-cell office:value-type="float" office:value="2102530203">
            <text:p>2102530203</text:p>
          </table:table-cell>
          <table:table-cell office:value-type="float" office:value="0">
            <text:p>0</text:p>
          </table:table-cell>
          <table:table-cell office:value-type="float" office:value="1401686802">
            <text:p>1401686802</text:p>
          </table:table-cell>
          <table:table-cell office:value-type="float" office:value="0">
            <text:p>0</text:p>
          </table:table-cell>
          <table:table-cell office:value-type="float" office:value="1401686802">
            <text:p>1401686802</text:p>
          </table:table-cell>
          <table:table-cell office:value-type="float" office:value="4204875110">
            <text:p>4204875110</text:p>
          </table:table-cell>
          <table:table-cell office:value-type="float" office:value="700843401">
            <text:p>700843401</text:p>
          </table:table-cell>
          <table:table-cell office:value-type="float" office:value="1073592">
            <text:p>1073592</text:p>
          </table:table-cell>
          <table:table-cell office:value-type="float" office:value="2803373604">
            <text:p>2803373604</text:p>
          </table:table-cell>
          <table:table-cell office:value-type="float" office:value="4205060406">
            <text:p>4205060406</text:p>
          </table:table-cell>
          <table:table-cell office:value-type="float" office:value="16179504394">
            <text:p>16179504394</text:p>
          </table:table-cell>
          <table:table-cell office:value-type="float" office:value="58690826415">
            <text:p>58690826415</text:p>
          </table:table-cell>
          <table:table-cell office:value-type="float" office:value="3634460449">
            <text:p>3634460449</text:p>
          </table:table-cell>
          <table:table-cell office:value-type="float" office:value="899291991">
            <text:p>89929199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4164599113">
            <text:p>4164599113</text:p>
          </table:table-cell>
          <table:table-cell office:value-type="float" office:value="1843315169">
            <text:p>1843315169</text:p>
          </table:table-cell>
          <table:table-cell office:value-type="float" office:value="71994123">
            <text:p>71994123</text:p>
          </table:table-cell>
          <table:table-cell office:value-type="float" office:value="3505676790">
            <text:p>3505676790</text:p>
          </table:table-cell>
          <table:table-cell office:value-type="float" office:value="4366647267">
            <text:p>4366647267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813056">
            <text:p>813056</text:p>
          </table:table-cell>
          <table:table-cell table:number-columns-repeated="14" office:value-type="float" office:value="5197420422">
            <text:p>5197420422</text:p>
          </table:table-cell>
          <table:table-cell office:value-type="float" office:value="4287832">
            <text:p>4287832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60">
            <text:p>3237660</text:p>
          </table:table-cell>
          <table:table-cell office:value-type="float" office:value="16466">
            <text:p>16466</text:p>
          </table:table-cell>
          <table:table-cell office:value-type="float" office:value="1780409">
            <text:p>1780409</text:p>
          </table:table-cell>
          <table:table-cell office:value-type="float" office:value="435206">
            <text:p>435206</text:p>
          </table:table-cell>
          <table:table-cell table:number-columns-repeated="2" office:value-type="float" office:value="0">
            <text:p>0</text:p>
          </table:table-cell>
          <table:table-cell office:value-type="float" office:value="865993024">
            <text:p>865993024</text:p>
          </table:table-cell>
          <table:table-cell office:value-type="float" office:value="30980132">
            <text:p>30980132</text:p>
          </table:table-cell>
          <table:table-cell table:number-columns-repeated="4" office:value-type="float" office:value="0">
            <text:p>0</text:p>
          </table:table-cell>
          <table:table-cell office:value-type="float" office:value="71994123">
            <text:p>71994123</text:p>
          </table:table-cell>
          <table:table-cell office:value-type="float" office:value="0">
            <text:p>0</text:p>
          </table:table-cell>
          <table:table-cell office:value-type="float" office:value="71994123">
            <text:p>71994123</text:p>
          </table:table-cell>
          <table:table-cell office:value-type="float" office:value="68234653">
            <text:p>68234653</text:p>
          </table:table-cell>
          <table:table-cell office:value-type="float" office:value="2183480709">
            <text:p>2183480709</text:p>
          </table:table-cell>
          <table:table-cell office:value-type="float" office:value="0">
            <text:p>0</text:p>
          </table:table-cell>
          <table:table-cell office:value-type="float" office:value="1455653806">
            <text:p>1455653806</text:p>
          </table:table-cell>
          <table:table-cell office:value-type="float" office:value="0">
            <text:p>0</text:p>
          </table:table-cell>
          <table:table-cell office:value-type="float" office:value="1455653806">
            <text:p>1455653806</text:p>
          </table:table-cell>
          <table:table-cell office:value-type="float" office:value="71867779">
            <text:p>71867779</text:p>
          </table:table-cell>
          <table:table-cell office:value-type="float" office:value="727826903">
            <text:p>727826903</text:p>
          </table:table-cell>
          <table:table-cell office:value-type="float" office:value="1102465">
            <text:p>1102465</text:p>
          </table:table-cell>
          <table:table-cell office:value-type="float" office:value="2911307613">
            <text:p>2911307613</text:p>
          </table:table-cell>
          <table:table-cell office:value-type="float" office:value="71994123">
            <text:p>71994123</text:p>
          </table:table-cell>
          <table:table-cell office:value-type="float" office:value="16816253661">
            <text:p>16816253661</text:p>
          </table:table-cell>
          <table:table-cell office:value-type="float" office:value="60819183349">
            <text:p>60819183349</text:p>
          </table:table-cell>
          <table:table-cell office:value-type="float" office:value="3719604491">
            <text:p>3719604491</text:p>
          </table:table-cell>
          <table:table-cell office:value-type="float" office:value="931457519">
            <text:p>93145751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5118746584">
            <text:p>5118746584</text:p>
          </table:table-cell>
          <table:table-cell office:value-type="float" office:value="1906914979">
            <text:p>1906914979</text:p>
          </table:table-cell>
          <table:table-cell office:value-type="float" office:value="1064985412">
            <text:p>1064985412</text:p>
          </table:table-cell>
          <table:table-cell office:value-type="float" office:value="1992597695">
            <text:p>1992597695</text:p>
          </table:table-cell>
          <table:table-cell office:value-type="float" office:value="5359484787">
            <text:p>5359484787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815263">
            <text:p>815263</text:p>
          </table:table-cell>
          <table:table-cell table:number-columns-repeated="14" office:value-type="float" office:value="5618858983">
            <text:p>5618858983</text:p>
          </table:table-cell>
          <table:table-cell office:value-type="float" office:value="4296645">
            <text:p>42966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46472">
            <text:p>3246472</text:p>
          </table:table-cell>
          <table:table-cell office:value-type="float" office:value="16456">
            <text:p>16456</text:p>
          </table:table-cell>
          <table:table-cell office:value-type="float" office:value="2139348">
            <text:p>2139348</text:p>
          </table:table-cell>
          <table:table-cell office:value-type="float" office:value="515850">
            <text:p>515850</text:p>
          </table:table-cell>
          <table:table-cell table:number-columns-repeated="2" office:value-type="float" office:value="0">
            <text:p>0</text:p>
          </table:table-cell>
          <table:table-cell office:value-type="float" office:value="1124041040">
            <text:p>1124041040</text:p>
          </table:table-cell>
          <table:table-cell office:value-type="float" office:value="1054405588">
            <text:p>1054405588</text:p>
          </table:table-cell>
          <table:table-cell table:number-columns-repeated="4" office:value-type="float" office:value="0">
            <text:p>0</text:p>
          </table:table-cell>
          <table:table-cell office:value-type="float" office:value="1064985412">
            <text:p>1064985412</text:p>
          </table:table-cell>
          <table:table-cell office:value-type="float" office:value="0">
            <text:p>0</text:p>
          </table:table-cell>
          <table:table-cell office:value-type="float" office:value="1064985412">
            <text:p>1064985412</text:p>
          </table:table-cell>
          <table:table-cell office:value-type="float" office:value="83749829">
            <text:p>83749829</text:p>
          </table:table-cell>
          <table:table-cell office:value-type="float" office:value="2679976354">
            <text:p>2679976354</text:p>
          </table:table-cell>
          <table:table-cell office:value-type="float" office:value="0">
            <text:p>0</text:p>
          </table:table-cell>
          <table:table-cell office:value-type="float" office:value="1786650903">
            <text:p>1786650903</text:p>
          </table:table-cell>
          <table:table-cell office:value-type="float" office:value="0">
            <text:p>0</text:p>
          </table:table-cell>
          <table:table-cell office:value-type="float" office:value="1786650902">
            <text:p>1786650902</text:p>
          </table:table-cell>
          <table:table-cell office:value-type="float" office:value="1060087225">
            <text:p>1060087225</text:p>
          </table:table-cell>
          <table:table-cell office:value-type="float" office:value="893325451">
            <text:p>893325451</text:p>
          </table:table-cell>
          <table:table-cell office:value-type="float" office:value="520031448">
            <text:p>520031448</text:p>
          </table:table-cell>
          <table:table-cell office:value-type="float" office:value="3573301805">
            <text:p>3573301805</text:p>
          </table:table-cell>
          <table:table-cell office:value-type="float" office:value="1064985412">
            <text:p>1064985412</text:p>
          </table:table-cell>
          <table:table-cell office:value-type="float" office:value="19935791015">
            <text:p>19935791015</text:p>
          </table:table-cell>
          <table:table-cell office:value-type="float" office:value="71273742675">
            <text:p>71273742675</text:p>
          </table:table-cell>
          <table:table-cell office:value-type="float" office:value="4702636718">
            <text:p>4702636718</text:p>
          </table:table-cell>
          <table:table-cell office:value-type="float" office:value="1147247314">
            <text:p>11472473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5124419431">
            <text:p>5124419431</text:p>
          </table:table-cell>
          <table:table-cell office:value-type="float" office:value="1982630053">
            <text:p>1982630053</text:p>
          </table:table-cell>
          <table:table-cell office:value-type="float" office:value="1074662277">
            <text:p>1074662277</text:p>
          </table:table-cell>
          <table:table-cell office:value-type="float" office:value="1998411997">
            <text:p>1998411997</text:p>
          </table:table-cell>
          <table:table-cell office:value-type="float" office:value="5369012695">
            <text:p>536901269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813056">
            <text:p>813056</text:p>
          </table:table-cell>
          <table:table-cell table:number-columns-repeated="14" office:value-type="float" office:value="5747804426">
            <text:p>5747804426</text:p>
          </table:table-cell>
          <table:table-cell office:value-type="float" office:value="4287832">
            <text:p>4287832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60">
            <text:p>3237660</text:p>
          </table:table-cell>
          <table:table-cell office:value-type="float" office:value="16953">
            <text:p>16953</text:p>
          </table:table-cell>
          <table:table-cell office:value-type="float" office:value="1805683">
            <text:p>1805683</text:p>
          </table:table-cell>
          <table:table-cell office:value-type="float" office:value="437647">
            <text:p>437647</text:p>
          </table:table-cell>
          <table:table-cell table:number-columns-repeated="2" office:value-type="float" office:value="0">
            <text:p>0</text:p>
          </table:table-cell>
          <table:table-cell office:value-type="float" office:value="1382089056">
            <text:p>1382089056</text:p>
          </table:table-cell>
          <table:table-cell office:value-type="float" office:value="1066284600">
            <text:p>1066284600</text:p>
          </table:table-cell>
          <table:table-cell table:number-columns-repeated="4" office:value-type="float" office:value="0">
            <text:p>0</text:p>
          </table:table-cell>
          <table:table-cell office:value-type="float" office:value="1074662277">
            <text:p>1074662277</text:p>
          </table:table-cell>
          <table:table-cell office:value-type="float" office:value="0">
            <text:p>0</text:p>
          </table:table-cell>
          <table:table-cell office:value-type="float" office:value="1074662277">
            <text:p>1074662277</text:p>
          </table:table-cell>
          <table:table-cell office:value-type="float" office:value="83900640">
            <text:p>83900640</text:p>
          </table:table-cell>
          <table:table-cell office:value-type="float" office:value="2684814786">
            <text:p>2684814786</text:p>
          </table:table-cell>
          <table:table-cell office:value-type="float" office:value="0">
            <text:p>0</text:p>
          </table:table-cell>
          <table:table-cell office:value-type="float" office:value="1789876524">
            <text:p>1789876524</text:p>
          </table:table-cell>
          <table:table-cell office:value-type="float" office:value="0">
            <text:p>0</text:p>
          </table:table-cell>
          <table:table-cell office:value-type="float" office:value="1789876524">
            <text:p>1789876524</text:p>
          </table:table-cell>
          <table:table-cell office:value-type="float" office:value="1073522739">
            <text:p>1073522739</text:p>
          </table:table-cell>
          <table:table-cell office:value-type="float" office:value="894938262">
            <text:p>894938262</text:p>
          </table:table-cell>
          <table:table-cell office:value-type="float" office:value="334684">
            <text:p>334684</text:p>
          </table:table-cell>
          <table:table-cell office:value-type="float" office:value="3579753048">
            <text:p>3579753048</text:p>
          </table:table-cell>
          <table:table-cell office:value-type="float" office:value="1074662277">
            <text:p>1074662277</text:p>
          </table:table-cell>
          <table:table-cell office:value-type="float" office:value="20118041992">
            <text:p>20118041992</text:p>
          </table:table-cell>
          <table:table-cell office:value-type="float" office:value="72353973388">
            <text:p>72353973388</text:p>
          </table:table-cell>
          <table:table-cell office:value-type="float" office:value="4830444335">
            <text:p>4830444335</text:p>
          </table:table-cell>
          <table:table-cell office:value-type="float" office:value="1145568847">
            <text:p>114556884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5138446213">
            <text:p>5138446213</text:p>
          </table:table-cell>
          <table:table-cell office:value-type="float" office:value="2045430763">
            <text:p>2045430763</text:p>
          </table:table-cell>
          <table:table-cell office:value-type="float" office:value="1079398353">
            <text:p>1079398353</text:p>
          </table:table-cell>
          <table:table-cell office:value-type="float" office:value="2038427930">
            <text:p>2038427930</text:p>
          </table:table-cell>
          <table:table-cell office:value-type="float" office:value="5373950111">
            <text:p>537395011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815284">
            <text:p>815284</text:p>
          </table:table-cell>
          <table:table-cell table:number-columns-repeated="14" office:value-type="float" office:value="5976126274">
            <text:p>5976126274</text:p>
          </table:table-cell>
          <table:table-cell office:value-type="float" office:value="4308185">
            <text:p>43081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46565">
            <text:p>3246565</text:p>
          </table:table-cell>
          <table:table-cell office:value-type="float" office:value="17412">
            <text:p>17412</text:p>
          </table:table-cell>
          <table:table-cell office:value-type="float" office:value="2128193">
            <text:p>2128193</text:p>
          </table:table-cell>
          <table:table-cell office:value-type="float" office:value="514499">
            <text:p>514499</text:p>
          </table:table-cell>
          <table:table-cell table:number-columns-repeated="2" office:value-type="float" office:value="0">
            <text:p>0</text:p>
          </table:table-cell>
          <table:table-cell office:value-type="float" office:value="1640137072">
            <text:p>1640137072</text:p>
          </table:table-cell>
          <table:table-cell office:value-type="float" office:value="1018913192">
            <text:p>1018913192</text:p>
          </table:table-cell>
          <table:table-cell table:number-columns-repeated="4" office:value-type="float" office:value="0">
            <text:p>0</text:p>
          </table:table-cell>
          <table:table-cell office:value-type="float" office:value="1079398353">
            <text:p>1079398353</text:p>
          </table:table-cell>
          <table:table-cell office:value-type="float" office:value="0">
            <text:p>0</text:p>
          </table:table-cell>
          <table:table-cell office:value-type="float" office:value="1079398353">
            <text:p>1079398353</text:p>
          </table:table-cell>
          <table:table-cell office:value-type="float" office:value="83975154">
            <text:p>83975154</text:p>
          </table:table-cell>
          <table:table-cell office:value-type="float" office:value="2687182825">
            <text:p>2687182825</text:p>
          </table:table-cell>
          <table:table-cell office:value-type="float" office:value="0">
            <text:p>0</text:p>
          </table:table-cell>
          <table:table-cell office:value-type="float" office:value="1791455216">
            <text:p>1791455216</text:p>
          </table:table-cell>
          <table:table-cell office:value-type="float" office:value="0">
            <text:p>0</text:p>
          </table:table-cell>
          <table:table-cell office:value-type="float" office:value="1791455216">
            <text:p>1791455216</text:p>
          </table:table-cell>
          <table:table-cell office:value-type="float" office:value="1051353340">
            <text:p>1051353340</text:p>
          </table:table-cell>
          <table:table-cell office:value-type="float" office:value="895727608">
            <text:p>895727608</text:p>
          </table:table-cell>
          <table:table-cell office:value-type="float" office:value="987592613">
            <text:p>987592613</text:p>
          </table:table-cell>
          <table:table-cell office:value-type="float" office:value="3582910432">
            <text:p>3582910432</text:p>
          </table:table-cell>
          <table:table-cell office:value-type="float" office:value="1079398353">
            <text:p>1079398353</text:p>
          </table:table-cell>
          <table:table-cell office:value-type="float" office:value="20497802734">
            <text:p>20497802734</text:p>
          </table:table-cell>
          <table:table-cell office:value-type="float" office:value="73441131591">
            <text:p>73441131591</text:p>
          </table:table-cell>
          <table:table-cell office:value-type="float" office:value="4805664062">
            <text:p>4805664062</text:p>
          </table:table-cell>
          <table:table-cell office:value-type="float" office:value="1153717040">
            <text:p>115371704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5247562927">
            <text:p>5247562927</text:p>
          </table:table-cell>
          <table:table-cell office:value-type="float" office:value="2121680445">
            <text:p>2121680445</text:p>
          </table:table-cell>
          <table:table-cell office:value-type="float" office:value="1290647820">
            <text:p>1290647820</text:p>
          </table:table-cell>
          <table:table-cell office:value-type="float" office:value="2612728170">
            <text:p>2612728170</text:p>
          </table:table-cell>
          <table:table-cell office:value-type="float" office:value="5506747798">
            <text:p>5506747798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821038">
            <text:p>821038</text:p>
          </table:table-cell>
          <table:table-cell table:number-columns-repeated="14" office:value-type="float" office:value="6235272050">
            <text:p>6235272050</text:p>
          </table:table-cell>
          <table:table-cell office:value-type="float" office:value="4330708">
            <text:p>43307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64346">
            <text:p>3264346</text:p>
          </table:table-cell>
          <table:table-cell office:value-type="float" office:value="21943">
            <text:p>21943</text:p>
          </table:table-cell>
          <table:table-cell office:value-type="float" office:value="2275975">
            <text:p>2275975</text:p>
          </table:table-cell>
          <table:table-cell office:value-type="float" office:value="565324">
            <text:p>565324</text:p>
          </table:table-cell>
          <table:table-cell table:number-columns-repeated="2" office:value-type="float" office:value="0">
            <text:p>0</text:p>
          </table:table-cell>
          <table:table-cell office:value-type="float" office:value="1898185088">
            <text:p>1898185088</text:p>
          </table:table-cell>
          <table:table-cell office:value-type="float" office:value="1093245952">
            <text:p>1093245952</text:p>
          </table:table-cell>
          <table:table-cell table:number-columns-repeated="4" office:value-type="float" office:value="0">
            <text:p>0</text:p>
          </table:table-cell>
          <table:table-cell office:value-type="float" office:value="1290647820">
            <text:p>1290647820</text:p>
          </table:table-cell>
          <table:table-cell office:value-type="float" office:value="0">
            <text:p>0</text:p>
          </table:table-cell>
          <table:table-cell office:value-type="float" office:value="1290647820">
            <text:p>1290647820</text:p>
          </table:table-cell>
          <table:table-cell office:value-type="float" office:value="87276593">
            <text:p>87276593</text:p>
          </table:table-cell>
          <table:table-cell office:value-type="float" office:value="2792807558">
            <text:p>2792807558</text:p>
          </table:table-cell>
          <table:table-cell office:value-type="float" office:value="0">
            <text:p>0</text:p>
          </table:table-cell>
          <table:table-cell office:value-type="float" office:value="1861871705">
            <text:p>1861871705</text:p>
          </table:table-cell>
          <table:table-cell office:value-type="float" office:value="0">
            <text:p>0</text:p>
          </table:table-cell>
          <table:table-cell office:value-type="float" office:value="1861871705">
            <text:p>1861871705</text:p>
          </table:table-cell>
          <table:table-cell office:value-type="float" office:value="1198034877">
            <text:p>1198034877</text:p>
          </table:table-cell>
          <table:table-cell office:value-type="float" office:value="930935852">
            <text:p>930935852</text:p>
          </table:table-cell>
          <table:table-cell office:value-type="float" office:value="1094949">
            <text:p>1094949</text:p>
          </table:table-cell>
          <table:table-cell office:value-type="float" office:value="3723743411">
            <text:p>3723743411</text:p>
          </table:table-cell>
          <table:table-cell office:value-type="float" office:value="1290647820">
            <text:p>1290647820</text:p>
          </table:table-cell>
          <table:table-cell office:value-type="float" office:value="21678924560">
            <text:p>21678924560</text:p>
          </table:table-cell>
          <table:table-cell office:value-type="float" office:value="76572326660">
            <text:p>76572326660</text:p>
          </table:table-cell>
          <table:table-cell office:value-type="float" office:value="6198120116">
            <text:p>6198120116</text:p>
          </table:table-cell>
          <table:table-cell office:value-type="float" office:value="1203063964">
            <text:p>120306396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5554178990">
            <text:p>5554178990</text:p>
          </table:table-cell>
          <table:table-cell office:value-type="float" office:value="2209041423">
            <text:p>2209041423</text:p>
          </table:table-cell>
          <table:table-cell office:value-type="float" office:value="1526836979">
            <text:p>1526836979</text:p>
          </table:table-cell>
          <table:table-cell office:value-type="float" office:value="3249652475">
            <text:p>3249652475</text:p>
          </table:table-cell>
          <table:table-cell office:value-type="float" office:value="5814939915">
            <text:p>5814939915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818175">
            <text:p>818175</text:p>
          </table:table-cell>
          <table:table-cell table:number-columns-repeated="14" office:value-type="float" office:value="6494379215">
            <text:p>6494379215</text:p>
          </table:table-cell>
          <table:table-cell office:value-type="float" office:value="4310700">
            <text:p>43107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4093">
            <text:p>3254093</text:p>
          </table:table-cell>
          <table:table-cell office:value-type="float" office:value="21443">
            <text:p>21443</text:p>
          </table:table-cell>
          <table:table-cell office:value-type="float" office:value="2276369">
            <text:p>2276369</text:p>
          </table:table-cell>
          <table:table-cell office:value-type="float" office:value="565773">
            <text:p>565773</text:p>
          </table:table-cell>
          <table:table-cell table:number-columns-repeated="2" office:value-type="float" office:value="0">
            <text:p>0</text:p>
          </table:table-cell>
          <table:table-cell office:value-type="float" office:value="2156233104">
            <text:p>2156233104</text:p>
          </table:table-cell>
          <table:table-cell office:value-type="float" office:value="1359737192">
            <text:p>1359737192</text:p>
          </table:table-cell>
          <table:table-cell table:number-columns-repeated="4" office:value-type="float" office:value="0">
            <text:p>0</text:p>
          </table:table-cell>
          <table:table-cell office:value-type="float" office:value="1526836979">
            <text:p>1526836979</text:p>
          </table:table-cell>
          <table:table-cell office:value-type="float" office:value="0">
            <text:p>0</text:p>
          </table:table-cell>
          <table:table-cell office:value-type="float" office:value="1526836979">
            <text:p>1526836979</text:p>
          </table:table-cell>
          <table:table-cell office:value-type="float" office:value="90967243">
            <text:p>90967243</text:p>
          </table:table-cell>
          <table:table-cell office:value-type="float" office:value="2910902137">
            <text:p>2910902137</text:p>
          </table:table-cell>
          <table:table-cell office:value-type="float" office:value="0">
            <text:p>0</text:p>
          </table:table-cell>
          <table:table-cell office:value-type="float" office:value="1940601425">
            <text:p>1940601425</text:p>
          </table:table-cell>
          <table:table-cell office:value-type="float" office:value="0">
            <text:p>0</text:p>
          </table:table-cell>
          <table:table-cell office:value-type="float" office:value="1940601425">
            <text:p>1940601425</text:p>
          </table:table-cell>
          <table:table-cell office:value-type="float" office:value="1360643283">
            <text:p>1360643283</text:p>
          </table:table-cell>
          <table:table-cell office:value-type="float" office:value="970300713">
            <text:p>970300713</text:p>
          </table:table-cell>
          <table:table-cell office:value-type="float" office:value="468377">
            <text:p>468377</text:p>
          </table:table-cell>
          <table:table-cell office:value-type="float" office:value="3881202850">
            <text:p>3881202850</text:p>
          </table:table-cell>
          <table:table-cell office:value-type="float" office:value="1526836979">
            <text:p>1526836979</text:p>
          </table:table-cell>
          <table:table-cell office:value-type="float" office:value="22407104491">
            <text:p>22407104491</text:p>
          </table:table-cell>
          <table:table-cell office:value-type="float" office:value="80544952392">
            <text:p>80544952392</text:p>
          </table:table-cell>
          <table:table-cell office:value-type="float" office:value="6760528564">
            <text:p>6760528564</text:p>
          </table:table-cell>
          <table:table-cell office:value-type="float" office:value="1245849609">
            <text:p>124584960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5995571529">
            <text:p>5995571529</text:p>
          </table:table-cell>
          <table:table-cell office:value-type="float" office:value="2295197670">
            <text:p>2295197670</text:p>
          </table:table-cell>
          <table:table-cell office:value-type="float" office:value="2381158235">
            <text:p>2381158235</text:p>
          </table:table-cell>
          <table:table-cell office:value-type="float" office:value="1382772227">
            <text:p>1382772227</text:p>
          </table:table-cell>
          <table:table-cell office:value-type="float" office:value="6288659005">
            <text:p>628865900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829770">
            <text:p>829770</text:p>
          </table:table-cell>
          <table:table-cell table:number-columns-repeated="14" office:value-type="float" office:value="6866347446">
            <text:p>6866347446</text:p>
          </table:table-cell>
          <table:table-cell office:value-type="float" office:value="5353786">
            <text:p>53537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93610">
            <text:p>3293610</text:p>
          </table:table-cell>
          <table:table-cell office:value-type="float" office:value="37883">
            <text:p>37883</text:p>
          </table:table-cell>
          <table:table-cell office:value-type="float" office:value="2315943">
            <text:p>2315943</text:p>
          </table:table-cell>
          <table:table-cell office:value-type="float" office:value="569829">
            <text:p>569829</text:p>
          </table:table-cell>
          <table:table-cell table:number-columns-repeated="2" office:value-type="float" office:value="0">
            <text:p>0</text:p>
          </table:table-cell>
          <table:table-cell office:value-type="float" office:value="2414281120">
            <text:p>2414281120</text:p>
          </table:table-cell>
          <table:table-cell office:value-type="float" office:value="1994420516">
            <text:p>1994420516</text:p>
          </table:table-cell>
          <table:table-cell table:number-columns-repeated="4" office:value-type="float" office:value="0">
            <text:p>0</text:p>
          </table:table-cell>
          <table:table-cell office:value-type="float" office:value="2381158235">
            <text:p>2381158235</text:p>
          </table:table-cell>
          <table:table-cell office:value-type="float" office:value="0">
            <text:p>0</text:p>
          </table:table-cell>
          <table:table-cell office:value-type="float" office:value="2381158235">
            <text:p>2381158235</text:p>
          </table:table-cell>
          <table:table-cell office:value-type="float" office:value="104417624">
            <text:p>104417624</text:p>
          </table:table-cell>
          <table:table-cell office:value-type="float" office:value="3338062766">
            <text:p>3338062766</text:p>
          </table:table-cell>
          <table:table-cell office:value-type="float" office:value="0">
            <text:p>0</text:p>
          </table:table-cell>
          <table:table-cell office:value-type="float" office:value="2225375177">
            <text:p>2225375177</text:p>
          </table:table-cell>
          <table:table-cell office:value-type="float" office:value="0">
            <text:p>0</text:p>
          </table:table-cell>
          <table:table-cell office:value-type="float" office:value="2225375177">
            <text:p>2225375177</text:p>
          </table:table-cell>
          <table:table-cell office:value-type="float" office:value="1835017770">
            <text:p>1835017770</text:p>
          </table:table-cell>
          <table:table-cell office:value-type="float" office:value="1112687588">
            <text:p>1112687588</text:p>
          </table:table-cell>
          <table:table-cell office:value-type="float" office:value="887618">
            <text:p>887618</text:p>
          </table:table-cell>
          <table:table-cell office:value-type="float" office:value="415705865">
            <text:p>415705865</text:p>
          </table:table-cell>
          <table:table-cell office:value-type="float" office:value="2381158235">
            <text:p>2381158235</text:p>
          </table:table-cell>
          <table:table-cell office:value-type="float" office:value="25474151611">
            <text:p>25474151611</text:p>
          </table:table-cell>
          <table:table-cell office:value-type="float" office:value="89683197021">
            <text:p>89683197021</text:p>
          </table:table-cell>
          <table:table-cell office:value-type="float" office:value="9520202636">
            <text:p>9520202636</text:p>
          </table:table-cell>
          <table:table-cell office:value-type="float" office:value="1455352782">
            <text:p>14553527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6751464904">
            <text:p>6751464904</text:p>
          </table:table-cell>
          <table:table-cell office:value-type="float" office:value="2387494514">
            <text:p>2387494514</text:p>
          </table:table-cell>
          <table:table-cell office:value-type="float" office:value="2786497933">
            <text:p>2786497933</text:p>
          </table:table-cell>
          <table:table-cell office:value-type="float" office:value="2464391614">
            <text:p>2464391614</text:p>
          </table:table-cell>
          <table:table-cell office:value-type="float" office:value="7073049744">
            <text:p>7073049744</text:p>
          </table:table-cell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821033">
            <text:p>821033</text:p>
          </table:table-cell>
          <table:table-cell table:number-columns-repeated="14" office:value-type="float" office:value="7224956327">
            <text:p>7224956327</text:p>
          </table:table-cell>
          <table:table-cell office:value-type="float" office:value="4837672">
            <text:p>48376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64332">
            <text:p>3264332</text:p>
          </table:table-cell>
          <table:table-cell office:value-type="float" office:value="24826">
            <text:p>24826</text:p>
          </table:table-cell>
          <table:table-cell office:value-type="float" office:value="2275771">
            <text:p>2275771</text:p>
          </table:table-cell>
          <table:table-cell office:value-type="float" office:value="565599">
            <text:p>565599</text:p>
          </table:table-cell>
          <table:table-cell table:number-columns-repeated="2" office:value-type="float" office:value="0">
            <text:p>0</text:p>
          </table:table-cell>
          <table:table-cell office:value-type="float" office:value="2672329136">
            <text:p>2672329136</text:p>
          </table:table-cell>
          <table:table-cell office:value-type="float" office:value="2193509000">
            <text:p>2193509000</text:p>
          </table:table-cell>
          <table:table-cell table:number-columns-repeated="4" office:value-type="float" office:value="0">
            <text:p>0</text:p>
          </table:table-cell>
          <table:table-cell office:value-type="float" office:value="2786497933">
            <text:p>2786497933</text:p>
          </table:table-cell>
          <table:table-cell office:value-type="float" office:value="0">
            <text:p>0</text:p>
          </table:table-cell>
          <table:table-cell office:value-type="float" office:value="2786497933">
            <text:p>2786497933</text:p>
          </table:table-cell>
          <table:table-cell office:value-type="float" office:value="110649809">
            <text:p>110649809</text:p>
          </table:table-cell>
          <table:table-cell office:value-type="float" office:value="3540732614">
            <text:p>3540732614</text:p>
          </table:table-cell>
          <table:table-cell office:value-type="float" office:value="0">
            <text:p>0</text:p>
          </table:table-cell>
          <table:table-cell office:value-type="float" office:value="2360488409">
            <text:p>2360488409</text:p>
          </table:table-cell>
          <table:table-cell office:value-type="float" office:value="0">
            <text:p>0</text:p>
          </table:table-cell>
          <table:table-cell office:value-type="float" office:value="2360488410">
            <text:p>2360488410</text:p>
          </table:table-cell>
          <table:table-cell office:value-type="float" office:value="2622385819">
            <text:p>2622385819</text:p>
          </table:table-cell>
          <table:table-cell office:value-type="float" office:value="1180244205">
            <text:p>1180244205</text:p>
          </table:table-cell>
          <table:table-cell office:value-type="float" office:value="1105235">
            <text:p>1105235</text:p>
          </table:table-cell>
          <table:table-cell office:value-type="float" office:value="426009524">
            <text:p>426009524</text:p>
          </table:table-cell>
          <table:table-cell office:value-type="float" office:value="2786497933">
            <text:p>2786497933</text:p>
          </table:table-cell>
          <table:table-cell office:value-type="float" office:value="26964447021">
            <text:p>26964447021</text:p>
          </table:table-cell>
          <table:table-cell office:value-type="float" office:value="97168090820">
            <text:p>97168090820</text:p>
          </table:table-cell>
          <table:table-cell office:value-type="float" office:value="11322631835">
            <text:p>11322631835</text:p>
          </table:table-cell>
          <table:table-cell office:value-type="float" office:value="1525360107">
            <text:p>152536010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6898662646">
            <text:p>6898662646</text:p>
          </table:table-cell>
          <table:table-cell office:value-type="float" office:value="2413441421">
            <text:p>2413441421</text:p>
          </table:table-cell>
          <table:table-cell office:value-type="float" office:value="3065519498">
            <text:p>3065519498</text:p>
          </table:table-cell>
          <table:table-cell office:value-type="float" office:value="3237691368">
            <text:p>3237691368</text:p>
          </table:table-cell>
          <table:table-cell office:value-type="float" office:value="7226684722">
            <text:p>722668472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818134">
            <text:p>818134</text:p>
          </table:table-cell>
          <table:table-cell table:number-columns-repeated="14" office:value-type="float" office:value="7471665014">
            <text:p>7471665014</text:p>
          </table:table-cell>
          <table:table-cell office:value-type="float" office:value="4311252">
            <text:p>43112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4086">
            <text:p>3254086</text:p>
          </table:table-cell>
          <table:table-cell office:value-type="float" office:value="21442">
            <text:p>21442</text:p>
          </table:table-cell>
          <table:table-cell office:value-type="float" office:value="2275785">
            <text:p>2275785</text:p>
          </table:table-cell>
          <table:table-cell office:value-type="float" office:value="565465">
            <text:p>565465</text:p>
          </table:table-cell>
          <table:table-cell table:number-columns-repeated="2" office:value-type="float" office:value="0">
            <text:p>0</text:p>
          </table:table-cell>
          <table:table-cell office:value-type="float" office:value="2930377152">
            <text:p>2930377152</text:p>
          </table:table-cell>
          <table:table-cell office:value-type="float" office:value="2890069312">
            <text:p>2890069312</text:p>
          </table:table-cell>
          <table:table-cell table:number-columns-repeated="4" office:value-type="float" office:value="0">
            <text:p>0</text:p>
          </table:table-cell>
          <table:table-cell office:value-type="float" office:value="3065519498">
            <text:p>3065519498</text:p>
          </table:table-cell>
          <table:table-cell office:value-type="float" office:value="0">
            <text:p>0</text:p>
          </table:table-cell>
          <table:table-cell office:value-type="float" office:value="3065519498">
            <text:p>3065519498</text:p>
          </table:table-cell>
          <table:table-cell office:value-type="float" office:value="115009446">
            <text:p>115009446</text:p>
          </table:table-cell>
          <table:table-cell office:value-type="float" office:value="3680243397">
            <text:p>3680243397</text:p>
          </table:table-cell>
          <table:table-cell office:value-type="float" office:value="0">
            <text:p>0</text:p>
          </table:table-cell>
          <table:table-cell office:value-type="float" office:value="2453495598">
            <text:p>2453495598</text:p>
          </table:table-cell>
          <table:table-cell office:value-type="float" office:value="0">
            <text:p>0</text:p>
          </table:table-cell>
          <table:table-cell office:value-type="float" office:value="2453495598">
            <text:p>2453495598</text:p>
          </table:table-cell>
          <table:table-cell office:value-type="float" office:value="2559923281">
            <text:p>2559923281</text:p>
          </table:table-cell>
          <table:table-cell office:value-type="float" office:value="1226747799">
            <text:p>1226747799</text:p>
          </table:table-cell>
          <table:table-cell office:value-type="float" office:value="1109089">
            <text:p>1109089</text:p>
          </table:table-cell>
          <table:table-cell office:value-type="float" office:value="612023899">
            <text:p>612023899</text:p>
          </table:table-cell>
          <table:table-cell office:value-type="float" office:value="3065519498">
            <text:p>3065519498</text:p>
          </table:table-cell>
          <table:table-cell office:value-type="float" office:value="28158843993">
            <text:p>28158843993</text:p>
          </table:table-cell>
          <table:table-cell office:value-type="float" office:value="100887756347">
            <text:p>100887756347</text:p>
          </table:table-cell>
          <table:table-cell office:value-type="float" office:value="11940521239">
            <text:p>11940521239</text:p>
          </table:table-cell>
          <table:table-cell office:value-type="float" office:value="1588165282">
            <text:p>15881652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7151487966">
            <text:p>7151487966</text:p>
          </table:table-cell>
          <table:table-cell office:value-type="float" office:value="2172603585">
            <text:p>2172603585</text:p>
          </table:table-cell>
          <table:table-cell office:value-type="float" office:value="3197360146">
            <text:p>3197360146</text:p>
          </table:table-cell>
          <table:table-cell office:value-type="float" office:value="3608902262">
            <text:p>3608902262</text:p>
          </table:table-cell>
          <table:table-cell office:value-type="float" office:value="7486215532">
            <text:p>7486215532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818130">
            <text:p>818130</text:p>
          </table:table-cell>
          <table:table-cell table:number-columns-repeated="14" office:value-type="float" office:value="7706412600">
            <text:p>7706412600</text:p>
          </table:table-cell>
          <table:table-cell office:value-type="float" office:value="4310645">
            <text:p>43106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4059">
            <text:p>3254059</text:p>
          </table:table-cell>
          <table:table-cell office:value-type="float" office:value="17441">
            <text:p>17441</text:p>
          </table:table-cell>
          <table:table-cell office:value-type="float" office:value="1791514">
            <text:p>1791514</text:p>
          </table:table-cell>
          <table:table-cell office:value-type="float" office:value="436619">
            <text:p>436619</text:p>
          </table:table-cell>
          <table:table-cell table:number-columns-repeated="2" office:value-type="float" office:value="0">
            <text:p>0</text:p>
          </table:table-cell>
          <table:table-cell office:value-type="float" office:value="3188425168">
            <text:p>3188425168</text:p>
          </table:table-cell>
          <table:table-cell office:value-type="float" office:value="3170386220">
            <text:p>3170386220</text:p>
          </table:table-cell>
          <table:table-cell table:number-columns-repeated="4" office:value-type="float" office:value="0">
            <text:p>0</text:p>
          </table:table-cell>
          <table:table-cell office:value-type="float" office:value="3197360146">
            <text:p>3197360146</text:p>
          </table:table-cell>
          <table:table-cell office:value-type="float" office:value="0">
            <text:p>0</text:p>
          </table:table-cell>
          <table:table-cell office:value-type="float" office:value="3197360146">
            <text:p>3197360146</text:p>
          </table:table-cell>
          <table:table-cell office:value-type="float" office:value="117068937">
            <text:p>117068937</text:p>
          </table:table-cell>
          <table:table-cell office:value-type="float" office:value="3746163721">
            <text:p>3746163721</text:p>
          </table:table-cell>
          <table:table-cell office:value-type="float" office:value="0">
            <text:p>0</text:p>
          </table:table-cell>
          <table:table-cell office:value-type="float" office:value="2497442481">
            <text:p>2497442481</text:p>
          </table:table-cell>
          <table:table-cell office:value-type="float" office:value="0">
            <text:p>0</text:p>
          </table:table-cell>
          <table:table-cell office:value-type="float" office:value="2497442480">
            <text:p>2497442480</text:p>
          </table:table-cell>
          <table:table-cell office:value-type="float" office:value="2725700035">
            <text:p>2725700035</text:p>
          </table:table-cell>
          <table:table-cell office:value-type="float" office:value="1248721240">
            <text:p>1248721240</text:p>
          </table:table-cell>
          <table:table-cell office:value-type="float" office:value="1521657389">
            <text:p>1521657389</text:p>
          </table:table-cell>
          <table:table-cell office:value-type="float" office:value="699917664">
            <text:p>699917664</text:p>
          </table:table-cell>
          <table:table-cell office:value-type="float" office:value="3197360146">
            <text:p>3197360146</text:p>
          </table:table-cell>
          <table:table-cell office:value-type="float" office:value="28677520751">
            <text:p>28677520751</text:p>
          </table:table-cell>
          <table:table-cell office:value-type="float" office:value="104391510009">
            <text:p>104391510009</text:p>
          </table:table-cell>
          <table:table-cell office:value-type="float" office:value="12094024657">
            <text:p>12094024657</text:p>
          </table:table-cell>
          <table:table-cell office:value-type="float" office:value="1611663818">
            <text:p>161166381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7302213557">
            <text:p>7302213557</text:p>
          </table:table-cell>
          <table:table-cell office:value-type="float" office:value="1914586170">
            <text:p>1914586170</text:p>
          </table:table-cell>
          <table:table-cell office:value-type="float" office:value="3346160716">
            <text:p>3346160716</text:p>
          </table:table-cell>
          <table:table-cell office:value-type="float" office:value="3539259518">
            <text:p>3539259518</text:p>
          </table:table-cell>
          <table:table-cell office:value-type="float" office:value="7640802042">
            <text:p>7640802042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815302">
            <text:p>815302</text:p>
          </table:table-cell>
          <table:table-cell table:number-columns-repeated="14" office:value-type="float" office:value="7978782966">
            <text:p>7978782966</text:p>
          </table:table-cell>
          <table:table-cell office:value-type="float" office:value="4299233">
            <text:p>4299233</text:p>
          </table:table-cell>
          <table:table-cell table:number-columns-repeated="4" office:value-type="float" office:value="0">
            <text:p>0</text:p>
          </table:table-cell>
          <table:table-cell office:value-type="float" office:value="3243898">
            <text:p>3243898</text:p>
          </table:table-cell>
          <table:table-cell office:value-type="float" office:value="17376">
            <text:p>17376</text:p>
          </table:table-cell>
          <table:table-cell office:value-type="float" office:value="2028006">
            <text:p>2028006</text:p>
          </table:table-cell>
          <table:table-cell office:value-type="float" office:value="499736">
            <text:p>499736</text:p>
          </table:table-cell>
          <table:table-cell table:number-columns-repeated="2" office:value-type="float" office:value="0">
            <text:p>0</text:p>
          </table:table-cell>
          <table:table-cell office:value-type="float" office:value="3446473184">
            <text:p>3446473184</text:p>
          </table:table-cell>
          <table:table-cell office:value-type="float" office:value="3189959700">
            <text:p>3189959700</text:p>
          </table:table-cell>
          <table:table-cell table:number-columns-repeated="4" office:value-type="float" office:value="0">
            <text:p>0</text:p>
          </table:table-cell>
          <table:table-cell office:value-type="float" office:value="3346160716">
            <text:p>3346160716</text:p>
          </table:table-cell>
          <table:table-cell office:value-type="float" office:value="0">
            <text:p>0</text:p>
          </table:table-cell>
          <table:table-cell office:value-type="float" office:value="3346160716">
            <text:p>3346160716</text:p>
          </table:table-cell>
          <table:table-cell office:value-type="float" office:value="119393440">
            <text:p>119393440</text:p>
          </table:table-cell>
          <table:table-cell office:value-type="float" office:value="3820564006">
            <text:p>3820564006</text:p>
          </table:table-cell>
          <table:table-cell office:value-type="float" office:value="0">
            <text:p>0</text:p>
          </table:table-cell>
          <table:table-cell office:value-type="float" office:value="2547042671">
            <text:p>2547042671</text:p>
          </table:table-cell>
          <table:table-cell office:value-type="float" office:value="919">
            <text:p>919</text:p>
          </table:table-cell>
          <table:table-cell office:value-type="float" office:value="2547042670">
            <text:p>2547042670</text:p>
          </table:table-cell>
          <table:table-cell office:value-type="float" office:value="1553221123">
            <text:p>1553221123</text:p>
          </table:table-cell>
          <table:table-cell office:value-type="float" office:value="1273521335">
            <text:p>1273521335</text:p>
          </table:table-cell>
          <table:table-cell office:value-type="float" office:value="2767240">
            <text:p>2767240</text:p>
          </table:table-cell>
          <table:table-cell office:value-type="float" office:value="799118045">
            <text:p>799118045</text:p>
          </table:table-cell>
          <table:table-cell office:value-type="float" office:value="3346160716">
            <text:p>3346160716</text:p>
          </table:table-cell>
          <table:table-cell office:value-type="float" office:value="29722045898">
            <text:p>29722045898</text:p>
          </table:table-cell>
          <table:table-cell office:value-type="float" office:value="107220520019">
            <text:p>107220520019</text:p>
          </table:table-cell>
          <table:table-cell office:value-type="float" office:value="12513122558">
            <text:p>12513122558</text:p>
          </table:table-cell>
          <table:table-cell office:value-type="float" office:value="1643463134">
            <text:p>164346313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7406790360">
            <text:p>7406790360</text:p>
          </table:table-cell>
          <table:table-cell office:value-type="float" office:value="1924820228">
            <text:p>1924820228</text:p>
          </table:table-cell>
          <table:table-cell office:value-type="float" office:value="3461750642">
            <text:p>3461750642</text:p>
          </table:table-cell>
          <table:table-cell office:value-type="float" office:value="2051072215">
            <text:p>2051072215</text:p>
          </table:table-cell>
          <table:table-cell office:value-type="float" office:value="7756422158">
            <text:p>7756422158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818293">
            <text:p>818293</text:p>
          </table:table-cell>
          <table:table-cell table:number-columns-repeated="14" office:value-type="float" office:value="8157140219">
            <text:p>8157140219</text:p>
          </table:table-cell>
          <table:table-cell office:value-type="float" office:value="4310707">
            <text:p>43107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7316">
            <text:p>3257316</text:p>
          </table:table-cell>
          <table:table-cell office:value-type="float" office:value="17460">
            <text:p>17460</text:p>
          </table:table-cell>
          <table:table-cell office:value-type="float" office:value="2276076">
            <text:p>2276076</text:p>
          </table:table-cell>
          <table:table-cell office:value-type="float" office:value="565816">
            <text:p>565816</text:p>
          </table:table-cell>
          <table:table-cell table:number-columns-repeated="2" office:value-type="float" office:value="0">
            <text:p>0</text:p>
          </table:table-cell>
          <table:table-cell office:value-type="float" office:value="3704521200">
            <text:p>3704521200</text:p>
          </table:table-cell>
          <table:table-cell office:value-type="float" office:value="3199479864">
            <text:p>3199479864</text:p>
          </table:table-cell>
          <table:table-cell table:number-columns-repeated="4" office:value-type="float" office:value="0">
            <text:p>0</text:p>
          </table:table-cell>
          <table:table-cell office:value-type="float" office:value="3461750642">
            <text:p>3461750642</text:p>
          </table:table-cell>
          <table:table-cell office:value-type="float" office:value="0">
            <text:p>0</text:p>
          </table:table-cell>
          <table:table-cell office:value-type="float" office:value="3461750642">
            <text:p>3461750642</text:p>
          </table:table-cell>
          <table:table-cell office:value-type="float" office:value="121199014">
            <text:p>121199014</text:p>
          </table:table-cell>
          <table:table-cell office:value-type="float" office:value="3878358969">
            <text:p>3878358969</text:p>
          </table:table-cell>
          <table:table-cell office:value-type="float" office:value="0">
            <text:p>0</text:p>
          </table:table-cell>
          <table:table-cell office:value-type="float" office:value="2585572646">
            <text:p>2585572646</text:p>
          </table:table-cell>
          <table:table-cell office:value-type="float" office:value="53160034">
            <text:p>53160034</text:p>
          </table:table-cell>
          <table:table-cell office:value-type="float" office:value="2585572646">
            <text:p>2585572646</text:p>
          </table:table-cell>
          <table:table-cell office:value-type="float" office:value="3196669122">
            <text:p>3196669122</text:p>
          </table:table-cell>
          <table:table-cell office:value-type="float" office:value="1292786323">
            <text:p>1292786323</text:p>
          </table:table-cell>
          <table:table-cell office:value-type="float" office:value="623182">
            <text:p>623182</text:p>
          </table:table-cell>
          <table:table-cell office:value-type="float" office:value="876177996">
            <text:p>876177996</text:p>
          </table:table-cell>
          <table:table-cell office:value-type="float" office:value="3461750642">
            <text:p>3461750642</text:p>
          </table:table-cell>
          <table:table-cell office:value-type="float" office:value="29808654784">
            <text:p>29808654784</text:p>
          </table:table-cell>
          <table:table-cell office:value-type="float" office:value="108409759521">
            <text:p>108409759521</text:p>
          </table:table-cell>
          <table:table-cell office:value-type="float" office:value="12226379394">
            <text:p>12226379394</text:p>
          </table:table-cell>
          <table:table-cell office:value-type="float" office:value="1664825439">
            <text:p>166482543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7408345152">
            <text:p>7408345152</text:p>
          </table:table-cell>
          <table:table-cell office:value-type="float" office:value="2024515737">
            <text:p>2024515737</text:p>
          </table:table-cell>
          <table:table-cell office:value-type="float" office:value="3458527179">
            <text:p>3458527179</text:p>
          </table:table-cell>
          <table:table-cell office:value-type="float" office:value="286210655">
            <text:p>286210655</text:p>
          </table:table-cell>
          <table:table-cell office:value-type="float" office:value="7753262804">
            <text:p>775326280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818740">
            <text:p>818740</text:p>
          </table:table-cell>
          <table:table-cell table:number-columns-repeated="14" office:value-type="float" office:value="8434963580">
            <text:p>8434963580</text:p>
          </table:table-cell>
          <table:table-cell office:value-type="float" office:value="4310577">
            <text:p>4310577</text:p>
          </table:table-cell>
          <table:table-cell table:number-columns-repeated="4" office:value-type="float" office:value="0">
            <text:p>0</text:p>
          </table:table-cell>
          <table:table-cell office:value-type="float" office:value="3257980">
            <text:p>3257980</text:p>
          </table:table-cell>
          <table:table-cell office:value-type="float" office:value="17404">
            <text:p>17404</text:p>
          </table:table-cell>
          <table:table-cell office:value-type="float" office:value="2275896">
            <text:p>2275896</text:p>
          </table:table-cell>
          <table:table-cell office:value-type="float" office:value="565558">
            <text:p>565558</text:p>
          </table:table-cell>
          <table:table-cell table:number-columns-repeated="2" office:value-type="float" office:value="0">
            <text:p>0</text:p>
          </table:table-cell>
          <table:table-cell office:value-type="float" office:value="3962569216">
            <text:p>3962569216</text:p>
          </table:table-cell>
          <table:table-cell office:value-type="float" office:value="3271520968">
            <text:p>3271520968</text:p>
          </table:table-cell>
          <table:table-cell table:number-columns-repeated="4" office:value-type="float" office:value="0">
            <text:p>0</text:p>
          </table:table-cell>
          <table:table-cell office:value-type="float" office:value="3458527179">
            <text:p>3458527179</text:p>
          </table:table-cell>
          <table:table-cell office:value-type="float" office:value="0">
            <text:p>0</text:p>
          </table:table-cell>
          <table:table-cell office:value-type="float" office:value="3458527179">
            <text:p>3458527179</text:p>
          </table:table-cell>
          <table:table-cell office:value-type="float" office:value="121150541">
            <text:p>121150541</text:p>
          </table:table-cell>
          <table:table-cell office:value-type="float" office:value="3876747238">
            <text:p>3876747238</text:p>
          </table:table-cell>
          <table:table-cell office:value-type="float" office:value="0">
            <text:p>0</text:p>
          </table:table-cell>
          <table:table-cell office:value-type="float" office:value="2584498159">
            <text:p>2584498159</text:p>
          </table:table-cell>
          <table:table-cell office:value-type="float" office:value="149098729">
            <text:p>149098729</text:p>
          </table:table-cell>
          <table:table-cell office:value-type="float" office:value="2584498158">
            <text:p>2584498158</text:p>
          </table:table-cell>
          <table:table-cell office:value-type="float" office:value="1625801593">
            <text:p>1625801593</text:p>
          </table:table-cell>
          <table:table-cell office:value-type="float" office:value="1292249079">
            <text:p>1292249079</text:p>
          </table:table-cell>
          <table:table-cell office:value-type="float" office:value="390509">
            <text:p>390509</text:p>
          </table:table-cell>
          <table:table-cell office:value-type="float" office:value="874029020">
            <text:p>874029020</text:p>
          </table:table-cell>
          <table:table-cell office:value-type="float" office:value="3458527179">
            <text:p>3458527179</text:p>
          </table:table-cell>
          <table:table-cell office:value-type="float" office:value="30254089355">
            <text:p>30254089355</text:p>
          </table:table-cell>
          <table:table-cell office:value-type="float" office:value="110033416747">
            <text:p>110033416747</text:p>
          </table:table-cell>
          <table:table-cell office:value-type="float" office:value="12318939208">
            <text:p>12318939208</text:p>
          </table:table-cell>
          <table:table-cell office:value-type="float" office:value="1664459228">
            <text:p>166445922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033653104">
            <text:p>1033653104</text:p>
          </table:table-cell>
          <table:table-cell office:value-type="float" office:value="1975145196">
            <text:p>1975145196</text:p>
          </table:table-cell>
          <table:table-cell office:value-type="float" office:value="1089373210">
            <text:p>1089373210</text:p>
          </table:table-cell>
          <table:table-cell office:value-type="float" office:value="3003608479">
            <text:p>3003608479</text:p>
          </table:table-cell>
          <table:table-cell office:value-type="float" office:value="1089121263">
            <text:p>108912126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5497">
            <text:p>685497</text:p>
          </table:table-cell>
          <table:table-cell table:number-columns-repeated="14" office:value-type="float" office:value="71561462">
            <text:p>71561462</text:p>
          </table:table-cell>
          <table:table-cell office:value-type="float" office:value="3777592">
            <text:p>3777592</text:p>
          </table:table-cell>
          <table:table-cell table:number-columns-repeated="4" office:value-type="float" office:value="0">
            <text:p>0</text:p>
          </table:table-cell>
          <table:table-cell office:value-type="float" office:value="2727420">
            <text:p>2727420</text:p>
          </table:table-cell>
          <table:table-cell office:value-type="float" office:value="16465">
            <text:p>16465</text:p>
          </table:table-cell>
          <table:table-cell office:value-type="float" office:value="1756911">
            <text:p>1756911</text:p>
          </table:table-cell>
          <table:table-cell office:value-type="float" office:value="432040">
            <text:p>432040</text:p>
          </table:table-cell>
          <table:table-cell table:number-columns-repeated="2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office:value-type="float" office:value="1089218444">
            <text:p>1089218444</text:p>
          </table:table-cell>
          <table:table-cell table:number-columns-repeated="4" office:value-type="float" office:value="0">
            <text:p>0</text:p>
          </table:table-cell>
          <table:table-cell office:value-type="float" office:value="1089373210">
            <text:p>1089373210</text:p>
          </table:table-cell>
          <table:table-cell office:value-type="float" office:value="0">
            <text:p>0</text:p>
          </table:table-cell>
          <table:table-cell office:value-type="float" office:value="1089373210">
            <text:p>1089373210</text:p>
          </table:table-cell>
          <table:table-cell office:value-type="float" office:value="17024092">
            <text:p>17024092</text:p>
          </table:table-cell>
          <table:table-cell office:value-type="float" office:value="544686605">
            <text:p>544686605</text:p>
          </table:table-cell>
          <table:table-cell office:value-type="float" office:value="0">
            <text:p>0</text:p>
          </table:table-cell>
          <table:table-cell office:value-type="float" office:value="363124403">
            <text:p>363124403</text:p>
          </table:table-cell>
          <table:table-cell office:value-type="float" office:value="0">
            <text:p>0</text:p>
          </table:table-cell>
          <table:table-cell office:value-type="float" office:value="363124403">
            <text:p>363124403</text:p>
          </table:table-cell>
          <table:table-cell office:value-type="float" office:value="1089234957">
            <text:p>1089234957</text:p>
          </table:table-cell>
          <table:table-cell office:value-type="float" office:value="181562202">
            <text:p>181562202</text:p>
          </table:table-cell>
          <table:table-cell office:value-type="float" office:value="383281">
            <text:p>383281</text:p>
          </table:table-cell>
          <table:table-cell office:value-type="float" office:value="726248807">
            <text:p>726248807</text:p>
          </table:table-cell>
          <table:table-cell office:value-type="float" office:value="1089373210">
            <text:p>1089373210</text:p>
          </table:table-cell>
          <table:table-cell office:value-type="float" office:value="3066406249">
            <text:p>3066406249</text:p>
          </table:table-cell>
          <table:table-cell office:value-type="float" office:value="9777282714">
            <text:p>9777282714</text:p>
          </table:table-cell>
          <table:table-cell office:value-type="float" office:value="970245361">
            <text:p>970245361</text:p>
          </table:table-cell>
          <table:table-cell office:value-type="float" office:value="232482909">
            <text:p>23248290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33929067">
            <text:p>1033929067</text:p>
          </table:table-cell>
          <table:table-cell office:value-type="float" office:value="1989634191">
            <text:p>1989634191</text:p>
          </table:table-cell>
          <table:table-cell office:value-type="float" office:value="1089432698">
            <text:p>1089432698</text:p>
          </table:table-cell>
          <table:table-cell office:value-type="float" office:value="3004166226">
            <text:p>3004166226</text:p>
          </table:table-cell>
          <table:table-cell office:value-type="float" office:value="1089125642">
            <text:p>1089125642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3407">
            <text:p>683407</text:p>
          </table:table-cell>
          <table:table-cell table:number-columns-repeated="14" office:value-type="float" office:value="71543740">
            <text:p>71543740</text:p>
          </table:table-cell>
          <table:table-cell office:value-type="float" office:value="3769235">
            <text:p>3769235</text:p>
          </table:table-cell>
          <table:table-cell table:number-columns-repeated="4" office:value-type="float" office:value="0">
            <text:p>0</text:p>
          </table:table-cell>
          <table:table-cell office:value-type="float" office:value="2719062">
            <text:p>2719062</text:p>
          </table:table-cell>
          <table:table-cell office:value-type="float" office:value="16464">
            <text:p>16464</text:p>
          </table:table-cell>
          <table:table-cell office:value-type="float" office:value="1757043">
            <text:p>1757043</text:p>
          </table:table-cell>
          <table:table-cell office:value-type="float" office:value="432114">
            <text:p>432114</text:p>
          </table:table-cell>
          <table:table-cell table:number-columns-repeated="2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office:value-type="float" office:value="1089080608">
            <text:p>1089080608</text:p>
          </table:table-cell>
          <table:table-cell table:number-columns-repeated="4" office:value-type="float" office:value="0">
            <text:p>0</text:p>
          </table:table-cell>
          <table:table-cell office:value-type="float" office:value="1089432698">
            <text:p>1089432698</text:p>
          </table:table-cell>
          <table:table-cell office:value-type="float" office:value="0">
            <text:p>0</text:p>
          </table:table-cell>
          <table:table-cell office:value-type="float" office:value="1089432698">
            <text:p>1089432698</text:p>
          </table:table-cell>
          <table:table-cell office:value-type="float" office:value="17024782">
            <text:p>17024782</text:p>
          </table:table-cell>
          <table:table-cell office:value-type="float" office:value="544716349">
            <text:p>544716349</text:p>
          </table:table-cell>
          <table:table-cell office:value-type="float" office:value="0">
            <text:p>0</text:p>
          </table:table-cell>
          <table:table-cell office:value-type="float" office:value="363144232">
            <text:p>363144232</text:p>
          </table:table-cell>
          <table:table-cell office:value-type="float" office:value="0">
            <text:p>0</text:p>
          </table:table-cell>
          <table:table-cell office:value-type="float" office:value="363144232">
            <text:p>363144232</text:p>
          </table:table-cell>
          <table:table-cell office:value-type="float" office:value="1086994215">
            <text:p>1086994215</text:p>
          </table:table-cell>
          <table:table-cell office:value-type="float" office:value="181572116">
            <text:p>181572116</text:p>
          </table:table-cell>
          <table:table-cell office:value-type="float" office:value="388943">
            <text:p>388943</text:p>
          </table:table-cell>
          <table:table-cell office:value-type="float" office:value="726288465">
            <text:p>726288465</text:p>
          </table:table-cell>
          <table:table-cell office:value-type="float" office:value="1089432698">
            <text:p>1089432698</text:p>
          </table:table-cell>
          <table:table-cell office:value-type="float" office:value="3109130859">
            <text:p>3109130859</text:p>
          </table:table-cell>
          <table:table-cell office:value-type="float" office:value="9899047851">
            <text:p>9899047851</text:p>
          </table:table-cell>
          <table:table-cell office:value-type="float" office:value="1023010253">
            <text:p>1023010253</text:p>
          </table:table-cell>
          <table:table-cell office:value-type="float" office:value="232971191">
            <text:p>23297119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33725097">
            <text:p>1033725097</text:p>
          </table:table-cell>
          <table:table-cell office:value-type="float" office:value="2003968808">
            <text:p>2003968808</text:p>
          </table:table-cell>
          <table:table-cell office:value-type="float" office:value="1089422679">
            <text:p>1089422679</text:p>
          </table:table-cell>
          <table:table-cell office:value-type="float" office:value="3003759346">
            <text:p>3003759346</text:p>
          </table:table-cell>
          <table:table-cell office:value-type="float" office:value="1089136080">
            <text:p>108913608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3274">
            <text:p>683274</text:p>
          </table:table-cell>
          <table:table-cell table:number-columns-repeated="14" office:value-type="float" office:value="71536863">
            <text:p>71536863</text:p>
          </table:table-cell>
          <table:table-cell office:value-type="float" office:value="3768707">
            <text:p>3768707</text:p>
          </table:table-cell>
          <table:table-cell table:number-columns-repeated="4" office:value-type="float" office:value="0">
            <text:p>0</text:p>
          </table:table-cell>
          <table:table-cell office:value-type="float" office:value="2718534">
            <text:p>2718534</text:p>
          </table:table-cell>
          <table:table-cell office:value-type="float" office:value="16445">
            <text:p>16445</text:p>
          </table:table-cell>
          <table:table-cell office:value-type="float" office:value="1611650">
            <text:p>1611650</text:p>
          </table:table-cell>
          <table:table-cell office:value-type="float" office:value="403860">
            <text:p>403860</text:p>
          </table:table-cell>
          <table:table-cell table:number-columns-repeated="2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office:value-type="float" office:value="1089257752">
            <text:p>1089257752</text:p>
          </table:table-cell>
          <table:table-cell table:number-columns-repeated="4" office:value-type="float" office:value="0">
            <text:p>0</text:p>
          </table:table-cell>
          <table:table-cell office:value-type="float" office:value="1089422679">
            <text:p>1089422679</text:p>
          </table:table-cell>
          <table:table-cell office:value-type="float" office:value="0">
            <text:p>0</text:p>
          </table:table-cell>
          <table:table-cell office:value-type="float" office:value="1089422679">
            <text:p>1089422679</text:p>
          </table:table-cell>
          <table:table-cell office:value-type="float" office:value="17023450">
            <text:p>17023450</text:p>
          </table:table-cell>
          <table:table-cell office:value-type="float" office:value="544711340">
            <text:p>544711340</text:p>
          </table:table-cell>
          <table:table-cell office:value-type="float" office:value="0">
            <text:p>0</text:p>
          </table:table-cell>
          <table:table-cell office:value-type="float" office:value="363140893">
            <text:p>363140893</text:p>
          </table:table-cell>
          <table:table-cell office:value-type="float" office:value="0">
            <text:p>0</text:p>
          </table:table-cell>
          <table:table-cell office:value-type="float" office:value="363140892">
            <text:p>363140892</text:p>
          </table:table-cell>
          <table:table-cell office:value-type="float" office:value="1083644030">
            <text:p>1083644030</text:p>
          </table:table-cell>
          <table:table-cell office:value-type="float" office:value="181570446">
            <text:p>181570446</text:p>
          </table:table-cell>
          <table:table-cell office:value-type="float" office:value="195315">
            <text:p>195315</text:p>
          </table:table-cell>
          <table:table-cell office:value-type="float" office:value="726281786">
            <text:p>726281786</text:p>
          </table:table-cell>
          <table:table-cell office:value-type="float" office:value="1089422679">
            <text:p>1089422679</text:p>
          </table:table-cell>
          <table:table-cell office:value-type="float" office:value="3105133056">
            <text:p>3105133056</text:p>
          </table:table-cell>
          <table:table-cell office:value-type="float" office:value="9828186034">
            <text:p>9828186034</text:p>
          </table:table-cell>
          <table:table-cell office:value-type="float" office:value="979095458">
            <text:p>979095458</text:p>
          </table:table-cell>
          <table:table-cell office:value-type="float" office:value="232818603">
            <text:p>23281860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34017140">
            <text:p>1034017140</text:p>
          </table:table-cell>
          <table:table-cell office:value-type="float" office:value="2018229476">
            <text:p>2018229476</text:p>
          </table:table-cell>
          <table:table-cell office:value-type="float" office:value="1089590365">
            <text:p>1089590365</text:p>
          </table:table-cell>
          <table:table-cell office:value-type="float" office:value="3004688798">
            <text:p>3004688798</text:p>
          </table:table-cell>
          <table:table-cell office:value-type="float" office:value="1089303425">
            <text:p>108930342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3276">
            <text:p>683276</text:p>
          </table:table-cell>
          <table:table-cell table:number-columns-repeated="14" office:value-type="float" office:value="71538824">
            <text:p>71538824</text:p>
          </table:table-cell>
          <table:table-cell office:value-type="float" office:value="3768716">
            <text:p>3768716</text:p>
          </table:table-cell>
          <table:table-cell table:number-columns-repeated="4" office:value-type="float" office:value="0">
            <text:p>0</text:p>
          </table:table-cell>
          <table:table-cell office:value-type="float" office:value="2718544">
            <text:p>2718544</text:p>
          </table:table-cell>
          <table:table-cell office:value-type="float" office:value="16455">
            <text:p>16455</text:p>
          </table:table-cell>
          <table:table-cell office:value-type="float" office:value="1611650">
            <text:p>1611650</text:p>
          </table:table-cell>
          <table:table-cell office:value-type="float" office:value="403879">
            <text:p>403879</text:p>
          </table:table-cell>
          <table:table-cell table:number-columns-repeated="2" office:value-type="float" office:value="0">
            <text:p>0</text:p>
          </table:table-cell>
          <table:table-cell office:value-type="float" office:value="16128001">
            <text:p>16128001</text:p>
          </table:table-cell>
          <table:table-cell office:value-type="float" office:value="1089415904">
            <text:p>1089415904</text:p>
          </table:table-cell>
          <table:table-cell table:number-columns-repeated="4" office:value-type="float" office:value="0">
            <text:p>0</text:p>
          </table:table-cell>
          <table:table-cell office:value-type="float" office:value="1089590365">
            <text:p>1089590365</text:p>
          </table:table-cell>
          <table:table-cell office:value-type="float" office:value="0">
            <text:p>0</text:p>
          </table:table-cell>
          <table:table-cell office:value-type="float" office:value="1089590365">
            <text:p>1089590365</text:p>
          </table:table-cell>
          <table:table-cell office:value-type="float" office:value="17025726">
            <text:p>17025726</text:p>
          </table:table-cell>
          <table:table-cell office:value-type="float" office:value="544795183">
            <text:p>544795183</text:p>
          </table:table-cell>
          <table:table-cell office:value-type="float" office:value="0">
            <text:p>0</text:p>
          </table:table-cell>
          <table:table-cell office:value-type="float" office:value="363196788">
            <text:p>363196788</text:p>
          </table:table-cell>
          <table:table-cell office:value-type="float" office:value="0">
            <text:p>0</text:p>
          </table:table-cell>
          <table:table-cell office:value-type="float" office:value="363196789">
            <text:p>363196789</text:p>
          </table:table-cell>
          <table:table-cell office:value-type="float" office:value="1084106240">
            <text:p>1084106240</text:p>
          </table:table-cell>
          <table:table-cell office:value-type="float" office:value="181598394">
            <text:p>181598394</text:p>
          </table:table-cell>
          <table:table-cell office:value-type="float" office:value="560725">
            <text:p>560725</text:p>
          </table:table-cell>
          <table:table-cell office:value-type="float" office:value="726393577">
            <text:p>726393577</text:p>
          </table:table-cell>
          <table:table-cell office:value-type="float" office:value="1089590365">
            <text:p>1089590365</text:p>
          </table:table-cell>
          <table:table-cell office:value-type="float" office:value="3022674560">
            <text:p>3022674560</text:p>
          </table:table-cell>
          <table:table-cell office:value-type="float" office:value="9725982665">
            <text:p>9725982665</text:p>
          </table:table-cell>
          <table:table-cell office:value-type="float" office:value="956481933">
            <text:p>956481933</text:p>
          </table:table-cell>
          <table:table-cell office:value-type="float" office:value="232849121">
            <text:p>2328491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95655608">
            <text:p>1095655608</text:p>
          </table:table-cell>
          <table:table-cell office:value-type="float" office:value="2033169396">
            <text:p>2033169396</text:p>
          </table:table-cell>
          <table:table-cell office:value-type="float" office:value="1153985068">
            <text:p>1153985068</text:p>
          </table:table-cell>
          <table:table-cell office:value-type="float" office:value="3183678728">
            <text:p>3183678728</text:p>
          </table:table-cell>
          <table:table-cell office:value-type="float" office:value="1153677331">
            <text:p>1153677331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3274">
            <text:p>683274</text:p>
          </table:table-cell>
          <table:table-cell table:number-columns-repeated="14" office:value-type="float" office:value="135803036">
            <text:p>135803036</text:p>
          </table:table-cell>
          <table:table-cell office:value-type="float" office:value="3768711">
            <text:p>3768711</text:p>
          </table:table-cell>
          <table:table-cell table:number-columns-repeated="4" office:value-type="float" office:value="0">
            <text:p>0</text:p>
          </table:table-cell>
          <table:table-cell office:value-type="float" office:value="2718539">
            <text:p>2718539</text:p>
          </table:table-cell>
          <table:table-cell office:value-type="float" office:value="16455">
            <text:p>16455</text:p>
          </table:table-cell>
          <table:table-cell office:value-type="float" office:value="1756766">
            <text:p>1756766</text:p>
          </table:table-cell>
          <table:table-cell office:value-type="float" office:value="431919">
            <text:p>431919</text:p>
          </table:table-cell>
          <table:table-cell table:number-columns-repeated="2" office:value-type="float" office:value="0">
            <text:p>0</text:p>
          </table:table-cell>
          <table:table-cell office:value-type="float" office:value="32256002">
            <text:p>32256002</text:p>
          </table:table-cell>
          <table:table-cell office:value-type="float" office:value="1153587472">
            <text:p>1153587472</text:p>
          </table:table-cell>
          <table:table-cell table:number-columns-repeated="4" office:value-type="float" office:value="0">
            <text:p>0</text:p>
          </table:table-cell>
          <table:table-cell office:value-type="float" office:value="1153985068">
            <text:p>1153985068</text:p>
          </table:table-cell>
          <table:table-cell office:value-type="float" office:value="0">
            <text:p>0</text:p>
          </table:table-cell>
          <table:table-cell office:value-type="float" office:value="1153985068">
            <text:p>1153985068</text:p>
          </table:table-cell>
          <table:table-cell office:value-type="float" office:value="18032650">
            <text:p>18032650</text:p>
          </table:table-cell>
          <table:table-cell office:value-type="float" office:value="576992534">
            <text:p>576992534</text:p>
          </table:table-cell>
          <table:table-cell office:value-type="float" office:value="0">
            <text:p>0</text:p>
          </table:table-cell>
          <table:table-cell office:value-type="float" office:value="384661689">
            <text:p>384661689</text:p>
          </table:table-cell>
          <table:table-cell office:value-type="float" office:value="0">
            <text:p>0</text:p>
          </table:table-cell>
          <table:table-cell office:value-type="float" office:value="384661689">
            <text:p>384661689</text:p>
          </table:table-cell>
          <table:table-cell office:value-type="float" office:value="1146922742">
            <text:p>1146922742</text:p>
          </table:table-cell>
          <table:table-cell office:value-type="float" office:value="192330844">
            <text:p>192330844</text:p>
          </table:table-cell>
          <table:table-cell office:value-type="float" office:value="96340">
            <text:p>96340</text:p>
          </table:table-cell>
          <table:table-cell office:value-type="float" office:value="769323379">
            <text:p>769323379</text:p>
          </table:table-cell>
          <table:table-cell office:value-type="float" office:value="1153985068">
            <text:p>1153985068</text:p>
          </table:table-cell>
          <table:table-cell office:value-type="float" office:value="3295684813">
            <text:p>3295684813</text:p>
          </table:table-cell>
          <table:table-cell office:value-type="float" office:value="10315185546">
            <text:p>10315185546</text:p>
          </table:table-cell>
          <table:table-cell office:value-type="float" office:value="990722656">
            <text:p>990722656</text:p>
          </table:table-cell>
          <table:table-cell office:value-type="float" office:value="246582031">
            <text:p>24658203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126492488">
            <text:p>1126492488</text:p>
          </table:table-cell>
          <table:table-cell office:value-type="float" office:value="2048499592">
            <text:p>2048499592</text:p>
          </table:table-cell>
          <table:table-cell office:value-type="float" office:value="1186280711">
            <text:p>1186280711</text:p>
          </table:table-cell>
          <table:table-cell office:value-type="float" office:value="3273025594">
            <text:p>3273025594</text:p>
          </table:table-cell>
          <table:table-cell office:value-type="float" office:value="1185986128">
            <text:p>1185986128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9023">
            <text:p>689023</text:p>
          </table:table-cell>
          <table:table-cell table:number-columns-repeated="14" office:value-type="float" office:value="264338538">
            <text:p>264338538</text:p>
          </table:table-cell>
          <table:table-cell office:value-type="float" office:value="3791559">
            <text:p>3791559</text:p>
          </table:table-cell>
          <table:table-cell table:number-columns-repeated="4" office:value-type="float" office:value="0">
            <text:p>0</text:p>
          </table:table-cell>
          <table:table-cell office:value-type="float" office:value="2738962">
            <text:p>2738962</text:p>
          </table:table-cell>
          <table:table-cell office:value-type="float" office:value="16465">
            <text:p>16465</text:p>
          </table:table-cell>
          <table:table-cell office:value-type="float" office:value="1756948">
            <text:p>1756948</text:p>
          </table:table-cell>
          <table:table-cell office:value-type="float" office:value="431970">
            <text:p>431970</text:p>
          </table:table-cell>
          <table:table-cell table:number-columns-repeated="2" office:value-type="float" office:value="0">
            <text:p>0</text:p>
          </table:table-cell>
          <table:table-cell office:value-type="float" office:value="64512004">
            <text:p>64512004</text:p>
          </table:table-cell>
          <table:table-cell office:value-type="float" office:value="1183643436">
            <text:p>1183643436</text:p>
          </table:table-cell>
          <table:table-cell table:number-columns-repeated="4" office:value-type="float" office:value="0">
            <text:p>0</text:p>
          </table:table-cell>
          <table:table-cell office:value-type="float" office:value="1186280711">
            <text:p>1186280711</text:p>
          </table:table-cell>
          <table:table-cell office:value-type="float" office:value="0">
            <text:p>0</text:p>
          </table:table-cell>
          <table:table-cell office:value-type="float" office:value="1186280711">
            <text:p>1186280711</text:p>
          </table:table-cell>
          <table:table-cell office:value-type="float" office:value="18537337">
            <text:p>18537337</text:p>
          </table:table-cell>
          <table:table-cell office:value-type="float" office:value="593140355">
            <text:p>593140355</text:p>
          </table:table-cell>
          <table:table-cell office:value-type="float" office:value="0">
            <text:p>0</text:p>
          </table:table-cell>
          <table:table-cell office:value-type="float" office:value="395426903">
            <text:p>395426903</text:p>
          </table:table-cell>
          <table:table-cell office:value-type="float" office:value="0">
            <text:p>0</text:p>
          </table:table-cell>
          <table:table-cell office:value-type="float" office:value="395426903">
            <text:p>395426903</text:p>
          </table:table-cell>
          <table:table-cell office:value-type="float" office:value="1179397662">
            <text:p>1179397662</text:p>
          </table:table-cell>
          <table:table-cell office:value-type="float" office:value="197713451">
            <text:p>197713451</text:p>
          </table:table-cell>
          <table:table-cell office:value-type="float" office:value="447406">
            <text:p>447406</text:p>
          </table:table-cell>
          <table:table-cell office:value-type="float" office:value="790853807">
            <text:p>790853807</text:p>
          </table:table-cell>
          <table:table-cell office:value-type="float" office:value="1186280711">
            <text:p>1186280711</text:p>
          </table:table-cell>
          <table:table-cell office:value-type="float" office:value="3401580810">
            <text:p>3401580810</text:p>
          </table:table-cell>
          <table:table-cell office:value-type="float" office:value="10865966796">
            <text:p>10865966796</text:p>
          </table:table-cell>
          <table:table-cell office:value-type="float" office:value="1083892822">
            <text:p>1083892822</text:p>
          </table:table-cell>
          <table:table-cell office:value-type="float" office:value="253936767">
            <text:p>253936767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126534338">
            <text:p>1126534338</text:p>
          </table:table-cell>
          <table:table-cell office:value-type="float" office:value="2064018830">
            <text:p>2064018830</text:p>
          </table:table-cell>
          <table:table-cell office:value-type="float" office:value="1186236338">
            <text:p>1186236338</text:p>
          </table:table-cell>
          <table:table-cell office:value-type="float" office:value="3273360826">
            <text:p>3273360826</text:p>
          </table:table-cell>
          <table:table-cell office:value-type="float" office:value="1185953315">
            <text:p>118595331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83279">
            <text:p>683279</text:p>
          </table:table-cell>
          <table:table-cell table:number-columns-repeated="14" office:value-type="float" office:value="521988689">
            <text:p>521988689</text:p>
          </table:table-cell>
          <table:table-cell office:value-type="float" office:value="3768721">
            <text:p>3768721</text:p>
          </table:table-cell>
          <table:table-cell table:number-columns-repeated="4" office:value-type="float" office:value="0">
            <text:p>0</text:p>
          </table:table-cell>
          <table:table-cell office:value-type="float" office:value="2718548">
            <text:p>2718548</text:p>
          </table:table-cell>
          <table:table-cell office:value-type="float" office:value="16464">
            <text:p>16464</text:p>
          </table:table-cell>
          <table:table-cell office:value-type="float" office:value="1756856">
            <text:p>1756856</text:p>
          </table:table-cell>
          <table:table-cell office:value-type="float" office:value="431856">
            <text:p>431856</text:p>
          </table:table-cell>
          <table:table-cell table:number-columns-repeated="2" office:value-type="float" office:value="0">
            <text:p>0</text:p>
          </table:table-cell>
          <table:table-cell office:value-type="float" office:value="129024008">
            <text:p>129024008</text:p>
          </table:table-cell>
          <table:table-cell office:value-type="float" office:value="1181720208">
            <text:p>1181720208</text:p>
          </table:table-cell>
          <table:table-cell table:number-columns-repeated="4" office:value-type="float" office:value="0">
            <text:p>0</text:p>
          </table:table-cell>
          <table:table-cell office:value-type="float" office:value="1186236338">
            <text:p>1186236338</text:p>
          </table:table-cell>
          <table:table-cell office:value-type="float" office:value="0">
            <text:p>0</text:p>
          </table:table-cell>
          <table:table-cell office:value-type="float" office:value="1186236338">
            <text:p>1186236338</text:p>
          </table:table-cell>
          <table:table-cell office:value-type="float" office:value="18535762">
            <text:p>18535762</text:p>
          </table:table-cell>
          <table:table-cell office:value-type="float" office:value="593118169">
            <text:p>593118169</text:p>
          </table:table-cell>
          <table:table-cell office:value-type="float" office:value="0">
            <text:p>0</text:p>
          </table:table-cell>
          <table:table-cell office:value-type="float" office:value="395412113">
            <text:p>395412113</text:p>
          </table:table-cell>
          <table:table-cell office:value-type="float" office:value="0">
            <text:p>0</text:p>
          </table:table-cell>
          <table:table-cell office:value-type="float" office:value="395412113">
            <text:p>395412113</text:p>
          </table:table-cell>
          <table:table-cell office:value-type="float" office:value="1179264127">
            <text:p>1179264127</text:p>
          </table:table-cell>
          <table:table-cell office:value-type="float" office:value="197706056">
            <text:p>197706056</text:p>
          </table:table-cell>
          <table:table-cell office:value-type="float" office:value="1203282">
            <text:p>1203282</text:p>
          </table:table-cell>
          <table:table-cell office:value-type="float" office:value="790824226">
            <text:p>790824226</text:p>
          </table:table-cell>
          <table:table-cell office:value-type="float" office:value="1186236338">
            <text:p>1186236338</text:p>
          </table:table-cell>
          <table:table-cell office:value-type="float" office:value="3445343017">
            <text:p>3445343017</text:p>
          </table:table-cell>
          <table:table-cell office:value-type="float" office:value="10972290038">
            <text:p>10972290038</text:p>
          </table:table-cell>
          <table:table-cell office:value-type="float" office:value="1016876220">
            <text:p>1016876220</text:p>
          </table:table-cell>
          <table:table-cell office:value-type="float" office:value="253662109">
            <text:p>25366210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126559584">
            <text:p>1126559584</text:p>
          </table:table-cell>
          <table:table-cell office:value-type="float" office:value="2079429118">
            <text:p>2079429118</text:p>
          </table:table-cell>
          <table:table-cell office:value-type="float" office:value="1186395123">
            <text:p>1186395123</text:p>
          </table:table-cell>
          <table:table-cell office:value-type="float" office:value="3273376808">
            <text:p>3273376808</text:p>
          </table:table-cell>
          <table:table-cell office:value-type="float" office:value="1186045196">
            <text:p>1186045196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83413">
            <text:p>683413</text:p>
          </table:table-cell>
          <table:table-cell table:number-columns-repeated="14" office:value-type="float" office:value="1037337582">
            <text:p>1037337582</text:p>
          </table:table-cell>
          <table:table-cell office:value-type="float" office:value="3769266">
            <text:p>3769266</text:p>
          </table:table-cell>
          <table:table-cell table:number-columns-repeated="4" office:value-type="float" office:value="0">
            <text:p>0</text:p>
          </table:table-cell>
          <table:table-cell office:value-type="float" office:value="2719094">
            <text:p>2719094</text:p>
          </table:table-cell>
          <table:table-cell office:value-type="float" office:value="16465">
            <text:p>16465</text:p>
          </table:table-cell>
          <table:table-cell office:value-type="float" office:value="1756763">
            <text:p>1756763</text:p>
          </table:table-cell>
          <table:table-cell office:value-type="float" office:value="431962">
            <text:p>431962</text:p>
          </table:table-cell>
          <table:table-cell table:number-columns-repeated="2" office:value-type="float" office:value="0">
            <text:p>0</text:p>
          </table:table-cell>
          <table:table-cell office:value-type="float" office:value="258048016">
            <text:p>258048016</text:p>
          </table:table-cell>
          <table:table-cell office:value-type="float" office:value="1180822540">
            <text:p>1180822540</text:p>
          </table:table-cell>
          <table:table-cell table:number-columns-repeated="4" office:value-type="float" office:value="0">
            <text:p>0</text:p>
          </table:table-cell>
          <table:table-cell office:value-type="float" office:value="1186395123">
            <text:p>1186395123</text:p>
          </table:table-cell>
          <table:table-cell office:value-type="float" office:value="0">
            <text:p>0</text:p>
          </table:table-cell>
          <table:table-cell office:value-type="float" office:value="1186395123">
            <text:p>1186395123</text:p>
          </table:table-cell>
          <table:table-cell office:value-type="float" office:value="18539032">
            <text:p>18539032</text:p>
          </table:table-cell>
          <table:table-cell office:value-type="float" office:value="593197561">
            <text:p>593197561</text:p>
          </table:table-cell>
          <table:table-cell office:value-type="float" office:value="0">
            <text:p>0</text:p>
          </table:table-cell>
          <table:table-cell office:value-type="float" office:value="395465041">
            <text:p>395465041</text:p>
          </table:table-cell>
          <table:table-cell office:value-type="float" office:value="0">
            <text:p>0</text:p>
          </table:table-cell>
          <table:table-cell office:value-type="float" office:value="395465041">
            <text:p>395465041</text:p>
          </table:table-cell>
          <table:table-cell office:value-type="float" office:value="1182694586">
            <text:p>1182694586</text:p>
          </table:table-cell>
          <table:table-cell office:value-type="float" office:value="197732521">
            <text:p>197732521</text:p>
          </table:table-cell>
          <table:table-cell office:value-type="float" office:value="11148149">
            <text:p>11148149</text:p>
          </table:table-cell>
          <table:table-cell office:value-type="float" office:value="790930081">
            <text:p>790930081</text:p>
          </table:table-cell>
          <table:table-cell office:value-type="float" office:value="1186395123">
            <text:p>1186395123</text:p>
          </table:table-cell>
          <table:table-cell office:value-type="float" office:value="3519165038">
            <text:p>3519165038</text:p>
          </table:table-cell>
          <table:table-cell office:value-type="float" office:value="11475463866">
            <text:p>11475463866</text:p>
          </table:table-cell>
          <table:table-cell office:value-type="float" office:value="1046234130">
            <text:p>1046234130</text:p>
          </table:table-cell>
          <table:table-cell office:value-type="float" office:value="253906249">
            <text:p>25390624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249395322">
            <text:p>1249395322</text:p>
          </table:table-cell>
          <table:table-cell office:value-type="float" office:value="2096290592">
            <text:p>2096290592</text:p>
          </table:table-cell>
          <table:table-cell office:value-type="float" office:value="1315054974">
            <text:p>1315054974</text:p>
          </table:table-cell>
          <table:table-cell office:value-type="float" office:value="3630220386">
            <text:p>3630220386</text:p>
          </table:table-cell>
          <table:table-cell office:value-type="float" office:value="1314768854">
            <text:p>131476885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89037">
            <text:p>689037</text:p>
          </table:table-cell>
          <table:table-cell table:number-columns-repeated="14" office:value-type="float" office:value="2068090998">
            <text:p>2068090998</text:p>
          </table:table-cell>
          <table:table-cell office:value-type="float" office:value="3791620">
            <text:p>3791620</text:p>
          </table:table-cell>
          <table:table-cell table:number-columns-repeated="4" office:value-type="float" office:value="0">
            <text:p>0</text:p>
          </table:table-cell>
          <table:table-cell office:value-type="float" office:value="2739022">
            <text:p>2739022</text:p>
          </table:table-cell>
          <table:table-cell office:value-type="float" office:value="16464">
            <text:p>16464</text:p>
          </table:table-cell>
          <table:table-cell office:value-type="float" office:value="1756908">
            <text:p>1756908</text:p>
          </table:table-cell>
          <table:table-cell office:value-type="float" office:value="432095">
            <text:p>432095</text:p>
          </table:table-cell>
          <table:table-cell table:number-columns-repeated="2" office:value-type="float" office:value="0">
            <text:p>0</text:p>
          </table:table-cell>
          <table:table-cell office:value-type="float" office:value="516096032">
            <text:p>516096032</text:p>
          </table:table-cell>
          <table:table-cell office:value-type="float" office:value="1314585304">
            <text:p>1314585304</text:p>
          </table:table-cell>
          <table:table-cell table:number-columns-repeated="4" office:value-type="float" office:value="0">
            <text:p>0</text:p>
          </table:table-cell>
          <table:table-cell office:value-type="float" office:value="1315054974">
            <text:p>1315054974</text:p>
          </table:table-cell>
          <table:table-cell office:value-type="float" office:value="0">
            <text:p>0</text:p>
          </table:table-cell>
          <table:table-cell office:value-type="float" office:value="1315054974">
            <text:p>1315054974</text:p>
          </table:table-cell>
          <table:table-cell office:value-type="float" office:value="20550404">
            <text:p>20550404</text:p>
          </table:table-cell>
          <table:table-cell office:value-type="float" office:value="657527487">
            <text:p>657527487</text:p>
          </table:table-cell>
          <table:table-cell office:value-type="float" office:value="0">
            <text:p>0</text:p>
          </table:table-cell>
          <table:table-cell office:value-type="float" office:value="438351658">
            <text:p>438351658</text:p>
          </table:table-cell>
          <table:table-cell office:value-type="float" office:value="0">
            <text:p>0</text:p>
          </table:table-cell>
          <table:table-cell office:value-type="float" office:value="438351658">
            <text:p>438351658</text:p>
          </table:table-cell>
          <table:table-cell office:value-type="float" office:value="1314824461">
            <text:p>1314824461</text:p>
          </table:table-cell>
          <table:table-cell office:value-type="float" office:value="219175829">
            <text:p>219175829</text:p>
          </table:table-cell>
          <table:table-cell office:value-type="float" office:value="354116">
            <text:p>354116</text:p>
          </table:table-cell>
          <table:table-cell office:value-type="float" office:value="876703316">
            <text:p>876703316</text:p>
          </table:table-cell>
          <table:table-cell office:value-type="float" office:value="1315054974">
            <text:p>1315054974</text:p>
          </table:table-cell>
          <table:table-cell office:value-type="float" office:value="4165069579">
            <text:p>4165069579</text:p>
          </table:table-cell>
          <table:table-cell office:value-type="float" office:value="13661560058">
            <text:p>13661560058</text:p>
          </table:table-cell>
          <table:table-cell office:value-type="float" office:value="1144805907">
            <text:p>1144805907</text:p>
          </table:table-cell>
          <table:table-cell office:value-type="float" office:value="280670165">
            <text:p>28067016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403040224">
            <text:p>1403040224</text:p>
          </table:table-cell>
          <table:table-cell office:value-type="float" office:value="2114954397">
            <text:p>2114954397</text:p>
          </table:table-cell>
          <table:table-cell office:value-type="float" office:value="1474266385">
            <text:p>1474266385</text:p>
          </table:table-cell>
          <table:table-cell office:value-type="float" office:value="4075994499">
            <text:p>4075994499</text:p>
          </table:table-cell>
          <table:table-cell office:value-type="float" office:value="1473954199">
            <text:p>1473954199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86293">
            <text:p>686293</text:p>
          </table:table-cell>
          <table:table-cell table:number-columns-repeated="14" office:value-type="float" office:value="4129475160">
            <text:p>4129475160</text:p>
          </table:table-cell>
          <table:table-cell office:value-type="float" office:value="3780713">
            <text:p>37807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29328">
            <text:p>2729328</text:p>
          </table:table-cell>
          <table:table-cell office:value-type="float" office:value="16464">
            <text:p>16464</text:p>
          </table:table-cell>
          <table:table-cell office:value-type="float" office:value="1757086">
            <text:p>1757086</text:p>
          </table:table-cell>
          <table:table-cell office:value-type="float" office:value="432126">
            <text:p>432126</text:p>
          </table:table-cell>
          <table:table-cell table:number-columns-repeated="2" office:value-type="float" office:value="0">
            <text:p>0</text:p>
          </table:table-cell>
          <table:table-cell office:value-type="float" office:value="1032192064">
            <text:p>1032192064</text:p>
          </table:table-cell>
          <table:table-cell office:value-type="float" office:value="1472825352">
            <text:p>1472825352</text:p>
          </table:table-cell>
          <table:table-cell table:number-columns-repeated="4" office:value-type="float" office:value="0">
            <text:p>0</text:p>
          </table:table-cell>
          <table:table-cell office:value-type="float" office:value="1474266385">
            <text:p>1474266385</text:p>
          </table:table-cell>
          <table:table-cell office:value-type="float" office:value="0">
            <text:p>0</text:p>
          </table:table-cell>
          <table:table-cell office:value-type="float" office:value="1474266385">
            <text:p>1474266385</text:p>
          </table:table-cell>
          <table:table-cell office:value-type="float" office:value="23040914">
            <text:p>23040914</text:p>
          </table:table-cell>
          <table:table-cell office:value-type="float" office:value="737133193">
            <text:p>737133193</text:p>
          </table:table-cell>
          <table:table-cell office:value-type="float" office:value="0">
            <text:p>0</text:p>
          </table:table-cell>
          <table:table-cell office:value-type="float" office:value="491422129">
            <text:p>491422129</text:p>
          </table:table-cell>
          <table:table-cell office:value-type="float" office:value="0">
            <text:p>0</text:p>
          </table:table-cell>
          <table:table-cell office:value-type="float" office:value="491422128">
            <text:p>491422128</text:p>
          </table:table-cell>
          <table:table-cell office:value-type="float" office:value="1472254423">
            <text:p>1472254423</text:p>
          </table:table-cell>
          <table:table-cell office:value-type="float" office:value="245711064">
            <text:p>245711064</text:p>
          </table:table-cell>
          <table:table-cell office:value-type="float" office:value="256756">
            <text:p>256756</text:p>
          </table:table-cell>
          <table:table-cell office:value-type="float" office:value="982844256">
            <text:p>982844256</text:p>
          </table:table-cell>
          <table:table-cell office:value-type="float" office:value="1474266385">
            <text:p>1474266385</text:p>
          </table:table-cell>
          <table:table-cell office:value-type="float" office:value="4989074706">
            <text:p>4989074706</text:p>
          </table:table-cell>
          <table:table-cell office:value-type="float" office:value="17016204833">
            <text:p>17016204833</text:p>
          </table:table-cell>
          <table:table-cell office:value-type="float" office:value="1272735595">
            <text:p>1272735595</text:p>
          </table:table-cell>
          <table:table-cell office:value-type="float" office:value="316345214">
            <text:p>31634521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573730230">
            <text:p>1573730230</text:p>
          </table:table-cell>
          <table:table-cell office:value-type="float" office:value="2135743134">
            <text:p>2135743134</text:p>
          </table:table-cell>
          <table:table-cell office:value-type="float" office:value="1654620881">
            <text:p>1654620881</text:p>
          </table:table-cell>
          <table:table-cell office:value-type="float" office:value="276804255">
            <text:p>276804255</text:p>
          </table:table-cell>
          <table:table-cell office:value-type="float" office:value="1654244135">
            <text:p>165424413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13053">
            <text:p>813053</text:p>
          </table:table-cell>
          <table:table-cell table:number-columns-repeated="14" office:value-type="float" office:value="6192013464">
            <text:p>6192013464</text:p>
          </table:table-cell>
          <table:table-cell office:value-type="float" office:value="4287817">
            <text:p>4287817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44">
            <text:p>3237644</text:p>
          </table:table-cell>
          <table:table-cell office:value-type="float" office:value="16464">
            <text:p>16464</text:p>
          </table:table-cell>
          <table:table-cell office:value-type="float" office:value="1756853">
            <text:p>1756853</text:p>
          </table:table-cell>
          <table:table-cell office:value-type="float" office:value="432023">
            <text:p>432023</text:p>
          </table:table-cell>
          <table:table-cell table:number-columns-repeated="2" office:value-type="float" office:value="0">
            <text:p>0</text:p>
          </table:table-cell>
          <table:table-cell office:value-type="float" office:value="1548288096">
            <text:p>1548288096</text:p>
          </table:table-cell>
          <table:table-cell office:value-type="float" office:value="1650972896">
            <text:p>1650972896</text:p>
          </table:table-cell>
          <table:table-cell table:number-columns-repeated="4" office:value-type="float" office:value="0">
            <text:p>0</text:p>
          </table:table-cell>
          <table:table-cell office:value-type="float" office:value="1654620881">
            <text:p>1654620881</text:p>
          </table:table-cell>
          <table:table-cell office:value-type="float" office:value="0">
            <text:p>0</text:p>
          </table:table-cell>
          <table:table-cell office:value-type="float" office:value="1654620881">
            <text:p>1654620881</text:p>
          </table:table-cell>
          <table:table-cell office:value-type="float" office:value="25857222">
            <text:p>25857222</text:p>
          </table:table-cell>
          <table:table-cell office:value-type="float" office:value="827310440">
            <text:p>827310440</text:p>
          </table:table-cell>
          <table:table-cell office:value-type="float" office:value="0">
            <text:p>0</text:p>
          </table:table-cell>
          <table:table-cell office:value-type="float" office:value="551540294">
            <text:p>551540294</text:p>
          </table:table-cell>
          <table:table-cell office:value-type="float" office:value="0">
            <text:p>0</text:p>
          </table:table-cell>
          <table:table-cell office:value-type="float" office:value="551540293">
            <text:p>551540293</text:p>
          </table:table-cell>
          <table:table-cell office:value-type="float" office:value="1652931054">
            <text:p>1652931054</text:p>
          </table:table-cell>
          <table:table-cell office:value-type="float" office:value="275770146">
            <text:p>275770146</text:p>
          </table:table-cell>
          <table:table-cell office:value-type="float" office:value="254549">
            <text:p>254549</text:p>
          </table:table-cell>
          <table:table-cell office:value-type="float" office:value="1103080587">
            <text:p>1103080587</text:p>
          </table:table-cell>
          <table:table-cell office:value-type="float" office:value="1654620881">
            <text:p>1654620881</text:p>
          </table:table-cell>
          <table:table-cell office:value-type="float" office:value="5887725830">
            <text:p>5887725830</text:p>
          </table:table-cell>
          <table:table-cell office:value-type="float" office:value="20600250243">
            <text:p>20600250243</text:p>
          </table:table-cell>
          <table:table-cell office:value-type="float" office:value="1435455322">
            <text:p>1435455322</text:p>
          </table:table-cell>
          <table:table-cell office:value-type="float" office:value="353790282">
            <text:p>35379028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419361350">
            <text:p>1419361350</text:p>
          </table:table-cell>
          <table:table-cell office:value-type="float" office:value="2154783341">
            <text:p>2154783341</text:p>
          </table:table-cell>
          <table:table-cell office:value-type="float" office:value="1492890701">
            <text:p>1492890701</text:p>
          </table:table-cell>
          <table:table-cell office:value-type="float" office:value="4123789509">
            <text:p>4123789509</text:p>
          </table:table-cell>
          <table:table-cell office:value-type="float" office:value="1492584291">
            <text:p>1492584291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90550">
            <text:p>690550</text:p>
          </table:table-cell>
          <table:table-cell table:number-columns-repeated="14" office:value-type="float" office:value="6190974753">
            <text:p>6190974753</text:p>
          </table:table-cell>
          <table:table-cell office:value-type="float" office:value="3797779">
            <text:p>3797779</text:p>
          </table:table-cell>
          <table:table-cell table:number-columns-repeated="4" office:value-type="float" office:value="0">
            <text:p>0</text:p>
          </table:table-cell>
          <table:table-cell office:value-type="float" office:value="2746957">
            <text:p>2746957</text:p>
          </table:table-cell>
          <table:table-cell office:value-type="float" office:value="16465">
            <text:p>16465</text:p>
          </table:table-cell>
          <table:table-cell office:value-type="float" office:value="1757038">
            <text:p>1757038</text:p>
          </table:table-cell>
          <table:table-cell office:value-type="float" office:value="432075">
            <text:p>432075</text:p>
          </table:table-cell>
          <table:table-cell table:number-columns-repeated="2" office:value-type="float" office:value="0">
            <text:p>0</text:p>
          </table:table-cell>
          <table:table-cell office:value-type="float" office:value="2064384128">
            <text:p>2064384128</text:p>
          </table:table-cell>
          <table:table-cell office:value-type="float" office:value="1489856248">
            <text:p>1489856248</text:p>
          </table:table-cell>
          <table:table-cell table:number-columns-repeated="4" office:value-type="float" office:value="0">
            <text:p>0</text:p>
          </table:table-cell>
          <table:table-cell office:value-type="float" office:value="1492890701">
            <text:p>1492890701</text:p>
          </table:table-cell>
          <table:table-cell office:value-type="float" office:value="0">
            <text:p>0</text:p>
          </table:table-cell>
          <table:table-cell office:value-type="float" office:value="1492890701">
            <text:p>1492890701</text:p>
          </table:table-cell>
          <table:table-cell office:value-type="float" office:value="23329305">
            <text:p>23329305</text:p>
          </table:table-cell>
          <table:table-cell office:value-type="float" office:value="746445350">
            <text:p>746445350</text:p>
          </table:table-cell>
          <table:table-cell office:value-type="float" office:value="0">
            <text:p>0</text:p>
          </table:table-cell>
          <table:table-cell office:value-type="float" office:value="497630233">
            <text:p>497630233</text:p>
          </table:table-cell>
          <table:table-cell office:value-type="float" office:value="0">
            <text:p>0</text:p>
          </table:table-cell>
          <table:table-cell office:value-type="float" office:value="497630234">
            <text:p>497630234</text:p>
          </table:table-cell>
          <table:table-cell office:value-type="float" office:value="1492231794">
            <text:p>1492231794</text:p>
          </table:table-cell>
          <table:table-cell office:value-type="float" office:value="248815117">
            <text:p>248815117</text:p>
          </table:table-cell>
          <table:table-cell office:value-type="float" office:value="280116">
            <text:p>280116</text:p>
          </table:table-cell>
          <table:table-cell office:value-type="float" office:value="995260467">
            <text:p>995260467</text:p>
          </table:table-cell>
          <table:table-cell office:value-type="float" office:value="1492890701">
            <text:p>1492890701</text:p>
          </table:table-cell>
          <table:table-cell office:value-type="float" office:value="5682281493">
            <text:p>5682281493</text:p>
          </table:table-cell>
          <table:table-cell office:value-type="float" office:value="20300140380">
            <text:p>20300140380</text:p>
          </table:table-cell>
          <table:table-cell office:value-type="float" office:value="1318084716">
            <text:p>1318084716</text:p>
          </table:table-cell>
          <table:table-cell office:value-type="float" office:value="319000244">
            <text:p>31900024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506327599">
            <text:p>1506327599</text:p>
          </table:table-cell>
          <table:table-cell office:value-type="float" office:value="2174833688">
            <text:p>2174833688</text:p>
          </table:table-cell>
          <table:table-cell office:value-type="float" office:value="1580013872">
            <text:p>1580013872</text:p>
          </table:table-cell>
          <table:table-cell office:value-type="float" office:value="81542726">
            <text:p>81542726</text:p>
          </table:table-cell>
          <table:table-cell office:value-type="float" office:value="1579684235">
            <text:p>157968423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13036">
            <text:p>813036</text:p>
          </table:table-cell>
          <table:table-cell table:number-columns-repeated="14" office:value-type="float" office:value="6191999644">
            <text:p>6191999644</text:p>
          </table:table-cell>
          <table:table-cell office:value-type="float" office:value="4287748">
            <text:p>4287748</text:p>
          </table:table-cell>
          <table:table-cell table:number-columns-repeated="4" office:value-type="float" office:value="0">
            <text:p>0</text:p>
          </table:table-cell>
          <table:table-cell office:value-type="float" office:value="3237576">
            <text:p>3237576</text:p>
          </table:table-cell>
          <table:table-cell office:value-type="float" office:value="16465">
            <text:p>16465</text:p>
          </table:table-cell>
          <table:table-cell office:value-type="float" office:value="1757046">
            <text:p>1757046</text:p>
          </table:table-cell>
          <table:table-cell office:value-type="float" office:value="432043">
            <text:p>432043</text:p>
          </table:table-cell>
          <table:table-cell table:number-columns-repeated="2" office:value-type="float" office:value="0">
            <text:p>0</text:p>
          </table:table-cell>
          <table:table-cell office:value-type="float" office:value="2580480160">
            <text:p>2580480160</text:p>
          </table:table-cell>
          <table:table-cell office:value-type="float" office:value="1565861488">
            <text:p>1565861488</text:p>
          </table:table-cell>
          <table:table-cell table:number-columns-repeated="4" office:value-type="float" office:value="0">
            <text:p>0</text:p>
          </table:table-cell>
          <table:table-cell office:value-type="float" office:value="1580013872">
            <text:p>1580013872</text:p>
          </table:table-cell>
          <table:table-cell office:value-type="float" office:value="0">
            <text:p>0</text:p>
          </table:table-cell>
          <table:table-cell office:value-type="float" office:value="1580013872">
            <text:p>1580013872</text:p>
          </table:table-cell>
          <table:table-cell office:value-type="float" office:value="24728780">
            <text:p>24728780</text:p>
          </table:table-cell>
          <table:table-cell office:value-type="float" office:value="790006936">
            <text:p>790006936</text:p>
          </table:table-cell>
          <table:table-cell office:value-type="float" office:value="0">
            <text:p>0</text:p>
          </table:table-cell>
          <table:table-cell office:value-type="float" office:value="526671290">
            <text:p>526671290</text:p>
          </table:table-cell>
          <table:table-cell office:value-type="float" office:value="0">
            <text:p>0</text:p>
          </table:table-cell>
          <table:table-cell office:value-type="float" office:value="526671291">
            <text:p>526671291</text:p>
          </table:table-cell>
          <table:table-cell office:value-type="float" office:value="1577549442">
            <text:p>1577549442</text:p>
          </table:table-cell>
          <table:table-cell office:value-type="float" office:value="263335645">
            <text:p>263335645</text:p>
          </table:table-cell>
          <table:table-cell office:value-type="float" office:value="272965">
            <text:p>272965</text:p>
          </table:table-cell>
          <table:table-cell office:value-type="float" office:value="1053342582">
            <text:p>1053342582</text:p>
          </table:table-cell>
          <table:table-cell office:value-type="float" office:value="1580013872">
            <text:p>1580013872</text:p>
          </table:table-cell>
          <table:table-cell office:value-type="float" office:value="6222320556">
            <text:p>6222320556</text:p>
          </table:table-cell>
          <table:table-cell office:value-type="float" office:value="22764526367">
            <text:p>22764526367</text:p>
          </table:table-cell>
          <table:table-cell office:value-type="float" office:value="1338592528">
            <text:p>1338592528</text:p>
          </table:table-cell>
          <table:table-cell office:value-type="float" office:value="339660644">
            <text:p>33966064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588111779">
            <text:p>1588111779</text:p>
          </table:table-cell>
          <table:table-cell office:value-type="float" office:value="2195728337">
            <text:p>2195728337</text:p>
          </table:table-cell>
          <table:table-cell office:value-type="float" office:value="1669221654">
            <text:p>1669221654</text:p>
          </table:table-cell>
          <table:table-cell office:value-type="float" office:value="318397903">
            <text:p>318397903</text:p>
          </table:table-cell>
          <table:table-cell office:value-type="float" office:value="1668925287">
            <text:p>1668925287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13053">
            <text:p>813053</text:p>
          </table:table-cell>
          <table:table-cell table:number-columns-repeated="14" office:value-type="float" office:value="6191851087">
            <text:p>6191851087</text:p>
          </table:table-cell>
          <table:table-cell office:value-type="float" office:value="4287817">
            <text:p>4287817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44">
            <text:p>3237644</text:p>
          </table:table-cell>
          <table:table-cell office:value-type="float" office:value="16464">
            <text:p>16464</text:p>
          </table:table-cell>
          <table:table-cell office:value-type="float" office:value="1768421">
            <text:p>1768421</text:p>
          </table:table-cell>
          <table:table-cell office:value-type="float" office:value="434017">
            <text:p>434017</text:p>
          </table:table-cell>
          <table:table-cell table:number-columns-repeated="2" office:value-type="float" office:value="0">
            <text:p>0</text:p>
          </table:table-cell>
          <table:table-cell office:value-type="float" office:value="3096576192">
            <text:p>3096576192</text:p>
          </table:table-cell>
          <table:table-cell office:value-type="float" office:value="1661904376">
            <text:p>1661904376</text:p>
          </table:table-cell>
          <table:table-cell table:number-columns-repeated="4" office:value-type="float" office:value="0">
            <text:p>0</text:p>
          </table:table-cell>
          <table:table-cell office:value-type="float" office:value="1669221654">
            <text:p>1669221654</text:p>
          </table:table-cell>
          <table:table-cell office:value-type="float" office:value="0">
            <text:p>0</text:p>
          </table:table-cell>
          <table:table-cell office:value-type="float" office:value="1669221654">
            <text:p>1669221654</text:p>
          </table:table-cell>
          <table:table-cell office:value-type="float" office:value="26084485">
            <text:p>26084485</text:p>
          </table:table-cell>
          <table:table-cell office:value-type="float" office:value="834610827">
            <text:p>834610827</text:p>
          </table:table-cell>
          <table:table-cell office:value-type="float" office:value="0">
            <text:p>0</text:p>
          </table:table-cell>
          <table:table-cell office:value-type="float" office:value="556407218">
            <text:p>556407218</text:p>
          </table:table-cell>
          <table:table-cell office:value-type="float" office:value="0">
            <text:p>0</text:p>
          </table:table-cell>
          <table:table-cell office:value-type="float" office:value="556407218">
            <text:p>556407218</text:p>
          </table:table-cell>
          <table:table-cell office:value-type="float" office:value="1668979498">
            <text:p>1668979498</text:p>
          </table:table-cell>
          <table:table-cell office:value-type="float" office:value="278203608">
            <text:p>278203608</text:p>
          </table:table-cell>
          <table:table-cell office:value-type="float" office:value="248256">
            <text:p>248256</text:p>
          </table:table-cell>
          <table:table-cell office:value-type="float" office:value="1112814437">
            <text:p>1112814437</text:p>
          </table:table-cell>
          <table:table-cell office:value-type="float" office:value="1669221654">
            <text:p>1669221654</text:p>
          </table:table-cell>
          <table:table-cell office:value-type="float" office:value="6746368407">
            <text:p>6746368407</text:p>
          </table:table-cell>
          <table:table-cell office:value-type="float" office:value="24817352294">
            <text:p>24817352294</text:p>
          </table:table-cell>
          <table:table-cell office:value-type="float" office:value="1399291991">
            <text:p>1399291991</text:p>
          </table:table-cell>
          <table:table-cell office:value-type="float" office:value="356536864">
            <text:p>35653686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862809553">
            <text:p>1862809553</text:p>
          </table:table-cell>
          <table:table-cell office:value-type="float" office:value="2219715556">
            <text:p>2219715556</text:p>
          </table:table-cell>
          <table:table-cell office:value-type="float" office:value="1953201761">
            <text:p>1953201761</text:p>
          </table:table-cell>
          <table:table-cell office:value-type="float" office:value="1116230034">
            <text:p>1116230034</text:p>
          </table:table-cell>
          <table:table-cell office:value-type="float" office:value="1952892571">
            <text:p>1952892571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813055">
            <text:p>813055</text:p>
          </table:table-cell>
          <table:table-cell table:number-columns-repeated="14" office:value-type="float" office:value="7222200171">
            <text:p>7222200171</text:p>
          </table:table-cell>
          <table:table-cell office:value-type="float" office:value="4287827">
            <text:p>42878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44">
            <text:p>3237644</text:p>
          </table:table-cell>
          <table:table-cell office:value-type="float" office:value="16464">
            <text:p>16464</text:p>
          </table:table-cell>
          <table:table-cell office:value-type="float" office:value="2033859">
            <text:p>2033859</text:p>
          </table:table-cell>
          <table:table-cell office:value-type="float" office:value="501956">
            <text:p>501956</text:p>
          </table:table-cell>
          <table:table-cell table:number-columns-repeated="2" office:value-type="float" office:value="0">
            <text:p>0</text:p>
          </table:table-cell>
          <table:table-cell office:value-type="float" office:value="3612672224">
            <text:p>3612672224</text:p>
          </table:table-cell>
          <table:table-cell office:value-type="float" office:value="1945112924">
            <text:p>1945112924</text:p>
          </table:table-cell>
          <table:table-cell table:number-columns-repeated="4" office:value-type="float" office:value="0">
            <text:p>0</text:p>
          </table:table-cell>
          <table:table-cell office:value-type="float" office:value="1953201761">
            <text:p>1953201761</text:p>
          </table:table-cell>
          <table:table-cell office:value-type="float" office:value="0">
            <text:p>0</text:p>
          </table:table-cell>
          <table:table-cell office:value-type="float" office:value="1953201761">
            <text:p>1953201761</text:p>
          </table:table-cell>
          <table:table-cell office:value-type="float" office:value="30518986">
            <text:p>30518986</text:p>
          </table:table-cell>
          <table:table-cell office:value-type="float" office:value="976600880">
            <text:p>976600880</text:p>
          </table:table-cell>
          <table:table-cell office:value-type="float" office:value="0">
            <text:p>0</text:p>
          </table:table-cell>
          <table:table-cell office:value-type="float" office:value="651067254">
            <text:p>651067254</text:p>
          </table:table-cell>
          <table:table-cell office:value-type="float" office:value="0">
            <text:p>0</text:p>
          </table:table-cell>
          <table:table-cell office:value-type="float" office:value="651067254">
            <text:p>651067254</text:p>
          </table:table-cell>
          <table:table-cell office:value-type="float" office:value="1951157777">
            <text:p>1951157777</text:p>
          </table:table-cell>
          <table:table-cell office:value-type="float" office:value="325533627">
            <text:p>325533627</text:p>
          </table:table-cell>
          <table:table-cell office:value-type="float" office:value="249585">
            <text:p>249585</text:p>
          </table:table-cell>
          <table:table-cell office:value-type="float" office:value="1302134507">
            <text:p>1302134507</text:p>
          </table:table-cell>
          <table:table-cell office:value-type="float" office:value="1953201761">
            <text:p>1953201761</text:p>
          </table:table-cell>
          <table:table-cell office:value-type="float" office:value="7931060790">
            <text:p>7931060790</text:p>
          </table:table-cell>
          <table:table-cell office:value-type="float" office:value="28991943359">
            <text:p>28991943359</text:p>
          </table:table-cell>
          <table:table-cell office:value-type="float" office:value="1675781249">
            <text:p>1675781249</text:p>
          </table:table-cell>
          <table:table-cell office:value-type="float" office:value="418640136">
            <text:p>41864013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200789048">
            <text:p>2200789048</text:p>
          </table:table-cell>
          <table:table-cell office:value-type="float" office:value="2252223667">
            <text:p>2252223667</text:p>
          </table:table-cell>
          <table:table-cell office:value-type="float" office:value="2309093801">
            <text:p>2309093801</text:p>
          </table:table-cell>
          <table:table-cell office:value-type="float" office:value="2098000955">
            <text:p>2098000955</text:p>
          </table:table-cell>
          <table:table-cell office:value-type="float" office:value="2308765214">
            <text:p>230876521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13061">
            <text:p>813061</text:p>
          </table:table-cell>
          <table:table-cell table:number-columns-repeated="14" office:value-type="float" office:value="8251815757">
            <text:p>8251815757</text:p>
          </table:table-cell>
          <table:table-cell office:value-type="float" office:value="4287841">
            <text:p>42878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68">
            <text:p>3237668</text:p>
          </table:table-cell>
          <table:table-cell office:value-type="float" office:value="16455">
            <text:p>16455</text:p>
          </table:table-cell>
          <table:table-cell office:value-type="float" office:value="2276021">
            <text:p>2276021</text:p>
          </table:table-cell>
          <table:table-cell office:value-type="float" office:value="565205">
            <text:p>565205</text:p>
          </table:table-cell>
          <table:table-cell table:number-columns-repeated="2" office:value-type="float" office:value="0">
            <text:p>0</text:p>
          </table:table-cell>
          <table:table-cell office:value-type="float" office:value="4128768256">
            <text:p>4128768256</text:p>
          </table:table-cell>
          <table:table-cell office:value-type="float" office:value="2297866624">
            <text:p>2297866624</text:p>
          </table:table-cell>
          <table:table-cell table:number-columns-repeated="4" office:value-type="float" office:value="0">
            <text:p>0</text:p>
          </table:table-cell>
          <table:table-cell office:value-type="float" office:value="2309093801">
            <text:p>2309093801</text:p>
          </table:table-cell>
          <table:table-cell office:value-type="float" office:value="0">
            <text:p>0</text:p>
          </table:table-cell>
          <table:table-cell office:value-type="float" office:value="2309093801">
            <text:p>2309093801</text:p>
          </table:table-cell>
          <table:table-cell office:value-type="float" office:value="36080786">
            <text:p>36080786</text:p>
          </table:table-cell>
          <table:table-cell office:value-type="float" office:value="1154546900">
            <text:p>1154546900</text:p>
          </table:table-cell>
          <table:table-cell office:value-type="float" office:value="0">
            <text:p>0</text:p>
          </table:table-cell>
          <table:table-cell office:value-type="float" office:value="769697933">
            <text:p>769697933</text:p>
          </table:table-cell>
          <table:table-cell office:value-type="float" office:value="0">
            <text:p>0</text:p>
          </table:table-cell>
          <table:table-cell office:value-type="float" office:value="769697934">
            <text:p>769697934</text:p>
          </table:table-cell>
          <table:table-cell office:value-type="float" office:value="2303753956">
            <text:p>2303753956</text:p>
          </table:table-cell>
          <table:table-cell office:value-type="float" office:value="384848967">
            <text:p>384848967</text:p>
          </table:table-cell>
          <table:table-cell office:value-type="float" office:value="263866">
            <text:p>263866</text:p>
          </table:table-cell>
          <table:table-cell office:value-type="float" office:value="1539395867">
            <text:p>1539395867</text:p>
          </table:table-cell>
          <table:table-cell office:value-type="float" office:value="2309093801">
            <text:p>2309093801</text:p>
          </table:table-cell>
          <table:table-cell office:value-type="float" office:value="9313751220">
            <text:p>9313751220</text:p>
          </table:table-cell>
          <table:table-cell office:value-type="float" office:value="34207061767">
            <text:p>34207061767</text:p>
          </table:table-cell>
          <table:table-cell office:value-type="float" office:value="2228302001">
            <text:p>2228302001</text:p>
          </table:table-cell>
          <table:table-cell office:value-type="float" office:value="494476318">
            <text:p>49447631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221833789">
            <text:p>2221833789</text:p>
          </table:table-cell>
          <table:table-cell office:value-type="float" office:value="2281035902">
            <text:p>2281035902</text:p>
          </table:table-cell>
          <table:table-cell office:value-type="float" office:value="2333779821">
            <text:p>2333779821</text:p>
          </table:table-cell>
          <table:table-cell office:value-type="float" office:value="2159082829">
            <text:p>2159082829</text:p>
          </table:table-cell>
          <table:table-cell office:value-type="float" office:value="2333469202">
            <text:p>233346920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813056">
            <text:p>813056</text:p>
          </table:table-cell>
          <table:table-cell table:number-columns-repeated="14" office:value-type="float" office:value="9279884842">
            <text:p>9279884842</text:p>
          </table:table-cell>
          <table:table-cell office:value-type="float" office:value="4287831">
            <text:p>4287831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59">
            <text:p>3237659</text:p>
          </table:table-cell>
          <table:table-cell office:value-type="float" office:value="16455">
            <text:p>16455</text:p>
          </table:table-cell>
          <table:table-cell office:value-type="float" office:value="2275796">
            <text:p>2275796</text:p>
          </table:table-cell>
          <table:table-cell office:value-type="float" office:value="565285">
            <text:p>565285</text:p>
          </table:table-cell>
          <table:table-cell table:number-columns-repeated="2" office:value-type="float" office:value="0">
            <text:p>0</text:p>
          </table:table-cell>
          <table:table-cell office:value-type="float" office:value="349896992">
            <text:p>349896992</text:p>
          </table:table-cell>
          <table:table-cell office:value-type="float" office:value="2329858572">
            <text:p>2329858572</text:p>
          </table:table-cell>
          <table:table-cell table:number-columns-repeated="4" office:value-type="float" office:value="0">
            <text:p>0</text:p>
          </table:table-cell>
          <table:table-cell office:value-type="float" office:value="2333779821">
            <text:p>2333779821</text:p>
          </table:table-cell>
          <table:table-cell office:value-type="float" office:value="0">
            <text:p>0</text:p>
          </table:table-cell>
          <table:table-cell office:value-type="float" office:value="2333779821">
            <text:p>2333779821</text:p>
          </table:table-cell>
          <table:table-cell office:value-type="float" office:value="36465501">
            <text:p>36465501</text:p>
          </table:table-cell>
          <table:table-cell office:value-type="float" office:value="1166889910">
            <text:p>1166889910</text:p>
          </table:table-cell>
          <table:table-cell office:value-type="float" office:value="0">
            <text:p>0</text:p>
          </table:table-cell>
          <table:table-cell office:value-type="float" office:value="777926607">
            <text:p>777926607</text:p>
          </table:table-cell>
          <table:table-cell office:value-type="float" office:value="0">
            <text:p>0</text:p>
          </table:table-cell>
          <table:table-cell office:value-type="float" office:value="777926607">
            <text:p>777926607</text:p>
          </table:table-cell>
          <table:table-cell office:value-type="float" office:value="2329764969">
            <text:p>2329764969</text:p>
          </table:table-cell>
          <table:table-cell office:value-type="float" office:value="388963303">
            <text:p>388963303</text:p>
          </table:table-cell>
          <table:table-cell office:value-type="float" office:value="304726">
            <text:p>304726</text:p>
          </table:table-cell>
          <table:table-cell office:value-type="float" office:value="1555853214">
            <text:p>1555853214</text:p>
          </table:table-cell>
          <table:table-cell office:value-type="float" office:value="2333779821">
            <text:p>2333779821</text:p>
          </table:table-cell>
          <table:table-cell office:value-type="float" office:value="9585052489">
            <text:p>9585052489</text:p>
          </table:table-cell>
          <table:table-cell office:value-type="float" office:value="35282226562">
            <text:p>35282226562</text:p>
          </table:table-cell>
          <table:table-cell office:value-type="float" office:value="2114898681">
            <text:p>2114898681</text:p>
          </table:table-cell>
          <table:table-cell office:value-type="float" office:value="498077392">
            <text:p>498077392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630890456">
            <text:p>2630890456</text:p>
          </table:table-cell>
          <table:table-cell office:value-type="float" office:value="2314599066">
            <text:p>2314599066</text:p>
          </table:table-cell>
          <table:table-cell office:value-type="float" office:value="2761287611">
            <text:p>2761287611</text:p>
          </table:table-cell>
          <table:table-cell office:value-type="float" office:value="3346695105">
            <text:p>3346695105</text:p>
          </table:table-cell>
          <table:table-cell office:value-type="float" office:value="2760972383">
            <text:p>2760972383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13056">
            <text:p>813056</text:p>
          </table:table-cell>
          <table:table-cell table:number-columns-repeated="14" office:value-type="float" office:value="10313759076">
            <text:p>10313759076</text:p>
          </table:table-cell>
          <table:table-cell office:value-type="float" office:value="4287826">
            <text:p>4287826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53">
            <text:p>3237653</text:p>
          </table:table-cell>
          <table:table-cell office:value-type="float" office:value="16454">
            <text:p>16454</text:p>
          </table:table-cell>
          <table:table-cell office:value-type="float" office:value="2130692">
            <text:p>2130692</text:p>
          </table:table-cell>
          <table:table-cell office:value-type="float" office:value="499290">
            <text:p>499290</text:p>
          </table:table-cell>
          <table:table-cell table:number-columns-repeated="2" office:value-type="float" office:value="0">
            <text:p>0</text:p>
          </table:table-cell>
          <table:table-cell office:value-type="float" office:value="865993024">
            <text:p>865993024</text:p>
          </table:table-cell>
          <table:table-cell office:value-type="float" office:value="2758890392">
            <text:p>2758890392</text:p>
          </table:table-cell>
          <table:table-cell table:number-columns-repeated="4" office:value-type="float" office:value="0">
            <text:p>0</text:p>
          </table:table-cell>
          <table:table-cell office:value-type="float" office:value="2761287611">
            <text:p>2761287611</text:p>
          </table:table-cell>
          <table:table-cell office:value-type="float" office:value="0">
            <text:p>0</text:p>
          </table:table-cell>
          <table:table-cell office:value-type="float" office:value="2761287611">
            <text:p>2761287611</text:p>
          </table:table-cell>
          <table:table-cell office:value-type="float" office:value="43145931">
            <text:p>43145931</text:p>
          </table:table-cell>
          <table:table-cell office:value-type="float" office:value="1380643805">
            <text:p>1380643805</text:p>
          </table:table-cell>
          <table:table-cell office:value-type="float" office:value="0">
            <text:p>0</text:p>
          </table:table-cell>
          <table:table-cell office:value-type="float" office:value="920429203">
            <text:p>920429203</text:p>
          </table:table-cell>
          <table:table-cell office:value-type="float" office:value="0">
            <text:p>0</text:p>
          </table:table-cell>
          <table:table-cell office:value-type="float" office:value="920429204">
            <text:p>920429204</text:p>
          </table:table-cell>
          <table:table-cell office:value-type="float" office:value="2757976829">
            <text:p>2757976829</text:p>
          </table:table-cell>
          <table:table-cell office:value-type="float" office:value="460214602">
            <text:p>460214602</text:p>
          </table:table-cell>
          <table:table-cell office:value-type="float" office:value="311119">
            <text:p>311119</text:p>
          </table:table-cell>
          <table:table-cell office:value-type="float" office:value="1840858407">
            <text:p>1840858407</text:p>
          </table:table-cell>
          <table:table-cell office:value-type="float" office:value="2761287611">
            <text:p>2761287611</text:p>
          </table:table-cell>
          <table:table-cell office:value-type="float" office:value="11180877685">
            <text:p>11180877685</text:p>
          </table:table-cell>
          <table:table-cell office:value-type="float" office:value="41383087158">
            <text:p>41383087158</text:p>
          </table:table-cell>
          <table:table-cell office:value-type="float" office:value="2338745116">
            <text:p>2338745116</text:p>
          </table:table-cell>
          <table:table-cell office:value-type="float" office:value="589721679">
            <text:p>58972167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2842458653">
            <text:p>2842458653</text:p>
          </table:table-cell>
          <table:table-cell office:value-type="float" office:value="2350837686">
            <text:p>2350837686</text:p>
          </table:table-cell>
          <table:table-cell office:value-type="float" office:value="2983529710">
            <text:p>2983529710</text:p>
          </table:table-cell>
          <table:table-cell office:value-type="float" office:value="3961340344">
            <text:p>3961340344</text:p>
          </table:table-cell>
          <table:table-cell office:value-type="float" office:value="2983212550">
            <text:p>298321255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13060">
            <text:p>813060</text:p>
          </table:table-cell>
          <table:table-cell table:number-columns-repeated="14" office:value-type="float" office:value="11344276005">
            <text:p>11344276005</text:p>
          </table:table-cell>
          <table:table-cell office:value-type="float" office:value="4287841">
            <text:p>42878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68">
            <text:p>3237668</text:p>
          </table:table-cell>
          <table:table-cell office:value-type="float" office:value="16464">
            <text:p>16464</text:p>
          </table:table-cell>
          <table:table-cell office:value-type="float" office:value="2275793">
            <text:p>2275793</text:p>
          </table:table-cell>
          <table:table-cell office:value-type="float" office:value="565378">
            <text:p>565378</text:p>
          </table:table-cell>
          <table:table-cell table:number-columns-repeated="2" office:value-type="float" office:value="0">
            <text:p>0</text:p>
          </table:table-cell>
          <table:table-cell office:value-type="float" office:value="1382089056">
            <text:p>1382089056</text:p>
          </table:table-cell>
          <table:table-cell office:value-type="float" office:value="2982555456">
            <text:p>2982555456</text:p>
          </table:table-cell>
          <table:table-cell table:number-columns-repeated="4" office:value-type="float" office:value="0">
            <text:p>0</text:p>
          </table:table-cell>
          <table:table-cell office:value-type="float" office:value="2983529710">
            <text:p>2983529710</text:p>
          </table:table-cell>
          <table:table-cell office:value-type="float" office:value="0">
            <text:p>0</text:p>
          </table:table-cell>
          <table:table-cell office:value-type="float" office:value="2983529710">
            <text:p>2983529710</text:p>
          </table:table-cell>
          <table:table-cell office:value-type="float" office:value="46617878">
            <text:p>46617878</text:p>
          </table:table-cell>
          <table:table-cell office:value-type="float" office:value="1491764855">
            <text:p>1491764855</text:p>
          </table:table-cell>
          <table:table-cell office:value-type="float" office:value="0">
            <text:p>0</text:p>
          </table:table-cell>
          <table:table-cell office:value-type="float" office:value="994509903">
            <text:p>994509903</text:p>
          </table:table-cell>
          <table:table-cell office:value-type="float" office:value="0">
            <text:p>0</text:p>
          </table:table-cell>
          <table:table-cell office:value-type="float" office:value="994509903">
            <text:p>994509903</text:p>
          </table:table-cell>
          <table:table-cell office:value-type="float" office:value="2980724446">
            <text:p>2980724446</text:p>
          </table:table-cell>
          <table:table-cell office:value-type="float" office:value="497254951">
            <text:p>497254951</text:p>
          </table:table-cell>
          <table:table-cell office:value-type="float" office:value="296862">
            <text:p>296862</text:p>
          </table:table-cell>
          <table:table-cell office:value-type="float" office:value="1989019806">
            <text:p>1989019806</text:p>
          </table:table-cell>
          <table:table-cell office:value-type="float" office:value="2983529710">
            <text:p>2983529710</text:p>
          </table:table-cell>
          <table:table-cell office:value-type="float" office:value="12258605956">
            <text:p>12258605956</text:p>
          </table:table-cell>
          <table:table-cell office:value-type="float" office:value="45188171386">
            <text:p>45188171386</text:p>
          </table:table-cell>
          <table:table-cell office:value-type="float" office:value="2657287597">
            <text:p>2657287597</text:p>
          </table:table-cell>
          <table:table-cell office:value-type="float" office:value="638580321">
            <text:p>63858032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962324908">
            <text:p>2962324908</text:p>
          </table:table-cell>
          <table:table-cell office:value-type="float" office:value="2388257439">
            <text:p>2388257439</text:p>
          </table:table-cell>
          <table:table-cell office:value-type="float" office:value="3108542923">
            <text:p>3108542923</text:p>
          </table:table-cell>
          <table:table-cell office:value-type="float" office:value="14408048">
            <text:p>14408048</text:p>
          </table:table-cell>
          <table:table-cell office:value-type="float" office:value="3108211376">
            <text:p>3108211376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813057">
            <text:p>813057</text:p>
          </table:table-cell>
          <table:table-cell table:number-columns-repeated="14" office:value-type="float" office:value="12375929096">
            <text:p>12375929096</text:p>
          </table:table-cell>
          <table:table-cell office:value-type="float" office:value="4287831">
            <text:p>4287831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59">
            <text:p>3237659</text:p>
          </table:table-cell>
          <table:table-cell office:value-type="float" office:value="16465">
            <text:p>16465</text:p>
          </table:table-cell>
          <table:table-cell office:value-type="float" office:value="2275793">
            <text:p>2275793</text:p>
          </table:table-cell>
          <table:table-cell office:value-type="float" office:value="565109">
            <text:p>565109</text:p>
          </table:table-cell>
          <table:table-cell table:number-columns-repeated="2" office:value-type="float" office:value="0">
            <text:p>0</text:p>
          </table:table-cell>
          <table:table-cell office:value-type="float" office:value="1898185088">
            <text:p>1898185088</text:p>
          </table:table-cell>
          <table:table-cell office:value-type="float" office:value="3107874980">
            <text:p>3107874980</text:p>
          </table:table-cell>
          <table:table-cell table:number-columns-repeated="4" office:value-type="float" office:value="0">
            <text:p>0</text:p>
          </table:table-cell>
          <table:table-cell office:value-type="float" office:value="3108542923">
            <text:p>3108542923</text:p>
          </table:table-cell>
          <table:table-cell office:value-type="float" office:value="0">
            <text:p>0</text:p>
          </table:table-cell>
          <table:table-cell office:value-type="float" office:value="3108542923">
            <text:p>3108542923</text:p>
          </table:table-cell>
          <table:table-cell office:value-type="float" office:value="48571880">
            <text:p>48571880</text:p>
          </table:table-cell>
          <table:table-cell office:value-type="float" office:value="1554271462">
            <text:p>1554271462</text:p>
          </table:table-cell>
          <table:table-cell office:value-type="float" office:value="0">
            <text:p>0</text:p>
          </table:table-cell>
          <table:table-cell office:value-type="float" office:value="1036180974">
            <text:p>1036180974</text:p>
          </table:table-cell>
          <table:table-cell office:value-type="float" office:value="0">
            <text:p>0</text:p>
          </table:table-cell>
          <table:table-cell office:value-type="float" office:value="1036180974">
            <text:p>1036180974</text:p>
          </table:table-cell>
          <table:table-cell office:value-type="float" office:value="3107713063">
            <text:p>3107713063</text:p>
          </table:table-cell>
          <table:table-cell office:value-type="float" office:value="518090487">
            <text:p>518090487</text:p>
          </table:table-cell>
          <table:table-cell office:value-type="float" office:value="1544492846">
            <text:p>1544492846</text:p>
          </table:table-cell>
          <table:table-cell office:value-type="float" office:value="2072361949">
            <text:p>2072361949</text:p>
          </table:table-cell>
          <table:table-cell office:value-type="float" office:value="3108542923">
            <text:p>3108542923</text:p>
          </table:table-cell>
          <table:table-cell office:value-type="float" office:value="12939025878">
            <text:p>12939025878</text:p>
          </table:table-cell>
          <table:table-cell office:value-type="float" office:value="47617095947">
            <text:p>47617095947</text:p>
          </table:table-cell>
          <table:table-cell office:value-type="float" office:value="2836853026">
            <text:p>2836853026</text:p>
          </table:table-cell>
          <table:table-cell office:value-type="float" office:value="665069579">
            <text:p>66506957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3332031820">
            <text:p>3332031820</text:p>
          </table:table-cell>
          <table:table-cell office:value-type="float" office:value="2430314825">
            <text:p>2430314825</text:p>
          </table:table-cell>
          <table:table-cell office:value-type="float" office:value="3495799494">
            <text:p>3495799494</text:p>
          </table:table-cell>
          <table:table-cell office:value-type="float" office:value="1088248956">
            <text:p>1088248956</text:p>
          </table:table-cell>
          <table:table-cell office:value-type="float" office:value="3495489507">
            <text:p>3495489507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813056">
            <text:p>813056</text:p>
          </table:table-cell>
          <table:table-cell table:number-columns-repeated="14" office:value-type="float" office:value="13405326871">
            <text:p>13405326871</text:p>
          </table:table-cell>
          <table:table-cell office:value-type="float" office:value="4287826">
            <text:p>42878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53">
            <text:p>3237653</text:p>
          </table:table-cell>
          <table:table-cell office:value-type="float" office:value="16464">
            <text:p>16464</text:p>
          </table:table-cell>
          <table:table-cell office:value-type="float" office:value="2026136">
            <text:p>2026136</text:p>
          </table:table-cell>
          <table:table-cell office:value-type="float" office:value="472844">
            <text:p>472844</text:p>
          </table:table-cell>
          <table:table-cell table:number-columns-repeated="2" office:value-type="float" office:value="0">
            <text:p>0</text:p>
          </table:table-cell>
          <table:table-cell office:value-type="float" office:value="2414281120">
            <text:p>2414281120</text:p>
          </table:table-cell>
          <table:table-cell office:value-type="float" office:value="3493143224">
            <text:p>3493143224</text:p>
          </table:table-cell>
          <table:table-cell table:number-columns-repeated="4" office:value-type="float" office:value="0">
            <text:p>0</text:p>
          </table:table-cell>
          <table:table-cell office:value-type="float" office:value="3495799494">
            <text:p>3495799494</text:p>
          </table:table-cell>
          <table:table-cell office:value-type="float" office:value="0">
            <text:p>0</text:p>
          </table:table-cell>
          <table:table-cell office:value-type="float" office:value="3495799494">
            <text:p>3495799494</text:p>
          </table:table-cell>
          <table:table-cell office:value-type="float" office:value="54622907">
            <text:p>54622907</text:p>
          </table:table-cell>
          <table:table-cell office:value-type="float" office:value="1747899747">
            <text:p>1747899747</text:p>
          </table:table-cell>
          <table:table-cell office:value-type="float" office:value="0">
            <text:p>0</text:p>
          </table:table-cell>
          <table:table-cell office:value-type="float" office:value="1165266498">
            <text:p>1165266498</text:p>
          </table:table-cell>
          <table:table-cell office:value-type="float" office:value="0">
            <text:p>0</text:p>
          </table:table-cell>
          <table:table-cell office:value-type="float" office:value="1165266498">
            <text:p>1165266498</text:p>
          </table:table-cell>
          <table:table-cell office:value-type="float" office:value="3494949953">
            <text:p>3494949953</text:p>
          </table:table-cell>
          <table:table-cell office:value-type="float" office:value="582633249">
            <text:p>582633249</text:p>
          </table:table-cell>
          <table:table-cell office:value-type="float" office:value="378170">
            <text:p>378170</text:p>
          </table:table-cell>
          <table:table-cell office:value-type="float" office:value="2330532996">
            <text:p>2330532996</text:p>
          </table:table-cell>
          <table:table-cell office:value-type="float" office:value="3495799494">
            <text:p>3495799494</text:p>
          </table:table-cell>
          <table:table-cell office:value-type="float" office:value="14441406249">
            <text:p>14441406249</text:p>
          </table:table-cell>
          <table:table-cell office:value-type="float" office:value="53237945556">
            <text:p>53237945556</text:p>
          </table:table-cell>
          <table:table-cell office:value-type="float" office:value="3135833740">
            <text:p>3135833740</text:p>
          </table:table-cell>
          <table:table-cell office:value-type="float" office:value="748657226">
            <text:p>74865722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517294403">
            <text:p>3517294403</text:p>
          </table:table-cell>
          <table:table-cell office:value-type="float" office:value="2474523493">
            <text:p>2474523493</text:p>
          </table:table-cell>
          <table:table-cell office:value-type="float" office:value="3689327377">
            <text:p>3689327377</text:p>
          </table:table-cell>
          <table:table-cell office:value-type="float" office:value="1626286371">
            <text:p>1626286371</text:p>
          </table:table-cell>
          <table:table-cell office:value-type="float" office:value="3689018453">
            <text:p>3689018453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813056">
            <text:p>813056</text:p>
          </table:table-cell>
          <table:table-cell table:number-columns-repeated="14" office:value-type="float" office:value="14434386477">
            <text:p>14434386477</text:p>
          </table:table-cell>
          <table:table-cell office:value-type="float" office:value="4287826">
            <text:p>4287826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53">
            <text:p>3237653</text:p>
          </table:table-cell>
          <table:table-cell office:value-type="float" office:value="16465">
            <text:p>16465</text:p>
          </table:table-cell>
          <table:table-cell office:value-type="float" office:value="2151166">
            <text:p>2151166</text:p>
          </table:table-cell>
          <table:table-cell office:value-type="float" office:value="518680">
            <text:p>518680</text:p>
          </table:table-cell>
          <table:table-cell table:number-columns-repeated="2" office:value-type="float" office:value="0">
            <text:p>0</text:p>
          </table:table-cell>
          <table:table-cell office:value-type="float" office:value="2930377152">
            <text:p>2930377152</text:p>
          </table:table-cell>
          <table:table-cell office:value-type="float" office:value="3687199728">
            <text:p>3687199728</text:p>
          </table:table-cell>
          <table:table-cell table:number-columns-repeated="4" office:value-type="float" office:value="0">
            <text:p>0</text:p>
          </table:table-cell>
          <table:table-cell office:value-type="float" office:value="3689327377">
            <text:p>3689327377</text:p>
          </table:table-cell>
          <table:table-cell office:value-type="float" office:value="0">
            <text:p>0</text:p>
          </table:table-cell>
          <table:table-cell office:value-type="float" office:value="3689327377">
            <text:p>3689327377</text:p>
          </table:table-cell>
          <table:table-cell office:value-type="float" office:value="57647483">
            <text:p>57647483</text:p>
          </table:table-cell>
          <table:table-cell office:value-type="float" office:value="1844663688">
            <text:p>1844663688</text:p>
          </table:table-cell>
          <table:table-cell office:value-type="float" office:value="0">
            <text:p>0</text:p>
          </table:table-cell>
          <table:table-cell office:value-type="float" office:value="1229775792">
            <text:p>1229775792</text:p>
          </table:table-cell>
          <table:table-cell office:value-type="float" office:value="0">
            <text:p>0</text:p>
          </table:table-cell>
          <table:table-cell office:value-type="float" office:value="1229775792">
            <text:p>1229775792</text:p>
          </table:table-cell>
          <table:table-cell office:value-type="float" office:value="3687991769">
            <text:p>3687991769</text:p>
          </table:table-cell>
          <table:table-cell office:value-type="float" office:value="614887896">
            <text:p>614887896</text:p>
          </table:table-cell>
          <table:table-cell office:value-type="float" office:value="318528">
            <text:p>318528</text:p>
          </table:table-cell>
          <table:table-cell office:value-type="float" office:value="2459551585">
            <text:p>2459551585</text:p>
          </table:table-cell>
          <table:table-cell office:value-type="float" office:value="3689327377">
            <text:p>3689327377</text:p>
          </table:table-cell>
          <table:table-cell office:value-type="float" office:value="15252227783">
            <text:p>15252227783</text:p>
          </table:table-cell>
          <table:table-cell office:value-type="float" office:value="56540954589">
            <text:p>56540954589</text:p>
          </table:table-cell>
          <table:table-cell office:value-type="float" office:value="3380187988">
            <text:p>3380187988</text:p>
          </table:table-cell>
          <table:table-cell office:value-type="float" office:value="790527343">
            <text:p>79052734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3703178944">
            <text:p>3703178944</text:p>
          </table:table-cell>
          <table:table-cell office:value-type="float" office:value="2520952739">
            <text:p>2520952739</text:p>
          </table:table-cell>
          <table:table-cell office:value-type="float" office:value="3882851041">
            <text:p>3882851041</text:p>
          </table:table-cell>
          <table:table-cell office:value-type="float" office:value="2165769879">
            <text:p>2165769879</text:p>
          </table:table-cell>
          <table:table-cell office:value-type="float" office:value="3882536186">
            <text:p>3882536186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813062">
            <text:p>813062</text:p>
          </table:table-cell>
          <table:table-cell table:number-columns-repeated="14" office:value-type="float" office:value="15464158758">
            <text:p>15464158758</text:p>
          </table:table-cell>
          <table:table-cell office:value-type="float" office:value="4287851">
            <text:p>42878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78">
            <text:p>3237678</text:p>
          </table:table-cell>
          <table:table-cell office:value-type="float" office:value="16464">
            <text:p>16464</text:p>
          </table:table-cell>
          <table:table-cell office:value-type="float" office:value="2275793">
            <text:p>2275793</text:p>
          </table:table-cell>
          <table:table-cell office:value-type="float" office:value="565429">
            <text:p>565429</text:p>
          </table:table-cell>
          <table:table-cell table:number-columns-repeated="2" office:value-type="float" office:value="0">
            <text:p>0</text:p>
          </table:table-cell>
          <table:table-cell office:value-type="float" office:value="3446473184">
            <text:p>3446473184</text:p>
          </table:table-cell>
          <table:table-cell office:value-type="float" office:value="3880325348">
            <text:p>3880325348</text:p>
          </table:table-cell>
          <table:table-cell table:number-columns-repeated="4" office:value-type="float" office:value="0">
            <text:p>0</text:p>
          </table:table-cell>
          <table:table-cell office:value-type="float" office:value="3882851041">
            <text:p>3882851041</text:p>
          </table:table-cell>
          <table:table-cell office:value-type="float" office:value="0">
            <text:p>0</text:p>
          </table:table-cell>
          <table:table-cell office:value-type="float" office:value="3882851041">
            <text:p>3882851041</text:p>
          </table:table-cell>
          <table:table-cell office:value-type="float" office:value="60672206">
            <text:p>60672206</text:p>
          </table:table-cell>
          <table:table-cell office:value-type="float" office:value="1941425521">
            <text:p>1941425521</text:p>
          </table:table-cell>
          <table:table-cell office:value-type="float" office:value="0">
            <text:p>0</text:p>
          </table:table-cell>
          <table:table-cell office:value-type="float" office:value="1294283680">
            <text:p>1294283680</text:p>
          </table:table-cell>
          <table:table-cell office:value-type="float" office:value="0">
            <text:p>0</text:p>
          </table:table-cell>
          <table:table-cell office:value-type="float" office:value="1294283680">
            <text:p>1294283680</text:p>
          </table:table-cell>
          <table:table-cell office:value-type="float" office:value="3880841648">
            <text:p>3880841648</text:p>
          </table:table-cell>
          <table:table-cell office:value-type="float" office:value="647141840">
            <text:p>647141840</text:p>
          </table:table-cell>
          <table:table-cell office:value-type="float" office:value="254642">
            <text:p>254642</text:p>
          </table:table-cell>
          <table:table-cell office:value-type="float" office:value="2588567360">
            <text:p>2588567360</text:p>
          </table:table-cell>
          <table:table-cell office:value-type="float" office:value="3882851041">
            <text:p>3882851041</text:p>
          </table:table-cell>
          <table:table-cell office:value-type="float" office:value="15926696777">
            <text:p>15926696777</text:p>
          </table:table-cell>
          <table:table-cell office:value-type="float" office:value="59392242431">
            <text:p>59392242431</text:p>
          </table:table-cell>
          <table:table-cell office:value-type="float" office:value="3464904784">
            <text:p>3464904784</text:p>
          </table:table-cell>
          <table:table-cell office:value-type="float" office:value="833740234">
            <text:p>83374023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4073809294">
            <text:p>4073809294</text:p>
          </table:table-cell>
          <table:table-cell office:value-type="float" office:value="2571787115">
            <text:p>2571787115</text:p>
          </table:table-cell>
          <table:table-cell office:value-type="float" office:value="4270020020">
            <text:p>4270020020</text:p>
          </table:table-cell>
          <table:table-cell office:value-type="float" office:value="3241849861">
            <text:p>3241849861</text:p>
          </table:table-cell>
          <table:table-cell office:value-type="float" office:value="4269710129">
            <text:p>4269710129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13057">
            <text:p>813057</text:p>
          </table:table-cell>
          <table:table-cell table:number-columns-repeated="14" office:value-type="float" office:value="16496271632">
            <text:p>16496271632</text:p>
          </table:table-cell>
          <table:table-cell office:value-type="float" office:value="4287831">
            <text:p>4287831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59">
            <text:p>3237659</text:p>
          </table:table-cell>
          <table:table-cell office:value-type="float" office:value="16465">
            <text:p>16465</text:p>
          </table:table-cell>
          <table:table-cell office:value-type="float" office:value="2275798">
            <text:p>2275798</text:p>
          </table:table-cell>
          <table:table-cell office:value-type="float" office:value="565290">
            <text:p>565290</text:p>
          </table:table-cell>
          <table:table-cell table:number-columns-repeated="2" office:value-type="float" office:value="0">
            <text:p>0</text:p>
          </table:table-cell>
          <table:table-cell office:value-type="float" office:value="3962569216">
            <text:p>3962569216</text:p>
          </table:table-cell>
          <table:table-cell office:value-type="float" office:value="4267421212">
            <text:p>4267421212</text:p>
          </table:table-cell>
          <table:table-cell table:number-columns-repeated="4" office:value-type="float" office:value="0">
            <text:p>0</text:p>
          </table:table-cell>
          <table:table-cell office:value-type="float" office:value="4270020020">
            <text:p>4270020020</text:p>
          </table:table-cell>
          <table:table-cell office:value-type="float" office:value="0">
            <text:p>0</text:p>
          </table:table-cell>
          <table:table-cell office:value-type="float" office:value="4270020020">
            <text:p>4270020020</text:p>
          </table:table-cell>
          <table:table-cell office:value-type="float" office:value="66720300">
            <text:p>66720300</text:p>
          </table:table-cell>
          <table:table-cell office:value-type="float" office:value="2135010010">
            <text:p>2135010010</text:p>
          </table:table-cell>
          <table:table-cell office:value-type="float" office:value="0">
            <text:p>0</text:p>
          </table:table-cell>
          <table:table-cell office:value-type="float" office:value="1423340007">
            <text:p>1423340007</text:p>
          </table:table-cell>
          <table:table-cell office:value-type="float" office:value="0">
            <text:p>0</text:p>
          </table:table-cell>
          <table:table-cell office:value-type="float" office:value="1423340007">
            <text:p>1423340007</text:p>
          </table:table-cell>
          <table:table-cell office:value-type="float" office:value="4265948425">
            <text:p>4265948425</text:p>
          </table:table-cell>
          <table:table-cell office:value-type="float" office:value="711670003">
            <text:p>711670003</text:p>
          </table:table-cell>
          <table:table-cell office:value-type="float" office:value="278680">
            <text:p>278680</text:p>
          </table:table-cell>
          <table:table-cell office:value-type="float" office:value="2846680014">
            <text:p>2846680014</text:p>
          </table:table-cell>
          <table:table-cell office:value-type="float" office:value="4270020020">
            <text:p>4270020020</text:p>
          </table:table-cell>
          <table:table-cell office:value-type="float" office:value="17515472411">
            <text:p>17515472411</text:p>
          </table:table-cell>
          <table:table-cell office:value-type="float" office:value="65154907226">
            <text:p>65154907226</text:p>
          </table:table-cell>
          <table:table-cell office:value-type="float" office:value="3791839599">
            <text:p>3791839599</text:p>
          </table:table-cell>
          <table:table-cell office:value-type="float" office:value="917694091">
            <text:p>91769409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4265815786">
            <text:p>4265815786</text:p>
          </table:table-cell>
          <table:table-cell office:value-type="float" office:value="2625309823">
            <text:p>2625309823</text:p>
          </table:table-cell>
          <table:table-cell office:value-type="float" office:value="167650004">
            <text:p>167650004</text:p>
          </table:table-cell>
          <table:table-cell office:value-type="float" office:value="3799031026">
            <text:p>3799031026</text:p>
          </table:table-cell>
          <table:table-cell office:value-type="float" office:value="4462284254">
            <text:p>446228425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813058">
            <text:p>813058</text:p>
          </table:table-cell>
          <table:table-cell table:number-columns-repeated="14" office:value-type="float" office:value="17528080978">
            <text:p>17528080978</text:p>
          </table:table-cell>
          <table:table-cell office:value-type="float" office:value="4287832">
            <text:p>42878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59">
            <text:p>3237659</text:p>
          </table:table-cell>
          <table:table-cell office:value-type="float" office:value="16464">
            <text:p>16464</text:p>
          </table:table-cell>
          <table:table-cell office:value-type="float" office:value="2275746">
            <text:p>2275746</text:p>
          </table:table-cell>
          <table:table-cell office:value-type="float" office:value="565418">
            <text:p>565418</text:p>
          </table:table-cell>
          <table:table-cell table:number-columns-repeated="2" office:value-type="float" office:value="0">
            <text:p>0</text:p>
          </table:table-cell>
          <table:table-cell office:value-type="float" office:value="183697952">
            <text:p>183697952</text:p>
          </table:table-cell>
          <table:table-cell office:value-type="float" office:value="165595096">
            <text:p>165595096</text:p>
          </table:table-cell>
          <table:table-cell table:number-columns-repeated="4" office:value-type="float" office:value="0">
            <text:p>0</text:p>
          </table:table-cell>
          <table:table-cell office:value-type="float" office:value="167650004">
            <text:p>167650004</text:p>
          </table:table-cell>
          <table:table-cell office:value-type="float" office:value="0">
            <text:p>0</text:p>
          </table:table-cell>
          <table:table-cell office:value-type="float" office:value="167650004">
            <text:p>167650004</text:p>
          </table:table-cell>
          <table:table-cell office:value-type="float" office:value="69728445">
            <text:p>69728445</text:p>
          </table:table-cell>
          <table:table-cell office:value-type="float" office:value="2231308650">
            <text:p>2231308650</text:p>
          </table:table-cell>
          <table:table-cell office:value-type="float" office:value="0">
            <text:p>0</text:p>
          </table:table-cell>
          <table:table-cell office:value-type="float" office:value="1487539100">
            <text:p>1487539100</text:p>
          </table:table-cell>
          <table:table-cell office:value-type="float" office:value="0">
            <text:p>0</text:p>
          </table:table-cell>
          <table:table-cell office:value-type="float" office:value="1487539100">
            <text:p>1487539100</text:p>
          </table:table-cell>
          <table:table-cell office:value-type="float" office:value="165188702">
            <text:p>165188702</text:p>
          </table:table-cell>
          <table:table-cell office:value-type="float" office:value="743769550">
            <text:p>743769550</text:p>
          </table:table-cell>
          <table:table-cell office:value-type="float" office:value="255193">
            <text:p>255193</text:p>
          </table:table-cell>
          <table:table-cell office:value-type="float" office:value="2975078200">
            <text:p>2975078200</text:p>
          </table:table-cell>
          <table:table-cell office:value-type="float" office:value="167650004">
            <text:p>167650004</text:p>
          </table:table-cell>
          <table:table-cell office:value-type="float" office:value="18316864013">
            <text:p>18316864013</text:p>
          </table:table-cell>
          <table:table-cell office:value-type="float" office:value="67651824951">
            <text:p>67651824951</text:p>
          </table:table-cell>
          <table:table-cell office:value-type="float" office:value="3754241943">
            <text:p>3754241943</text:p>
          </table:table-cell>
          <table:table-cell office:value-type="float" office:value="966278075">
            <text:p>96627807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4513411449">
            <text:p>4513411449</text:p>
          </table:table-cell>
          <table:table-cell office:value-type="float" office:value="2681578094">
            <text:p>2681578094</text:p>
          </table:table-cell>
          <table:table-cell office:value-type="float" office:value="360992950">
            <text:p>360992950</text:p>
          </table:table-cell>
          <table:table-cell office:value-type="float" office:value="223424993">
            <text:p>223424993</text:p>
          </table:table-cell>
          <table:table-cell office:value-type="float" office:value="4655608641">
            <text:p>4655608641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813059">
            <text:p>813059</text:p>
          </table:table-cell>
          <table:table-cell table:number-columns-repeated="14" office:value-type="float" office:value="18560115104">
            <text:p>18560115104</text:p>
          </table:table-cell>
          <table:table-cell office:value-type="float" office:value="4287841">
            <text:p>4287841</text:p>
          </table:table-cell>
          <table:table-cell table:number-columns-repeated="4" office:value-type="float" office:value="0">
            <text:p>0</text:p>
          </table:table-cell>
          <table:table-cell office:value-type="float" office:value="3237669">
            <text:p>3237669</text:p>
          </table:table-cell>
          <table:table-cell office:value-type="float" office:value="16465">
            <text:p>16465</text:p>
          </table:table-cell>
          <table:table-cell office:value-type="float" office:value="2275798">
            <text:p>2275798</text:p>
          </table:table-cell>
          <table:table-cell office:value-type="float" office:value="565220">
            <text:p>565220</text:p>
          </table:table-cell>
          <table:table-cell table:number-columns-repeated="2" office:value-type="float" office:value="0">
            <text:p>0</text:p>
          </table:table-cell>
          <table:table-cell office:value-type="float" office:value="699793984">
            <text:p>699793984</text:p>
          </table:table-cell>
          <table:table-cell office:value-type="float" office:value="358345192">
            <text:p>358345192</text:p>
          </table:table-cell>
          <table:table-cell table:number-columns-repeated="4" office:value-type="float" office:value="0">
            <text:p>0</text:p>
          </table:table-cell>
          <table:table-cell office:value-type="float" office:value="360992950">
            <text:p>360992950</text:p>
          </table:table-cell>
          <table:table-cell office:value-type="float" office:value="0">
            <text:p>0</text:p>
          </table:table-cell>
          <table:table-cell office:value-type="float" office:value="360992950">
            <text:p>360992950</text:p>
          </table:table-cell>
          <table:table-cell office:value-type="float" office:value="72753227">
            <text:p>72753227</text:p>
          </table:table-cell>
          <table:table-cell office:value-type="float" office:value="2327980123">
            <text:p>2327980123</text:p>
          </table:table-cell>
          <table:table-cell office:value-type="float" office:value="0">
            <text:p>0</text:p>
          </table:table-cell>
          <table:table-cell office:value-type="float" office:value="1551986748">
            <text:p>1551986748</text:p>
          </table:table-cell>
          <table:table-cell office:value-type="float" office:value="0">
            <text:p>0</text:p>
          </table:table-cell>
          <table:table-cell office:value-type="float" office:value="1551986748">
            <text:p>1551986748</text:p>
          </table:table-cell>
          <table:table-cell office:value-type="float" office:value="360055292">
            <text:p>360055292</text:p>
          </table:table-cell>
          <table:table-cell office:value-type="float" office:value="775993374">
            <text:p>775993374</text:p>
          </table:table-cell>
          <table:table-cell office:value-type="float" office:value="72412">
            <text:p>72412</text:p>
          </table:table-cell>
          <table:table-cell office:value-type="float" office:value="3103973497">
            <text:p>3103973497</text:p>
          </table:table-cell>
          <table:table-cell office:value-type="float" office:value="360992950">
            <text:p>360992950</text:p>
          </table:table-cell>
          <table:table-cell office:value-type="float" office:value="18962463378">
            <text:p>18962463378</text:p>
          </table:table-cell>
          <table:table-cell office:value-type="float" office:value="69648406982">
            <text:p>69648406982</text:p>
          </table:table-cell>
          <table:table-cell office:value-type="float" office:value="3851654052">
            <text:p>3851654052</text:p>
          </table:table-cell>
          <table:table-cell office:value-type="float" office:value="1017486571">
            <text:p>101748657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4930659111">
            <text:p>4930659111</text:p>
          </table:table-cell>
          <table:table-cell office:value-type="float" office:value="2206888241">
            <text:p>2206888241</text:p>
          </table:table-cell>
          <table:table-cell office:value-type="float" office:value="747713152">
            <text:p>747713152</text:p>
          </table:table-cell>
          <table:table-cell office:value-type="float" office:value="1435051282">
            <text:p>1435051282</text:p>
          </table:table-cell>
          <table:table-cell office:value-type="float" office:value="5042302369">
            <text:p>5042302369</text:p>
          </table:table-cell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813061">
            <text:p>813061</text:p>
          </table:table-cell>
          <table:table-cell table:number-columns-repeated="14" office:value-type="float" office:value="19589554532">
            <text:p>19589554532</text:p>
          </table:table-cell>
          <table:table-cell office:value-type="float" office:value="4287841">
            <text:p>42878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68">
            <text:p>3237668</text:p>
          </table:table-cell>
          <table:table-cell office:value-type="float" office:value="16952">
            <text:p>16952</text:p>
          </table:table-cell>
          <table:table-cell office:value-type="float" office:value="2275793">
            <text:p>2275793</text:p>
          </table:table-cell>
          <table:table-cell office:value-type="float" office:value="565549">
            <text:p>565549</text:p>
          </table:table-cell>
          <table:table-cell table:number-columns-repeated="2" office:value-type="float" office:value="0">
            <text:p>0</text:p>
          </table:table-cell>
          <table:table-cell office:value-type="float" office:value="1215890016">
            <text:p>1215890016</text:p>
          </table:table-cell>
          <table:table-cell office:value-type="float" office:value="747058004">
            <text:p>747058004</text:p>
          </table:table-cell>
          <table:table-cell table:number-columns-repeated="4" office:value-type="float" office:value="0">
            <text:p>0</text:p>
          </table:table-cell>
          <table:table-cell office:value-type="float" office:value="747713152">
            <text:p>747713152</text:p>
          </table:table-cell>
          <table:table-cell office:value-type="float" office:value="0">
            <text:p>0</text:p>
          </table:table-cell>
          <table:table-cell office:value-type="float" office:value="747713152">
            <text:p>747713152</text:p>
          </table:table-cell>
          <table:table-cell office:value-type="float" office:value="78792739">
            <text:p>78792739</text:p>
          </table:table-cell>
          <table:table-cell office:value-type="float" office:value="2521340224">
            <text:p>2521340224</text:p>
          </table:table-cell>
          <table:table-cell office:value-type="float" office:value="0">
            <text:p>0</text:p>
          </table:table-cell>
          <table:table-cell office:value-type="float" office:value="1680893483">
            <text:p>1680893483</text:p>
          </table:table-cell>
          <table:table-cell office:value-type="float" office:value="0">
            <text:p>0</text:p>
          </table:table-cell>
          <table:table-cell office:value-type="float" office:value="1680893482">
            <text:p>1680893482</text:p>
          </table:table-cell>
          <table:table-cell office:value-type="float" office:value="747304363">
            <text:p>747304363</text:p>
          </table:table-cell>
          <table:table-cell office:value-type="float" office:value="840446741">
            <text:p>840446741</text:p>
          </table:table-cell>
          <table:table-cell office:value-type="float" office:value="7167">
            <text:p>7167</text:p>
          </table:table-cell>
          <table:table-cell office:value-type="float" office:value="3361786965">
            <text:p>3361786965</text:p>
          </table:table-cell>
          <table:table-cell office:value-type="float" office:value="747713152">
            <text:p>747713152</text:p>
          </table:table-cell>
          <table:table-cell office:value-type="float" office:value="20161773681">
            <text:p>20161773681</text:p>
          </table:table-cell>
          <table:table-cell office:value-type="float" office:value="74190795898">
            <text:p>74190795898</text:p>
          </table:table-cell>
          <table:table-cell office:value-type="float" office:value="4056732177">
            <text:p>4056732177</text:p>
          </table:table-cell>
          <table:table-cell office:value-type="float" office:value="1106658935">
            <text:p>110665893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5101363339">
            <text:p>5101363339</text:p>
          </table:table-cell>
          <table:table-cell office:value-type="float" office:value="2156395838">
            <text:p>2156395838</text:p>
          </table:table-cell>
          <table:table-cell office:value-type="float" office:value="941598161">
            <text:p>941598161</text:p>
          </table:table-cell>
          <table:table-cell office:value-type="float" office:value="1935177736">
            <text:p>1935177736</text:p>
          </table:table-cell>
          <table:table-cell office:value-type="float" office:value="5236125417">
            <text:p>5236125417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818787">
            <text:p>818787</text:p>
          </table:table-cell>
          <table:table-cell table:number-columns-repeated="14" office:value-type="float" office:value="20618315561">
            <text:p>20618315561</text:p>
          </table:table-cell>
          <table:table-cell office:value-type="float" office:value="4310690">
            <text:p>4310690</text:p>
          </table:table-cell>
          <table:table-cell table:number-columns-repeated="4" office:value-type="float" office:value="0">
            <text:p>0</text:p>
          </table:table-cell>
          <table:table-cell office:value-type="float" office:value="3258094">
            <text:p>3258094</text:p>
          </table:table-cell>
          <table:table-cell office:value-type="float" office:value="17449">
            <text:p>17449</text:p>
          </table:table-cell>
          <table:table-cell office:value-type="float" office:value="2276150">
            <text:p>2276150</text:p>
          </table:table-cell>
          <table:table-cell office:value-type="float" office:value="565492">
            <text:p>565492</text:p>
          </table:table-cell>
          <table:table-cell table:number-columns-repeated="2" office:value-type="float" office:value="0">
            <text:p>0</text:p>
          </table:table-cell>
          <table:table-cell office:value-type="float" office:value="1731986048">
            <text:p>1731986048</text:p>
          </table:table-cell>
          <table:table-cell office:value-type="float" office:value="940303084">
            <text:p>940303084</text:p>
          </table:table-cell>
          <table:table-cell table:number-columns-repeated="4" office:value-type="float" office:value="0">
            <text:p>0</text:p>
          </table:table-cell>
          <table:table-cell office:value-type="float" office:value="941598161">
            <text:p>941598161</text:p>
          </table:table-cell>
          <table:table-cell office:value-type="float" office:value="0">
            <text:p>0</text:p>
          </table:table-cell>
          <table:table-cell office:value-type="float" office:value="941598161">
            <text:p>941598161</text:p>
          </table:table-cell>
          <table:table-cell office:value-type="float" office:value="81822986">
            <text:p>81822986</text:p>
          </table:table-cell>
          <table:table-cell office:value-type="float" office:value="2618282729">
            <text:p>2618282729</text:p>
          </table:table-cell>
          <table:table-cell office:value-type="float" office:value="0">
            <text:p>0</text:p>
          </table:table-cell>
          <table:table-cell office:value-type="float" office:value="1745521819">
            <text:p>1745521819</text:p>
          </table:table-cell>
          <table:table-cell office:value-type="float" office:value="0">
            <text:p>0</text:p>
          </table:table-cell>
          <table:table-cell office:value-type="float" office:value="1745521819">
            <text:p>1745521819</text:p>
          </table:table-cell>
          <table:table-cell office:value-type="float" office:value="468764062">
            <text:p>468764062</text:p>
          </table:table-cell>
          <table:table-cell office:value-type="float" office:value="872760909">
            <text:p>872760909</text:p>
          </table:table-cell>
          <table:table-cell office:value-type="float" office:value="27977">
            <text:p>27977</text:p>
          </table:table-cell>
          <table:table-cell office:value-type="float" office:value="3491043638">
            <text:p>3491043638</text:p>
          </table:table-cell>
          <table:table-cell office:value-type="float" office:value="941598161">
            <text:p>941598161</text:p>
          </table:table-cell>
          <table:table-cell office:value-type="float" office:value="21288513183">
            <text:p>21288513183</text:p>
          </table:table-cell>
          <table:table-cell office:value-type="float" office:value="78007232665">
            <text:p>78007232665</text:p>
          </table:table-cell>
          <table:table-cell office:value-type="float" office:value="4323303222">
            <text:p>4323303222</text:p>
          </table:table-cell>
          <table:table-cell office:value-type="float" office:value="1143066405">
            <text:p>1143066405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6165867617">
            <text:p>6165867617</text:p>
          </table:table-cell>
          <table:table-cell office:value-type="float" office:value="2244488495">
            <text:p>2244488495</text:p>
          </table:table-cell>
          <table:table-cell office:value-type="float" office:value="2248882044">
            <text:p>2248882044</text:p>
          </table:table-cell>
          <table:table-cell office:value-type="float" office:value="1225279875">
            <text:p>1225279875</text:p>
          </table:table-cell>
          <table:table-cell office:value-type="float" office:value="6457893550">
            <text:p>6457893550</text:p>
          </table:table-cell>
          <table:table-cell office:value-type="float" office:value="376">
            <text:p>376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890125">
            <text:p>1890125</text:p>
          </table:table-cell>
          <table:table-cell table:number-columns-repeated="14" office:value-type="float" office:value="22294138977">
            <text:p>22294138977</text:p>
          </table:table-cell>
          <table:table-cell office:value-type="float" office:value="10667819">
            <text:p>106678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525947">
            <text:p>7525947</text:p>
          </table:table-cell>
          <table:table-cell office:value-type="float" office:value="43802">
            <text:p>43802</text:p>
          </table:table-cell>
          <table:table-cell office:value-type="float" office:value="4584738">
            <text:p>4584738</text:p>
          </table:table-cell>
          <table:table-cell office:value-type="float" office:value="1138773">
            <text:p>1138773</text:p>
          </table:table-cell>
          <table:table-cell table:number-columns-repeated="2" office:value-type="float" office:value="0">
            <text:p>0</text:p>
          </table:table-cell>
          <table:table-cell office:value-type="float" office:value="2248082080">
            <text:p>2248082080</text:p>
          </table:table-cell>
          <table:table-cell office:value-type="float" office:value="2154246496">
            <text:p>2154246496</text:p>
          </table:table-cell>
          <table:table-cell table:number-columns-repeated="4" office:value-type="float" office:value="0">
            <text:p>0</text:p>
          </table:table-cell>
          <table:table-cell office:value-type="float" office:value="2248882044">
            <text:p>2248882044</text:p>
          </table:table-cell>
          <table:table-cell office:value-type="float" office:value="0">
            <text:p>0</text:p>
          </table:table-cell>
          <table:table-cell office:value-type="float" office:value="2248882044">
            <text:p>2248882044</text:p>
          </table:table-cell>
          <table:table-cell office:value-type="float" office:value="102247960">
            <text:p>102247960</text:p>
          </table:table-cell>
          <table:table-cell office:value-type="float" office:value="3271924670">
            <text:p>3271924670</text:p>
          </table:table-cell>
          <table:table-cell office:value-type="float" office:value="0">
            <text:p>0</text:p>
          </table:table-cell>
          <table:table-cell office:value-type="float" office:value="2181283113">
            <text:p>2181283113</text:p>
          </table:table-cell>
          <table:table-cell office:value-type="float" office:value="0">
            <text:p>0</text:p>
          </table:table-cell>
          <table:table-cell office:value-type="float" office:value="2181283113">
            <text:p>2181283113</text:p>
          </table:table-cell>
          <table:table-cell office:value-type="float" office:value="2163011225">
            <text:p>2163011225</text:p>
          </table:table-cell>
          <table:table-cell office:value-type="float" office:value="1090641556">
            <text:p>1090641556</text:p>
          </table:table-cell>
          <table:table-cell office:value-type="float" office:value="1111745">
            <text:p>1111745</text:p>
          </table:table-cell>
          <table:table-cell office:value-type="float" office:value="88685412">
            <text:p>88685412</text:p>
          </table:table-cell>
          <table:table-cell office:value-type="float" office:value="2248882044">
            <text:p>2248882044</text:p>
          </table:table-cell>
          <table:table-cell office:value-type="float" office:value="26142608642">
            <text:p>26142608642</text:p>
          </table:table-cell>
          <table:table-cell office:value-type="float" office:value="96564422607">
            <text:p>96564422607</text:p>
          </table:table-cell>
          <table:table-cell office:value-type="float" office:value="8209991454">
            <text:p>8209991454</text:p>
          </table:table-cell>
          <table:table-cell office:value-type="float" office:value="1442932128">
            <text:p>144293212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6160680178">
            <text:p>6160680178</text:p>
          </table:table-cell>
          <table:table-cell office:value-type="float" office:value="2216475494">
            <text:p>2216475494</text:p>
          </table:table-cell>
          <table:table-cell office:value-type="float" office:value="2378968429">
            <text:p>2378968429</text:p>
          </table:table-cell>
          <table:table-cell office:value-type="float" office:value="1351868387">
            <text:p>1351868387</text:p>
          </table:table-cell>
          <table:table-cell office:value-type="float" office:value="6462816255">
            <text:p>6462816255</text:p>
          </table:table-cell>
          <table:table-cell office:value-type="float" office:value="377">
            <text:p>377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890093">
            <text:p>1890093</text:p>
          </table:table-cell>
          <table:table-cell table:number-columns-repeated="14" office:value-type="float" office:value="22948386410">
            <text:p>22948386410</text:p>
          </table:table-cell>
          <table:table-cell office:value-type="float" office:value="10667798">
            <text:p>106677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525959">
            <text:p>7525959</text:p>
          </table:table-cell>
          <table:table-cell office:value-type="float" office:value="42866">
            <text:p>42866</text:p>
          </table:table-cell>
          <table:table-cell office:value-type="float" office:value="4576206">
            <text:p>4576206</text:p>
          </table:table-cell>
          <table:table-cell office:value-type="float" office:value="1136865">
            <text:p>1136865</text:p>
          </table:table-cell>
          <table:table-cell table:number-columns-repeated="2" office:value-type="float" office:value="0">
            <text:p>0</text:p>
          </table:table-cell>
          <table:table-cell office:value-type="float" office:value="2764178112">
            <text:p>2764178112</text:p>
          </table:table-cell>
          <table:table-cell office:value-type="float" office:value="2169542104">
            <text:p>2169542104</text:p>
          </table:table-cell>
          <table:table-cell table:number-columns-repeated="4" office:value-type="float" office:value="0">
            <text:p>0</text:p>
          </table:table-cell>
          <table:table-cell office:value-type="float" office:value="2378968429">
            <text:p>2378968429</text:p>
          </table:table-cell>
          <table:table-cell office:value-type="float" office:value="0">
            <text:p>0</text:p>
          </table:table-cell>
          <table:table-cell office:value-type="float" office:value="2378968429">
            <text:p>2378968429</text:p>
          </table:table-cell>
          <table:table-cell office:value-type="float" office:value="104280593">
            <text:p>104280593</text:p>
          </table:table-cell>
          <table:table-cell office:value-type="float" office:value="3336967863">
            <text:p>3336967863</text:p>
          </table:table-cell>
          <table:table-cell office:value-type="float" office:value="0">
            <text:p>0</text:p>
          </table:table-cell>
          <table:table-cell office:value-type="float" office:value="2224645241">
            <text:p>2224645241</text:p>
          </table:table-cell>
          <table:table-cell office:value-type="float" office:value="0">
            <text:p>0</text:p>
          </table:table-cell>
          <table:table-cell office:value-type="float" office:value="2224645242">
            <text:p>2224645242</text:p>
          </table:table-cell>
          <table:table-cell office:value-type="float" office:value="2309218180">
            <text:p>2309218180</text:p>
          </table:table-cell>
          <table:table-cell office:value-type="float" office:value="1112322621">
            <text:p>1112322621</text:p>
          </table:table-cell>
          <table:table-cell office:value-type="float" office:value="1113667">
            <text:p>1113667</text:p>
          </table:table-cell>
          <table:table-cell office:value-type="float" office:value="154323187">
            <text:p>154323187</text:p>
          </table:table-cell>
          <table:table-cell office:value-type="float" office:value="2378968429">
            <text:p>2378968429</text:p>
          </table:table-cell>
          <table:table-cell office:value-type="float" office:value="27079650878">
            <text:p>27079650878</text:p>
          </table:table-cell>
          <table:table-cell office:value-type="float" office:value="100118774414">
            <text:p>100118774414</text:p>
          </table:table-cell>
          <table:table-cell office:value-type="float" office:value="9064270019">
            <text:p>9064270019</text:p>
          </table:table-cell>
          <table:table-cell office:value-type="float" office:value="1454895019">
            <text:p>145489501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6114177509">
            <text:p>6114177509</text:p>
          </table:table-cell>
          <table:table-cell office:value-type="float" office:value="2196818688">
            <text:p>2196818688</text:p>
          </table:table-cell>
          <table:table-cell office:value-type="float" office:value="2382062593">
            <text:p>2382062593</text:p>
          </table:table-cell>
          <table:table-cell office:value-type="float" office:value="1370319235">
            <text:p>1370319235</text:p>
          </table:table-cell>
          <table:table-cell office:value-type="float" office:value="6413978529">
            <text:p>6413978529</text:p>
          </table:table-cell>
          <table:table-cell office:value-type="float" office:value="371">
            <text:p>371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890079">
            <text:p>1890079</text:p>
          </table:table-cell>
          <table:table-cell table:number-columns-repeated="14" office:value-type="float" office:value="23976708036">
            <text:p>23976708036</text:p>
          </table:table-cell>
          <table:table-cell office:value-type="float" office:value="10667771">
            <text:p>106677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525932">
            <text:p>7525932</text:p>
          </table:table-cell>
          <table:table-cell office:value-type="float" office:value="41884">
            <text:p>41884</text:p>
          </table:table-cell>
          <table:table-cell office:value-type="float" office:value="4575386">
            <text:p>4575386</text:p>
          </table:table-cell>
          <table:table-cell office:value-type="float" office:value="1136356">
            <text:p>1136356</text:p>
          </table:table-cell>
          <table:table-cell table:number-columns-repeated="2" office:value-type="float" office:value="0">
            <text:p>0</text:p>
          </table:table-cell>
          <table:table-cell office:value-type="float" office:value="3280274144">
            <text:p>3280274144</text:p>
          </table:table-cell>
          <table:table-cell office:value-type="float" office:value="2117175060">
            <text:p>2117175060</text:p>
          </table:table-cell>
          <table:table-cell table:number-columns-repeated="4" office:value-type="float" office:value="0">
            <text:p>0</text:p>
          </table:table-cell>
          <table:table-cell office:value-type="float" office:value="2382062593">
            <text:p>2382062593</text:p>
          </table:table-cell>
          <table:table-cell office:value-type="float" office:value="0">
            <text:p>0</text:p>
          </table:table-cell>
          <table:table-cell office:value-type="float" office:value="2382062593">
            <text:p>2382062593</text:p>
          </table:table-cell>
          <table:table-cell office:value-type="float" office:value="104330981">
            <text:p>104330981</text:p>
          </table:table-cell>
          <table:table-cell office:value-type="float" office:value="3338514944">
            <text:p>3338514944</text:p>
          </table:table-cell>
          <table:table-cell office:value-type="float" office:value="0">
            <text:p>0</text:p>
          </table:table-cell>
          <table:table-cell office:value-type="float" office:value="2225676630">
            <text:p>2225676630</text:p>
          </table:table-cell>
          <table:table-cell office:value-type="float" office:value="0">
            <text:p>0</text:p>
          </table:table-cell>
          <table:table-cell office:value-type="float" office:value="2225676629">
            <text:p>2225676629</text:p>
          </table:table-cell>
          <table:table-cell office:value-type="float" office:value="2359900655">
            <text:p>2359900655</text:p>
          </table:table-cell>
          <table:table-cell office:value-type="float" office:value="1112838315">
            <text:p>1112838315</text:p>
          </table:table-cell>
          <table:table-cell office:value-type="float" office:value="1126570">
            <text:p>1126570</text:p>
          </table:table-cell>
          <table:table-cell office:value-type="float" office:value="156385963">
            <text:p>156385963</text:p>
          </table:table-cell>
          <table:table-cell office:value-type="float" office:value="2382062593">
            <text:p>2382062593</text:p>
          </table:table-cell>
          <table:table-cell office:value-type="float" office:value="27712097167">
            <text:p>27712097167</text:p>
          </table:table-cell>
          <table:table-cell office:value-type="float" office:value="102650482177">
            <text:p>102650482177</text:p>
          </table:table-cell>
          <table:table-cell office:value-type="float" office:value="9309631347">
            <text:p>9309631347</text:p>
          </table:table-cell>
          <table:table-cell office:value-type="float" office:value="1455718994">
            <text:p>1455718994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6168569096">
            <text:p>6168569096</text:p>
          </table:table-cell>
          <table:table-cell office:value-type="float" office:value="2147674598">
            <text:p>2147674598</text:p>
          </table:table-cell>
          <table:table-cell office:value-type="float" office:value="2381705452">
            <text:p>2381705452</text:p>
          </table:table-cell>
          <table:table-cell office:value-type="float" office:value="1367800445">
            <text:p>1367800445</text:p>
          </table:table-cell>
          <table:table-cell office:value-type="float" office:value="6470692237">
            <text:p>6470692237</text:p>
          </table:table-cell>
          <table:table-cell office:value-type="float" office:value="379">
            <text:p>379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890070">
            <text:p>1890070</text:p>
          </table:table-cell>
          <table:table-cell table:number-columns-repeated="14" office:value-type="float" office:value="24879896111">
            <text:p>24879896111</text:p>
          </table:table-cell>
          <table:table-cell office:value-type="float" office:value="10667745">
            <text:p>106677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525907">
            <text:p>7525907</text:p>
          </table:table-cell>
          <table:table-cell office:value-type="float" office:value="41882">
            <text:p>41882</text:p>
          </table:table-cell>
          <table:table-cell office:value-type="float" office:value="4575392">
            <text:p>4575392</text:p>
          </table:table-cell>
          <table:table-cell office:value-type="float" office:value="1136534">
            <text:p>1136534</text:p>
          </table:table-cell>
          <table:table-cell table:number-columns-repeated="2" office:value-type="float" office:value="0">
            <text:p>0</text:p>
          </table:table-cell>
          <table:table-cell office:value-type="float" office:value="3796370176">
            <text:p>3796370176</text:p>
          </table:table-cell>
          <table:table-cell office:value-type="float" office:value="2175907084">
            <text:p>2175907084</text:p>
          </table:table-cell>
          <table:table-cell table:number-columns-repeated="4" office:value-type="float" office:value="0">
            <text:p>0</text:p>
          </table:table-cell>
          <table:table-cell office:value-type="float" office:value="2381705452">
            <text:p>2381705452</text:p>
          </table:table-cell>
          <table:table-cell office:value-type="float" office:value="0">
            <text:p>0</text:p>
          </table:table-cell>
          <table:table-cell office:value-type="float" office:value="2381705452">
            <text:p>2381705452</text:p>
          </table:table-cell>
          <table:table-cell office:value-type="float" office:value="104323615">
            <text:p>104323615</text:p>
          </table:table-cell>
          <table:table-cell office:value-type="float" office:value="3338336374">
            <text:p>3338336374</text:p>
          </table:table-cell>
          <table:table-cell office:value-type="float" office:value="0">
            <text:p>0</text:p>
          </table:table-cell>
          <table:table-cell office:value-type="float" office:value="2225557583">
            <text:p>2225557583</text:p>
          </table:table-cell>
          <table:table-cell office:value-type="float" office:value="0">
            <text:p>0</text:p>
          </table:table-cell>
          <table:table-cell office:value-type="float" office:value="2225557582">
            <text:p>2225557582</text:p>
          </table:table-cell>
          <table:table-cell office:value-type="float" office:value="0">
            <text:p>0</text:p>
          </table:table-cell>
          <table:table-cell office:value-type="float" office:value="1112778791">
            <text:p>1112778791</text:p>
          </table:table-cell>
          <table:table-cell office:value-type="float" office:value="1107149">
            <text:p>1107149</text:p>
          </table:table-cell>
          <table:table-cell office:value-type="float" office:value="156147869">
            <text:p>156147869</text:p>
          </table:table-cell>
          <table:table-cell office:value-type="float" office:value="2381705452">
            <text:p>2381705452</text:p>
          </table:table-cell>
          <table:table-cell office:value-type="float" office:value="27708190917">
            <text:p>27708190917</text:p>
          </table:table-cell>
          <table:table-cell office:value-type="float" office:value="103545318603">
            <text:p>103545318603</text:p>
          </table:table-cell>
          <table:table-cell office:value-type="float" office:value="8791992187">
            <text:p>8791992187</text:p>
          </table:table-cell>
          <table:table-cell office:value-type="float" office:value="1459686279">
            <text:p>145968627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6310033452">
            <text:p>6310033452</text:p>
          </table:table-cell>
          <table:table-cell office:value-type="float" office:value="2080382181">
            <text:p>2080382181</text:p>
          </table:table-cell>
          <table:table-cell office:value-type="float" office:value="2382643456">
            <text:p>2382643456</text:p>
          </table:table-cell>
          <table:table-cell office:value-type="float" office:value="1367476114">
            <text:p>1367476114</text:p>
          </table:table-cell>
          <table:table-cell office:value-type="float" office:value="6611645632">
            <text:p>6611645632</text:p>
          </table:table-cell>
          <table:table-cell office:value-type="float" office:value="373">
            <text:p>373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90077">
            <text:p>1890077</text:p>
          </table:table-cell>
          <table:table-cell table:number-columns-repeated="14" office:value-type="float" office:value="25783640986">
            <text:p>25783640986</text:p>
          </table:table-cell>
          <table:table-cell office:value-type="float" office:value="10667777">
            <text:p>106677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525938">
            <text:p>7525938</text:p>
          </table:table-cell>
          <table:table-cell office:value-type="float" office:value="43666">
            <text:p>43666</text:p>
          </table:table-cell>
          <table:table-cell office:value-type="float" office:value="4575381">
            <text:p>4575381</text:p>
          </table:table-cell>
          <table:table-cell office:value-type="float" office:value="1136147">
            <text:p>1136147</text:p>
          </table:table-cell>
          <table:table-cell table:number-columns-repeated="2" office:value-type="float" office:value="0">
            <text:p>0</text:p>
          </table:table-cell>
          <table:table-cell office:value-type="float" office:value="17498912">
            <text:p>17498912</text:p>
          </table:table-cell>
          <table:table-cell office:value-type="float" office:value="2314817056">
            <text:p>2314817056</text:p>
          </table:table-cell>
          <table:table-cell table:number-columns-repeated="4" office:value-type="float" office:value="0">
            <text:p>0</text:p>
          </table:table-cell>
          <table:table-cell office:value-type="float" office:value="2382643456">
            <text:p>2382643456</text:p>
          </table:table-cell>
          <table:table-cell office:value-type="float" office:value="0">
            <text:p>0</text:p>
          </table:table-cell>
          <table:table-cell office:value-type="float" office:value="2382643456">
            <text:p>2382643456</text:p>
          </table:table-cell>
          <table:table-cell office:value-type="float" office:value="104340270">
            <text:p>104340270</text:p>
          </table:table-cell>
          <table:table-cell office:value-type="float" office:value="3338805376">
            <text:p>3338805376</text:p>
          </table:table-cell>
          <table:table-cell office:value-type="float" office:value="0">
            <text:p>0</text:p>
          </table:table-cell>
          <table:table-cell office:value-type="float" office:value="2225870250">
            <text:p>2225870250</text:p>
          </table:table-cell>
          <table:table-cell office:value-type="float" office:value="0">
            <text:p>0</text:p>
          </table:table-cell>
          <table:table-cell office:value-type="float" office:value="2225870251">
            <text:p>2225870251</text:p>
          </table:table-cell>
          <table:table-cell office:value-type="float" office:value="2356985501">
            <text:p>2356985501</text:p>
          </table:table-cell>
          <table:table-cell office:value-type="float" office:value="1112935125">
            <text:p>1112935125</text:p>
          </table:table-cell>
          <table:table-cell office:value-type="float" office:value="1106153">
            <text:p>1106153</text:p>
          </table:table-cell>
          <table:table-cell office:value-type="float" office:value="156773205">
            <text:p>156773205</text:p>
          </table:table-cell>
          <table:table-cell office:value-type="float" office:value="2382643456">
            <text:p>2382643456</text:p>
          </table:table-cell>
          <table:table-cell office:value-type="float" office:value="28047607421">
            <text:p>28047607421</text:p>
          </table:table-cell>
          <table:table-cell office:value-type="float" office:value="104997833251">
            <text:p>104997833251</text:p>
          </table:table-cell>
          <table:table-cell office:value-type="float" office:value="8335784911">
            <text:p>8335784911</text:p>
          </table:table-cell>
          <table:table-cell office:value-type="float" office:value="1455505370">
            <text:p>1455505370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7192739592">
            <text:p>7192739592</text:p>
          </table:table-cell>
          <table:table-cell office:value-type="float" office:value="2043457017">
            <text:p>2043457017</text:p>
          </table:table-cell>
          <table:table-cell office:value-type="float" office:value="3248486052">
            <text:p>3248486052</text:p>
          </table:table-cell>
          <table:table-cell office:value-type="float" office:value="3724226040">
            <text:p>3724226040</text:p>
          </table:table-cell>
          <table:table-cell office:value-type="float" office:value="7536615057">
            <text:p>7536615057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823919">
            <text:p>823919</text:p>
          </table:table-cell>
          <table:table-cell table:number-columns-repeated="14" office:value-type="float" office:value="27236164050">
            <text:p>27236164050</text:p>
          </table:table-cell>
          <table:table-cell office:value-type="float" office:value="4373916">
            <text:p>43739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75524">
            <text:p>3275524</text:p>
          </table:table-cell>
          <table:table-cell office:value-type="float" office:value="27767">
            <text:p>27767</text:p>
          </table:table-cell>
          <table:table-cell office:value-type="float" office:value="2301682">
            <text:p>2301682</text:p>
          </table:table-cell>
          <table:table-cell office:value-type="float" office:value="569731">
            <text:p>569731</text:p>
          </table:table-cell>
          <table:table-cell table:number-columns-repeated="2" office:value-type="float" office:value="0">
            <text:p>0</text:p>
          </table:table-cell>
          <table:table-cell office:value-type="float" office:value="533594944">
            <text:p>533594944</text:p>
          </table:table-cell>
          <table:table-cell office:value-type="float" office:value="3241909020">
            <text:p>3241909020</text:p>
          </table:table-cell>
          <table:table-cell table:number-columns-repeated="4" office:value-type="float" office:value="0">
            <text:p>0</text:p>
          </table:table-cell>
          <table:table-cell office:value-type="float" office:value="3248486052">
            <text:p>3248486052</text:p>
          </table:table-cell>
          <table:table-cell office:value-type="float" office:value="0">
            <text:p>0</text:p>
          </table:table-cell>
          <table:table-cell office:value-type="float" office:value="3248486052">
            <text:p>3248486052</text:p>
          </table:table-cell>
          <table:table-cell office:value-type="float" office:value="117866840">
            <text:p>117866840</text:p>
          </table:table-cell>
          <table:table-cell office:value-type="float" office:value="3771726674">
            <text:p>3771726674</text:p>
          </table:table-cell>
          <table:table-cell office:value-type="float" office:value="0">
            <text:p>0</text:p>
          </table:table-cell>
          <table:table-cell office:value-type="float" office:value="2514484449">
            <text:p>2514484449</text:p>
          </table:table-cell>
          <table:table-cell office:value-type="float" office:value="0">
            <text:p>0</text:p>
          </table:table-cell>
          <table:table-cell office:value-type="float" office:value="2514484449">
            <text:p>2514484449</text:p>
          </table:table-cell>
          <table:table-cell office:value-type="float" office:value="3208172584">
            <text:p>3208172584</text:p>
          </table:table-cell>
          <table:table-cell office:value-type="float" office:value="1257242225">
            <text:p>1257242225</text:p>
          </table:table-cell>
          <table:table-cell office:value-type="float" office:value="638305">
            <text:p>638305</text:p>
          </table:table-cell>
          <table:table-cell office:value-type="float" office:value="734001602">
            <text:p>734001602</text:p>
          </table:table-cell>
          <table:table-cell office:value-type="float" office:value="3248486052">
            <text:p>3248486052</text:p>
          </table:table-cell>
          <table:table-cell office:value-type="float" office:value="31585662841">
            <text:p>31585662841</text:p>
          </table:table-cell>
          <table:table-cell office:value-type="float" office:value="117135955810">
            <text:p>117135955810</text:p>
          </table:table-cell>
          <table:table-cell office:value-type="float" office:value="12134643554">
            <text:p>12134643554</text:p>
          </table:table-cell>
          <table:table-cell office:value-type="float" office:value="1641235351">
            <text:p>16412353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8198447833">
            <text:p>8198447833</text:p>
          </table:table-cell>
          <table:table-cell office:value-type="float" office:value="2047840488">
            <text:p>2047840488</text:p>
          </table:table-cell>
          <table:table-cell office:value-type="float" office:value="3776035797">
            <text:p>3776035797</text:p>
          </table:table-cell>
          <table:table-cell office:value-type="float" office:value="2348983314">
            <text:p>2348983314</text:p>
          </table:table-cell>
          <table:table-cell office:value-type="float" office:value="8534987503">
            <text:p>8534987503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818131">
            <text:p>818131</text:p>
          </table:table-cell>
          <table:table-cell table:number-columns-repeated="14" office:value-type="float" office:value="28782684373">
            <text:p>28782684373</text:p>
          </table:table-cell>
          <table:table-cell office:value-type="float" office:value="4308135">
            <text:p>4308135</text:p>
          </table:table-cell>
          <table:table-cell table:number-columns-repeated="4" office:value-type="float" office:value="0">
            <text:p>0</text:p>
          </table:table-cell>
          <table:table-cell office:value-type="float" office:value="3256751">
            <text:p>3256751</text:p>
          </table:table-cell>
          <table:table-cell office:value-type="float" office:value="17449">
            <text:p>17449</text:p>
          </table:table-cell>
          <table:table-cell office:value-type="float" office:value="2276145">
            <text:p>2276145</text:p>
          </table:table-cell>
          <table:table-cell office:value-type="float" office:value="565596">
            <text:p>565596</text:p>
          </table:table-cell>
          <table:table-cell table:number-columns-repeated="2" office:value-type="float" office:value="0">
            <text:p>0</text:p>
          </table:table-cell>
          <table:table-cell office:value-type="float" office:value="1049690976">
            <text:p>1049690976</text:p>
          </table:table-cell>
          <table:table-cell office:value-type="float" office:value="45074204">
            <text:p>45074204</text:p>
          </table:table-cell>
          <table:table-cell table:number-columns-repeated="4" office:value-type="float" office:value="0">
            <text:p>0</text:p>
          </table:table-cell>
          <table:table-cell office:value-type="float" office:value="3776035797">
            <text:p>3776035797</text:p>
          </table:table-cell>
          <table:table-cell office:value-type="float" office:value="0">
            <text:p>0</text:p>
          </table:table-cell>
          <table:table-cell office:value-type="float" office:value="3776035797">
            <text:p>3776035797</text:p>
          </table:table-cell>
          <table:table-cell office:value-type="float" office:value="133366162">
            <text:p>133366162</text:p>
          </table:table-cell>
          <table:table-cell office:value-type="float" office:value="4035501547">
            <text:p>4035501547</text:p>
          </table:table-cell>
          <table:table-cell office:value-type="float" office:value="0">
            <text:p>0</text:p>
          </table:table-cell>
          <table:table-cell office:value-type="float" office:value="2845126225">
            <text:p>2845126225</text:p>
          </table:table-cell>
          <table:table-cell office:value-type="float" office:value="0">
            <text:p>0</text:p>
          </table:table-cell>
          <table:table-cell office:value-type="float" office:value="2845126225">
            <text:p>2845126225</text:p>
          </table:table-cell>
          <table:table-cell office:value-type="float" office:value="44022707">
            <text:p>44022707</text:p>
          </table:table-cell>
          <table:table-cell office:value-type="float" office:value="1422563112">
            <text:p>1422563112</text:p>
          </table:table-cell>
          <table:table-cell office:value-type="float" office:value="309080">
            <text:p>309080</text:p>
          </table:table-cell>
          <table:table-cell office:value-type="float" office:value="1395285154">
            <text:p>1395285154</text:p>
          </table:table-cell>
          <table:table-cell office:value-type="float" office:value="3776035797">
            <text:p>3776035797</text:p>
          </table:table-cell>
          <table:table-cell office:value-type="float" office:value="32869079589">
            <text:p>32869079589</text:p>
          </table:table-cell>
          <table:table-cell office:value-type="float" office:value="125668090820">
            <text:p>125668090820</text:p>
          </table:table-cell>
          <table:table-cell office:value-type="float" office:value="11284973144">
            <text:p>11284973144</text:p>
          </table:table-cell>
          <table:table-cell office:value-type="float" office:value="1841583251">
            <text:p>1841583251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8291807407">
            <text:p>8291807407</text:p>
          </table:table-cell>
          <table:table-cell office:value-type="float" office:value="2156218229">
            <text:p>2156218229</text:p>
          </table:table-cell>
          <table:table-cell office:value-type="float" office:value="152222317">
            <text:p>152222317</text:p>
          </table:table-cell>
          <table:table-cell office:value-type="float" office:value="2606605020">
            <text:p>2606605020</text:p>
          </table:table-cell>
          <table:table-cell office:value-type="float" office:value="8644826892">
            <text:p>8644826892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818816">
            <text:p>818816</text:p>
          </table:table-cell>
          <table:table-cell table:number-columns-repeated="14" office:value-type="float" office:value="29834624202">
            <text:p>29834624202</text:p>
          </table:table-cell>
          <table:table-cell office:value-type="float" office:value="4310725">
            <text:p>43107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8128">
            <text:p>3258128</text:p>
          </table:table-cell>
          <table:table-cell office:value-type="float" office:value="17449">
            <text:p>17449</text:p>
          </table:table-cell>
          <table:table-cell office:value-type="float" office:value="2285189">
            <text:p>2285189</text:p>
          </table:table-cell>
          <table:table-cell office:value-type="float" office:value="566628">
            <text:p>566628</text:p>
          </table:table-cell>
          <table:table-cell table:number-columns-repeated="2" office:value-type="float" office:value="0">
            <text:p>0</text:p>
          </table:table-cell>
          <table:table-cell office:value-type="float" office:value="1565787008">
            <text:p>1565787008</text:p>
          </table:table-cell>
          <table:table-cell office:value-type="float" office:value="61206992">
            <text:p>61206992</text:p>
          </table:table-cell>
          <table:table-cell table:number-columns-repeated="4" office:value-type="float" office:value="0">
            <text:p>0</text:p>
          </table:table-cell>
          <table:table-cell office:value-type="float" office:value="152222317">
            <text:p>152222317</text:p>
          </table:table-cell>
          <table:table-cell office:value-type="float" office:value="0">
            <text:p>0</text:p>
          </table:table-cell>
          <table:table-cell office:value-type="float" office:value="152222317">
            <text:p>152222317</text:p>
          </table:table-cell>
          <table:table-cell office:value-type="float" office:value="135080369">
            <text:p>135080369</text:p>
          </table:table-cell>
          <table:table-cell office:value-type="float" office:value="76111158">
            <text:p>76111158</text:p>
          </table:table-cell>
          <table:table-cell office:value-type="float" office:value="0">
            <text:p>0</text:p>
          </table:table-cell>
          <table:table-cell office:value-type="float" office:value="2881704956">
            <text:p>2881704956</text:p>
          </table:table-cell>
          <table:table-cell office:value-type="float" office:value="0">
            <text:p>0</text:p>
          </table:table-cell>
          <table:table-cell office:value-type="float" office:value="2881704956">
            <text:p>2881704956</text:p>
          </table:table-cell>
          <table:table-cell office:value-type="float" office:value="47008737">
            <text:p>47008737</text:p>
          </table:table-cell>
          <table:table-cell office:value-type="float" office:value="1440852477">
            <text:p>1440852477</text:p>
          </table:table-cell>
          <table:table-cell office:value-type="float" office:value="325702">
            <text:p>325702</text:p>
          </table:table-cell>
          <table:table-cell office:value-type="float" office:value="1468442617">
            <text:p>1468442617</text:p>
          </table:table-cell>
          <table:table-cell office:value-type="float" office:value="152222317">
            <text:p>152222317</text:p>
          </table:table-cell>
          <table:table-cell office:value-type="float" office:value="33867431640">
            <text:p>33867431640</text:p>
          </table:table-cell>
          <table:table-cell office:value-type="float" office:value="128957885741">
            <text:p>128957885741</text:p>
          </table:table-cell>
          <table:table-cell office:value-type="float" office:value="11736114501">
            <text:p>11736114501</text:p>
          </table:table-cell>
          <table:table-cell office:value-type="float" office:value="1883819579">
            <text:p>1883819579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8579257347">
            <text:p>8579257347</text:p>
          </table:table-cell>
          <table:table-cell office:value-type="float" office:value="2089504125">
            <text:p>2089504125</text:p>
          </table:table-cell>
          <table:table-cell office:value-type="float" office:value="406482751">
            <text:p>406482751</text:p>
          </table:table-cell>
          <table:table-cell office:value-type="float" office:value="3059245286">
            <text:p>3059245286</text:p>
          </table:table-cell>
          <table:table-cell office:value-type="float" office:value="8977477799">
            <text:p>897747779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818158">
            <text:p>818158</text:p>
          </table:table-cell>
          <table:table-cell table:number-columns-repeated="14" office:value-type="float" office:value="30754596796">
            <text:p>30754596796</text:p>
          </table:table-cell>
          <table:table-cell office:value-type="float" office:value="4308160">
            <text:p>4308160</text:p>
          </table:table-cell>
          <table:table-cell table:number-columns-repeated="4" office:value-type="float" office:value="0">
            <text:p>0</text:p>
          </table:table-cell>
          <table:table-cell office:value-type="float" office:value="3256775">
            <text:p>3256775</text:p>
          </table:table-cell>
          <table:table-cell office:value-type="float" office:value="16971">
            <text:p>16971</text:p>
          </table:table-cell>
          <table:table-cell office:value-type="float" office:value="2276211">
            <text:p>2276211</text:p>
          </table:table-cell>
          <table:table-cell office:value-type="float" office:value="565676">
            <text:p>565676</text:p>
          </table:table-cell>
          <table:table-cell table:number-columns-repeated="2" office:value-type="float" office:value="0">
            <text:p>0</text:p>
          </table:table-cell>
          <table:table-cell office:value-type="float" office:value="2081883040">
            <text:p>2081883040</text:p>
          </table:table-cell>
          <table:table-cell office:value-type="float" office:value="387748860">
            <text:p>387748860</text:p>
          </table:table-cell>
          <table:table-cell table:number-columns-repeated="4" office:value-type="float" office:value="0">
            <text:p>0</text:p>
          </table:table-cell>
          <table:table-cell office:value-type="float" office:value="406482751">
            <text:p>406482751</text:p>
          </table:table-cell>
          <table:table-cell office:value-type="float" office:value="0">
            <text:p>0</text:p>
          </table:table-cell>
          <table:table-cell office:value-type="float" office:value="406482751">
            <text:p>406482751</text:p>
          </table:table-cell>
          <table:table-cell office:value-type="float" office:value="140352486">
            <text:p>140352486</text:p>
          </table:table-cell>
          <table:table-cell office:value-type="float" office:value="203241375">
            <text:p>203241375</text:p>
          </table:table-cell>
          <table:table-cell office:value-type="float" office:value="0">
            <text:p>0</text:p>
          </table:table-cell>
          <table:table-cell office:value-type="float" office:value="2992626129">
            <text:p>2992626129</text:p>
          </table:table-cell>
          <table:table-cell office:value-type="float" office:value="0">
            <text:p>0</text:p>
          </table:table-cell>
          <table:table-cell office:value-type="float" office:value="2992626129">
            <text:p>2992626129</text:p>
          </table:table-cell>
          <table:table-cell office:value-type="float" office:value="214376533">
            <text:p>214376533</text:p>
          </table:table-cell>
          <table:table-cell office:value-type="float" office:value="1496313064">
            <text:p>1496313064</text:p>
          </table:table-cell>
          <table:table-cell office:value-type="float" office:value="335072">
            <text:p>335072</text:p>
          </table:table-cell>
          <table:table-cell office:value-type="float" office:value="1690284962">
            <text:p>1690284962</text:p>
          </table:table-cell>
          <table:table-cell office:value-type="float" office:value="406482751">
            <text:p>406482751</text:p>
          </table:table-cell>
          <table:table-cell office:value-type="float" office:value="34860534667">
            <text:p>34860534667</text:p>
          </table:table-cell>
          <table:table-cell office:value-type="float" office:value="132211669921">
            <text:p>132211669921</text:p>
          </table:table-cell>
          <table:table-cell office:value-type="float" office:value="11916656493">
            <text:p>11916656493</text:p>
          </table:table-cell>
          <table:table-cell office:value-type="float" office:value="1915588378">
            <text:p>1915588378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8927420914">
            <text:p>8927420914</text:p>
          </table:table-cell>
          <table:table-cell office:value-type="float" office:value="2127530772">
            <text:p>2127530772</text:p>
          </table:table-cell>
          <table:table-cell office:value-type="float" office:value="725477265">
            <text:p>725477265</text:p>
          </table:table-cell>
          <table:table-cell office:value-type="float" office:value="703222929">
            <text:p>703222929</text:p>
          </table:table-cell>
          <table:table-cell office:value-type="float" office:value="9314989061">
            <text:p>9314989061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813066">
            <text:p>813066</text:p>
          </table:table-cell>
          <table:table-cell table:number-columns-repeated="14" office:value-type="float" office:value="31517023530">
            <text:p>31517023530</text:p>
          </table:table-cell>
          <table:table-cell office:value-type="float" office:value="4287864">
            <text:p>42878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37692">
            <text:p>3237692</text:p>
          </table:table-cell>
          <table:table-cell office:value-type="float" office:value="17412">
            <text:p>17412</text:p>
          </table:table-cell>
          <table:table-cell office:value-type="float" office:value="2276161">
            <text:p>2276161</text:p>
          </table:table-cell>
          <table:table-cell office:value-type="float" office:value="565653">
            <text:p>565653</text:p>
          </table:table-cell>
          <table:table-cell table:number-columns-repeated="2" office:value-type="float" office:value="0">
            <text:p>0</text:p>
          </table:table-cell>
          <table:table-cell office:value-type="float" office:value="2597979072">
            <text:p>2597979072</text:p>
          </table:table-cell>
          <table:table-cell office:value-type="float" office:value="431691144">
            <text:p>431691144</text:p>
          </table:table-cell>
          <table:table-cell table:number-columns-repeated="4" office:value-type="float" office:value="0">
            <text:p>0</text:p>
          </table:table-cell>
          <table:table-cell office:value-type="float" office:value="725477265">
            <text:p>725477265</text:p>
          </table:table-cell>
          <table:table-cell office:value-type="float" office:value="0">
            <text:p>0</text:p>
          </table:table-cell>
          <table:table-cell office:value-type="float" office:value="725477265">
            <text:p>725477265</text:p>
          </table:table-cell>
          <table:table-cell office:value-type="float" office:value="145555231">
            <text:p>145555231</text:p>
          </table:table-cell>
          <table:table-cell office:value-type="float" office:value="362738632">
            <text:p>362738632</text:p>
          </table:table-cell>
          <table:table-cell office:value-type="float" office:value="0">
            <text:p>0</text:p>
          </table:table-cell>
          <table:table-cell office:value-type="float" office:value="3105137286">
            <text:p>3105137286</text:p>
          </table:table-cell>
          <table:table-cell office:value-type="float" office:value="0">
            <text:p>0</text:p>
          </table:table-cell>
          <table:table-cell office:value-type="float" office:value="3105137285">
            <text:p>3105137285</text:p>
          </table:table-cell>
          <table:table-cell office:value-type="float" office:value="659140998">
            <text:p>659140998</text:p>
          </table:table-cell>
          <table:table-cell office:value-type="float" office:value="1552568642">
            <text:p>1552568642</text:p>
          </table:table-cell>
          <table:table-cell office:value-type="float" office:value="295164">
            <text:p>295164</text:p>
          </table:table-cell>
          <table:table-cell office:value-type="float" office:value="1915307275">
            <text:p>1915307275</text:p>
          </table:table-cell>
          <table:table-cell office:value-type="float" office:value="725477265">
            <text:p>725477265</text:p>
          </table:table-cell>
          <table:table-cell office:value-type="float" office:value="35474365234">
            <text:p>35474365234</text:p>
          </table:table-cell>
          <table:table-cell office:value-type="float" office:value="136905212402">
            <text:p>136905212402</text:p>
          </table:table-cell>
          <table:table-cell office:value-type="float" office:value="11780029296">
            <text:p>11780029296</text:p>
          </table:table-cell>
          <table:table-cell office:value-type="float" office:value="2002563476">
            <text:p>2002563476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8844349895">
            <text:p>8844349895</text:p>
          </table:table-cell>
          <table:table-cell office:value-type="float" office:value="1709553619">
            <text:p>1709553619</text:p>
          </table:table-cell>
          <table:table-cell office:value-type="float" office:value="646046526">
            <text:p>646046526</text:p>
          </table:table-cell>
          <table:table-cell office:value-type="float" office:value="3722181288">
            <text:p>3722181288</text:p>
          </table:table-cell>
          <table:table-cell office:value-type="float" office:value="9235652245">
            <text:p>9235652245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817503">
            <text:p>817503</text:p>
          </table:table-cell>
          <table:table-cell table:number-columns-repeated="14" office:value-type="float" office:value="32432475519">
            <text:p>32432475519</text:p>
          </table:table-cell>
          <table:table-cell office:value-type="float" office:value="4305608">
            <text:p>43056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55436">
            <text:p>3255436</text:p>
          </table:table-cell>
          <table:table-cell office:value-type="float" office:value="16933">
            <text:p>16933</text:p>
          </table:table-cell>
          <table:table-cell office:value-type="float" office:value="2276150">
            <text:p>2276150</text:p>
          </table:table-cell>
          <table:table-cell office:value-type="float" office:value="565561">
            <text:p>565561</text:p>
          </table:table-cell>
          <table:table-cell table:number-columns-repeated="2" office:value-type="float" office:value="0">
            <text:p>0</text:p>
          </table:table-cell>
          <table:table-cell office:value-type="float" office:value="3114075104">
            <text:p>3114075104</text:p>
          </table:table-cell>
          <table:table-cell office:value-type="float" office:value="491275644">
            <text:p>491275644</text:p>
          </table:table-cell>
          <table:table-cell table:number-columns-repeated="4" office:value-type="float" office:value="0">
            <text:p>0</text:p>
          </table:table-cell>
          <table:table-cell office:value-type="float" office:value="646046526">
            <text:p>646046526</text:p>
          </table:table-cell>
          <table:table-cell office:value-type="float" office:value="0">
            <text:p>0</text:p>
          </table:table-cell>
          <table:table-cell office:value-type="float" office:value="646046526">
            <text:p>646046526</text:p>
          </table:table-cell>
          <table:table-cell office:value-type="float" office:value="144720593">
            <text:p>144720593</text:p>
          </table:table-cell>
          <table:table-cell office:value-type="float" office:value="323023263">
            <text:p>323023263</text:p>
          </table:table-cell>
          <table:table-cell office:value-type="float" office:value="0">
            <text:p>0</text:p>
          </table:table-cell>
          <table:table-cell office:value-type="float" office:value="3078660372">
            <text:p>3078660372</text:p>
          </table:table-cell>
          <table:table-cell office:value-type="float" office:value="0">
            <text:p>0</text:p>
          </table:table-cell>
          <table:table-cell office:value-type="float" office:value="3078660372">
            <text:p>3078660372</text:p>
          </table:table-cell>
          <table:table-cell office:value-type="float" office:value="644105533">
            <text:p>644105533</text:p>
          </table:table-cell>
          <table:table-cell office:value-type="float" office:value="1539330186">
            <text:p>1539330186</text:p>
          </table:table-cell>
          <table:table-cell office:value-type="float" office:value="299593">
            <text:p>299593</text:p>
          </table:table-cell>
          <table:table-cell office:value-type="float" office:value="1862353449">
            <text:p>1862353449</text:p>
          </table:table-cell>
          <table:table-cell office:value-type="float" office:value="646046526">
            <text:p>646046526</text:p>
          </table:table-cell>
          <table:table-cell office:value-type="float" office:value="36227020263">
            <text:p>36227020263</text:p>
          </table:table-cell>
          <table:table-cell office:value-type="float" office:value="139113983153">
            <text:p>139113983153</text:p>
          </table:table-cell>
          <table:table-cell office:value-type="float" office:value="11620056152">
            <text:p>11620056152</text:p>
          </table:table-cell>
          <table:table-cell office:value-type="float" office:value="1980926513">
            <text:p>1980926513</text:p>
          </table:table-cell>
          <table:table-cell office:value-type="float" office:value="0">
            <text:p>0</text:p>
          </table:table-cell>
          <table:table-cell table:number-columns-repeated="960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9069154271">
            <text:p>9069154271</text:p>
          </table:table-cell>
          <table:table-cell office:value-type="float" office:value="1825477510">
            <text:p>1825477510</text:p>
          </table:table-cell>
          <table:table-cell office:value-type="float" office:value="827760061">
            <text:p>827760061</text:p>
          </table:table-cell>
          <table:table-cell office:value-type="float" office:value="937087184">
            <text:p>937087184</text:p>
          </table:table-cell>
          <table:table-cell office:value-type="float" office:value="9417232697">
            <text:p>9417232697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818767">
            <text:p>818767</text:p>
          </table:table-cell>
          <table:table-cell table:number-columns-repeated="14" office:value-type="float" office:value="33431743948">
            <text:p>33431743948</text:p>
          </table:table-cell>
          <table:table-cell office:value-type="float" office:value="4310659">
            <text:p>4310659</text:p>
          </table:table-cell>
          <table:table-cell table:number-columns-repeated="4" office:value-type="float" office:value="0">
            <text:p>0</text:p>
          </table:table-cell>
          <table:table-cell office:value-type="float" office:value="3258062">
            <text:p>3258062</text:p>
          </table:table-cell>
          <table:table-cell office:value-type="float" office:value="17412">
            <text:p>17412</text:p>
          </table:table-cell>
          <table:table-cell office:value-type="float" office:value="2276213">
            <text:p>2276213</text:p>
          </table:table-cell>
          <table:table-cell office:value-type="float" office:value="565514">
            <text:p>565514</text:p>
          </table:table-cell>
          <table:table-cell table:number-columns-repeated="2" office:value-type="float" office:value="0">
            <text:p>0</text:p>
          </table:table-cell>
          <table:table-cell office:value-type="float" office:value="3630171136">
            <text:p>3630171136</text:p>
          </table:table-cell>
          <table:table-cell office:value-type="float" office:value="749734180">
            <text:p>749734180</text:p>
          </table:table-cell>
          <table:table-cell table:number-columns-repeated="4" office:value-type="float" office:value="0">
            <text:p>0</text:p>
          </table:table-cell>
          <table:table-cell office:value-type="float" office:value="827760061">
            <text:p>827760061</text:p>
          </table:table-cell>
          <table:table-cell office:value-type="float" office:value="0">
            <text:p>0</text:p>
          </table:table-cell>
          <table:table-cell office:value-type="float" office:value="827760061">
            <text:p>827760061</text:p>
          </table:table-cell>
          <table:table-cell office:value-type="float" office:value="147643476">
            <text:p>147643476</text:p>
          </table:table-cell>
          <table:table-cell office:value-type="float" office:value="413880031">
            <text:p>413880031</text:p>
          </table:table-cell>
          <table:table-cell office:value-type="float" office:value="0">
            <text:p>0</text:p>
          </table:table-cell>
          <table:table-cell office:value-type="float" office:value="3139231551">
            <text:p>3139231551</text:p>
          </table:table-cell>
          <table:table-cell office:value-type="float" office:value="0">
            <text:p>0</text:p>
          </table:table-cell>
          <table:table-cell office:value-type="float" office:value="3139231551">
            <text:p>3139231551</text:p>
          </table:table-cell>
          <table:table-cell office:value-type="float" office:value="785997357">
            <text:p>785997357</text:p>
          </table:table-cell>
          <table:table-cell office:value-type="float" office:value="1569615775">
            <text:p>1569615775</text:p>
          </table:table-cell>
          <table:table-cell office:value-type="float" office:value="383337">
            <text:p>383337</text:p>
          </table:table-cell>
          <table:table-cell office:value-type="float" office:value="1983495805">
            <text:p>1983495805</text:p>
          </table:table-cell>
          <table:table-cell office:value-type="float" office:value="827760061">
            <text:p>827760061</text:p>
          </table:table-cell>
          <table:table-cell office:value-type="float" office:value="36606872558">
            <text:p>36606872558</text:p>
          </table:table-cell>
          <table:table-cell office:value-type="float" office:value="140424285888">
            <text:p>140424285888</text:p>
          </table:table-cell>
          <table:table-cell office:value-type="float" office:value="11244293212">
            <text:p>11244293212</text:p>
          </table:table-cell>
          <table:table-cell office:value-type="float" office:value="2052581786">
            <text:p>2052581786</text:p>
          </table:table-cell>
          <table:table-cell office:value-type="float" office:value="0">
            <text:p>0</text:p>
          </table:table-cell>
          <table:table-cell table:number-columns-repeated="960"/>
        </table:table-row>
      </table:table>
      <table:table table:name="Sheet2" table:style-name="ta1" table:print="false">
        <office:forms form:automatic-focus="false" form:apply-design-mode="false"/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2" table:default-cell-style-name="ce4"/>
        <table:table-column table:style-name="co22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8" table:number-columns-repeated="998" table:default-cell-style-name="Default"/>
        <table:table-row table:style-name="ro2">
          <table:table-cell table:style-name="ce2" office:value-type="string">
            <text:p>kernel</text:p>
          </table:table-cell>
          <table:table-cell table:style-name="ce2" office:value-type="string">
            <text:p>block size</text:p>
          </table:table-cell>
          <table:table-cell table:style-name="ce2" office:value-type="string">
            <text:p>threads per block</text:p>
          </table:table-cell>
          <table:table-cell table:style-name="ce2" office:value-type="string">
            <text:p>Total threads</text:p>
          </table:table-cell>
          <table:table-cell table:style-name="ce2" office:value-type="string">
            <text:p>PSYS Energy [J]</text:p>
          </table:table-cell>
          <table:table-cell table:style-name="ce3" office:value-type="string">
            <text:p>PKG Energy [J]</text:p>
          </table:table-cell>
          <table:table-cell table:style-name="ce3" office:value-type="string">
            <text:p>PP0 Energy [J]</text:p>
          </table:table-cell>
          <table:table-cell table:style-name="ce2" office:value-type="string">
            <text:p>DRAM Energy [J]</text:p>
          </table:table-cell>
          <table:table-cell table:style-name="ce2" office:value-type="string">
            <text:p>GPU Energy [J]</text:p>
          </table:table-cell>
          <table:table-cell table:style-name="ce2" office:value-type="string">
            <text:p>OCL_TIMER [s]</text:p>
          </table:table-cell>
          <table:table-cell table:style-name="ce2" office:value-type="string">
            <text:p>TIMESTAMP [s]</text:p>
          </table:table-cell>
          <table:table-cell table:style-name="ce2" office:value-type="string">
            <text:p>GPU_TICKS [s]</text:p>
          </table:table-cell>
          <table:table-cell table:style-name="ce2" office:value-type="string">
            <text:p>CPU_TICKS [s]</text:p>
          </table:table-cell>
          <table:table-cell table:style-name="ce2" office:value-type="string">
            <text:p>PSYS Power [W] (OCL_TIMER)</text:p>
          </table:table-cell>
          <table:table-cell table:style-name="ce3" office:value-type="string">
            <text:p>PKG Power (OCL_TIMER) [W]</text:p>
          </table:table-cell>
          <table:table-cell table:style-name="ce3" office:value-type="string">
            <text:p>PP0 Power (OCL_TIMER) [W]</text:p>
          </table:table-cell>
          <table:table-cell table:style-name="ce2" office:value-type="string">
            <text:p>DRAM Power (OCL_TIMER) <text:s/>[W]</text:p>
          </table:table-cell>
          <table:table-cell table:style-name="ce2" office:value-type="string">
            <text:p>GPU Power (OCL_TIMER) [W]</text:p>
          </table:table-cell>
          <table:table-cell table:style-name="ce2" office:value-type="string">
            <text:p>GPU Power (pkg – pp0 – dram)</text:p>
          </table:table-cell>
          <table:table-cell table:style-name="ce2" office:value-type="string">
            <text:p>PSYS Power [W] (CPU_TICKS)</text:p>
          </table:table-cell>
          <table:table-cell table:style-name="ce3" office:value-type="string">
            <text:p>PKG Power (CPU_TICKS) [W]</text:p>
          </table:table-cell>
          <table:table-cell table:style-name="ce3" office:value-type="string">
            <text:p>PP0 Power (CPU_TICKS) [W]</text:p>
          </table:table-cell>
          <table:table-cell table:style-name="ce2" office:value-type="string">
            <text:p>DRAM Power (CPU_TICKS) <text:s/>[W]</text:p>
          </table:table-cell>
          <table:table-cell table:style-name="ce2" office:value-type="string">
            <text:p>GPU Power (CPU_TICKS) [W]</text:p>
          </table:table-cell>
          <table:table-cell table:style-name="ce2" office:value-type="string">
            <text:p>GPU Power (pkg – pp0 – dram)</text:p>
          </table:table-cell>
          <table:table-cell table:style-name="ce2" table:number-columns-repeated="951"/>
          <table:table-cell table:style-name="ce7" table:number-columns-repeated="47"/>
        </table:table-row>
        <table:table-row table:style-name="ro1">
          <table:table-cell office:value-type="string">
            <text:p>scalar_sp_add_power_kernel</text:p>
          </table:table-cell>
          <table:table-cell table:number-columns-repeated="2" office:value-type="float" office:value="1">
            <text:p>1</text:p>
          </table:table-cell>
          <table:table-cell table:formula="of:=[.B2]*[.C2]" office:value-type="float" office:value="1">
            <text:p>1</text:p>
          </table:table-cell>
          <table:table-cell table:formula="of:=[counters.BH2]/1000000000" office:value-type="float" office:value="2.700378417">
            <text:p>2,700378417</text:p>
          </table:table-cell>
          <table:table-cell table:style-name="Default" table:formula="of:=[counters.BI2]/1000000000" office:value-type="float" office:value="8.509094237">
            <text:p>8,509094237</text:p>
          </table:table-cell>
          <table:table-cell table:style-name="Default" table:formula="of:=[counters.BJ2]/1000000000" office:value-type="float" office:value="0.800964355">
            <text:p>0,800964355</text:p>
          </table:table-cell>
          <table:table-cell table:formula="of:=[counters.BK2]/1000000000" office:value-type="float" office:value="0.205352782">
            <text:p>0,205352782</text:p>
          </table:table-cell>
          <table:table-cell table:formula="of:=[counters.BL2]/(2^-32)" office:value-type="float" office:value="0">
            <text:p>0</text:p>
          </table:table-cell>
          <table:table-cell table:formula="of:=[counters.D2]/1000000000" office:value-type="float" office:value="0.910454818">
            <text:p>0,910454818</text:p>
          </table:table-cell>
          <table:table-cell table:formula="of:=[counters.E2]/12500000" office:value-type="float" office:value="155.37083208">
            <text:p>155,37083208</text:p>
          </table:table-cell>
          <table:table-cell table:formula="of:=[counters.F2]/1050000000" office:value-type="float" office:value="0.915051325714286">
            <text:p>0,9150513257</text:p>
          </table:table-cell>
          <table:table-cell table:formula="of:=[counters.G2]/3500000000" office:value-type="float" office:value="0.755905867142857">
            <text:p>0,7559058671</text:p>
          </table:table-cell>
          <table:table-cell table:style-name="ce6" table:formula="of:=[.E2]/[.$J2]" office:value-type="float" office:value="2.96596641987346">
            <text:p>2,9659664199</text:p>
          </table:table-cell>
          <table:table-cell table:style-name="ce6" table:formula="of:=[.F2]/[.$J2]" office:value-type="float" office:value="9.34598188594571">
            <text:p>9,3459818859</text:p>
          </table:table-cell>
          <table:table-cell table:style-name="ce6" table:formula="of:=[.G2]/[.$J2]" office:value-type="float" office:value="0.879740915380603">
            <text:p>0,8797409154</text:p>
          </table:table-cell>
          <table:table-cell table:style-name="ce6" table:formula="of:=[.H2]/[.$J2]" office:value-type="float" office:value="0.225549668078092">
            <text:p>0,2255496681</text:p>
          </table:table-cell>
          <table:table-cell table:style-name="ce6" table:formula="of:=[.I2]/[.$J2]" office:value-type="float" office:value="0">
            <text:p>0</text:p>
          </table:table-cell>
          <table:table-cell table:formula="of:=[.O2]-[.P2]-[.Q2]" office:value-type="float" office:value="8.24069130248702">
            <text:p>8,2406913025</text:p>
          </table:table-cell>
          <table:table-cell table:formula="of:=[.E2]/[.$M2]" office:value-type="float" office:value="3.5723739348747">
            <text:p>3,5723739349</text:p>
          </table:table-cell>
          <table:table-cell table:formula="of:=[.F2]/[.$M2]" office:value-type="float" office:value="11.2568172928229">
            <text:p>11,2568172928</text:p>
          </table:table-cell>
          <table:table-cell table:formula="of:=[.G2]/[.$M2]" office:value-type="float" office:value="1.05960859654054">
            <text:p>1,0596085965</text:p>
          </table:table-cell>
          <table:table-cell table:formula="of:=[.H2]/[.$M2]" office:value-type="float" office:value="0.271664490151643">
            <text:p>0,2716644902</text:p>
          </table:table-cell>
          <table:table-cell table:formula="of:=[.I2]/[.$M2]" office:value-type="float" office:value="0">
            <text:p>0</text:p>
          </table:table-cell>
          <table:table-cell table:formula="of:=[.U2]-[.V2]-[.W2]" office:value-type="float" office:value="9.92554420613071">
            <text:p>9,925544206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]*[.C3]" office:value-type="float" office:value="2">
            <text:p>2</text:p>
          </table:table-cell>
          <table:table-cell table:formula="of:=[counters.BH3]/1000000000" office:value-type="float" office:value="2.692749023">
            <text:p>2,692749023</text:p>
          </table:table-cell>
          <table:table-cell table:style-name="Default" table:formula="of:=[counters.BI3]/1000000000" office:value-type="float" office:value="8.492584228">
            <text:p>8,492584228</text:p>
          </table:table-cell>
          <table:table-cell table:style-name="Default" table:formula="of:=[counters.BJ3]/1000000000" office:value-type="float" office:value="0.811645507">
            <text:p>0,811645507</text:p>
          </table:table-cell>
          <table:table-cell table:formula="of:=[counters.BK3]/1000000000" office:value-type="float" office:value="0.205291747">
            <text:p>0,205291747</text:p>
          </table:table-cell>
          <table:table-cell table:formula="of:=[counters.BL3]/(2^-32)" office:value-type="float" office:value="0">
            <text:p>0</text:p>
          </table:table-cell>
          <table:table-cell table:formula="of:=[counters.D3]/1000000000" office:value-type="float" office:value="0.910689582">
            <text:p>0,910689582</text:p>
          </table:table-cell>
          <table:table-cell table:formula="of:=[counters.E3]/12500000" office:value-type="float" office:value="156.38639584">
            <text:p>156,38639584</text:p>
          </table:table-cell>
          <table:table-cell table:formula="of:=[counters.F3]/1050000000" office:value-type="float" office:value="0.91494693047619">
            <text:p>0,9149469305</text:p>
          </table:table-cell>
          <table:table-cell table:formula="of:=[counters.G3]/3500000000" office:value-type="float" office:value="0.756043478285714">
            <text:p>0,7560434783</text:p>
          </table:table-cell>
          <table:table-cell table:style-name="ce6" table:formula="of:=[.E3]/[.J3]" office:value-type="float" office:value="2.95682423102541">
            <text:p>2,956824231</text:p>
          </table:table-cell>
          <table:table-cell table:style-name="ce6" table:formula="of:=[.F3]/[.$J3]" office:value-type="float" office:value="9.32544348355135">
            <text:p>9,3254434836</text:p>
          </table:table-cell>
          <table:table-cell table:style-name="ce6" table:formula="of:=[.G3]/[.$J3]" office:value-type="float" office:value="0.891242771458431">
            <text:p>0,8912427715</text:p>
          </table:table-cell>
          <table:table-cell table:style-name="ce6" table:formula="of:=[.H3]/[.$J3]" office:value-type="float" office:value="0.225424503648269">
            <text:p>0,2254245036</text:p>
          </table:table-cell>
          <table:table-cell table:style-name="ce6" table:formula="of:=[.I3]/[.$J3]" office:value-type="float" office:value="0">
            <text:p>0</text:p>
          </table:table-cell>
          <table:table-cell table:formula="of:=[.O3]-[.P3]-[.Q3]" office:value-type="float" office:value="8.20877620844465">
            <text:p>8,2087762084</text:p>
          </table:table-cell>
          <table:table-cell table:formula="of:=[.E3]/[.$M3]" office:value-type="float" office:value="3.56163249910661">
            <text:p>3,5616324991</text:p>
          </table:table-cell>
          <table:table-cell table:formula="of:=[.F3]/[.$M3]" office:value-type="float" office:value="11.232931004519">
            <text:p>11,2329310045</text:p>
          </table:table-cell>
          <table:table-cell table:formula="of:=[.G3]/[.$M3]" office:value-type="float" office:value="1.07354342747637">
            <text:p>1,0735434275</text:p>
          </table:table-cell>
          <table:table-cell table:formula="of:=[.H3]/[.$M3]" office:value-type="float" office:value="0.271534313695143">
            <text:p>0,2715343137</text:p>
          </table:table-cell>
          <table:table-cell table:formula="of:=[.I3]/[.$M3]" office:value-type="float" office:value="0">
            <text:p>0</text:p>
          </table:table-cell>
          <table:table-cell table:formula="of:=[.U3]-[.V3]-[.W3]" office:value-type="float" office:value="9.88785326334751">
            <text:p>9,8878532633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]*[.C4]" office:value-type="float" office:value="4">
            <text:p>4</text:p>
          </table:table-cell>
          <table:table-cell table:formula="of:=[counters.BH4]/1000000000" office:value-type="float" office:value="2.698730468">
            <text:p>2,698730468</text:p>
          </table:table-cell>
          <table:table-cell table:style-name="Default" table:formula="of:=[counters.BI4]/1000000000" office:value-type="float" office:value="8.510559081">
            <text:p>8,510559081</text:p>
          </table:table-cell>
          <table:table-cell table:style-name="Default" table:formula="of:=[counters.BJ4]/1000000000" office:value-type="float" office:value="0.814849853">
            <text:p>0,814849853</text:p>
          </table:table-cell>
          <table:table-cell table:formula="of:=[counters.BK4]/1000000000" office:value-type="float" office:value="0.205474853">
            <text:p>0,205474853</text:p>
          </table:table-cell>
          <table:table-cell table:formula="of:=[counters.BL4]/(2^-32)" office:value-type="float" office:value="0">
            <text:p>0</text:p>
          </table:table-cell>
          <table:table-cell table:formula="of:=[counters.D4]/1000000000" office:value-type="float" office:value="0.910803211">
            <text:p>0,910803211</text:p>
          </table:table-cell>
          <table:table-cell table:formula="of:=[counters.E4]/12500000" office:value-type="float" office:value="157.40375808">
            <text:p>157,40375808</text:p>
          </table:table-cell>
          <table:table-cell table:formula="of:=[counters.F4]/1050000000" office:value-type="float" office:value="0.914831085714286">
            <text:p>0,9148310857</text:p>
          </table:table-cell>
          <table:table-cell table:formula="of:=[counters.G4]/3500000000" office:value-type="float" office:value="0.756164722">
            <text:p>0,756164722</text:p>
          </table:table-cell>
          <table:table-cell table:style-name="ce6" table:formula="of:=[.E4]/[.J4]" office:value-type="float" office:value="2.96302256668263">
            <text:p>2,9630225667</text:p>
          </table:table-cell>
          <table:table-cell table:style-name="ce6" table:formula="of:=[.F4]/[.$J4]" office:value-type="float" office:value="9.34401523645924">
            <text:p>9,3440152365</text:p>
          </table:table-cell>
          <table:table-cell table:style-name="ce6" table:formula="of:=[.G4]/[.$J4]" office:value-type="float" office:value="0.894649736802476">
            <text:p>0,8946497368</text:p>
          </table:table-cell>
          <table:table-cell table:style-name="ce6" table:formula="of:=[.H4]/[.$J4]" office:value-type="float" office:value="0.225597418320915">
            <text:p>0,2255974183</text:p>
          </table:table-cell>
          <table:table-cell table:style-name="ce6" table:formula="of:=[.I4]/[.$J4]" office:value-type="float" office:value="0">
            <text:p>0</text:p>
          </table:table-cell>
          <table:table-cell table:formula="of:=[.O4]-[.P4]-[.Q4]" office:value-type="float" office:value="8.22376808133585">
            <text:p>8,2237680813</text:p>
          </table:table-cell>
          <table:table-cell table:formula="of:=[.E4]/[.$M4]" office:value-type="float" office:value="3.56897166646714">
            <text:p>3,5689716665</text:p>
          </table:table-cell>
          <table:table-cell table:formula="of:=[.F4]/[.$M4]" office:value-type="float" office:value="11.2549009936488">
            <text:p>11,2549009936</text:p>
          </table:table-cell>
          <table:table-cell table:formula="of:=[.G4]/[.$M4]" office:value-type="float" office:value="1.07760892473902">
            <text:p>1,0776089247</text:p>
          </table:table-cell>
          <table:table-cell table:formula="of:=[.H4]/[.$M4]" office:value-type="float" office:value="0.271732926731274">
            <text:p>0,2717329267</text:p>
          </table:table-cell>
          <table:table-cell table:formula="of:=[.I4]/[.$M4]" office:value-type="float" office:value="0">
            <text:p>0</text:p>
          </table:table-cell>
          <table:table-cell table:formula="of:=[.U4]-[.V4]-[.W4]" office:value-type="float" office:value="9.90555914217855">
            <text:p>9,905559142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5]*[.C5]" office:value-type="float" office:value="8">
            <text:p>8</text:p>
          </table:table-cell>
          <table:table-cell table:formula="of:=[counters.BH5]/1000000000" office:value-type="float" office:value="2.676086425">
            <text:p>2,676086425</text:p>
          </table:table-cell>
          <table:table-cell table:style-name="Default" table:formula="of:=[counters.BI5]/1000000000" office:value-type="float" office:value="8.505859374">
            <text:p>8,505859374</text:p>
          </table:table-cell>
          <table:table-cell table:style-name="Default" table:formula="of:=[counters.BJ5]/1000000000" office:value-type="float" office:value="0.806243896">
            <text:p>0,806243896</text:p>
          </table:table-cell>
          <table:table-cell table:formula="of:=[counters.BK5]/1000000000" office:value-type="float" office:value="0.205413818">
            <text:p>0,205413818</text:p>
          </table:table-cell>
          <table:table-cell table:formula="of:=[counters.BL5]/(2^-32)" office:value-type="float" office:value="0">
            <text:p>0</text:p>
          </table:table-cell>
          <table:table-cell table:formula="of:=[counters.D5]/1000000000" office:value-type="float" office:value="0.910789843">
            <text:p>0,910789843</text:p>
          </table:table-cell>
          <table:table-cell table:formula="of:=[counters.E5]/12500000" office:value-type="float" office:value="158.41369032">
            <text:p>158,41369032</text:p>
          </table:table-cell>
          <table:table-cell table:formula="of:=[counters.F5]/1050000000" office:value-type="float" office:value="0.915044162857143">
            <text:p>0,9150441629</text:p>
          </table:table-cell>
          <table:table-cell table:formula="of:=[counters.G5]/3500000000" office:value-type="float" office:value="0.756176122857143">
            <text:p>0,7561761229</text:p>
          </table:table-cell>
          <table:table-cell table:style-name="ce6" table:formula="of:=[.E5]/[.J5]" office:value-type="float" office:value="2.93820407151818">
            <text:p>2,9382040715</text:p>
          </table:table-cell>
          <table:table-cell table:style-name="ce6" table:formula="of:=[.F5]/[.$J5]" office:value-type="float" office:value="9.33899234754641">
            <text:p>9,3389923475</text:p>
          </table:table-cell>
          <table:table-cell table:style-name="ce6" table:formula="of:=[.G5]/[.$J5]" office:value-type="float" office:value="0.88521397355987">
            <text:p>0,8852139736</text:p>
          </table:table-cell>
          <table:table-cell table:style-name="ce6" table:formula="of:=[.H5]/[.$J5]" office:value-type="float" office:value="0.225533716234031">
            <text:p>0,2255337162</text:p>
          </table:table-cell>
          <table:table-cell table:style-name="ce6" table:formula="of:=[.I5]/[.$J5]" office:value-type="float" office:value="0">
            <text:p>0</text:p>
          </table:table-cell>
          <table:table-cell table:formula="of:=[.O5]-[.P5]-[.Q5]" office:value-type="float" office:value="8.22824465775251">
            <text:p>8,2282446578</text:p>
          </table:table-cell>
          <table:table-cell table:formula="of:=[.E5]/[.$M5]" office:value-type="float" office:value="3.53897239559568">
            <text:p>3,5389723956</text:p>
          </table:table-cell>
          <table:table-cell table:formula="of:=[.F5]/[.$M5]" office:value-type="float" office:value="11.2485162079191">
            <text:p>11,2485162079</text:p>
          </table:table-cell>
          <table:table-cell table:formula="of:=[.G5]/[.$M5]" office:value-type="float" office:value="1.06621178800738">
            <text:p>1,066211788</text:p>
          </table:table-cell>
          <table:table-cell table:formula="of:=[.H5]/[.$M5]" office:value-type="float" office:value="0.271648114494627">
            <text:p>0,2716481145</text:p>
          </table:table-cell>
          <table:table-cell table:formula="of:=[.I5]/[.$M5]" office:value-type="float" office:value="0">
            <text:p>0</text:p>
          </table:table-cell>
          <table:table-cell table:formula="of:=[.U5]-[.V5]-[.W5]" office:value-type="float" office:value="9.9106563054171">
            <text:p>9,910656305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6]*[.C6]" office:value-type="float" office:value="16">
            <text:p>16</text:p>
          </table:table-cell>
          <table:table-cell table:formula="of:=[counters.BH6]/1000000000" office:value-type="float" office:value="2.805999755">
            <text:p>2,805999755</text:p>
          </table:table-cell>
          <table:table-cell table:style-name="Default" table:formula="of:=[counters.BI6]/1000000000" office:value-type="float" office:value="8.632415771">
            <text:p>8,632415771</text:p>
          </table:table-cell>
          <table:table-cell table:style-name="Default" table:formula="of:=[counters.BJ6]/1000000000" office:value-type="float" office:value="0.80706787">
            <text:p>0,80706787</text:p>
          </table:table-cell>
          <table:table-cell table:formula="of:=[counters.BK6]/1000000000" office:value-type="float" office:value="0.208892821">
            <text:p>0,208892821</text:p>
          </table:table-cell>
          <table:table-cell table:formula="of:=[counters.BL6]/(2^-32)" office:value-type="float" office:value="0">
            <text:p>0</text:p>
          </table:table-cell>
          <table:table-cell table:formula="of:=[counters.D6]/1000000000" office:value-type="float" office:value="0.926149573">
            <text:p>0,926149573</text:p>
          </table:table-cell>
          <table:table-cell table:formula="of:=[counters.E6]/12500000" office:value-type="float" office:value="159.45340288">
            <text:p>159,45340288</text:p>
          </table:table-cell>
          <table:table-cell table:formula="of:=[counters.F6]/1050000000" office:value-type="float" office:value="0.930206469523809">
            <text:p>0,9302064695</text:p>
          </table:table-cell>
          <table:table-cell table:formula="of:=[counters.G6]/3500000000" office:value-type="float" office:value="0.768785971714286">
            <text:p>0,7687859717</text:p>
          </table:table-cell>
          <table:table-cell table:style-name="ce6" table:formula="of:=[.E6]/[.J6]" office:value-type="float" office:value="3.02974793359863">
            <text:p>3,0297479336</text:p>
          </table:table-cell>
          <table:table-cell table:style-name="ce6" table:formula="of:=[.F6]/[.$J6]" office:value-type="float" office:value="9.32075770767537">
            <text:p>9,3207577077</text:p>
          </table:table-cell>
          <table:table-cell table:style-name="ce6" table:formula="of:=[.G6]/[.$J6]" office:value-type="float" office:value="0.871422817143598">
            <text:p>0,8714228171</text:p>
          </table:table-cell>
          <table:table-cell table:style-name="ce6" table:formula="of:=[.H6]/[.$J6]" office:value-type="float" office:value="0.225549767650759">
            <text:p>0,2255497677</text:p>
          </table:table-cell>
          <table:table-cell table:style-name="ce6" table:formula="of:=[.I6]/[.$J6]" office:value-type="float" office:value="0">
            <text:p>0</text:p>
          </table:table-cell>
          <table:table-cell table:formula="of:=[.O6]-[.P6]-[.Q6]" office:value-type="float" office:value="8.22378512288101">
            <text:p>8,2237851229</text:p>
          </table:table-cell>
          <table:table-cell table:formula="of:=[.E6]/[.$M6]" office:value-type="float" office:value="3.64991019378646">
            <text:p>3,6499101938</text:p>
          </table:table-cell>
          <table:table-cell table:formula="of:=[.F6]/[.$M6]" office:value-type="float" office:value="11.2286333109733">
            <text:p>11,228633311</text:p>
          </table:table-cell>
          <table:table-cell table:formula="of:=[.G6]/[.$M6]" office:value-type="float" office:value="1.04979526122251">
            <text:p>1,0497952612</text:p>
          </table:table-cell>
          <table:table-cell table:formula="of:=[.H6]/[.$M6]" office:value-type="float" office:value="0.271717784514457">
            <text:p>0,2717177845</text:p>
          </table:table-cell>
          <table:table-cell table:formula="of:=[.I6]/[.$M6]" office:value-type="float" office:value="0">
            <text:p>0</text:p>
          </table:table-cell>
          <table:table-cell table:formula="of:=[.U6]-[.V6]-[.W6]" office:value-type="float" office:value="9.90712026523632">
            <text:p>9,907120265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7]*[.C7]" office:value-type="float" office:value="32">
            <text:p>32</text:p>
          </table:table-cell>
          <table:table-cell table:formula="of:=[counters.BH7]/1000000000" office:value-type="float" office:value="2.792907714">
            <text:p>2,792907714</text:p>
          </table:table-cell>
          <table:table-cell table:style-name="Default" table:formula="of:=[counters.BI7]/1000000000" office:value-type="float" office:value="8.629699706">
            <text:p>8,629699706</text:p>
          </table:table-cell>
          <table:table-cell table:style-name="Default" table:formula="of:=[counters.BJ7]/1000000000" office:value-type="float" office:value="0.809143066">
            <text:p>0,809143066</text:p>
          </table:table-cell>
          <table:table-cell table:formula="of:=[counters.BK7]/1000000000" office:value-type="float" office:value="0.208953857">
            <text:p>0,208953857</text:p>
          </table:table-cell>
          <table:table-cell table:formula="of:=[counters.BL7]/(2^-32)" office:value-type="float" office:value="0">
            <text:p>0</text:p>
          </table:table-cell>
          <table:table-cell table:formula="of:=[counters.D7]/1000000000" office:value-type="float" office:value="0.926244672">
            <text:p>0,926244672</text:p>
          </table:table-cell>
          <table:table-cell table:formula="of:=[counters.E7]/12500000" office:value-type="float" office:value="160.48398384">
            <text:p>160,48398384</text:p>
          </table:table-cell>
          <table:table-cell table:formula="of:=[counters.F7]/1050000000" office:value-type="float" office:value="0.930518105714286">
            <text:p>0,9305181057</text:p>
          </table:table-cell>
          <table:table-cell table:formula="of:=[counters.G7]/3500000000" office:value-type="float" office:value="0.769009528285714">
            <text:p>0,7690095283</text:p>
          </table:table-cell>
          <table:table-cell table:style-name="ce6" table:formula="of:=[.E7]/[.J7]" office:value-type="float" office:value="3.01530232607913">
            <text:p>3,0153023261</text:p>
          </table:table-cell>
          <table:table-cell table:style-name="ce6" table:formula="of:=[.F7]/[.$J7]" office:value-type="float" office:value="9.31686839004025">
            <text:p>9,31686839</text:p>
          </table:table-cell>
          <table:table-cell table:style-name="ce6" table:formula="of:=[.G7]/[.$J7]" office:value-type="float" office:value="0.873573787207707">
            <text:p>0,8735737872</text:p>
          </table:table-cell>
          <table:table-cell table:style-name="ce6" table:formula="of:=[.H7]/[.$J7]" office:value-type="float" office:value="0.22559250629622">
            <text:p>0,2255925063</text:p>
          </table:table-cell>
          <table:table-cell table:style-name="ce6" table:formula="of:=[.I7]/[.$J7]" office:value-type="float" office:value="0">
            <text:p>0</text:p>
          </table:table-cell>
          <table:table-cell table:formula="of:=[.O7]-[.P7]-[.Q7]" office:value-type="float" office:value="8.21770209653633">
            <text:p>8,2177020965</text:p>
          </table:table-cell>
          <table:table-cell table:formula="of:=[.E7]/[.$M7]" office:value-type="float" office:value="3.63182458899565">
            <text:p>3,631824589</text:p>
          </table:table-cell>
          <table:table-cell table:formula="of:=[.F7]/[.$M7]" office:value-type="float" office:value="11.221837166618">
            <text:p>11,2218371666</text:p>
          </table:table-cell>
          <table:table-cell table:formula="of:=[.G7]/[.$M7]" office:value-type="float" office:value="1.05218860916295">
            <text:p>1,0521886092</text:p>
          </table:table-cell>
          <table:table-cell table:formula="of:=[.H7]/[.$M7]" office:value-type="float" office:value="0.271718163838363">
            <text:p>0,2717181638</text:p>
          </table:table-cell>
          <table:table-cell table:formula="of:=[.I7]/[.$M7]" office:value-type="float" office:value="0">
            <text:p>0</text:p>
          </table:table-cell>
          <table:table-cell table:formula="of:=[.U7]-[.V7]-[.W7]" office:value-type="float" office:value="9.89793039361668">
            <text:p>9,8979303936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8]*[.C8]" office:value-type="float" office:value="64">
            <text:p>64</text:p>
          </table:table-cell>
          <table:table-cell table:formula="of:=[counters.BH8]/1000000000" office:value-type="float" office:value="2.812988281">
            <text:p>2,812988281</text:p>
          </table:table-cell>
          <table:table-cell table:style-name="Default" table:formula="of:=[counters.BI8]/1000000000" office:value-type="float" office:value="8.873413085">
            <text:p>8,873413085</text:p>
          </table:table-cell>
          <table:table-cell table:style-name="Default" table:formula="of:=[counters.BJ8]/1000000000" office:value-type="float" office:value="0.880493163">
            <text:p>0,880493163</text:p>
          </table:table-cell>
          <table:table-cell table:formula="of:=[counters.BK8]/1000000000" office:value-type="float" office:value="0.208984375">
            <text:p>0,208984375</text:p>
          </table:table-cell>
          <table:table-cell table:formula="of:=[counters.BL8]/(2^-32)" office:value-type="float" office:value="0">
            <text:p>0</text:p>
          </table:table-cell>
          <table:table-cell table:formula="of:=[counters.D8]/1000000000" office:value-type="float" office:value="0.925949687">
            <text:p>0,925949687</text:p>
          </table:table-cell>
          <table:table-cell table:formula="of:=[counters.E8]/12500000" office:value-type="float" office:value="161.53059424">
            <text:p>161,53059424</text:p>
          </table:table-cell>
          <table:table-cell table:formula="of:=[counters.F8]/1050000000" office:value-type="float" office:value="0.93021083047619">
            <text:p>0,9302108305</text:p>
          </table:table-cell>
          <table:table-cell table:formula="of:=[counters.G8]/3500000000" office:value-type="float" office:value="0.768739271142857">
            <text:p>0,7687392711</text:p>
          </table:table-cell>
          <table:table-cell table:style-name="ce6" table:formula="of:=[.E8]/[.J8]" office:value-type="float" office:value="3.03794938374443">
            <text:p>3,0379493837</text:p>
          </table:table-cell>
          <table:table-cell table:style-name="ce6" table:formula="of:=[.F8]/[.$J8]" office:value-type="float" office:value="9.5830402122054">
            <text:p>9,5830402122</text:p>
          </table:table-cell>
          <table:table-cell table:style-name="ce6" table:formula="of:=[.G8]/[.$J8]" office:value-type="float" office:value="0.950908213871452">
            <text:p>0,9509082139</text:p>
          </table:table-cell>
          <table:table-cell table:style-name="ce6" table:formula="of:=[.H8]/[.$J8]" office:value-type="float" office:value="0.225697333164064">
            <text:p>0,2256973332</text:p>
          </table:table-cell>
          <table:table-cell table:style-name="ce6" table:formula="of:=[.I8]/[.$J8]" office:value-type="float" office:value="0">
            <text:p>0</text:p>
          </table:table-cell>
          <table:table-cell table:formula="of:=[.O8]-[.P8]-[.Q8]" office:value-type="float" office:value="8.40643466516988">
            <text:p>8,4064346652</text:p>
          </table:table-cell>
          <table:table-cell table:formula="of:=[.E8]/[.$M8]" office:value-type="float" office:value="3.6592228166229">
            <text:p>3,6592228166</text:p>
          </table:table-cell>
          <table:table-cell table:formula="of:=[.F8]/[.$M8]" office:value-type="float" office:value="11.5428122617025">
            <text:p>11,5428122617</text:p>
          </table:table-cell>
          <table:table-cell table:formula="of:=[.G8]/[.$M8]" office:value-type="float" office:value="1.1453729450962">
            <text:p>1,1453729451</text:p>
          </table:table-cell>
          <table:table-cell table:formula="of:=[.H8]/[.$M8]" office:value-type="float" office:value="0.271853387546223">
            <text:p>0,2718533875</text:p>
          </table:table-cell>
          <table:table-cell table:formula="of:=[.I8]/[.$M8]" office:value-type="float" office:value="0">
            <text:p>0</text:p>
          </table:table-cell>
          <table:table-cell table:formula="of:=[.U8]-[.V8]-[.W8]" office:value-type="float" office:value="10.1255859290601">
            <text:p>10,125585929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9]*[.C9]" office:value-type="float" office:value="128">
            <text:p>128</text:p>
          </table:table-cell>
          <table:table-cell table:formula="of:=[counters.BH9]/1000000000" office:value-type="float" office:value="2.86843872">
            <text:p>2,86843872</text:p>
          </table:table-cell>
          <table:table-cell table:style-name="Default" table:formula="of:=[counters.BI9]/1000000000" office:value-type="float" office:value="9.181793212">
            <text:p>9,181793212</text:p>
          </table:table-cell>
          <table:table-cell table:style-name="Default" table:formula="of:=[counters.BJ9]/1000000000" office:value-type="float" office:value="0.825073242">
            <text:p>0,825073242</text:p>
          </table:table-cell>
          <table:table-cell table:formula="of:=[counters.BK9]/1000000000" office:value-type="float" office:value="0.209564208">
            <text:p>0,209564208</text:p>
          </table:table-cell>
          <table:table-cell table:formula="of:=[counters.BL9]/(2^-32)" office:value-type="float" office:value="0">
            <text:p>0</text:p>
          </table:table-cell>
          <table:table-cell table:formula="of:=[counters.D9]/1000000000" office:value-type="float" office:value="0.926358211">
            <text:p>0,926358211</text:p>
          </table:table-cell>
          <table:table-cell table:formula="of:=[counters.E9]/12500000" office:value-type="float" office:value="162.5565032">
            <text:p>162,5565032</text:p>
          </table:table-cell>
          <table:table-cell table:formula="of:=[counters.F9]/1050000000" office:value-type="float" office:value="0.9305613">
            <text:p>0,9305613</text:p>
          </table:table-cell>
          <table:table-cell table:formula="of:=[counters.G9]/3500000000" office:value-type="float" office:value="0.769153139428571">
            <text:p>0,7691531394</text:p>
          </table:table-cell>
          <table:table-cell table:style-name="ce6" table:formula="of:=[.E9]/[.J9]" office:value-type="float" office:value="3.09646817606715">
            <text:p>3,0964681761</text:p>
          </table:table-cell>
          <table:table-cell table:style-name="ce6" table:formula="of:=[.F9]/[.$J9]" office:value-type="float" office:value="9.91170921029381">
            <text:p>9,9117092103</text:p>
          </table:table-cell>
          <table:table-cell table:style-name="ce6" table:formula="of:=[.G9]/[.$J9]" office:value-type="float" office:value="0.890663279283007">
            <text:p>0,8906632793</text:p>
          </table:table-cell>
          <table:table-cell table:style-name="ce6" table:formula="of:=[.H9]/[.$J9]" office:value-type="float" office:value="0.226223728047681">
            <text:p>0,226223728</text:p>
          </table:table-cell>
          <table:table-cell table:style-name="ce6" table:formula="of:=[.I9]/[.$J9]" office:value-type="float" office:value="0">
            <text:p>0</text:p>
          </table:table-cell>
          <table:table-cell table:formula="of:=[.O9]-[.P9]-[.Q9]" office:value-type="float" office:value="8.79482220296313">
            <text:p>8,794822203</text:p>
          </table:table-cell>
          <table:table-cell table:formula="of:=[.E9]/[.$M9]" office:value-type="float" office:value="3.72934669698034">
            <text:p>3,729346697</text:p>
          </table:table-cell>
          <table:table-cell table:formula="of:=[.F9]/[.$M9]" office:value-type="float" office:value="11.9375358967155">
            <text:p>11,9375358967</text:p>
          </table:table-cell>
          <table:table-cell table:formula="of:=[.G9]/[.$M9]" office:value-type="float" office:value="1.0727034704857">
            <text:p>1,0727034705</text:p>
          </table:table-cell>
          <table:table-cell table:formula="of:=[.H9]/[.$M9]" office:value-type="float" office:value="0.272460966818249">
            <text:p>0,2724609668</text:p>
          </table:table-cell>
          <table:table-cell table:formula="of:=[.I9]/[.$M9]" office:value-type="float" office:value="0">
            <text:p>0</text:p>
          </table:table-cell>
          <table:table-cell table:formula="of:=[.U9]-[.V9]-[.W9]" office:value-type="float" office:value="10.5923714594116">
            <text:p>10,592371459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0]*[.C10]" office:value-type="float" office:value="256">
            <text:p>256</text:p>
          </table:table-cell>
          <table:table-cell table:formula="of:=[counters.BH10]/1000000000" office:value-type="float" office:value="3.34020996">
            <text:p>3,34020996</text:p>
          </table:table-cell>
          <table:table-cell table:style-name="Default" table:formula="of:=[counters.BI10]/1000000000" office:value-type="float" office:value="10.697784423">
            <text:p>10,697784423</text:p>
          </table:table-cell>
          <table:table-cell table:style-name="Default" table:formula="of:=[counters.BJ10]/1000000000" office:value-type="float" office:value="0.927307128">
            <text:p>0,927307128</text:p>
          </table:table-cell>
          <table:table-cell table:formula="of:=[counters.BK10]/1000000000" office:value-type="float" office:value="0.229766845">
            <text:p>0,229766845</text:p>
          </table:table-cell>
          <table:table-cell table:formula="of:=[counters.BL10]/(2^-32)" office:value-type="float" office:value="0">
            <text:p>0</text:p>
          </table:table-cell>
          <table:table-cell table:formula="of:=[counters.D10]/1000000000" office:value-type="float" office:value="1.018135701">
            <text:p>1,018135701</text:p>
          </table:table-cell>
          <table:table-cell table:formula="of:=[counters.E10]/12500000" office:value-type="float" office:value="163.6774656">
            <text:p>163,6774656</text:p>
          </table:table-cell>
          <table:table-cell table:formula="of:=[counters.F10]/1050000000" office:value-type="float" office:value="1.02212765047619">
            <text:p>1,0221276505</text:p>
          </table:table-cell>
          <table:table-cell table:formula="of:=[counters.G10]/3500000000" office:value-type="float" office:value="0.845298955428572">
            <text:p>0,8452989554</text:p>
          </table:table-cell>
          <table:table-cell table:style-name="ce6" table:formula="of:=[.E10]/[.J10]" office:value-type="float" office:value="3.28071194902535">
            <text:p>3,280711949</text:p>
          </table:table-cell>
          <table:table-cell table:style-name="ce6" table:formula="of:=[.F10]/[.$J10]" office:value-type="float" office:value="10.5072284691449">
            <text:p>10,5072284691</text:p>
          </table:table-cell>
          <table:table-cell table:style-name="ce6" table:formula="of:=[.G10]/[.$J10]" office:value-type="float" office:value="0.910789325125532">
            <text:p>0,9107893251</text:p>
          </table:table-cell>
          <table:table-cell table:style-name="ce6" table:formula="of:=[.H10]/[.$J10]" office:value-type="float" office:value="0.225674087230539">
            <text:p>0,2256740872</text:p>
          </table:table-cell>
          <table:table-cell table:style-name="ce6" table:formula="of:=[.I10]/[.$J10]" office:value-type="float" office:value="0">
            <text:p>0</text:p>
          </table:table-cell>
          <table:table-cell table:formula="of:=[.O10]-[.P10]-[.Q10]" office:value-type="float" office:value="9.37076505678883">
            <text:p>9,3707650568</text:p>
          </table:table-cell>
          <table:table-cell table:formula="of:=[.E10]/[.$M10]" office:value-type="float" office:value="3.95151317595855">
            <text:p>3,951513176</text:p>
          </table:table-cell>
          <table:table-cell table:formula="of:=[.F10]/[.$M10]" office:value-type="float" office:value="12.6556224331026">
            <text:p>12,6556224331</text:p>
          </table:table-cell>
          <table:table-cell table:formula="of:=[.G10]/[.$M10]" office:value-type="float" office:value="1.09701676790769">
            <text:p>1,0970167679</text:p>
          </table:table-cell>
          <table:table-cell table:formula="of:=[.H10]/[.$M10]" office:value-type="float" office:value="0.271817258881512">
            <text:p>0,2718172589</text:p>
          </table:table-cell>
          <table:table-cell table:formula="of:=[.I10]/[.$M10]" office:value-type="float" office:value="0">
            <text:p>0</text:p>
          </table:table-cell>
          <table:table-cell table:formula="of:=[.U10]-[.V10]-[.W10]" office:value-type="float" office:value="11.2867884063134">
            <text:p>11,2867884063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1]*[.C11]" office:value-type="float" office:value="512">
            <text:p>512</text:p>
          </table:table-cell>
          <table:table-cell table:formula="of:=[counters.BH11]/1000000000" office:value-type="float" office:value="3.916564941">
            <text:p>3,916564941</text:p>
          </table:table-cell>
          <table:table-cell table:style-name="Default" table:formula="of:=[counters.BI11]/1000000000" office:value-type="float" office:value="13.042175292">
            <text:p>13,042175292</text:p>
          </table:table-cell>
          <table:table-cell table:style-name="Default" table:formula="of:=[counters.BJ11]/1000000000" office:value-type="float" office:value="1.045043945">
            <text:p>1,045043945</text:p>
          </table:table-cell>
          <table:table-cell table:formula="of:=[counters.BK11]/1000000000" office:value-type="float" office:value="0.255767821">
            <text:p>0,255767821</text:p>
          </table:table-cell>
          <table:table-cell table:formula="of:=[counters.BL11]/(2^-32)" office:value-type="float" office:value="0">
            <text:p>0</text:p>
          </table:table-cell>
          <table:table-cell table:formula="of:=[counters.D11]/1000000000" office:value-type="float" office:value="1.134872768">
            <text:p>1,134872768</text:p>
          </table:table-cell>
          <table:table-cell table:formula="of:=[counters.E11]/12500000" office:value-type="float" office:value="164.91044448">
            <text:p>164,91044448</text:p>
          </table:table-cell>
          <table:table-cell table:formula="of:=[counters.F11]/1050000000" office:value-type="float" office:value="1.13534575428571">
            <text:p>1,1353457543</text:p>
          </table:table-cell>
          <table:table-cell table:formula="of:=[counters.G11]/3500000000" office:value-type="float" office:value="0.942021933714286">
            <text:p>0,9420219337</text:p>
          </table:table-cell>
          <table:table-cell table:style-name="ce6" table:formula="of:=[.E11]/[.J11]" office:value-type="float" office:value="3.45110487398707">
            <text:p>3,451104874</text:p>
          </table:table-cell>
          <table:table-cell table:style-name="ce6" table:formula="of:=[.F11]/[.$J11]" office:value-type="float" office:value="11.4921916004597">
            <text:p>11,4921916005</text:p>
          </table:table-cell>
          <table:table-cell table:style-name="ce6" table:formula="of:=[.G11]/[.$J11]" office:value-type="float" office:value="0.920846789584786">
            <text:p>0,9208467896</text:p>
          </table:table-cell>
          <table:table-cell table:style-name="ce6" table:formula="of:=[.H11]/[.$J11]" office:value-type="float" office:value="0.225371361629148">
            <text:p>0,2253713616</text:p>
          </table:table-cell>
          <table:table-cell table:style-name="ce6" table:formula="of:=[.I11]/[.$J11]" office:value-type="float" office:value="0">
            <text:p>0</text:p>
          </table:table-cell>
          <table:table-cell table:formula="of:=[.O11]-[.P11]-[.Q11]" office:value-type="float" office:value="10.3459734492457">
            <text:p>10,3459734492</text:p>
          </table:table-cell>
          <table:table-cell table:formula="of:=[.E11]/[.$M11]" office:value-type="float" office:value="4.15761544485215">
            <text:p>4,1576154449</text:p>
          </table:table-cell>
          <table:table-cell table:formula="of:=[.F11]/[.$M11]" office:value-type="float" office:value="13.8448743338451">
            <text:p>13,8448743338</text:p>
          </table:table-cell>
          <table:table-cell table:formula="of:=[.G11]/[.$M11]" office:value-type="float" office:value="1.1093626460262">
            <text:p>1,109362646</text:p>
          </table:table-cell>
          <table:table-cell table:formula="of:=[.H11]/[.$M11]" office:value-type="float" office:value="0.271509411666814">
            <text:p>0,2715094117</text:p>
          </table:table-cell>
          <table:table-cell table:formula="of:=[.I11]/[.$M11]" office:value-type="float" office:value="0">
            <text:p>0</text:p>
          </table:table-cell>
          <table:table-cell table:formula="of:=[.U11]-[.V11]-[.W11]" office:value-type="float" office:value="12.464002276152">
            <text:p>12,4640022762</text:p>
          </table:table-cell>
          <table:table-cell table:number-columns-repeated="5"/>
          <table:table-cell>
            <draw:frame table:end-cell-address="Sheet2.AR44" table:end-x="1.958cm" table:end-y="0.292cm" draw:z-index="2" draw:style-name="gr1" draw:text-style-name="P1" svg:width="29.119cm" svg:height="13.942cm" svg:x="2.195cm" svg:y="0.384cm">
              <draw:object draw:notify-on-update-of-ranges="Sheet2.D2:Sheet2.D41 Sheet2.E1:Sheet2.E1 Sheet2.E2:Sheet2.E41 Sheet2.F1:Sheet2.F1 Sheet2.F2:Sheet2.F41 Sheet2.G1:Sheet2.G1 Sheet2.G2:Sheet2.G41 Sheet2.H1:Sheet2.H1 Sheet2.H2:Sheet2.H4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2]*[.C12]" office:value-type="float" office:value="768">
            <text:p>768</text:p>
          </table:table-cell>
          <table:table-cell table:formula="of:=[counters.BH12]/1000000000" office:value-type="float" office:value="4.497253417">
            <text:p>4,497253417</text:p>
          </table:table-cell>
          <table:table-cell table:style-name="Default" table:formula="of:=[counters.BI12]/1000000000" office:value-type="float" office:value="15.283264159">
            <text:p>15,283264159</text:p>
          </table:table-cell>
          <table:table-cell table:style-name="Default" table:formula="of:=[counters.BJ12]/1000000000" office:value-type="float" office:value="1.08706665">
            <text:p>1,08706665</text:p>
          </table:table-cell>
          <table:table-cell table:formula="of:=[counters.BK12]/1000000000" office:value-type="float" office:value="0.279052734">
            <text:p>0,279052734</text:p>
          </table:table-cell>
          <table:table-cell table:formula="of:=[counters.BL12]/(2^-32)" office:value-type="float" office:value="0">
            <text:p>0</text:p>
          </table:table-cell>
          <table:table-cell table:formula="of:=[counters.D12]/1000000000" office:value-type="float" office:value="1.238495427">
            <text:p>1,238495427</text:p>
          </table:table-cell>
          <table:table-cell table:formula="of:=[counters.E12]/12500000" office:value-type="float" office:value="166.23571824">
            <text:p>166,23571824</text:p>
          </table:table-cell>
          <table:table-cell table:formula="of:=[counters.F12]/1050000000" office:value-type="float" office:value="1.24194145238095">
            <text:p>1,2419414524</text:p>
          </table:table-cell>
          <table:table-cell table:formula="of:=[counters.G12]/3500000000" office:value-type="float" office:value="1.028021136">
            <text:p>1,028021136</text:p>
          </table:table-cell>
          <table:table-cell table:style-name="ce6" table:formula="of:=[.E12]/[.J12]" office:value-type="float" office:value="3.63122327217119">
            <text:p>3,6312232722</text:p>
          </table:table-cell>
          <table:table-cell table:style-name="ce6" table:formula="of:=[.F12]/[.$J12]" office:value-type="float" office:value="12.3401861854432">
            <text:p>12,3401861854</text:p>
          </table:table-cell>
          <table:table-cell table:style-name="ce6" table:formula="of:=[.G12]/[.$J12]" office:value-type="float" office:value="0.877731662387478">
            <text:p>0,8777316624</text:p>
          </table:table-cell>
          <table:table-cell table:style-name="ce6" table:formula="of:=[.H12]/[.$J12]" office:value-type="float" office:value="0.22531591794081">
            <text:p>0,2253159179</text:p>
          </table:table-cell>
          <table:table-cell table:style-name="ce6" table:formula="of:=[.I12]/[.$J12]" office:value-type="float" office:value="0">
            <text:p>0</text:p>
          </table:table-cell>
          <table:table-cell table:formula="of:=[.O12]-[.P12]-[.Q12]" office:value-type="float" office:value="11.2371386051149">
            <text:p>11,2371386051</text:p>
          </table:table-cell>
          <table:table-cell table:formula="of:=[.E12]/[.$M12]" office:value-type="float" office:value="4.37467018868764">
            <text:p>4,3746701887</text:p>
          </table:table-cell>
          <table:table-cell table:formula="of:=[.F12]/[.$M12]" office:value-type="float" office:value="14.866682817891">
            <text:p>14,8666828179</text:p>
          </table:table-cell>
          <table:table-cell table:formula="of:=[.G12]/[.$M12]" office:value-type="float" office:value="1.05743608952414">
            <text:p>1,0574360895</text:p>
          </table:table-cell>
          <table:table-cell table:formula="of:=[.H12]/[.$M12]" office:value-type="float" office:value="0.271446494851055">
            <text:p>0,2714464949</text:p>
          </table:table-cell>
          <table:table-cell table:formula="of:=[.I12]/[.$M12]" office:value-type="float" office:value="0">
            <text:p>0</text:p>
          </table:table-cell>
          <table:table-cell table:formula="of:=[.U12]-[.V12]-[.W12]" office:value-type="float" office:value="13.5378002335158">
            <text:p>13,5378002335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3]*[.C13]" office:value-type="float" office:value="1024">
            <text:p>1024</text:p>
          </table:table-cell>
          <table:table-cell table:formula="of:=[counters.BH13]/1000000000" office:value-type="float" office:value="4.385894775">
            <text:p>4,385894775</text:p>
          </table:table-cell>
          <table:table-cell table:style-name="Default" table:formula="of:=[counters.BI13]/1000000000" office:value-type="float" office:value="15.429962157">
            <text:p>15,429962157</text:p>
          </table:table-cell>
          <table:table-cell table:style-name="Default" table:formula="of:=[counters.BJ13]/1000000000" office:value-type="float" office:value="1.013763427">
            <text:p>1,013763427</text:p>
          </table:table-cell>
          <table:table-cell table:formula="of:=[counters.BK13]/1000000000" office:value-type="float" office:value="0.262268065">
            <text:p>0,262268065</text:p>
          </table:table-cell>
          <table:table-cell table:formula="of:=[counters.BL13]/(2^-32)" office:value-type="float" office:value="0">
            <text:p>0</text:p>
          </table:table-cell>
          <table:table-cell table:formula="of:=[counters.D13]/1000000000" office:value-type="float" office:value="1.166105055">
            <text:p>1,166105055</text:p>
          </table:table-cell>
          <table:table-cell table:formula="of:=[counters.E13]/12500000" office:value-type="float" office:value="167.52046752">
            <text:p>167,52046752</text:p>
          </table:table-cell>
          <table:table-cell table:formula="of:=[counters.F13]/1050000000" office:value-type="float" office:value="1.16635948666667">
            <text:p>1,1663594867</text:p>
          </table:table-cell>
          <table:table-cell table:formula="of:=[counters.G13]/3500000000" office:value-type="float" office:value="0.968077051142857">
            <text:p>0,9680770511</text:p>
          </table:table-cell>
          <table:table-cell table:style-name="ce6" table:formula="of:=[.E13]/[.J13]" office:value-type="float" office:value="3.76114892581441">
            <text:p>3,7611489258</text:p>
          </table:table-cell>
          <table:table-cell table:style-name="ce6" table:formula="of:=[.F13]/[.$J13]" office:value-type="float" office:value="13.2320515127173">
            <text:p>13,2320515127</text:p>
          </table:table-cell>
          <table:table-cell table:style-name="ce6" table:formula="of:=[.G13]/[.$J13]" office:value-type="float" office:value="0.869358573357698">
            <text:p>0,8693585734</text:p>
          </table:table-cell>
          <table:table-cell table:style-name="ce6" table:formula="of:=[.H13]/[.$J13]" office:value-type="float" office:value="0.22490946581138">
            <text:p>0,2249094658</text:p>
          </table:table-cell>
          <table:table-cell table:style-name="ce6" table:formula="of:=[.I13]/[.$J13]" office:value-type="float" office:value="0">
            <text:p>0</text:p>
          </table:table-cell>
          <table:table-cell table:formula="of:=[.O13]-[.P13]-[.Q13]" office:value-type="float" office:value="12.1377834735482">
            <text:p>12,1377834735</text:p>
          </table:table-cell>
          <table:table-cell table:formula="of:=[.E13]/[.$M13]" office:value-type="float" office:value="4.53052241019685">
            <text:p>4,5305224102</text:p>
          </table:table-cell>
          <table:table-cell table:formula="of:=[.F13]/[.$M13]" office:value-type="float" office:value="15.9387748514276">
            <text:p>15,9387748514</text:p>
          </table:table-cell>
          <table:table-cell table:formula="of:=[.G13]/[.$M13]" office:value-type="float" office:value="1.04719291279884">
            <text:p>1,0471929128</text:p>
          </table:table-cell>
          <table:table-cell table:formula="of:=[.H13]/[.$M13]" office:value-type="float" office:value="0.270916519186547">
            <text:p>0,2709165192</text:p>
          </table:table-cell>
          <table:table-cell table:formula="of:=[.I13]/[.$M13]" office:value-type="float" office:value="0">
            <text:p>0</text:p>
          </table:table-cell>
          <table:table-cell table:formula="of:=[.U13]-[.V13]-[.W13]" office:value-type="float" office:value="14.6206654194423">
            <text:p>14,620665419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4]*[.C14]" office:value-type="float" office:value="1280">
            <text:p>1280</text:p>
          </table:table-cell>
          <table:table-cell table:formula="of:=[counters.BH14]/1000000000" office:value-type="float" office:value="4.661499023">
            <text:p>4,661499023</text:p>
          </table:table-cell>
          <table:table-cell table:style-name="Default" table:formula="of:=[counters.BI14]/1000000000" office:value-type="float" office:value="16.28640747">
            <text:p>16,28640747</text:p>
          </table:table-cell>
          <table:table-cell table:style-name="Default" table:formula="of:=[counters.BJ14]/1000000000" office:value-type="float" office:value="1.030792236">
            <text:p>1,030792236</text:p>
          </table:table-cell>
          <table:table-cell table:formula="of:=[counters.BK14]/1000000000" office:value-type="float" office:value="0.264556884">
            <text:p>0,264556884</text:p>
          </table:table-cell>
          <table:table-cell table:formula="of:=[counters.BL14]/(2^-32)" office:value-type="float" office:value="0">
            <text:p>0</text:p>
          </table:table-cell>
          <table:table-cell table:formula="of:=[counters.D14]/1000000000" office:value-type="float" office:value="1.171661702">
            <text:p>1,171661702</text:p>
          </table:table-cell>
          <table:table-cell table:formula="of:=[counters.E14]/12500000" office:value-type="float" office:value="168.80931056">
            <text:p>168,80931056</text:p>
          </table:table-cell>
          <table:table-cell table:formula="of:=[counters.F14]/1050000000" office:value-type="float" office:value="1.17400795904762">
            <text:p>1,174007959</text:p>
          </table:table-cell>
          <table:table-cell table:formula="of:=[counters.G14]/3500000000" office:value-type="float" office:value="0.972535251714286">
            <text:p>0,9725352517</text:p>
          </table:table-cell>
          <table:table-cell table:style-name="ce6" table:formula="of:=[.E14]/[.J14]" office:value-type="float" office:value="3.97853665016355">
            <text:p>3,9785366502</text:p>
          </table:table-cell>
          <table:table-cell table:style-name="ce6" table:formula="of:=[.F14]/[.$J14]" office:value-type="float" office:value="13.9002644212058">
            <text:p>13,9002644212</text:p>
          </table:table-cell>
          <table:table-cell table:style-name="ce6" table:formula="of:=[.G14]/[.$J14]" office:value-type="float" office:value="0.879769505344811">
            <text:p>0,8797695053</text:p>
          </table:table-cell>
          <table:table-cell table:style-name="ce6" table:formula="of:=[.H14]/[.$J14]" office:value-type="float" office:value="0.225796305835044">
            <text:p>0,2257963058</text:p>
          </table:table-cell>
          <table:table-cell table:style-name="ce6" table:formula="of:=[.I14]/[.$J14]" office:value-type="float" office:value="0">
            <text:p>0</text:p>
          </table:table-cell>
          <table:table-cell table:formula="of:=[.O14]-[.P14]-[.Q14]" office:value-type="float" office:value="12.7946986100259">
            <text:p>12,79469861</text:p>
          </table:table-cell>
          <table:table-cell table:formula="of:=[.E14]/[.$M14]" office:value-type="float" office:value="4.79314144632103">
            <text:p>4,7931414463</text:p>
          </table:table-cell>
          <table:table-cell table:formula="of:=[.F14]/[.$M14]" office:value-type="float" office:value="16.746341524682">
            <text:p>16,7463415247</text:p>
          </table:table-cell>
          <table:table-cell table:formula="of:=[.G14]/[.$M14]" office:value-type="float" office:value="1.05990218265407">
            <text:p>1,0599021827</text:p>
          </table:table-cell>
          <table:table-cell table:formula="of:=[.H14]/[.$M14]" office:value-type="float" office:value="0.272028066369488">
            <text:p>0,2720280664</text:p>
          </table:table-cell>
          <table:table-cell table:formula="of:=[.I14]/[.$M14]" office:value-type="float" office:value="0">
            <text:p>0</text:p>
          </table:table-cell>
          <table:table-cell table:formula="of:=[.U14]-[.V14]-[.W14]" office:value-type="float" office:value="15.4144112756584">
            <text:p>15,414411275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5]*[.C15]" office:value-type="float" office:value="1536">
            <text:p>1536</text:p>
          </table:table-cell>
          <table:table-cell table:formula="of:=[counters.BH15]/1000000000" office:value-type="float" office:value="5.108825683">
            <text:p>5,108825683</text:p>
          </table:table-cell>
          <table:table-cell table:style-name="Default" table:formula="of:=[counters.BI15]/1000000000" office:value-type="float" office:value="18.249816894">
            <text:p>18,249816894</text:p>
          </table:table-cell>
          <table:table-cell table:style-name="Default" table:formula="of:=[counters.BJ15]/1000000000" office:value-type="float" office:value="1.176635741">
            <text:p>1,176635741</text:p>
          </table:table-cell>
          <table:table-cell table:formula="of:=[counters.BK15]/1000000000" office:value-type="float" office:value="0.285797119">
            <text:p>0,285797119</text:p>
          </table:table-cell>
          <table:table-cell table:formula="of:=[counters.BL15]/(2^-32)" office:value-type="float" office:value="0">
            <text:p>0</text:p>
          </table:table-cell>
          <table:table-cell table:formula="of:=[counters.D15]/1000000000" office:value-type="float" office:value="1.271554635">
            <text:p>1,271554635</text:p>
          </table:table-cell>
          <table:table-cell table:formula="of:=[counters.E15]/12500000" office:value-type="float" office:value="170.20250152">
            <text:p>170,20250152</text:p>
          </table:table-cell>
          <table:table-cell table:formula="of:=[counters.F15]/1050000000" office:value-type="float" office:value="1.27302151904762">
            <text:p>1,273021519</text:p>
          </table:table-cell>
          <table:table-cell table:formula="of:=[counters.G15]/3500000000" office:value-type="float" office:value="1.05554337628571">
            <text:p>1,0555433763</text:p>
          </table:table-cell>
          <table:table-cell table:style-name="ce6" table:formula="of:=[.E15]/[.J15]" office:value-type="float" office:value="4.01777913616744">
            <text:p>4,0177791362</text:p>
          </table:table-cell>
          <table:table-cell table:style-name="ce6" table:formula="of:=[.F15]/[.$J15]" office:value-type="float" office:value="14.3523655151475">
            <text:p>14,3523655151</text:p>
          </table:table-cell>
          <table:table-cell table:style-name="ce6" table:formula="of:=[.G15]/[.$J15]" office:value-type="float" office:value="0.925352091536358">
            <text:p>0,9253520915</text:p>
          </table:table-cell>
          <table:table-cell table:style-name="ce6" table:formula="of:=[.H15]/[.$J15]" office:value-type="float" office:value="0.224761965497456">
            <text:p>0,2247619655</text:p>
          </table:table-cell>
          <table:table-cell table:style-name="ce6" table:formula="of:=[.I15]/[.$J15]" office:value-type="float" office:value="0">
            <text:p>0</text:p>
          </table:table-cell>
          <table:table-cell table:formula="of:=[.O15]-[.P15]-[.Q15]" office:value-type="float" office:value="13.2022514581137">
            <text:p>13,2022514581</text:p>
          </table:table-cell>
          <table:table-cell table:formula="of:=[.E15]/[.$M15]" office:value-type="float" office:value="4.83999596584759">
            <text:p>4,8399959658</text:p>
          </table:table-cell>
          <table:table-cell table:formula="of:=[.F15]/[.$M15]" office:value-type="float" office:value="17.2894997060359">
            <text:p>17,289499706</text:p>
          </table:table-cell>
          <table:table-cell table:formula="of:=[.G15]/[.$M15]" office:value-type="float" office:value="1.11472040603427">
            <text:p>1,114720406</text:p>
          </table:table-cell>
          <table:table-cell table:formula="of:=[.H15]/[.$M15]" office:value-type="float" office:value="0.270758289446781">
            <text:p>0,2707582894</text:p>
          </table:table-cell>
          <table:table-cell table:formula="of:=[.I15]/[.$M15]" office:value-type="float" office:value="0">
            <text:p>0</text:p>
          </table:table-cell>
          <table:table-cell table:formula="of:=[.U15]-[.V15]-[.W15]" office:value-type="float" office:value="15.9040210105548">
            <text:p>15,9040210106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6]*[.C16]" office:value-type="float" office:value="1792">
            <text:p>1792</text:p>
          </table:table-cell>
          <table:table-cell table:formula="of:=[counters.BH16]/1000000000" office:value-type="float" office:value="6.168975829">
            <text:p>6,168975829</text:p>
          </table:table-cell>
          <table:table-cell table:style-name="Default" table:formula="of:=[counters.BI16]/1000000000" office:value-type="float" office:value="21.900115966">
            <text:p>21,900115966</text:p>
          </table:table-cell>
          <table:table-cell table:style-name="Default" table:formula="of:=[counters.BJ16]/1000000000" office:value-type="float" office:value="1.312591552">
            <text:p>1,312591552</text:p>
          </table:table-cell>
          <table:table-cell table:formula="of:=[counters.BK16]/1000000000" office:value-type="float" office:value="0.348754882">
            <text:p>0,348754882</text:p>
          </table:table-cell>
          <table:table-cell table:formula="of:=[counters.BL16]/(2^-32)" office:value-type="float" office:value="0">
            <text:p>0</text:p>
          </table:table-cell>
          <table:table-cell table:formula="of:=[counters.D16]/1000000000" office:value-type="float" office:value="1.548532576">
            <text:p>1,548532576</text:p>
          </table:table-cell>
          <table:table-cell table:formula="of:=[counters.E16]/12500000" office:value-type="float" office:value="171.84769192">
            <text:p>171,84769192</text:p>
          </table:table-cell>
          <table:table-cell table:formula="of:=[counters.F16]/1050000000" office:value-type="float" office:value="1.55124776190476">
            <text:p>1,5512477619</text:p>
          </table:table-cell>
          <table:table-cell table:formula="of:=[counters.G16]/3500000000" office:value-type="float" office:value="0.0582698382857143">
            <text:p>0,0582698383</text:p>
          </table:table-cell>
          <table:table-cell table:style-name="ce6" table:formula="of:=[.E16]/[.J16]" office:value-type="float" office:value="3.98375592777972">
            <text:p>3,9837559278</text:p>
          </table:table-cell>
          <table:table-cell table:style-name="ce6" table:formula="of:=[.F16]/[.$J16]" office:value-type="float" office:value="14.1424961317701">
            <text:p>14,1424961318</text:p>
          </table:table-cell>
          <table:table-cell table:style-name="ce6" table:formula="of:=[.G16]/[.$J16]" office:value-type="float" office:value="0.847635737435077">
            <text:p>0,8476357374</text:p>
          </table:table-cell>
          <table:table-cell table:style-name="ce6" table:formula="of:=[.H16]/[.$J16]" office:value-type="float" office:value="0.225216367679436">
            <text:p>0,2252163677</text:p>
          </table:table-cell>
          <table:table-cell table:style-name="ce6" table:formula="of:=[.I16]/[.$J16]" office:value-type="float" office:value="0">
            <text:p>0</text:p>
          </table:table-cell>
          <table:table-cell table:formula="of:=[.O16]-[.P16]-[.Q16]" office:value-type="float" office:value="13.0696440266556">
            <text:p>13,0696440267</text:p>
          </table:table-cell>
          <table:table-cell table:formula="of:=[.E16]/[.$M16]" office:value-type="float" office:value="105.869108452845">
            <text:p>105,8691084528</text:p>
          </table:table-cell>
          <table:table-cell table:formula="of:=[.F16]/[.$M16]" office:value-type="float" office:value="375.839655820173">
            <text:p>375,8396558202</text:p>
          </table:table-cell>
          <table:table-cell table:formula="of:=[.G16]/[.$M16]" office:value-type="float" office:value="22.5260888071111">
            <text:p>22,5260888071</text:p>
          </table:table-cell>
          <table:table-cell table:formula="of:=[.H16]/[.$M16]" office:value-type="float" office:value="5.98516989681611">
            <text:p>5,9851698968</text:p>
          </table:table-cell>
          <table:table-cell table:formula="of:=[.I16]/[.$M16]" office:value-type="float" office:value="0">
            <text:p>0</text:p>
          </table:table-cell>
          <table:table-cell table:formula="of:=[.U16]-[.V16]-[.W16]" office:value-type="float" office:value="347.328397116246">
            <text:p>347,328397116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7]*[.C17]" office:value-type="float" office:value="2048">
            <text:p>2048</text:p>
          </table:table-cell>
          <table:table-cell table:formula="of:=[counters.BH17]/1000000000" office:value-type="float" office:value="7.074371337">
            <text:p>7,074371337</text:p>
          </table:table-cell>
          <table:table-cell table:style-name="Default" table:formula="of:=[counters.BI17]/1000000000" office:value-type="float" office:value="25.428466796">
            <text:p>25,428466796</text:p>
          </table:table-cell>
          <table:table-cell table:style-name="Default" table:formula="of:=[counters.BJ17]/1000000000" office:value-type="float" office:value="1.571228026">
            <text:p>1,571228026</text:p>
          </table:table-cell>
          <table:table-cell table:formula="of:=[counters.BK17]/1000000000" office:value-type="float" office:value="0.405029296">
            <text:p>0,405029296</text:p>
          </table:table-cell>
          <table:table-cell table:formula="of:=[counters.BL17]/(2^-32)" office:value-type="float" office:value="0">
            <text:p>0</text:p>
          </table:table-cell>
          <table:table-cell table:formula="of:=[counters.D17]/1000000000" office:value-type="float" office:value="1.802436303">
            <text:p>1,802436303</text:p>
          </table:table-cell>
          <table:table-cell table:formula="of:=[counters.E17]/12500000" office:value-type="float" office:value="173.75412192">
            <text:p>173,75412192</text:p>
          </table:table-cell>
          <table:table-cell table:formula="of:=[counters.F17]/1050000000" office:value-type="float" office:value="1.80181149904762">
            <text:p>1,801811499</text:p>
          </table:table-cell>
          <table:table-cell table:formula="of:=[counters.G17]/3500000000" office:value-type="float" office:value="0.268838520857143">
            <text:p>0,2688385209</text:p>
          </table:table-cell>
          <table:table-cell table:style-name="ce6" table:formula="of:=[.E17]/[.J17]" office:value-type="float" office:value="3.92489394783345">
            <text:p>3,9248939478</text:p>
          </table:table-cell>
          <table:table-cell table:style-name="ce6" table:formula="of:=[.F17]/[.$J17]" office:value-type="float" office:value="14.1078310249724">
            <text:p>14,107831025</text:p>
          </table:table-cell>
          <table:table-cell table:style-name="ce6" table:formula="of:=[.G17]/[.$J17]" office:value-type="float" office:value="0.871724578219395">
            <text:p>0,8717245782</text:p>
          </table:table-cell>
          <table:table-cell table:style-name="ce6" table:formula="of:=[.H17]/[.$J17]" office:value-type="float" office:value="0.224712127316712">
            <text:p>0,2247121273</text:p>
          </table:table-cell>
          <table:table-cell table:style-name="ce6" table:formula="of:=[.I17]/[.$J17]" office:value-type="float" office:value="0">
            <text:p>0</text:p>
          </table:table-cell>
          <table:table-cell table:formula="of:=[.O17]-[.P17]-[.Q17]" office:value-type="float" office:value="13.0113943194363">
            <text:p>13,0113943194</text:p>
          </table:table-cell>
          <table:table-cell table:formula="of:=[.E17]/[.$M17]" office:value-type="float" office:value="26.3145746913227">
            <text:p>26,3145746913</text:p>
          </table:table-cell>
          <table:table-cell table:formula="of:=[.F17]/[.$M17]" office:value-type="float" office:value="94.5863960080049">
            <text:p>94,586396008</text:p>
          </table:table-cell>
          <table:table-cell table:formula="of:=[.G17]/[.$M17]" office:value-type="float" office:value="5.84450480158284">
            <text:p>5,8445048016</text:p>
          </table:table-cell>
          <table:table-cell table:formula="of:=[.H17]/[.$M17]" office:value-type="float" office:value="1.50658951220472">
            <text:p>1,5065895122</text:p>
          </table:table-cell>
          <table:table-cell table:formula="of:=[.I17]/[.$M17]" office:value-type="float" office:value="0">
            <text:p>0</text:p>
          </table:table-cell>
          <table:table-cell table:formula="of:=[.U17]-[.V17]-[.W17]" office:value-type="float" office:value="87.2353016942173">
            <text:p>87,235301694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8]*[.C18]" office:value-type="float" office:value="2304">
            <text:p>2304</text:p>
          </table:table-cell>
          <table:table-cell table:formula="of:=[counters.BH18]/1000000000" office:value-type="float" office:value="7.480651855">
            <text:p>7,480651855</text:p>
          </table:table-cell>
          <table:table-cell table:style-name="Default" table:formula="of:=[counters.BI18]/1000000000" office:value-type="float" office:value="26.778350829">
            <text:p>26,778350829</text:p>
          </table:table-cell>
          <table:table-cell table:style-name="Default" table:formula="of:=[counters.BJ18]/1000000000" office:value-type="float" office:value="1.69467163">
            <text:p>1,69467163</text:p>
          </table:table-cell>
          <table:table-cell table:formula="of:=[counters.BK18]/1000000000" office:value-type="float" office:value="0.415985107">
            <text:p>0,415985107</text:p>
          </table:table-cell>
          <table:table-cell table:formula="of:=[counters.BL18]/(2^-32)" office:value-type="float" office:value="0">
            <text:p>0</text:p>
          </table:table-cell>
          <table:table-cell table:formula="of:=[counters.D18]/1000000000" office:value-type="float" office:value="1.850917577">
            <text:p>1,850917577</text:p>
          </table:table-cell>
          <table:table-cell table:formula="of:=[counters.E18]/12500000" office:value-type="float" office:value="175.70526632">
            <text:p>175,70526632</text:p>
          </table:table-cell>
          <table:table-cell table:formula="of:=[counters.F18]/1050000000" office:value-type="float" office:value="1.85377384380952">
            <text:p>1,8537738438</text:p>
          </table:table-cell>
          <table:table-cell table:formula="of:=[counters.G18]/3500000000" office:value-type="float" office:value="0.309068246285714">
            <text:p>0,3090682463</text:p>
          </table:table-cell>
          <table:table-cell table:style-name="ce6" table:formula="of:=[.E18]/[.J18]" office:value-type="float" office:value="4.04159101839898">
            <text:p>4,0415910184</text:p>
          </table:table-cell>
          <table:table-cell table:style-name="ce6" table:formula="of:=[.F18]/[.$J18]" office:value-type="float" office:value="14.4676084779544">
            <text:p>14,467608478</text:p>
          </table:table-cell>
          <table:table-cell table:style-name="ce6" table:formula="of:=[.G18]/[.$J18]" office:value-type="float" office:value="0.915584600340094">
            <text:p>0,9155846003</text:p>
          </table:table-cell>
          <table:table-cell table:style-name="ce6" table:formula="of:=[.H18]/[.$J18]" office:value-type="float" office:value="0.224745343698252">
            <text:p>0,2247453437</text:p>
          </table:table-cell>
          <table:table-cell table:style-name="ce6" table:formula="of:=[.I18]/[.$J18]" office:value-type="float" office:value="0">
            <text:p>0</text:p>
          </table:table-cell>
          <table:table-cell table:formula="of:=[.O18]-[.P18]-[.Q18]" office:value-type="float" office:value="13.3272785339161">
            <text:p>13,3272785339</text:p>
          </table:table-cell>
          <table:table-cell table:formula="of:=[.E18]/[.$M18]" office:value-type="float" office:value="24.2038835917314">
            <text:p>24,2038835917</text:p>
          </table:table-cell>
          <table:table-cell table:formula="of:=[.F18]/[.$M18]" office:value-type="float" office:value="86.642193595796">
            <text:p>86,6421935958</text:p>
          </table:table-cell>
          <table:table-cell table:formula="of:=[.G18]/[.$M18]" office:value-type="float" office:value="5.48316318601485">
            <text:p>5,483163186</text:p>
          </table:table-cell>
          <table:table-cell table:formula="of:=[.H18]/[.$M18]" office:value-type="float" office:value="1.34593285463382">
            <text:p>1,3459328546</text:p>
          </table:table-cell>
          <table:table-cell table:formula="of:=[.I18]/[.$M18]" office:value-type="float" office:value="0">
            <text:p>0</text:p>
          </table:table-cell>
          <table:table-cell table:formula="of:=[.U18]-[.V18]-[.W18]" office:value-type="float" office:value="79.8130975551473">
            <text:p>79,813097555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9]*[.C19]" office:value-type="float" office:value="2560">
            <text:p>2560</text:p>
          </table:table-cell>
          <table:table-cell table:formula="of:=[counters.BH19]/1000000000" office:value-type="float" office:value="8.748657226">
            <text:p>8,748657226</text:p>
          </table:table-cell>
          <table:table-cell table:style-name="Default" table:formula="of:=[counters.BI19]/1000000000" office:value-type="float" office:value="31.306457519">
            <text:p>31,306457519</text:p>
          </table:table-cell>
          <table:table-cell table:style-name="Default" table:formula="of:=[counters.BJ19]/1000000000" office:value-type="float" office:value="1.955566406">
            <text:p>1,955566406</text:p>
          </table:table-cell>
          <table:table-cell table:formula="of:=[counters.BK19]/1000000000" office:value-type="float" office:value="0.491943359">
            <text:p>0,491943359</text:p>
          </table:table-cell>
          <table:table-cell table:formula="of:=[counters.BL19]/(2^-32)" office:value-type="float" office:value="0">
            <text:p>0</text:p>
          </table:table-cell>
          <table:table-cell table:formula="of:=[counters.D19]/1000000000" office:value-type="float" office:value="2.186993098">
            <text:p>2,186993098</text:p>
          </table:table-cell>
          <table:table-cell table:formula="of:=[counters.E19]/12500000" office:value-type="float" office:value="177.98534576">
            <text:p>177,98534576</text:p>
          </table:table-cell>
          <table:table-cell table:formula="of:=[counters.F19]/1050000000" office:value-type="float" office:value="2.18903104571429">
            <text:p>2,1890310457</text:p>
          </table:table-cell>
          <table:table-cell table:formula="of:=[counters.G19]/3500000000" office:value-type="float" office:value="0.587950715428571">
            <text:p>0,5879507154</text:p>
          </table:table-cell>
          <table:table-cell table:style-name="ce6" table:formula="of:=[.E19]/[.J19]" office:value-type="float" office:value="4.0003131395342">
            <text:p>4,0003131395</text:p>
          </table:table-cell>
          <table:table-cell table:style-name="ce6" table:formula="of:=[.F19]/[.$J19]" office:value-type="float" office:value="14.3148405670003">
            <text:p>14,314840567</text:p>
          </table:table-cell>
          <table:table-cell table:style-name="ce6" table:formula="of:=[.G19]/[.$J19]" office:value-type="float" office:value="0.894180419585394">
            <text:p>0,8941804196</text:p>
          </table:table-cell>
          <table:table-cell table:style-name="ce6" table:formula="of:=[.H19]/[.$J19]" office:value-type="float" office:value="0.224940517393439">
            <text:p>0,2249405174</text:p>
          </table:table-cell>
          <table:table-cell table:style-name="ce6" table:formula="of:=[.I19]/[.$J19]" office:value-type="float" office:value="0">
            <text:p>0</text:p>
          </table:table-cell>
          <table:table-cell table:formula="of:=[.O19]-[.P19]-[.Q19]" office:value-type="float" office:value="13.1957196300214">
            <text:p>13,19571963</text:p>
          </table:table-cell>
          <table:table-cell table:formula="of:=[.E19]/[.$M19]" office:value-type="float" office:value="14.8799159460549">
            <text:p>14,8799159461</text:p>
          </table:table-cell>
          <table:table-cell table:formula="of:=[.F19]/[.$M19]" office:value-type="float" office:value="53.2467376898759">
            <text:p>53,2467376899</text:p>
          </table:table-cell>
          <table:table-cell table:formula="of:=[.G19]/[.$M19]" office:value-type="float" office:value="3.32607198985129">
            <text:p>3,3260719899</text:p>
          </table:table-cell>
          <table:table-cell table:formula="of:=[.H19]/[.$M19]" office:value-type="float" office:value="0.836708496291922">
            <text:p>0,8367084963</text:p>
          </table:table-cell>
          <table:table-cell table:formula="of:=[.I19]/[.$M19]" office:value-type="float" office:value="0">
            <text:p>0</text:p>
          </table:table-cell>
          <table:table-cell table:formula="of:=[.U19]-[.V19]-[.W19]" office:value-type="float" office:value="49.0839572037327">
            <text:p>49,083957203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0]*[.C20]" office:value-type="float" office:value="2816">
            <text:p>2816</text:p>
          </table:table-cell>
          <table:table-cell table:formula="of:=[counters.BH20]/1000000000" office:value-type="float" office:value="9.553405761">
            <text:p>9,553405761</text:p>
          </table:table-cell>
          <table:table-cell table:style-name="Default" table:formula="of:=[counters.BI20]/1000000000" office:value-type="float" office:value="34.069610595">
            <text:p>34,069610595</text:p>
          </table:table-cell>
          <table:table-cell table:style-name="Default" table:formula="of:=[counters.BJ20]/1000000000" office:value-type="float" office:value="2.065582275">
            <text:p>2,065582275</text:p>
          </table:table-cell>
          <table:table-cell table:formula="of:=[counters.BK20]/1000000000" office:value-type="float" office:value="0.531433105">
            <text:p>0,531433105</text:p>
          </table:table-cell>
          <table:table-cell table:formula="of:=[counters.BL20]/(2^-32)" office:value-type="float" office:value="0">
            <text:p>0</text:p>
          </table:table-cell>
          <table:table-cell table:formula="of:=[counters.D20]/1000000000" office:value-type="float" office:value="2.367982193">
            <text:p>2,367982193</text:p>
          </table:table-cell>
          <table:table-cell table:formula="of:=[counters.E20]/12500000" office:value-type="float" office:value="180.43326832">
            <text:p>180,43326832</text:p>
          </table:table-cell>
          <table:table-cell table:formula="of:=[counters.F20]/1050000000" office:value-type="float" office:value="2.36818748666667">
            <text:p>2,3681874867</text:p>
          </table:table-cell>
          <table:table-cell table:formula="of:=[counters.G20]/3500000000" office:value-type="float" office:value="0.738178186857143">
            <text:p>0,7381781869</text:p>
          </table:table-cell>
          <table:table-cell table:style-name="ce6" table:formula="of:=[.E20]/[.J20]" office:value-type="float" office:value="4.03440777098783">
            <text:p>4,034407771</text:p>
          </table:table-cell>
          <table:table-cell table:style-name="ce6" table:formula="of:=[.F20]/[.$J20]" office:value-type="float" office:value="14.3876126668998">
            <text:p>14,3876126669</text:p>
          </table:table-cell>
          <table:table-cell table:style-name="ce6" table:formula="of:=[.G20]/[.$J20]" office:value-type="float" office:value="0.872296371613805">
            <text:p>0,8722963716</text:p>
          </table:table-cell>
          <table:table-cell table:style-name="ce6" table:formula="of:=[.H20]/[.$J20]" office:value-type="float" office:value="0.224424451573568">
            <text:p>0,2244244516</text:p>
          </table:table-cell>
          <table:table-cell table:style-name="ce6" table:formula="of:=[.I20]/[.$J20]" office:value-type="float" office:value="0">
            <text:p>0</text:p>
          </table:table-cell>
          <table:table-cell table:formula="of:=[.O20]-[.P20]-[.Q20]" office:value-type="float" office:value="13.2908918437124">
            <text:p>13,2908918437</text:p>
          </table:table-cell>
          <table:table-cell table:formula="of:=[.E20]/[.$M20]" office:value-type="float" office:value="12.9418694985752">
            <text:p>12,9418694986</text:p>
          </table:table-cell>
          <table:table-cell table:formula="of:=[.F20]/[.$M20]" office:value-type="float" office:value="46.1536404103924">
            <text:p>46,1536404104</text:p>
          </table:table-cell>
          <table:table-cell table:formula="of:=[.G20]/[.$M20]" office:value-type="float" office:value="2.79821635450161">
            <text:p>2,7982163545</text:p>
          </table:table-cell>
          <table:table-cell table:formula="of:=[.H20]/[.$M20]" office:value-type="float" office:value="0.71992523548091">
            <text:p>0,7199252355</text:p>
          </table:table-cell>
          <table:table-cell table:formula="of:=[.I20]/[.$M20]" office:value-type="float" office:value="0">
            <text:p>0</text:p>
          </table:table-cell>
          <table:table-cell table:formula="of:=[.U20]-[.V20]-[.W20]" office:value-type="float" office:value="42.6354988204099">
            <text:p>42,635498820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1]*[.C21]" office:value-type="float" office:value="3072">
            <text:p>3072</text:p>
          </table:table-cell>
          <table:table-cell table:formula="of:=[counters.BH21]/1000000000" office:value-type="float" office:value="9.894714355">
            <text:p>9,894714355</text:p>
          </table:table-cell>
          <table:table-cell table:style-name="Default" table:formula="of:=[counters.BI21]/1000000000" office:value-type="float" office:value="35.846099853">
            <text:p>35,846099853</text:p>
          </table:table-cell>
          <table:table-cell table:style-name="Default" table:formula="of:=[counters.BJ21]/1000000000" office:value-type="float" office:value="2.144287109">
            <text:p>2,144287109</text:p>
          </table:table-cell>
          <table:table-cell table:formula="of:=[counters.BK21]/1000000000" office:value-type="float" office:value="0.553344726">
            <text:p>0,553344726</text:p>
          </table:table-cell>
          <table:table-cell table:formula="of:=[counters.BL21]/(2^-32)" office:value-type="float" office:value="0">
            <text:p>0</text:p>
          </table:table-cell>
          <table:table-cell table:formula="of:=[counters.D21]/1000000000" office:value-type="float" office:value="2.467745785">
            <text:p>2,467745785</text:p>
          </table:table-cell>
          <table:table-cell table:formula="of:=[counters.E21]/12500000" office:value-type="float" office:value="182.9811568">
            <text:p>182,9811568</text:p>
          </table:table-cell>
          <table:table-cell table:formula="of:=[counters.F21]/1050000000" office:value-type="float" office:value="2.46815852666667">
            <text:p>2,4681585267</text:p>
          </table:table-cell>
          <table:table-cell table:formula="of:=[counters.G21]/3500000000" office:value-type="float" office:value="0.820908169714286">
            <text:p>0,8209081697</text:p>
          </table:table-cell>
          <table:table-cell table:style-name="ce6" table:formula="of:=[.E21]/[.J21]" office:value-type="float" office:value="4.00961655578312">
            <text:p>4,0096165558</text:p>
          </table:table-cell>
          <table:table-cell table:style-name="ce6" table:formula="of:=[.F21]/[.$J21]" office:value-type="float" office:value="14.5258478692934">
            <text:p>14,5258478693</text:p>
          </table:table-cell>
          <table:table-cell table:style-name="ce6" table:formula="of:=[.G21]/[.$J21]" office:value-type="float" office:value="0.868925446872965">
            <text:p>0,8689254469</text:p>
          </table:table-cell>
          <table:table-cell table:style-name="ce6" table:formula="of:=[.H21]/[.$J21]" office:value-type="float" office:value="0.224230846371398">
            <text:p>0,2242308464</text:p>
          </table:table-cell>
          <table:table-cell table:style-name="ce6" table:formula="of:=[.I21]/[.$J21]" office:value-type="float" office:value="0">
            <text:p>0</text:p>
          </table:table-cell>
          <table:table-cell table:formula="of:=[.O21]-[.P21]-[.Q21]" office:value-type="float" office:value="13.432691576049">
            <text:p>13,432691576</text:p>
          </table:table-cell>
          <table:table-cell table:formula="of:=[.E21]/[.$M21]" office:value-type="float" office:value="12.053375420108">
            <text:p>12,0533754201</text:p>
          </table:table-cell>
          <table:table-cell table:formula="of:=[.F21]/[.$M21]" office:value-type="float" office:value="43.6663943367455">
            <text:p>43,6663943367</text:p>
          </table:table-cell>
          <table:table-cell table:formula="of:=[.G21]/[.$M21]" office:value-type="float" office:value="2.61209132532609">
            <text:p>2,6120913253</text:p>
          </table:table-cell>
          <table:table-cell table:formula="of:=[.H21]/[.$M21]" office:value-type="float" office:value="0.674064099267753">
            <text:p>0,6740640993</text:p>
          </table:table-cell>
          <table:table-cell table:formula="of:=[.I21]/[.$M21]" office:value-type="float" office:value="0">
            <text:p>0</text:p>
          </table:table-cell>
          <table:table-cell table:formula="of:=[.U21]-[.V21]-[.W21]" office:value-type="float" office:value="40.3802389121517">
            <text:p>40,3802389122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2]*[.C22]" office:value-type="float" office:value="3328">
            <text:p>3328</text:p>
          </table:table-cell>
          <table:table-cell table:formula="of:=[counters.BH22]/1000000000" office:value-type="float" office:value="11.076446532">
            <text:p>11,076446532</text:p>
          </table:table-cell>
          <table:table-cell table:style-name="Default" table:formula="of:=[counters.BI22]/1000000000" office:value-type="float" office:value="40.157775878">
            <text:p>40,157775878</text:p>
          </table:table-cell>
          <table:table-cell table:style-name="Default" table:formula="of:=[counters.BJ22]/1000000000" office:value-type="float" office:value="2.406402587">
            <text:p>2,406402587</text:p>
          </table:table-cell>
          <table:table-cell table:formula="of:=[counters.BK22]/1000000000" office:value-type="float" office:value="0.62234497">
            <text:p>0,62234497</text:p>
          </table:table-cell>
          <table:table-cell table:formula="of:=[counters.BL22]/(2^-32)" office:value-type="float" office:value="0">
            <text:p>0</text:p>
          </table:table-cell>
          <table:table-cell table:formula="of:=[counters.D22]/1000000000" office:value-type="float" office:value="2.776002972">
            <text:p>2,776002972</text:p>
          </table:table-cell>
          <table:table-cell table:formula="of:=[counters.E22]/12500000" office:value-type="float" office:value="185.82360368">
            <text:p>185,82360368</text:p>
          </table:table-cell>
          <table:table-cell table:formula="of:=[counters.F22]/1050000000" office:value-type="float" office:value="2.77418593619048">
            <text:p>2,7741859362</text:p>
          </table:table-cell>
          <table:table-cell table:formula="of:=[counters.G22]/3500000000" office:value-type="float" office:value="1.07674011142857">
            <text:p>1,0767401114</text:p>
          </table:table-cell>
          <table:table-cell table:style-name="ce6" table:formula="of:=[.E22]/[.J22]" office:value-type="float" office:value="3.99007012734567">
            <text:p>3,9900701273</text:p>
          </table:table-cell>
          <table:table-cell table:style-name="ce6" table:formula="of:=[.F22]/[.$J22]" office:value-type="float" office:value="14.4660421055198">
            <text:p>14,4660421055</text:p>
          </table:table-cell>
          <table:table-cell table:style-name="ce6" table:formula="of:=[.G22]/[.$J22]" office:value-type="float" office:value="0.866858793478266">
            <text:p>0,8668587935</text:p>
          </table:table-cell>
          <table:table-cell table:style-name="ce6" table:formula="of:=[.H22]/[.$J22]" office:value-type="float" office:value="0.224187429292133">
            <text:p>0,2241874293</text:p>
          </table:table-cell>
          <table:table-cell table:style-name="ce6" table:formula="of:=[.I22]/[.$J22]" office:value-type="float" office:value="0">
            <text:p>0</text:p>
          </table:table-cell>
          <table:table-cell table:formula="of:=[.O22]-[.P22]-[.Q22]" office:value-type="float" office:value="13.3749958827494">
            <text:p>13,3749958827</text:p>
          </table:table-cell>
          <table:table-cell table:formula="of:=[.E22]/[.$M22]" office:value-type="float" office:value="10.2870195086391">
            <text:p>10,2870195086</text:p>
          </table:table-cell>
          <table:table-cell table:formula="of:=[.F22]/[.$M22]" office:value-type="float" office:value="37.2956997252758">
            <text:p>37,2956997253</text:p>
          </table:table-cell>
          <table:table-cell table:formula="of:=[.G22]/[.$M22]" office:value-type="float" office:value="2.23489638907135">
            <text:p>2,2348963891</text:p>
          </table:table-cell>
          <table:table-cell table:formula="of:=[.H22]/[.$M22]" office:value-type="float" office:value="0.577989956345455">
            <text:p>0,5779899563</text:p>
          </table:table-cell>
          <table:table-cell table:formula="of:=[.I22]/[.$M22]" office:value-type="float" office:value="0">
            <text:p>0</text:p>
          </table:table-cell>
          <table:table-cell table:formula="of:=[.U22]-[.V22]-[.W22]" office:value-type="float" office:value="34.482813379859">
            <text:p>34,4828133799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3]*[.C23]" office:value-type="float" office:value="3584">
            <text:p>3584</text:p>
          </table:table-cell>
          <table:table-cell table:formula="of:=[counters.BH23]/1000000000" office:value-type="float" office:value="11.803314208">
            <text:p>11,803314208</text:p>
          </table:table-cell>
          <table:table-cell table:style-name="Default" table:formula="of:=[counters.BI23]/1000000000" office:value-type="float" office:value="42.46206665">
            <text:p>42,46206665</text:p>
          </table:table-cell>
          <table:table-cell table:style-name="Default" table:formula="of:=[counters.BJ23]/1000000000" office:value-type="float" office:value="2.538787841">
            <text:p>2,538787841</text:p>
          </table:table-cell>
          <table:table-cell table:formula="of:=[counters.BK23]/1000000000" office:value-type="float" office:value="0.65536499">
            <text:p>0,65536499</text:p>
          </table:table-cell>
          <table:table-cell table:formula="of:=[counters.BL23]/(2^-32)" office:value-type="float" office:value="0">
            <text:p>0</text:p>
          </table:table-cell>
          <table:table-cell table:formula="of:=[counters.D23]/1000000000" office:value-type="float" office:value="2.930411189">
            <text:p>2,930411189</text:p>
          </table:table-cell>
          <table:table-cell table:formula="of:=[counters.E23]/12500000" office:value-type="float" office:value="163.81422272">
            <text:p>163,81422272</text:p>
          </table:table-cell>
          <table:table-cell table:formula="of:=[counters.F23]/1050000000" office:value-type="float" office:value="2.92814624380952">
            <text:p>2,9281462438</text:p>
          </table:table-cell>
          <table:table-cell table:formula="of:=[counters.G23]/3500000000" office:value-type="float" office:value="1.20486181314286">
            <text:p>1,2048618131</text:p>
          </table:table-cell>
          <table:table-cell table:style-name="ce6" table:formula="of:=[.E23]/[.J23]" office:value-type="float" office:value="4.02786962195154">
            <text:p>4,027869622</text:p>
          </table:table-cell>
          <table:table-cell table:style-name="ce6" table:formula="of:=[.F23]/[.$J23]" office:value-type="float" office:value="14.4901394075315">
            <text:p>14,4901394075</text:p>
          </table:table-cell>
          <table:table-cell table:style-name="ce6" table:formula="of:=[.G23]/[.$J23]" office:value-type="float" office:value="0.866358909128503">
            <text:p>0,8663589091</text:p>
          </table:table-cell>
          <table:table-cell table:style-name="ce6" table:formula="of:=[.H23]/[.$J23]" office:value-type="float" office:value="0.223642672557377">
            <text:p>0,2236426726</text:p>
          </table:table-cell>
          <table:table-cell table:style-name="ce6" table:formula="of:=[.I23]/[.$J23]" office:value-type="float" office:value="0">
            <text:p>0</text:p>
          </table:table-cell>
          <table:table-cell table:formula="of:=[.O23]-[.P23]-[.Q23]" office:value-type="float" office:value="13.4001378258456">
            <text:p>13,4001378258</text:p>
          </table:table-cell>
          <table:table-cell table:formula="of:=[.E23]/[.$M23]" office:value-type="float" office:value="9.79640493145956">
            <text:p>9,7964049315</text:p>
          </table:table-cell>
          <table:table-cell table:formula="of:=[.F23]/[.$M23]" office:value-type="float" office:value="35.2422710943412">
            <text:p>35,2422710943</text:p>
          </table:table-cell>
          <table:table-cell table:formula="of:=[.G23]/[.$M23]" office:value-type="float" office:value="2.10711951636813">
            <text:p>2,1071195164</text:p>
          </table:table-cell>
          <table:table-cell table:formula="of:=[.H23]/[.$M23]" office:value-type="float" office:value="0.543933738169105">
            <text:p>0,5439337382</text:p>
          </table:table-cell>
          <table:table-cell table:formula="of:=[.I23]/[.$M23]" office:value-type="float" office:value="0">
            <text:p>0</text:p>
          </table:table-cell>
          <table:table-cell table:formula="of:=[.U23]-[.V23]-[.W23]" office:value-type="float" office:value="32.5912178398039">
            <text:p>32,591217839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4]*[.C24]" office:value-type="float" office:value="3840">
            <text:p>3840</text:p>
          </table:table-cell>
          <table:table-cell table:formula="of:=[counters.BH24]/1000000000" office:value-type="float" office:value="12.414947509">
            <text:p>12,414947509</text:p>
          </table:table-cell>
          <table:table-cell table:style-name="Default" table:formula="of:=[counters.BI24]/1000000000" office:value-type="float" office:value="44.90863037">
            <text:p>44,90863037</text:p>
          </table:table-cell>
          <table:table-cell table:style-name="Default" table:formula="of:=[counters.BJ24]/1000000000" office:value-type="float" office:value="2.635498046">
            <text:p>2,635498046</text:p>
          </table:table-cell>
          <table:table-cell table:formula="of:=[counters.BK24]/1000000000" office:value-type="float" office:value="0.690429687">
            <text:p>0,690429687</text:p>
          </table:table-cell>
          <table:table-cell table:formula="of:=[counters.BL24]/(2^-32)" office:value-type="float" office:value="0">
            <text:p>0</text:p>
          </table:table-cell>
          <table:table-cell table:formula="of:=[counters.D24]/1000000000" office:value-type="float" office:value="3.084398606">
            <text:p>3,084398606</text:p>
          </table:table-cell>
          <table:table-cell table:formula="of:=[counters.E24]/12500000" office:value-type="float" office:value="166.9340248">
            <text:p>166,9340248</text:p>
          </table:table-cell>
          <table:table-cell table:formula="of:=[counters.F24]/1050000000" office:value-type="float" office:value="3.0813646952381">
            <text:p>3,0813646952</text:p>
          </table:table-cell>
          <table:table-cell table:formula="of:=[counters.G24]/3500000000" office:value-type="float" office:value="0.105367849714286">
            <text:p>0,1053678497</text:p>
          </table:table-cell>
          <table:table-cell table:style-name="ce6" table:formula="of:=[.E24]/[.J24]" office:value-type="float" office:value="4.02507882244841">
            <text:p>4,0250788224</text:p>
          </table:table-cell>
          <table:table-cell table:style-name="ce6" table:formula="of:=[.F24]/[.$J24]" office:value-type="float" office:value="14.5599308346983">
            <text:p>14,5599308347</text:p>
          </table:table-cell>
          <table:table-cell table:style-name="ce6" table:formula="of:=[.G24]/[.$J24]" office:value-type="float" office:value="0.854460912047241">
            <text:p>0,854460912</text:p>
          </table:table-cell>
          <table:table-cell table:style-name="ce6" table:formula="of:=[.H24]/[.$J24]" office:value-type="float" office:value="0.223845804383689">
            <text:p>0,2238458044</text:p>
          </table:table-cell>
          <table:table-cell table:style-name="ce6" table:formula="of:=[.I24]/[.$J24]" office:value-type="float" office:value="0">
            <text:p>0</text:p>
          </table:table-cell>
          <table:table-cell table:formula="of:=[.O24]-[.P24]-[.Q24]" office:value-type="float" office:value="13.4816241182674">
            <text:p>13,4816241183</text:p>
          </table:table-cell>
          <table:table-cell table:formula="of:=[.E24]/[.$M24]" office:value-type="float" office:value="117.824816038898">
            <text:p>117,8248160389</text:p>
          </table:table-cell>
          <table:table-cell table:formula="of:=[.F24]/[.$M24]" office:value-type="float" office:value="426.208093757002">
            <text:p>426,208093757</text:p>
          </table:table-cell>
          <table:table-cell table:formula="of:=[.G24]/[.$M24]" office:value-type="float" office:value="25.0123548420736">
            <text:p>25,0123548421</text:p>
          </table:table-cell>
          <table:table-cell table:formula="of:=[.H24]/[.$M24]" office:value-type="float" office:value="6.55256502692388">
            <text:p>6,5525650269</text:p>
          </table:table-cell>
          <table:table-cell table:formula="of:=[.I24]/[.$M24]" office:value-type="float" office:value="0">
            <text:p>0</text:p>
          </table:table-cell>
          <table:table-cell table:formula="of:=[.U24]-[.V24]-[.W24]" office:value-type="float" office:value="394.643173888005">
            <text:p>394,64317388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5]*[.C25]" office:value-type="float" office:value="4096">
            <text:p>4096</text:p>
          </table:table-cell>
          <table:table-cell table:formula="of:=[counters.BH25]/1000000000" office:value-type="float" office:value="13.647308349">
            <text:p>13,647308349</text:p>
          </table:table-cell>
          <table:table-cell table:style-name="Default" table:formula="of:=[counters.BI25]/1000000000" office:value-type="float" office:value="49.086029052">
            <text:p>49,086029052</text:p>
          </table:table-cell>
          <table:table-cell table:style-name="Default" table:formula="of:=[counters.BJ25]/1000000000" office:value-type="float" office:value="2.846862792">
            <text:p>2,846862792</text:p>
          </table:table-cell>
          <table:table-cell table:formula="of:=[counters.BK25]/1000000000" office:value-type="float" office:value="0.758850097">
            <text:p>0,758850097</text:p>
          </table:table-cell>
          <table:table-cell table:formula="of:=[counters.BL25]/(2^-32)" office:value-type="float" office:value="0">
            <text:p>0</text:p>
          </table:table-cell>
          <table:table-cell table:formula="of:=[counters.D25]/1000000000" office:value-type="float" office:value="3.392802077">
            <text:p>3,392802077</text:p>
          </table:table-cell>
          <table:table-cell table:formula="of:=[counters.E25]/12500000" office:value-type="float" office:value="146.46927848">
            <text:p>146,46927848</text:p>
          </table:table-cell>
          <table:table-cell table:formula="of:=[counters.F25]/1050000000" office:value-type="float" office:value="3.38979857619048">
            <text:p>3,3897985762</text:p>
          </table:table-cell>
          <table:table-cell table:formula="of:=[counters.G25]/3500000000" office:value-type="float" office:value="0.361369040857143">
            <text:p>0,3613690409</text:p>
          </table:table-cell>
          <table:table-cell table:style-name="ce6" table:formula="of:=[.E25]/[.J25]" office:value-type="float" office:value="4.02242984980347">
            <text:p>4,0224298498</text:p>
          </table:table-cell>
          <table:table-cell table:style-name="ce6" table:formula="of:=[.F25]/[.$J25]" office:value-type="float" office:value="14.4676960040661">
            <text:p>14,4676960041</text:p>
          </table:table-cell>
          <table:table-cell table:style-name="ce6" table:formula="of:=[.G25]/[.$J25]" office:value-type="float" office:value="0.839088967582001">
            <text:p>0,8390889676</text:p>
          </table:table-cell>
          <table:table-cell table:style-name="ce6" table:formula="of:=[.H25]/[.$J25]" office:value-type="float" office:value="0.223664711285191">
            <text:p>0,2236647113</text:p>
          </table:table-cell>
          <table:table-cell table:style-name="ce6" table:formula="of:=[.I25]/[.$J25]" office:value-type="float" office:value="0">
            <text:p>0</text:p>
          </table:table-cell>
          <table:table-cell table:formula="of:=[.O25]-[.P25]-[.Q25]" office:value-type="float" office:value="13.4049423251989">
            <text:p>13,4049423252</text:p>
          </table:table-cell>
          <table:table-cell table:formula="of:=[.E25]/[.$M25]" office:value-type="float" office:value="37.7655714961899">
            <text:p>37,7655714962</text:p>
          </table:table-cell>
          <table:table-cell table:formula="of:=[.F25]/[.$M25]" office:value-type="float" office:value="135.833520590395">
            <text:p>135,8335205904</text:p>
          </table:table-cell>
          <table:table-cell table:formula="of:=[.G25]/[.$M25]" office:value-type="float" office:value="7.87799304901005">
            <text:p>7,877993049</text:p>
          </table:table-cell>
          <table:table-cell table:formula="of:=[.H25]/[.$M25]" office:value-type="float" office:value="2.0999311263634">
            <text:p>2,0999311264</text:p>
          </table:table-cell>
          <table:table-cell table:formula="of:=[.I25]/[.$M25]" office:value-type="float" office:value="0">
            <text:p>0</text:p>
          </table:table-cell>
          <table:table-cell table:formula="of:=[.U25]-[.V25]-[.W25]" office:value-type="float" office:value="125.855596415022">
            <text:p>125,855596415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6]*[.C26]" office:value-type="float" office:value="4352">
            <text:p>4352</text:p>
          </table:table-cell>
          <table:table-cell table:formula="of:=[counters.BH26]/1000000000" office:value-type="float" office:value="14.25894165">
            <text:p>14,25894165</text:p>
          </table:table-cell>
          <table:table-cell table:style-name="Default" table:formula="of:=[counters.BI26]/1000000000" office:value-type="float" office:value="51.670684814">
            <text:p>51,670684814</text:p>
          </table:table-cell>
          <table:table-cell table:style-name="Default" table:formula="of:=[counters.BJ26]/1000000000" office:value-type="float" office:value="2.986785888">
            <text:p>2,986785888</text:p>
          </table:table-cell>
          <table:table-cell table:formula="of:=[counters.BK26]/1000000000" office:value-type="float" office:value="0.794677733">
            <text:p>0,794677733</text:p>
          </table:table-cell>
          <table:table-cell table:formula="of:=[counters.BL26]/(2^-32)" office:value-type="float" office:value="0">
            <text:p>0</text:p>
          </table:table-cell>
          <table:table-cell table:formula="of:=[counters.D26]/1000000000" office:value-type="float" office:value="3.547106243">
            <text:p>3,547106243</text:p>
          </table:table-cell>
          <table:table-cell table:formula="of:=[counters.E26]/12500000" office:value-type="float" office:value="150.03308376">
            <text:p>150,03308376</text:p>
          </table:table-cell>
          <table:table-cell table:formula="of:=[counters.F26]/1050000000" office:value-type="float" office:value="3.54318047238095">
            <text:p>3,5431804724</text:p>
          </table:table-cell>
          <table:table-cell table:formula="of:=[counters.G26]/3500000000" office:value-type="float" office:value="0.489387100571429">
            <text:p>0,4893871006</text:p>
          </table:table-cell>
          <table:table-cell table:style-name="ce6" table:formula="of:=[.E26]/[.J26]" office:value-type="float" office:value="4.01988005804426">
            <text:p>4,019880058</text:p>
          </table:table-cell>
          <table:table-cell table:style-name="ce6" table:formula="of:=[.F26]/[.$J26]" office:value-type="float" office:value="14.5669966655126">
            <text:p>14,5669966655</text:p>
          </table:table-cell>
          <table:table-cell table:style-name="ce6" table:formula="of:=[.G26]/[.$J26]" office:value-type="float" office:value="0.842034515851969">
            <text:p>0,8420345159</text:p>
          </table:table-cell>
          <table:table-cell table:style-name="ce6" table:formula="of:=[.H26]/[.$J26]" office:value-type="float" office:value="0.224035503466593">
            <text:p>0,2240355035</text:p>
          </table:table-cell>
          <table:table-cell table:style-name="ce6" table:formula="of:=[.I26]/[.$J26]" office:value-type="float" office:value="0">
            <text:p>0</text:p>
          </table:table-cell>
          <table:table-cell table:formula="of:=[.O26]-[.P26]-[.Q26]" office:value-type="float" office:value="13.5009266461941">
            <text:p>13,5009266462</text:p>
          </table:table-cell>
          <table:table-cell table:formula="of:=[.E26]/[.$M26]" office:value-type="float" office:value="29.1363250754886">
            <text:p>29,1363250755</text:p>
          </table:table-cell>
          <table:table-cell table:formula="of:=[.F26]/[.$M26]" office:value-type="float" office:value="105.58244128966">
            <text:p>105,5824412897</text:p>
          </table:table-cell>
          <table:table-cell table:formula="of:=[.G26]/[.$M26]" office:value-type="float" office:value="6.1031152731907">
            <text:p>6,1031152732</text:p>
          </table:table-cell>
          <table:table-cell table:formula="of:=[.H26]/[.$M26]" office:value-type="float" office:value="1.62382239350425">
            <text:p>1,6238223935</text:p>
          </table:table-cell>
          <table:table-cell table:formula="of:=[.I26]/[.$M26]" office:value-type="float" office:value="0">
            <text:p>0</text:p>
          </table:table-cell>
          <table:table-cell table:formula="of:=[.U26]-[.V26]-[.W26]" office:value-type="float" office:value="97.8555036229655">
            <text:p>97,855503623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7]*[.C27]" office:value-type="float" office:value="4608">
            <text:p>4608</text:p>
          </table:table-cell>
          <table:table-cell table:formula="of:=[counters.BH27]/1000000000" office:value-type="float" office:value="14.991973876">
            <text:p>14,991973876</text:p>
          </table:table-cell>
          <table:table-cell table:style-name="Default" table:formula="of:=[counters.BI27]/1000000000" office:value-type="float" office:value="53.95727539">
            <text:p>53,95727539</text:p>
          </table:table-cell>
          <table:table-cell table:style-name="Default" table:formula="of:=[counters.BJ27]/1000000000" office:value-type="float" office:value="3.201660156">
            <text:p>3,201660156</text:p>
          </table:table-cell>
          <table:table-cell table:formula="of:=[counters.BK27]/1000000000" office:value-type="float" office:value="0.830657958">
            <text:p>0,830657958</text:p>
          </table:table-cell>
          <table:table-cell table:formula="of:=[counters.BL27]/(2^-32)" office:value-type="float" office:value="0">
            <text:p>0</text:p>
          </table:table-cell>
          <table:table-cell table:formula="of:=[counters.D27]/1000000000" office:value-type="float" office:value="3.701238798">
            <text:p>3,701238798</text:p>
          </table:table-cell>
          <table:table-cell table:formula="of:=[counters.E27]/12500000" office:value-type="float" office:value="147.11537104">
            <text:p>147,11537104</text:p>
          </table:table-cell>
          <table:table-cell table:formula="of:=[counters.F27]/1050000000" office:value-type="float" office:value="3.69759310285714">
            <text:p>3,6975931029</text:p>
          </table:table-cell>
          <table:table-cell table:formula="of:=[counters.G27]/3500000000" office:value-type="float" office:value="0.617245504285714">
            <text:p>0,6172455043</text:p>
          </table:table-cell>
          <table:table-cell table:style-name="ce6" table:formula="of:=[.E27]/[.J27]" office:value-type="float" office:value="4.05052867275169">
            <text:p>4,0505286728</text:p>
          </table:table-cell>
          <table:table-cell table:style-name="ce6" table:formula="of:=[.F27]/[.$J27]" office:value-type="float" office:value="14.5781664828425">
            <text:p>14,5781664828</text:p>
          </table:table-cell>
          <table:table-cell table:style-name="ce6" table:formula="of:=[.G27]/[.$J27]" office:value-type="float" office:value="0.865023936777613">
            <text:p>0,8650239368</text:p>
          </table:table-cell>
          <table:table-cell table:style-name="ce6" table:formula="of:=[.H27]/[.$J27]" office:value-type="float" office:value="0.224427010342822">
            <text:p>0,2244270103</text:p>
          </table:table-cell>
          <table:table-cell table:style-name="ce6" table:formula="of:=[.I27]/[.$J27]" office:value-type="float" office:value="0">
            <text:p>0</text:p>
          </table:table-cell>
          <table:table-cell table:formula="of:=[.O27]-[.P27]-[.Q27]" office:value-type="float" office:value="13.4887155357221">
            <text:p>13,4887155357</text:p>
          </table:table-cell>
          <table:table-cell table:formula="of:=[.E27]/[.$M27]" office:value-type="float" office:value="24.2885104418038">
            <text:p>24,2885104418</text:p>
          </table:table-cell>
          <table:table-cell table:formula="of:=[.F27]/[.$M27]" office:value-type="float" office:value="87.4162306818908">
            <text:p>87,4162306819</text:p>
          </table:table-cell>
          <table:table-cell table:formula="of:=[.G27]/[.$M27]" office:value-type="float" office:value="5.18701251571692">
            <text:p>5,1870125157</text:p>
          </table:table-cell>
          <table:table-cell table:formula="of:=[.H27]/[.$M27]" office:value-type="float" office:value="1.34574970936605">
            <text:p>1,3457497094</text:p>
          </table:table-cell>
          <table:table-cell table:formula="of:=[.I27]/[.$M27]" office:value-type="float" office:value="0">
            <text:p>0</text:p>
          </table:table-cell>
          <table:table-cell table:formula="of:=[.U27]-[.V27]-[.W27]" office:value-type="float" office:value="80.8834684568078">
            <text:p>80,8834684568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8]*[.C28]" office:value-type="float" office:value="4864">
            <text:p>4864</text:p>
          </table:table-cell>
          <table:table-cell table:formula="of:=[counters.BH28]/1000000000" office:value-type="float" office:value="16.179504394">
            <text:p>16,179504394</text:p>
          </table:table-cell>
          <table:table-cell table:style-name="Default" table:formula="of:=[counters.BI28]/1000000000" office:value-type="float" office:value="58.690826415">
            <text:p>58,690826415</text:p>
          </table:table-cell>
          <table:table-cell table:style-name="Default" table:formula="of:=[counters.BJ28]/1000000000" office:value-type="float" office:value="3.634460449">
            <text:p>3,634460449</text:p>
          </table:table-cell>
          <table:table-cell table:formula="of:=[counters.BK28]/1000000000" office:value-type="float" office:value="0.899291991">
            <text:p>0,899291991</text:p>
          </table:table-cell>
          <table:table-cell table:formula="of:=[counters.BL28]/(2^-32)" office:value-type="float" office:value="0">
            <text:p>0</text:p>
          </table:table-cell>
          <table:table-cell table:formula="of:=[counters.D28]/1000000000" office:value-type="float" office:value="4.009850027">
            <text:p>4,009850027</text:p>
          </table:table-cell>
          <table:table-cell table:formula="of:=[counters.E28]/12500000" office:value-type="float" office:value="151.1449616">
            <text:p>151,1449616</text:p>
          </table:table-cell>
          <table:table-cell table:formula="of:=[counters.F28]/1050000000" office:value-type="float" office:value="4.00481943428571">
            <text:p>4,0048194343</text:p>
          </table:table-cell>
          <table:table-cell table:formula="of:=[counters.G28]/3500000000" office:value-type="float" office:value="0.873163874285714">
            <text:p>0,8731638743</text:p>
          </table:table-cell>
          <table:table-cell table:style-name="ce6" table:formula="of:=[.E28]/[.J28]" office:value-type="float" office:value="4.03494003143674">
            <text:p>4,0349400314</text:p>
          </table:table-cell>
          <table:table-cell table:style-name="ce6" table:formula="of:=[.F28]/[.$J28]" office:value-type="float" office:value="14.6366637205407">
            <text:p>14,6366637205</text:p>
          </table:table-cell>
          <table:table-cell table:style-name="ce6" table:formula="of:=[.G28]/[.$J28]" office:value-type="float" office:value="0.906383137655437">
            <text:p>0,9063831377</text:p>
          </table:table-cell>
          <table:table-cell table:style-name="ce6" table:formula="of:=[.H28]/[.$J28]" office:value-type="float" office:value="0.22427072956462">
            <text:p>0,2242707296</text:p>
          </table:table-cell>
          <table:table-cell table:style-name="ce6" table:formula="of:=[.I28]/[.$J28]" office:value-type="float" office:value="0">
            <text:p>0</text:p>
          </table:table-cell>
          <table:table-cell table:formula="of:=[.O28]-[.P28]-[.Q28]" office:value-type="float" office:value="13.5060098533206">
            <text:p>13,5060098533</text:p>
          </table:table-cell>
          <table:table-cell table:formula="of:=[.E28]/[.$M28]" office:value-type="float" office:value="18.5297455271332">
            <text:p>18,5297455271</text:p>
          </table:table-cell>
          <table:table-cell table:formula="of:=[.F28]/[.$M28]" office:value-type="float" office:value="67.2162788033479">
            <text:p>67,2162788033</text:p>
          </table:table-cell>
          <table:table-cell table:formula="of:=[.G28]/[.$M28]" office:value-type="float" office:value="4.16240359459803">
            <text:p>4,1624035946</text:p>
          </table:table-cell>
          <table:table-cell table:formula="of:=[.H28]/[.$M28]" office:value-type="float" office:value="1.02992349716216">
            <text:p>1,0299234972</text:p>
          </table:table-cell>
          <table:table-cell table:formula="of:=[.I28]/[.$M28]" office:value-type="float" office:value="0">
            <text:p>0</text:p>
          </table:table-cell>
          <table:table-cell table:formula="of:=[.U28]-[.V28]-[.W28]" office:value-type="float" office:value="62.0239517115877">
            <text:p>62,0239517116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9]*[.C29]" office:value-type="float" office:value="5120">
            <text:p>5120</text:p>
          </table:table-cell>
          <table:table-cell table:formula="of:=[counters.BH29]/1000000000" office:value-type="float" office:value="16.816253661">
            <text:p>16,816253661</text:p>
          </table:table-cell>
          <table:table-cell table:style-name="Default" table:formula="of:=[counters.BI29]/1000000000" office:value-type="float" office:value="60.819183349">
            <text:p>60,819183349</text:p>
          </table:table-cell>
          <table:table-cell table:style-name="Default" table:formula="of:=[counters.BJ29]/1000000000" office:value-type="float" office:value="3.719604491">
            <text:p>3,719604491</text:p>
          </table:table-cell>
          <table:table-cell table:formula="of:=[counters.BK29]/1000000000" office:value-type="float" office:value="0.931457519">
            <text:p>0,931457519</text:p>
          </table:table-cell>
          <table:table-cell table:formula="of:=[counters.BL29]/(2^-32)" office:value-type="float" office:value="0">
            <text:p>0</text:p>
          </table:table-cell>
          <table:table-cell table:formula="of:=[counters.D29]/1000000000" office:value-type="float" office:value="4.164599113">
            <text:p>4,164599113</text:p>
          </table:table-cell>
          <table:table-cell table:formula="of:=[counters.E29]/12500000" office:value-type="float" office:value="147.46521352">
            <text:p>147,46521352</text:p>
          </table:table-cell>
          <table:table-cell table:formula="of:=[counters.F29]/1050000000" office:value-type="float" office:value="0.0685658314285714">
            <text:p>0,0685658314</text:p>
          </table:table-cell>
          <table:table-cell table:formula="of:=[counters.G29]/3500000000" office:value-type="float" office:value="1.00162194">
            <text:p>1,00162194</text:p>
          </table:table-cell>
          <table:table-cell table:style-name="ce6" table:formula="of:=[.E29]/[.J29]" office:value-type="float" office:value="4.0379045388804">
            <text:p>4,0379045389</text:p>
          </table:table-cell>
          <table:table-cell table:style-name="ce6" table:formula="of:=[.F29]/[.$J29]" office:value-type="float" office:value="14.6038506225365">
            <text:p>14,6038506225</text:p>
          </table:table-cell>
          <table:table-cell table:style-name="ce6" table:formula="of:=[.G29]/[.$J29]" office:value-type="float" office:value="0.893148269515083">
            <text:p>0,8931482695</text:p>
          </table:table-cell>
          <table:table-cell table:style-name="ce6" table:formula="of:=[.H29]/[.$J29]" office:value-type="float" office:value="0.223660787923719">
            <text:p>0,2236607879</text:p>
          </table:table-cell>
          <table:table-cell table:style-name="ce6" table:formula="of:=[.I29]/[.$J29]" office:value-type="float" office:value="0">
            <text:p>0</text:p>
          </table:table-cell>
          <table:table-cell table:formula="of:=[.O29]-[.P29]-[.Q29]" office:value-type="float" office:value="13.4870415650977">
            <text:p>13,4870415651</text:p>
          </table:table-cell>
          <table:table-cell table:formula="of:=[.E29]/[.$M29]" office:value-type="float" office:value="16.789022873241">
            <text:p>16,7890228732</text:p>
          </table:table-cell>
          <table:table-cell table:formula="of:=[.F29]/[.$M29]" office:value-type="float" office:value="60.7206980200534">
            <text:p>60,7206980201</text:p>
          </table:table-cell>
          <table:table-cell table:formula="of:=[.G29]/[.$M29]" office:value-type="float" office:value="3.71358128497065">
            <text:p>3,713581285</text:p>
          </table:table-cell>
          <table:table-cell table:formula="of:=[.H29]/[.$M29]" office:value-type="float" office:value="0.929949197199095">
            <text:p>0,9299491972</text:p>
          </table:table-cell>
          <table:table-cell table:formula="of:=[.I29]/[.$M29]" office:value-type="float" office:value="0">
            <text:p>0</text:p>
          </table:table-cell>
          <table:table-cell table:formula="of:=[.U29]-[.V29]-[.W29]" office:value-type="float" office:value="56.0771675378836">
            <text:p>56,0771675379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0]*[.C30]" office:value-type="float" office:value="5376">
            <text:p>5376</text:p>
          </table:table-cell>
          <table:table-cell table:formula="of:=[counters.BH30]/1000000000" office:value-type="float" office:value="19.935791015">
            <text:p>19,935791015</text:p>
          </table:table-cell>
          <table:table-cell table:style-name="Default" table:formula="of:=[counters.BI30]/1000000000" office:value-type="float" office:value="71.273742675">
            <text:p>71,273742675</text:p>
          </table:table-cell>
          <table:table-cell table:style-name="Default" table:formula="of:=[counters.BJ30]/1000000000" office:value-type="float" office:value="4.702636718">
            <text:p>4,702636718</text:p>
          </table:table-cell>
          <table:table-cell table:formula="of:=[counters.BK30]/1000000000" office:value-type="float" office:value="1.147247314">
            <text:p>1,147247314</text:p>
          </table:table-cell>
          <table:table-cell table:formula="of:=[counters.BL30]/(2^-32)" office:value-type="float" office:value="0">
            <text:p>0</text:p>
          </table:table-cell>
          <table:table-cell table:formula="of:=[counters.D30]/1000000000" office:value-type="float" office:value="5.118746584">
            <text:p>5,118746584</text:p>
          </table:table-cell>
          <table:table-cell table:formula="of:=[counters.E30]/12500000" office:value-type="float" office:value="152.55319832">
            <text:p>152,55319832</text:p>
          </table:table-cell>
          <table:table-cell table:formula="of:=[counters.F30]/1050000000" office:value-type="float" office:value="1.01427182095238">
            <text:p>1,014271821</text:p>
          </table:table-cell>
          <table:table-cell table:formula="of:=[counters.G30]/3500000000" office:value-type="float" office:value="0.569313627142857">
            <text:p>0,5693136271</text:p>
          </table:table-cell>
          <table:table-cell table:style-name="ce6" table:formula="of:=[.E30]/[.J30]" office:value-type="float" office:value="3.8946626264552">
            <text:p>3,8946626265</text:p>
          </table:table-cell>
          <table:table-cell table:style-name="ce6" table:formula="of:=[.F30]/[.$J30]" office:value-type="float" office:value="13.9240615852687">
            <text:p>13,9240615853</text:p>
          </table:table-cell>
          <table:table-cell table:style-name="ce6" table:formula="of:=[.G30]/[.$J30]" office:value-type="float" office:value="0.918708641037112">
            <text:p>0,918708641</text:p>
          </table:table-cell>
          <table:table-cell table:style-name="ce6" table:formula="of:=[.H30]/[.$J30]" office:value-type="float" office:value="0.224126608960488">
            <text:p>0,224126609</text:p>
          </table:table-cell>
          <table:table-cell table:style-name="ce6" table:formula="of:=[.I30]/[.$J30]" office:value-type="float" office:value="0">
            <text:p>0</text:p>
          </table:table-cell>
          <table:table-cell table:formula="of:=[.O30]-[.P30]-[.Q30]" office:value-type="float" office:value="12.7812263352711">
            <text:p>12,7812263353</text:p>
          </table:table-cell>
          <table:table-cell table:formula="of:=[.E30]/[.$M30]" office:value-type="float" office:value="35.0172384157556">
            <text:p>35,0172384158</text:p>
          </table:table-cell>
          <table:table-cell table:formula="of:=[.F30]/[.$M30]" office:value-type="float" office:value="125.192405867206">
            <text:p>125,1924058672</text:p>
          </table:table-cell>
          <table:table-cell table:formula="of:=[.G30]/[.$M30]" office:value-type="float" office:value="8.26018646629018">
            <text:p>8,2601864663</text:p>
          </table:table-cell>
          <table:table-cell table:formula="of:=[.H30]/[.$M30]" office:value-type="float" office:value="2.01514114418365">
            <text:p>2,0151411442</text:p>
          </table:table-cell>
          <table:table-cell table:formula="of:=[.I30]/[.$M30]" office:value-type="float" office:value="0">
            <text:p>0</text:p>
          </table:table-cell>
          <table:table-cell table:formula="of:=[.U30]-[.V30]-[.W30]" office:value-type="float" office:value="114.917078256733">
            <text:p>114,917078256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1]*[.C31]" office:value-type="float" office:value="5632">
            <text:p>5632</text:p>
          </table:table-cell>
          <table:table-cell table:formula="of:=[counters.BH31]/1000000000" office:value-type="float" office:value="20.118041992">
            <text:p>20,118041992</text:p>
          </table:table-cell>
          <table:table-cell table:style-name="Default" table:formula="of:=[counters.BI31]/1000000000" office:value-type="float" office:value="72.353973388">
            <text:p>72,353973388</text:p>
          </table:table-cell>
          <table:table-cell table:style-name="Default" table:formula="of:=[counters.BJ31]/1000000000" office:value-type="float" office:value="4.830444335">
            <text:p>4,830444335</text:p>
          </table:table-cell>
          <table:table-cell table:formula="of:=[counters.BK31]/1000000000" office:value-type="float" office:value="1.145568847">
            <text:p>1,145568847</text:p>
          </table:table-cell>
          <table:table-cell table:formula="of:=[counters.BL31]/(2^-32)" office:value-type="float" office:value="0">
            <text:p>0</text:p>
          </table:table-cell>
          <table:table-cell table:formula="of:=[counters.D31]/1000000000" office:value-type="float" office:value="5.124419431">
            <text:p>5,124419431</text:p>
          </table:table-cell>
          <table:table-cell table:formula="of:=[counters.E31]/12500000" office:value-type="float" office:value="158.61040424">
            <text:p>158,61040424</text:p>
          </table:table-cell>
          <table:table-cell table:formula="of:=[counters.F31]/1050000000" office:value-type="float" office:value="1.02348788285714">
            <text:p>1,0234878829</text:p>
          </table:table-cell>
          <table:table-cell table:formula="of:=[counters.G31]/3500000000" office:value-type="float" office:value="0.570974856285714">
            <text:p>0,5709748563</text:p>
          </table:table-cell>
          <table:table-cell table:style-name="ce6" table:formula="of:=[.E31]/[.J31]" office:value-type="float" office:value="3.92591634289274">
            <text:p>3,9259163429</text:p>
          </table:table-cell>
          <table:table-cell table:style-name="ce6" table:formula="of:=[.F31]/[.$J31]" office:value-type="float" office:value="14.1194479418092">
            <text:p>14,1194479418</text:p>
          </table:table-cell>
          <table:table-cell table:style-name="ce6" table:formula="of:=[.G31]/[.$J31]" office:value-type="float" office:value="0.942632506968183">
            <text:p>0,942632507</text:p>
          </table:table-cell>
          <table:table-cell table:style-name="ce6" table:formula="of:=[.H31]/[.$J31]" office:value-type="float" office:value="0.223550952927452">
            <text:p>0,2235509529</text:p>
          </table:table-cell>
          <table:table-cell table:style-name="ce6" table:formula="of:=[.I31]/[.$J31]" office:value-type="float" office:value="0">
            <text:p>0</text:p>
          </table:table-cell>
          <table:table-cell table:formula="of:=[.O31]-[.P31]-[.Q31]" office:value-type="float" office:value="12.9532644819136">
            <text:p>12,9532644819</text:p>
          </table:table-cell>
          <table:table-cell table:formula="of:=[.E31]/[.$M31]" office:value-type="float" office:value="35.2345497713703">
            <text:p>35,2345497714</text:p>
          </table:table-cell>
          <table:table-cell table:formula="of:=[.F31]/[.$M31]" office:value-type="float" office:value="126.720069354147">
            <text:p>126,7200693541</text:p>
          </table:table-cell>
          <table:table-cell table:formula="of:=[.G31]/[.$M31]" office:value-type="float" office:value="8.45999483483885">
            <text:p>8,4599948348</text:p>
          </table:table-cell>
          <table:table-cell table:formula="of:=[.H31]/[.$M31]" office:value-type="float" office:value="2.00633851804283">
            <text:p>2,006338518</text:p>
          </table:table-cell>
          <table:table-cell table:formula="of:=[.I31]/[.$M31]" office:value-type="float" office:value="0">
            <text:p>0</text:p>
          </table:table-cell>
          <table:table-cell table:formula="of:=[.U31]-[.V31]-[.W31]" office:value-type="float" office:value="116.253736001266">
            <text:p>116,2537360013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2]*[.C32]" office:value-type="float" office:value="5888">
            <text:p>5888</text:p>
          </table:table-cell>
          <table:table-cell table:formula="of:=[counters.BH32]/1000000000" office:value-type="float" office:value="20.497802734">
            <text:p>20,497802734</text:p>
          </table:table-cell>
          <table:table-cell table:style-name="Default" table:formula="of:=[counters.BI32]/1000000000" office:value-type="float" office:value="73.441131591">
            <text:p>73,441131591</text:p>
          </table:table-cell>
          <table:table-cell table:style-name="Default" table:formula="of:=[counters.BJ32]/1000000000" office:value-type="float" office:value="4.805664062">
            <text:p>4,805664062</text:p>
          </table:table-cell>
          <table:table-cell table:formula="of:=[counters.BK32]/1000000000" office:value-type="float" office:value="1.15371704">
            <text:p>1,15371704</text:p>
          </table:table-cell>
          <table:table-cell table:formula="of:=[counters.BL32]/(2^-32)" office:value-type="float" office:value="0">
            <text:p>0</text:p>
          </table:table-cell>
          <table:table-cell table:formula="of:=[counters.D32]/1000000000" office:value-type="float" office:value="5.138446213">
            <text:p>5,138446213</text:p>
          </table:table-cell>
          <table:table-cell table:formula="of:=[counters.E32]/12500000" office:value-type="float" office:value="163.63446104">
            <text:p>163,63446104</text:p>
          </table:table-cell>
          <table:table-cell table:formula="of:=[counters.F32]/1050000000" office:value-type="float" office:value="1.02799843142857">
            <text:p>1,0279984314</text:p>
          </table:table-cell>
          <table:table-cell table:formula="of:=[counters.G32]/3500000000" office:value-type="float" office:value="0.58240798">
            <text:p>0,58240798</text:p>
          </table:table-cell>
          <table:table-cell table:style-name="ce6" table:formula="of:=[.E32]/[.J32]" office:value-type="float" office:value="3.98910524394352">
            <text:p>3,9891052439</text:p>
          </table:table-cell>
          <table:table-cell table:style-name="ce6" table:formula="of:=[.F32]/[.$J32]" office:value-type="float" office:value="14.2924784159845">
            <text:p>14,292478416</text:p>
          </table:table-cell>
          <table:table-cell table:style-name="ce6" table:formula="of:=[.G32]/[.$J32]" office:value-type="float" office:value="0.935236813385712">
            <text:p>0,9352368134</text:p>
          </table:table-cell>
          <table:table-cell table:style-name="ce6" table:formula="of:=[.H32]/[.$J32]" office:value-type="float" office:value="0.224526440907595">
            <text:p>0,2245264409</text:p>
          </table:table-cell>
          <table:table-cell table:style-name="ce6" table:formula="of:=[.I32]/[.$J32]" office:value-type="float" office:value="0">
            <text:p>0</text:p>
          </table:table-cell>
          <table:table-cell table:formula="of:=[.O32]-[.P32]-[.Q32]" office:value-type="float" office:value="13.1327151616912">
            <text:p>13,1327151617</text:p>
          </table:table-cell>
          <table:table-cell table:formula="of:=[.E32]/[.$M32]" office:value-type="float" office:value="35.1949208079189">
            <text:p>35,1949208079</text:p>
          </table:table-cell>
          <table:table-cell table:formula="of:=[.F32]/[.$M32]" office:value-type="float" office:value="126.099116277562">
            <text:p>126,0991162776</text:p>
          </table:table-cell>
          <table:table-cell table:formula="of:=[.G32]/[.$M32]" office:value-type="float" office:value="8.25137056329482">
            <text:p>8,2513705633</text:p>
          </table:table-cell>
          <table:table-cell table:formula="of:=[.H32]/[.$M32]" office:value-type="float" office:value="1.98094304957841">
            <text:p>1,9809430496</text:p>
          </table:table-cell>
          <table:table-cell table:formula="of:=[.I32]/[.$M32]" office:value-type="float" office:value="0">
            <text:p>0</text:p>
          </table:table-cell>
          <table:table-cell table:formula="of:=[.U32]-[.V32]-[.W32]" office:value-type="float" office:value="115.866802664689">
            <text:p>115,866802664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3]*[.C33]" office:value-type="float" office:value="6144">
            <text:p>6144</text:p>
          </table:table-cell>
          <table:table-cell table:formula="of:=[counters.BH33]/1000000000" office:value-type="float" office:value="21.67892456">
            <text:p>21,67892456</text:p>
          </table:table-cell>
          <table:table-cell table:style-name="Default" table:formula="of:=[counters.BI33]/1000000000" office:value-type="float" office:value="76.57232666">
            <text:p>76,57232666</text:p>
          </table:table-cell>
          <table:table-cell table:style-name="Default" table:formula="of:=[counters.BJ33]/1000000000" office:value-type="float" office:value="6.198120116">
            <text:p>6,198120116</text:p>
          </table:table-cell>
          <table:table-cell table:formula="of:=[counters.BK33]/1000000000" office:value-type="float" office:value="1.203063964">
            <text:p>1,203063964</text:p>
          </table:table-cell>
          <table:table-cell table:formula="of:=[counters.BL33]/(2^-32)" office:value-type="float" office:value="0">
            <text:p>0</text:p>
          </table:table-cell>
          <table:table-cell table:formula="of:=[counters.D33]/1000000000" office:value-type="float" office:value="5.247562927">
            <text:p>5,247562927</text:p>
          </table:table-cell>
          <table:table-cell table:formula="of:=[counters.E33]/12500000" office:value-type="float" office:value="169.7344356">
            <text:p>169,7344356</text:p>
          </table:table-cell>
          <table:table-cell table:formula="of:=[counters.F33]/1050000000" office:value-type="float" office:value="1.2291884">
            <text:p>1,2291884</text:p>
          </table:table-cell>
          <table:table-cell table:formula="of:=[counters.G33]/3500000000" office:value-type="float" office:value="0.746493762857143">
            <text:p>0,7464937629</text:p>
          </table:table-cell>
          <table:table-cell table:style-name="ce6" table:formula="of:=[.E33]/[.J33]" office:value-type="float" office:value="4.13123670198534">
            <text:p>4,131236702</text:p>
          </table:table-cell>
          <table:table-cell table:style-name="ce6" table:formula="of:=[.F33]/[.$J33]" office:value-type="float" office:value="14.5919787385524">
            <text:p>14,5919787386</text:p>
          </table:table-cell>
          <table:table-cell table:style-name="ce6" table:formula="of:=[.G33]/[.$J33]" office:value-type="float" office:value="1.18114259937869">
            <text:p>1,1811425994</text:p>
          </table:table-cell>
          <table:table-cell table:style-name="ce6" table:formula="of:=[.H33]/[.$J33]" office:value-type="float" office:value="0.229261464938313">
            <text:p>0,2292614649</text:p>
          </table:table-cell>
          <table:table-cell table:style-name="ce6" table:formula="of:=[.I33]/[.$J33]" office:value-type="float" office:value="0">
            <text:p>0</text:p>
          </table:table-cell>
          <table:table-cell table:formula="of:=[.O33]-[.P33]-[.Q33]" office:value-type="float" office:value="13.1815746742354">
            <text:p>13,1815746742</text:p>
          </table:table-cell>
          <table:table-cell table:formula="of:=[.E33]/[.$M33]" office:value-type="float" office:value="29.0409989187662">
            <text:p>29,0409989188</text:p>
          </table:table-cell>
          <table:table-cell table:formula="of:=[.F33]/[.$M33]" office:value-type="float" office:value="102.575976478257">
            <text:p>102,5759764783</text:p>
          </table:table-cell>
          <table:table-cell table:formula="of:=[.G33]/[.$M33]" office:value-type="float" office:value="8.30297642712675">
            <text:p>8,3029764271</text:p>
          </table:table-cell>
          <table:table-cell table:formula="of:=[.H33]/[.$M33]" office:value-type="float" office:value="1.61161957923851">
            <text:p>1,6116195792</text:p>
          </table:table-cell>
          <table:table-cell table:formula="of:=[.I33]/[.$M33]" office:value-type="float" office:value="0">
            <text:p>0</text:p>
          </table:table-cell>
          <table:table-cell table:formula="of:=[.U33]-[.V33]-[.W33]" office:value-type="float" office:value="92.6613804718919">
            <text:p>92,6613804719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4]*[.C34]" office:value-type="float" office:value="6400">
            <text:p>6400</text:p>
          </table:table-cell>
          <table:table-cell table:formula="of:=[counters.BH34]/1000000000" office:value-type="float" office:value="22.407104491">
            <text:p>22,407104491</text:p>
          </table:table-cell>
          <table:table-cell table:style-name="Default" table:formula="of:=[counters.BI34]/1000000000" office:value-type="float" office:value="80.544952392">
            <text:p>80,544952392</text:p>
          </table:table-cell>
          <table:table-cell table:style-name="Default" table:formula="of:=[counters.BJ34]/1000000000" office:value-type="float" office:value="6.760528564">
            <text:p>6,760528564</text:p>
          </table:table-cell>
          <table:table-cell table:formula="of:=[counters.BK34]/1000000000" office:value-type="float" office:value="1.245849609">
            <text:p>1,245849609</text:p>
          </table:table-cell>
          <table:table-cell table:formula="of:=[counters.BL34]/(2^-32)" office:value-type="float" office:value="0">
            <text:p>0</text:p>
          </table:table-cell>
          <table:table-cell table:formula="of:=[counters.D34]/1000000000" office:value-type="float" office:value="5.55417899">
            <text:p>5,55417899</text:p>
          </table:table-cell>
          <table:table-cell table:formula="of:=[counters.E34]/12500000" office:value-type="float" office:value="176.72331384">
            <text:p>176,72331384</text:p>
          </table:table-cell>
          <table:table-cell table:formula="of:=[counters.F34]/1050000000" office:value-type="float" office:value="1.45413045619048">
            <text:p>1,4541304562</text:p>
          </table:table-cell>
          <table:table-cell table:formula="of:=[counters.G34]/3500000000" office:value-type="float" office:value="0.928472135714286">
            <text:p>0,9284721357</text:p>
          </table:table-cell>
          <table:table-cell table:style-name="ce6" table:formula="of:=[.E34]/[.J34]" office:value-type="float" office:value="4.03427842915088">
            <text:p>4,0342784292</text:p>
          </table:table-cell>
          <table:table-cell table:style-name="ce6" table:formula="of:=[.F34]/[.$J34]" office:value-type="float" office:value="14.5016846840941">
            <text:p>14,5016846841</text:p>
          </table:table-cell>
          <table:table-cell table:style-name="ce6" table:formula="of:=[.G34]/[.$J34]" office:value-type="float" office:value="1.21719674071937">
            <text:p>1,2171967407</text:p>
          </table:table-cell>
          <table:table-cell table:style-name="ce6" table:formula="of:=[.H34]/[.$J34]" office:value-type="float" office:value="0.224308509186161">
            <text:p>0,2243085092</text:p>
          </table:table-cell>
          <table:table-cell table:style-name="ce6" table:formula="of:=[.I34]/[.$J34]" office:value-type="float" office:value="0">
            <text:p>0</text:p>
          </table:table-cell>
          <table:table-cell table:formula="of:=[.O34]-[.P34]-[.Q34]" office:value-type="float" office:value="13.0601794341885">
            <text:p>13,0601794342</text:p>
          </table:table-cell>
          <table:table-cell table:formula="of:=[.E34]/[.$M34]" office:value-type="float" office:value="24.1333085066273">
            <text:p>24,1333085066</text:p>
          </table:table-cell>
          <table:table-cell table:formula="of:=[.F34]/[.$M34]" office:value-type="float" office:value="86.7499942042264">
            <text:p>86,7499942042</text:p>
          </table:table-cell>
          <table:table-cell table:formula="of:=[.G34]/[.$M34]" office:value-type="float" office:value="7.28134782289297">
            <text:p>7,2813478229</text:p>
          </table:table-cell>
          <table:table-cell table:formula="of:=[.H34]/[.$M34]" office:value-type="float" office:value="1.34182767697337">
            <text:p>1,341827677</text:p>
          </table:table-cell>
          <table:table-cell table:formula="of:=[.I34]/[.$M34]" office:value-type="float" office:value="0">
            <text:p>0</text:p>
          </table:table-cell>
          <table:table-cell table:formula="of:=[.U34]-[.V34]-[.W34]" office:value-type="float" office:value="78.1268187043601">
            <text:p>78,126818704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5]*[.C35]" office:value-type="float" office:value="6656">
            <text:p>6656</text:p>
          </table:table-cell>
          <table:table-cell table:formula="of:=[counters.BH35]/1000000000" office:value-type="float" office:value="25.474151611">
            <text:p>25,474151611</text:p>
          </table:table-cell>
          <table:table-cell table:style-name="Default" table:formula="of:=[counters.BI35]/1000000000" office:value-type="float" office:value="89.683197021">
            <text:p>89,683197021</text:p>
          </table:table-cell>
          <table:table-cell table:style-name="Default" table:formula="of:=[counters.BJ35]/1000000000" office:value-type="float" office:value="9.520202636">
            <text:p>9,520202636</text:p>
          </table:table-cell>
          <table:table-cell table:formula="of:=[counters.BK35]/1000000000" office:value-type="float" office:value="1.455352782">
            <text:p>1,455352782</text:p>
          </table:table-cell>
          <table:table-cell table:formula="of:=[counters.BL35]/(2^-32)" office:value-type="float" office:value="0">
            <text:p>0</text:p>
          </table:table-cell>
          <table:table-cell table:formula="of:=[counters.D35]/1000000000" office:value-type="float" office:value="5.995571529">
            <text:p>5,995571529</text:p>
          </table:table-cell>
          <table:table-cell table:formula="of:=[counters.E35]/12500000" office:value-type="float" office:value="183.6158136">
            <text:p>183,6158136</text:p>
          </table:table-cell>
          <table:table-cell table:formula="of:=[counters.F35]/1050000000" office:value-type="float" office:value="2.26776974761905">
            <text:p>2,2677697476</text:p>
          </table:table-cell>
          <table:table-cell table:formula="of:=[counters.G35]/3500000000" office:value-type="float" office:value="0.395077779142857">
            <text:p>0,3950777791</text:p>
          </table:table-cell>
          <table:table-cell table:style-name="ce6" table:formula="of:=[.E35]/[.J35]" office:value-type="float" office:value="4.24882790369258">
            <text:p>4,2488279037</text:p>
          </table:table-cell>
          <table:table-cell table:style-name="ce6" table:formula="of:=[.F35]/[.$J35]" office:value-type="float" office:value="14.9582398587376">
            <text:p>14,9582398587</text:p>
          </table:table-cell>
          <table:table-cell table:style-name="ce6" table:formula="of:=[.G35]/[.$J35]" office:value-type="float" office:value="1.58787241382272">
            <text:p>1,5878724138</text:p>
          </table:table-cell>
          <table:table-cell table:style-name="ce6" table:formula="of:=[.H35]/[.$J35]" office:value-type="float" office:value="0.24273795666695">
            <text:p>0,2427379567</text:p>
          </table:table-cell>
          <table:table-cell table:style-name="ce6" table:formula="of:=[.I35]/[.$J35]" office:value-type="float" office:value="0">
            <text:p>0</text:p>
          </table:table-cell>
          <table:table-cell table:formula="of:=[.O35]-[.P35]-[.Q35]" office:value-type="float" office:value="13.1276294882479">
            <text:p>13,1276294882</text:p>
          </table:table-cell>
          <table:table-cell table:formula="of:=[.E35]/[.$M35]" office:value-type="float" office:value="64.4788265902161">
            <text:p>64,4788265902</text:p>
          </table:table-cell>
          <table:table-cell table:formula="of:=[.F35]/[.$M35]" office:value-type="float" office:value="227.00136974439">
            <text:p>227,0013697444</text:p>
          </table:table-cell>
          <table:table-cell table:formula="of:=[.G35]/[.$M35]" office:value-type="float" office:value="24.0970338971091">
            <text:p>24,0970338971</text:p>
          </table:table-cell>
          <table:table-cell table:formula="of:=[.H35]/[.$M35]" office:value-type="float" office:value="3.68371206590628">
            <text:p>3,6837120659</text:p>
          </table:table-cell>
          <table:table-cell table:formula="of:=[.I35]/[.$M35]" office:value-type="float" office:value="0">
            <text:p>0</text:p>
          </table:table-cell>
          <table:table-cell table:formula="of:=[.U35]-[.V35]-[.W35]" office:value-type="float" office:value="199.220623781374">
            <text:p>199,2206237814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6]*[.C36]" office:value-type="float" office:value="6912">
            <text:p>6912</text:p>
          </table:table-cell>
          <table:table-cell table:formula="of:=[counters.BH36]/1000000000" office:value-type="float" office:value="26.964447021">
            <text:p>26,964447021</text:p>
          </table:table-cell>
          <table:table-cell table:style-name="Default" table:formula="of:=[counters.BI36]/1000000000" office:value-type="float" office:value="97.16809082">
            <text:p>97,16809082</text:p>
          </table:table-cell>
          <table:table-cell table:style-name="Default" table:formula="of:=[counters.BJ36]/1000000000" office:value-type="float" office:value="11.322631835">
            <text:p>11,322631835</text:p>
          </table:table-cell>
          <table:table-cell table:formula="of:=[counters.BK36]/1000000000" office:value-type="float" office:value="1.525360107">
            <text:p>1,525360107</text:p>
          </table:table-cell>
          <table:table-cell table:formula="of:=[counters.BL36]/(2^-32)" office:value-type="float" office:value="0">
            <text:p>0</text:p>
          </table:table-cell>
          <table:table-cell table:formula="of:=[counters.D36]/1000000000" office:value-type="float" office:value="6.751464904">
            <text:p>6,751464904</text:p>
          </table:table-cell>
          <table:table-cell table:formula="of:=[counters.E36]/12500000" office:value-type="float" office:value="190.99956112">
            <text:p>190,99956112</text:p>
          </table:table-cell>
          <table:table-cell table:formula="of:=[counters.F36]/1050000000" office:value-type="float" office:value="2.65380755523809">
            <text:p>2,6538075552</text:p>
          </table:table-cell>
          <table:table-cell table:formula="of:=[counters.G36]/3500000000" office:value-type="float" office:value="0.704111889714286">
            <text:p>0,7041118897</text:p>
          </table:table-cell>
          <table:table-cell table:style-name="ce6" table:formula="of:=[.E36]/[.J36]" office:value-type="float" office:value="3.99386613193006">
            <text:p>3,9938661319</text:p>
          </table:table-cell>
          <table:table-cell table:style-name="ce6" table:formula="of:=[.F36]/[.$J36]" office:value-type="float" office:value="14.3921492893241">
            <text:p>14,3921492893</text:p>
          </table:table-cell>
          <table:table-cell table:style-name="ce6" table:formula="of:=[.G36]/[.$J36]" office:value-type="float" office:value="1.6770629775905">
            <text:p>1,6770629776</text:p>
          </table:table-cell>
          <table:table-cell table:style-name="ce6" table:formula="of:=[.H36]/[.$J36]" office:value-type="float" office:value="0.225930243093803">
            <text:p>0,2259302431</text:p>
          </table:table-cell>
          <table:table-cell table:style-name="ce6" table:formula="of:=[.I36]/[.$J36]" office:value-type="float" office:value="0">
            <text:p>0</text:p>
          </table:table-cell>
          <table:table-cell table:formula="of:=[.O36]-[.P36]-[.Q36]" office:value-type="float" office:value="12.4891560686398">
            <text:p>12,4891560686</text:p>
          </table:table-cell>
          <table:table-cell table:formula="of:=[.E36]/[.$M36]" office:value-type="float" office:value="38.295684840575">
            <text:p>38,2956848406</text:p>
          </table:table-cell>
          <table:table-cell table:formula="of:=[.F36]/[.$M36]" office:value-type="float" office:value="138.000923204732">
            <text:p>138,0009232047</text:p>
          </table:table-cell>
          <table:table-cell table:formula="of:=[.G36]/[.$M36]" office:value-type="float" office:value="16.0807280780253">
            <text:p>16,080728078</text:p>
          </table:table-cell>
          <table:table-cell table:formula="of:=[.H36]/[.$M36]" office:value-type="float" office:value="2.16636038857256">
            <text:p>2,1663603886</text:p>
          </table:table-cell>
          <table:table-cell table:formula="of:=[.I36]/[.$M36]" office:value-type="float" office:value="0">
            <text:p>0</text:p>
          </table:table-cell>
          <table:table-cell table:formula="of:=[.U36]-[.V36]-[.W36]" office:value-type="float" office:value="119.753834738134">
            <text:p>119,7538347381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7]*[.C37]" office:value-type="float" office:value="7168">
            <text:p>7168</text:p>
          </table:table-cell>
          <table:table-cell table:formula="of:=[counters.BH37]/1000000000" office:value-type="float" office:value="28.158843993">
            <text:p>28,158843993</text:p>
          </table:table-cell>
          <table:table-cell table:style-name="Default" table:formula="of:=[counters.BI37]/1000000000" office:value-type="float" office:value="100.887756347">
            <text:p>100,887756347</text:p>
          </table:table-cell>
          <table:table-cell table:style-name="Default" table:formula="of:=[counters.BJ37]/1000000000" office:value-type="float" office:value="11.940521239">
            <text:p>11,940521239</text:p>
          </table:table-cell>
          <table:table-cell table:formula="of:=[counters.BK37]/1000000000" office:value-type="float" office:value="1.588165282">
            <text:p>1,588165282</text:p>
          </table:table-cell>
          <table:table-cell table:formula="of:=[counters.BL37]/(2^-32)" office:value-type="float" office:value="0">
            <text:p>0</text:p>
          </table:table-cell>
          <table:table-cell table:formula="of:=[counters.D37]/1000000000" office:value-type="float" office:value="6.898662646">
            <text:p>6,898662646</text:p>
          </table:table-cell>
          <table:table-cell table:formula="of:=[counters.E37]/12500000" office:value-type="float" office:value="193.07531368">
            <text:p>193,07531368</text:p>
          </table:table-cell>
          <table:table-cell table:formula="of:=[counters.F37]/1050000000" office:value-type="float" office:value="2.91954237904762">
            <text:p>2,919542379</text:p>
          </table:table-cell>
          <table:table-cell table:formula="of:=[counters.G37]/3500000000" office:value-type="float" office:value="0.925054676571429">
            <text:p>0,9250546766</text:p>
          </table:table-cell>
          <table:table-cell table:style-name="ce6" table:formula="of:=[.E37]/[.J37]" office:value-type="float" office:value="4.08178301186059">
            <text:p>4,0817830119</text:p>
          </table:table-cell>
          <table:table-cell table:style-name="ce6" table:formula="of:=[.F37]/[.$J37]" office:value-type="float" office:value="14.6242484266856">
            <text:p>14,6242484267</text:p>
          </table:table-cell>
          <table:table-cell table:style-name="ce6" table:formula="of:=[.G37]/[.$J37]" office:value-type="float" office:value="1.73084579602155">
            <text:p>1,730845796</text:p>
          </table:table-cell>
          <table:table-cell table:style-name="ce6" table:formula="of:=[.H37]/[.$J37]" office:value-type="float" office:value="0.23021350129664">
            <text:p>0,2302135013</text:p>
          </table:table-cell>
          <table:table-cell table:style-name="ce6" table:formula="of:=[.I37]/[.$J37]" office:value-type="float" office:value="0">
            <text:p>0</text:p>
          </table:table-cell>
          <table:table-cell table:formula="of:=[.O37]-[.P37]-[.Q37]" office:value-type="float" office:value="12.6631891293674">
            <text:p>12,6631891294</text:p>
          </table:table-cell>
          <table:table-cell table:formula="of:=[.E37]/[.$M37]" office:value-type="float" office:value="30.4401941919437">
            <text:p>30,4401941919</text:p>
          </table:table-cell>
          <table:table-cell table:formula="of:=[.F37]/[.$M37]" office:value-type="float" office:value="109.061398101272">
            <text:p>109,0613981013</text:p>
          </table:table-cell>
          <table:table-cell table:formula="of:=[.G37]/[.$M37]" office:value-type="float" office:value="12.9079086257427">
            <text:p>12,9079086257</text:p>
          </table:table-cell>
          <table:table-cell table:formula="of:=[.H37]/[.$M37]" office:value-type="float" office:value="1.71683395827616">
            <text:p>1,7168339583</text:p>
          </table:table-cell>
          <table:table-cell table:formula="of:=[.I37]/[.$M37]" office:value-type="float" office:value="0">
            <text:p>0</text:p>
          </table:table-cell>
          <table:table-cell table:formula="of:=[.U37]-[.V37]-[.W37]" office:value-type="float" office:value="94.4366555172531">
            <text:p>94,4366555173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8]*[.C38]" office:value-type="float" office:value="7424">
            <text:p>7424</text:p>
          </table:table-cell>
          <table:table-cell table:formula="of:=[counters.BH38]/1000000000" office:value-type="float" office:value="28.677520751">
            <text:p>28,677520751</text:p>
          </table:table-cell>
          <table:table-cell table:style-name="Default" table:formula="of:=[counters.BI38]/1000000000" office:value-type="float" office:value="104.391510009">
            <text:p>104,391510009</text:p>
          </table:table-cell>
          <table:table-cell table:style-name="Default" table:formula="of:=[counters.BJ38]/1000000000" office:value-type="float" office:value="12.094024657">
            <text:p>12,094024657</text:p>
          </table:table-cell>
          <table:table-cell table:formula="of:=[counters.BK38]/1000000000" office:value-type="float" office:value="1.611663818">
            <text:p>1,611663818</text:p>
          </table:table-cell>
          <table:table-cell table:formula="of:=[counters.BL38]/(2^-32)" office:value-type="float" office:value="0">
            <text:p>0</text:p>
          </table:table-cell>
          <table:table-cell table:formula="of:=[counters.D38]/1000000000" office:value-type="float" office:value="7.151487966">
            <text:p>7,151487966</text:p>
          </table:table-cell>
          <table:table-cell table:formula="of:=[counters.E38]/12500000" office:value-type="float" office:value="173.8082868">
            <text:p>173,8082868</text:p>
          </table:table-cell>
          <table:table-cell table:formula="of:=[counters.F38]/1050000000" office:value-type="float" office:value="3.04510490095238">
            <text:p>3,045104901</text:p>
          </table:table-cell>
          <table:table-cell table:formula="of:=[counters.G38]/3500000000" office:value-type="float" office:value="1.031114932">
            <text:p>1,031114932</text:p>
          </table:table-cell>
          <table:table-cell table:style-name="ce6" table:formula="of:=[.E38]/[.J38]" office:value-type="float" office:value="4.01000755190252">
            <text:p>4,0100075519</text:p>
          </table:table-cell>
          <table:table-cell table:style-name="ce6" table:formula="of:=[.F38]/[.$J38]" office:value-type="float" office:value="14.5971734141627">
            <text:p>14,5971734142</text:p>
          </table:table-cell>
          <table:table-cell table:style-name="ce6" table:formula="of:=[.G38]/[.$J38]" office:value-type="float" office:value="1.69112004585592">
            <text:p>1,6911200459</text:p>
          </table:table-cell>
          <table:table-cell table:style-name="ce6" table:formula="of:=[.H38]/[.$J38]" office:value-type="float" office:value="0.225360627838886">
            <text:p>0,2253606278</text:p>
          </table:table-cell>
          <table:table-cell table:style-name="ce6" table:formula="of:=[.I38]/[.$J38]" office:value-type="float" office:value="0">
            <text:p>0</text:p>
          </table:table-cell>
          <table:table-cell table:formula="of:=[.O38]-[.P38]-[.Q38]" office:value-type="float" office:value="12.6806927404679">
            <text:p>12,6806927405</text:p>
          </table:table-cell>
          <table:table-cell table:formula="of:=[.E38]/[.$M38]" office:value-type="float" office:value="27.8121476675502">
            <text:p>27,8121476676</text:p>
          </table:table-cell>
          <table:table-cell table:formula="of:=[.F38]/[.$M38]" office:value-type="float" office:value="101.241391012074">
            <text:p>101,2413910121</text:p>
          </table:table-cell>
          <table:table-cell table:formula="of:=[.G38]/[.$M38]" office:value-type="float" office:value="11.7290752773232">
            <text:p>11,7290752773</text:p>
          </table:table-cell>
          <table:table-cell table:formula="of:=[.H38]/[.$M38]" office:value-type="float" office:value="1.56303023841769">
            <text:p>1,5630302384</text:p>
          </table:table-cell>
          <table:table-cell table:formula="of:=[.I38]/[.$M38]" office:value-type="float" office:value="0">
            <text:p>0</text:p>
          </table:table-cell>
          <table:table-cell table:formula="of:=[.U38]-[.V38]-[.W38]" office:value-type="float" office:value="87.949285496333">
            <text:p>87,9492854963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9]*[.C39]" office:value-type="float" office:value="7680">
            <text:p>7680</text:p>
          </table:table-cell>
          <table:table-cell table:formula="of:=[counters.BH39]/1000000000" office:value-type="float" office:value="29.722045898">
            <text:p>29,722045898</text:p>
          </table:table-cell>
          <table:table-cell table:style-name="Default" table:formula="of:=[counters.BI39]/1000000000" office:value-type="float" office:value="107.220520019">
            <text:p>107,220520019</text:p>
          </table:table-cell>
          <table:table-cell table:style-name="Default" table:formula="of:=[counters.BJ39]/1000000000" office:value-type="float" office:value="12.513122558">
            <text:p>12,513122558</text:p>
          </table:table-cell>
          <table:table-cell table:formula="of:=[counters.BK39]/1000000000" office:value-type="float" office:value="1.643463134">
            <text:p>1,643463134</text:p>
          </table:table-cell>
          <table:table-cell table:formula="of:=[counters.BL39]/(2^-32)" office:value-type="float" office:value="0">
            <text:p>0</text:p>
          </table:table-cell>
          <table:table-cell table:formula="of:=[counters.D39]/1000000000" office:value-type="float" office:value="7.302213557">
            <text:p>7,302213557</text:p>
          </table:table-cell>
          <table:table-cell table:formula="of:=[counters.E39]/12500000" office:value-type="float" office:value="153.1668936">
            <text:p>153,1668936</text:p>
          </table:table-cell>
          <table:table-cell table:formula="of:=[counters.F39]/1050000000" office:value-type="float" office:value="3.18681972952381">
            <text:p>3,1868197295</text:p>
          </table:table-cell>
          <table:table-cell table:formula="of:=[counters.G39]/3500000000" office:value-type="float" office:value="1.01121700514286">
            <text:p>1,0112170051</text:p>
          </table:table-cell>
          <table:table-cell table:style-name="ce6" table:formula="of:=[.E39]/[.J39]" office:value-type="float" office:value="4.07027891830253">
            <text:p>4,0702789183</text:p>
          </table:table-cell>
          <table:table-cell table:style-name="ce6" table:formula="of:=[.F39]/[.$J39]" office:value-type="float" office:value="14.6832900985506">
            <text:p>14,6832900986</text:p>
          </table:table-cell>
          <table:table-cell table:style-name="ce6" table:formula="of:=[.G39]/[.$J39]" office:value-type="float" office:value="1.71360676599286">
            <text:p>1,713606766</text:p>
          </table:table-cell>
          <table:table-cell table:style-name="ce6" table:formula="of:=[.H39]/[.$J39]" office:value-type="float" office:value="0.225063690779703">
            <text:p>0,2250636908</text:p>
          </table:table-cell>
          <table:table-cell table:style-name="ce6" table:formula="of:=[.I39]/[.$J39]" office:value-type="float" office:value="0">
            <text:p>0</text:p>
          </table:table-cell>
          <table:table-cell table:formula="of:=[.O39]-[.P39]-[.Q39]" office:value-type="float" office:value="12.744619641778">
            <text:p>12,7446196418</text:p>
          </table:table-cell>
          <table:table-cell table:formula="of:=[.E39]/[.$M39]" office:value-type="float" office:value="29.3923517374009">
            <text:p>29,3923517374</text:p>
          </table:table-cell>
          <table:table-cell table:formula="of:=[.F39]/[.$M39]" office:value-type="float" office:value="106.031167863769">
            <text:p>106,0311678638</text:p>
          </table:table-cell>
          <table:table-cell table:formula="of:=[.G39]/[.$M39]" office:value-type="float" office:value="12.3743197497279">
            <text:p>12,3743197497</text:p>
          </table:table-cell>
          <table:table-cell table:formula="of:=[.H39]/[.$M39]" office:value-type="float" office:value="1.62523288833323">
            <text:p>1,6252328883</text:p>
          </table:table-cell>
          <table:table-cell table:formula="of:=[.I39]/[.$M39]" office:value-type="float" office:value="0">
            <text:p>0</text:p>
          </table:table-cell>
          <table:table-cell table:formula="of:=[.U39]-[.V39]-[.W39]" office:value-type="float" office:value="92.0316152257078">
            <text:p>92,031615225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0]*[.C40]" office:value-type="float" office:value="7936">
            <text:p>7936</text:p>
          </table:table-cell>
          <table:table-cell table:formula="of:=[counters.BH40]/1000000000" office:value-type="float" office:value="29.808654784">
            <text:p>29,808654784</text:p>
          </table:table-cell>
          <table:table-cell table:style-name="Default" table:formula="of:=[counters.BI40]/1000000000" office:value-type="float" office:value="108.409759521">
            <text:p>108,409759521</text:p>
          </table:table-cell>
          <table:table-cell table:style-name="Default" table:formula="of:=[counters.BJ40]/1000000000" office:value-type="float" office:value="12.226379394">
            <text:p>12,226379394</text:p>
          </table:table-cell>
          <table:table-cell table:formula="of:=[counters.BK40]/1000000000" office:value-type="float" office:value="1.664825439">
            <text:p>1,664825439</text:p>
          </table:table-cell>
          <table:table-cell table:formula="of:=[counters.BL40]/(2^-32)" office:value-type="float" office:value="0">
            <text:p>0</text:p>
          </table:table-cell>
          <table:table-cell table:formula="of:=[counters.D40]/1000000000" office:value-type="float" office:value="7.40679036">
            <text:p>7,40679036</text:p>
          </table:table-cell>
          <table:table-cell table:formula="of:=[counters.E40]/12500000" office:value-type="float" office:value="153.98561824">
            <text:p>153,98561824</text:p>
          </table:table-cell>
          <table:table-cell table:formula="of:=[counters.F40]/1050000000" office:value-type="float" office:value="3.29690537333333">
            <text:p>3,2969053733</text:p>
          </table:table-cell>
          <table:table-cell table:formula="of:=[counters.G40]/3500000000" office:value-type="float" office:value="0.586020632857143">
            <text:p>0,5860206329</text:p>
          </table:table-cell>
          <table:table-cell table:style-name="ce6" table:formula="of:=[.E40]/[.J40]" office:value-type="float" office:value="4.02450364262774">
            <text:p>4,0245036426</text:p>
          </table:table-cell>
          <table:table-cell table:style-name="ce6" table:formula="of:=[.F40]/[.$J40]" office:value-type="float" office:value="14.6365367793399">
            <text:p>14,6365367793</text:p>
          </table:table-cell>
          <table:table-cell table:style-name="ce6" table:formula="of:=[.G40]/[.$J40]" office:value-type="float" office:value="1.65069872370466">
            <text:p>1,6506987237</text:p>
          </table:table-cell>
          <table:table-cell table:style-name="ce6" table:formula="of:=[.H40]/[.$J40]" office:value-type="float" office:value="0.224770157933834">
            <text:p>0,2247701579</text:p>
          </table:table-cell>
          <table:table-cell table:style-name="ce6" table:formula="of:=[.I40]/[.$J40]" office:value-type="float" office:value="0">
            <text:p>0</text:p>
          </table:table-cell>
          <table:table-cell table:formula="of:=[.O40]-[.P40]-[.Q40]" office:value-type="float" office:value="12.7610678977014">
            <text:p>12,7610678977</text:p>
          </table:table-cell>
          <table:table-cell table:formula="of:=[.E40]/[.$M40]" office:value-type="float" office:value="50.8662205947732">
            <text:p>50,8662205948</text:p>
          </table:table-cell>
          <table:table-cell table:formula="of:=[.F40]/[.$M40]" office:value-type="float" office:value="184.99307608411">
            <text:p>184,9930760841</text:p>
          </table:table-cell>
          <table:table-cell table:formula="of:=[.G40]/[.$M40]" office:value-type="float" office:value="20.8633940658203">
            <text:p>20,8633940658</text:p>
          </table:table-cell>
          <table:table-cell table:formula="of:=[.H40]/[.$M40]" office:value-type="float" office:value="2.84089901559122">
            <text:p>2,8408990156</text:p>
          </table:table-cell>
          <table:table-cell table:formula="of:=[.I40]/[.$M40]" office:value-type="float" office:value="0">
            <text:p>0</text:p>
          </table:table-cell>
          <table:table-cell table:formula="of:=[.U40]-[.V40]-[.W40]" office:value-type="float" office:value="161.288783002699">
            <text:p>161,2887830027</text:p>
          </table:table-cell>
          <table:table-cell table:number-columns-repeated="998"/>
        </table:table-row>
        <table:table-row table:style-name="ro1">
          <table:table-cell office:value-type="string">
            <text:p>scalar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1]*[.C41]" office:value-type="float" office:value="8192">
            <text:p>8192</text:p>
          </table:table-cell>
          <table:table-cell table:formula="of:=[counters.BH41]/1000000000" office:value-type="float" office:value="30.254089355">
            <text:p>30,254089355</text:p>
          </table:table-cell>
          <table:table-cell table:style-name="Default" table:formula="of:=[counters.BI41]/1000000000" office:value-type="float" office:value="110.033416747">
            <text:p>110,033416747</text:p>
          </table:table-cell>
          <table:table-cell table:style-name="Default" table:formula="of:=[counters.BJ41]/1000000000" office:value-type="float" office:value="12.318939208">
            <text:p>12,318939208</text:p>
          </table:table-cell>
          <table:table-cell table:formula="of:=[counters.BK41]/1000000000" office:value-type="float" office:value="1.664459228">
            <text:p>1,664459228</text:p>
          </table:table-cell>
          <table:table-cell table:formula="of:=[counters.BL41]/(2^-32)" office:value-type="float" office:value="0">
            <text:p>0</text:p>
          </table:table-cell>
          <table:table-cell table:formula="of:=[counters.D41]/1000000000" office:value-type="float" office:value="7.408345152">
            <text:p>7,408345152</text:p>
          </table:table-cell>
          <table:table-cell table:formula="of:=[counters.E41]/12500000" office:value-type="float" office:value="161.96125896">
            <text:p>161,96125896</text:p>
          </table:table-cell>
          <table:table-cell table:formula="of:=[counters.F41]/1050000000" office:value-type="float" office:value="3.29383540857143">
            <text:p>3,2938354086</text:p>
          </table:table-cell>
          <table:table-cell table:formula="of:=[counters.G41]/3500000000" office:value-type="float" office:value="0.0817744728571429">
            <text:p>0,0817744729</text:p>
          </table:table-cell>
          <table:table-cell table:style-name="ce6" table:formula="of:=[.E41]/[.J41]" office:value-type="float" office:value="4.08378507402999">
            <text:p>4,083785074</text:p>
          </table:table-cell>
          <table:table-cell table:style-name="ce6" table:formula="of:=[.F41]/[.$J41]" office:value-type="float" office:value="14.8526309843022">
            <text:p>14,8526309843</text:p>
          </table:table-cell>
          <table:table-cell table:style-name="ce6" table:formula="of:=[.G41]/[.$J41]" office:value-type="float" office:value="1.66284628418997">
            <text:p>1,6628462842</text:p>
          </table:table-cell>
          <table:table-cell table:style-name="ce6" table:formula="of:=[.H41]/[.$J41]" office:value-type="float" office:value="0.224673553114713">
            <text:p>0,2246735531</text:p>
          </table:table-cell>
          <table:table-cell table:style-name="ce6" table:formula="of:=[.I41]/[.$J41]" office:value-type="float" office:value="0">
            <text:p>0</text:p>
          </table:table-cell>
          <table:table-cell table:formula="of:=[.O41]-[.P41]-[.Q41]" office:value-type="float" office:value="12.9651111469975">
            <text:p>12,965111147</text:p>
          </table:table-cell>
          <table:table-cell table:formula="of:=[.E41]/[.$M41]" office:value-type="float" office:value="369.969848755281">
            <text:p>369,9698487553</text:p>
          </table:table-cell>
          <table:table-cell table:formula="of:=[.F41]/[.$M41]" office:value-type="float" office:value="1345.57170352201">
            <text:p>1345,571703522</text:p>
          </table:table-cell>
          <table:table-cell table:formula="of:=[.G41]/[.$M41]" office:value-type="float" office:value="150.645290364889">
            <text:p>150,6452903649</text:p>
          </table:table-cell>
          <table:table-cell table:formula="of:=[.H41]/[.$M41]" office:value-type="float" office:value="20.354264232406">
            <text:p>20,3542642324</text:p>
          </table:table-cell>
          <table:table-cell table:formula="of:=[.I41]/[.$M41]" office:value-type="float" office:value="0">
            <text:p>0</text:p>
          </table:table-cell>
          <table:table-cell table:formula="of:=[.U41]-[.V41]-[.W41]" office:value-type="float" office:value="1174.57214892471">
            <text:p>1174,572148924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table:number-columns-repeated="2" office:value-type="float" office:value="1">
            <text:p>1</text:p>
          </table:table-cell>
          <table:table-cell table:formula="of:=[.B42]*[.C42]" office:value-type="float" office:value="1">
            <text:p>1</text:p>
          </table:table-cell>
          <table:table-cell table:formula="of:=[counters.BH42]/1000000000" office:value-type="float" office:value="3.066406249">
            <text:p>3,066406249</text:p>
          </table:table-cell>
          <table:table-cell table:style-name="Default" table:formula="of:=[counters.BI42]/1000000000" office:value-type="float" office:value="9.777282714">
            <text:p>9,777282714</text:p>
          </table:table-cell>
          <table:table-cell table:style-name="Default" table:formula="of:=[counters.BJ42]/1000000000" office:value-type="float" office:value="0.970245361">
            <text:p>0,970245361</text:p>
          </table:table-cell>
          <table:table-cell table:formula="of:=[counters.BK42]/1000000000" office:value-type="float" office:value="0.232482909">
            <text:p>0,232482909</text:p>
          </table:table-cell>
          <table:table-cell table:formula="of:=[counters.BL42]/(2^-32)" office:value-type="float" office:value="0">
            <text:p>0</text:p>
          </table:table-cell>
          <table:table-cell table:formula="of:=[counters.D42]/1000000000" office:value-type="float" office:value="1.033653104">
            <text:p>1,033653104</text:p>
          </table:table-cell>
          <table:table-cell table:formula="of:=[counters.E42]/12500000" office:value-type="float" office:value="158.01161568">
            <text:p>158,01161568</text:p>
          </table:table-cell>
          <table:table-cell table:formula="of:=[counters.F42]/1050000000" office:value-type="float" office:value="1.0374982952381">
            <text:p>1,0374982952</text:p>
          </table:table-cell>
          <table:table-cell table:formula="of:=[counters.G42]/3500000000" office:value-type="float" office:value="0.858173851142857">
            <text:p>0,8581738511</text:p>
          </table:table-cell>
          <table:table-cell table:style-name="ce6" table:formula="of:=[.E42]/[.J42]" office:value-type="float" office:value="2.96657189644544">
            <text:p>2,9665718964</text:p>
          </table:table-cell>
          <table:table-cell table:style-name="ce6" table:formula="of:=[.F42]/[.$J42]" office:value-type="float" office:value="9.45895937057042">
            <text:p>9,4589593706</text:p>
          </table:table-cell>
          <table:table-cell table:style-name="ce6" table:formula="of:=[.G42]/[.$J42]" office:value-type="float" office:value="0.938656651100232">
            <text:p>0,9386566511</text:p>
          </table:table-cell>
          <table:table-cell table:style-name="ce6" table:formula="of:=[.H42]/[.$J42]" office:value-type="float" office:value="0.224913859495361">
            <text:p>0,2249138595</text:p>
          </table:table-cell>
          <table:table-cell table:style-name="ce6" table:formula="of:=[.I42]/[.$J42]" office:value-type="float" office:value="0">
            <text:p>0</text:p>
          </table:table-cell>
          <table:table-cell table:formula="of:=[.O42]-[.P42]-[.Q42]" office:value-type="float" office:value="8.29538885997483">
            <text:p>8,29538886</text:p>
          </table:table-cell>
          <table:table-cell table:formula="of:=[.E42]/[.$M42]" office:value-type="float" office:value="3.57317604692379">
            <text:p>3,5731760469</text:p>
          </table:table-cell>
          <table:table-cell table:formula="of:=[.F42]/[.$M42]" office:value-type="float" office:value="11.3931258811711">
            <text:p>11,3931258812</text:p>
          </table:table-cell>
          <table:table-cell table:formula="of:=[.G42]/[.$M42]" office:value-type="float" office:value="1.130593014117">
            <text:p>1,1305930141</text:p>
          </table:table-cell>
          <table:table-cell table:formula="of:=[.H42]/[.$M42]" office:value-type="float" office:value="0.270904209782663">
            <text:p>0,2709042098</text:p>
          </table:table-cell>
          <table:table-cell table:formula="of:=[.I42]/[.$M42]" office:value-type="float" office:value="0">
            <text:p>0</text:p>
          </table:table-cell>
          <table:table-cell table:formula="of:=[.U42]-[.V42]-[.W42]" office:value-type="float" office:value="9.99162865727148">
            <text:p>9,991628657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3]*[.C43]" office:value-type="float" office:value="2">
            <text:p>2</text:p>
          </table:table-cell>
          <table:table-cell table:formula="of:=[counters.BH43]/1000000000" office:value-type="float" office:value="3.109130859">
            <text:p>3,109130859</text:p>
          </table:table-cell>
          <table:table-cell table:style-name="Default" table:formula="of:=[counters.BI43]/1000000000" office:value-type="float" office:value="9.899047851">
            <text:p>9,899047851</text:p>
          </table:table-cell>
          <table:table-cell table:style-name="Default" table:formula="of:=[counters.BJ43]/1000000000" office:value-type="float" office:value="1.023010253">
            <text:p>1,023010253</text:p>
          </table:table-cell>
          <table:table-cell table:formula="of:=[counters.BK43]/1000000000" office:value-type="float" office:value="0.232971191">
            <text:p>0,232971191</text:p>
          </table:table-cell>
          <table:table-cell table:formula="of:=[counters.BL43]/(2^-32)" office:value-type="float" office:value="0">
            <text:p>0</text:p>
          </table:table-cell>
          <table:table-cell table:formula="of:=[counters.D43]/1000000000" office:value-type="float" office:value="1.033929067">
            <text:p>1,033929067</text:p>
          </table:table-cell>
          <table:table-cell table:formula="of:=[counters.E43]/12500000" office:value-type="float" office:value="159.17073528">
            <text:p>159,17073528</text:p>
          </table:table-cell>
          <table:table-cell table:formula="of:=[counters.F43]/1050000000" office:value-type="float" office:value="1.03755495047619">
            <text:p>1,0375549505</text:p>
          </table:table-cell>
          <table:table-cell table:formula="of:=[counters.G43]/3500000000" office:value-type="float" office:value="0.858333207428571">
            <text:p>0,8583332074</text:p>
          </table:table-cell>
          <table:table-cell table:style-name="ce6" table:formula="of:=[.E43]/[.J43]" office:value-type="float" office:value="3.00710267099977">
            <text:p>3,007102671</text:p>
          </table:table-cell>
          <table:table-cell table:style-name="ce6" table:formula="of:=[.F43]/[.$J43]" office:value-type="float" office:value="9.57420404063367">
            <text:p>9,5742040406</text:p>
          </table:table-cell>
          <table:table-cell table:style-name="ce6" table:formula="of:=[.G43]/[.$J43]" office:value-type="float" office:value="0.989439494111833">
            <text:p>0,9894394941</text:p>
          </table:table-cell>
          <table:table-cell table:style-name="ce6" table:formula="of:=[.H43]/[.$J43]" office:value-type="float" office:value="0.225326087094135">
            <text:p>0,2253260871</text:p>
          </table:table-cell>
          <table:table-cell table:style-name="ce6" table:formula="of:=[.I43]/[.$J43]" office:value-type="float" office:value="0">
            <text:p>0</text:p>
          </table:table-cell>
          <table:table-cell table:formula="of:=[.O43]-[.P43]-[.Q43]" office:value-type="float" office:value="8.3594384594277">
            <text:p>8,3594384594</text:p>
          </table:table-cell>
          <table:table-cell table:formula="of:=[.E43]/[.$M43]" office:value-type="float" office:value="3.6222889107535">
            <text:p>3,6222889108</text:p>
          </table:table-cell>
          <table:table-cell table:formula="of:=[.F43]/[.$M43]" office:value-type="float" office:value="11.5328729744198">
            <text:p>11,5328729744</text:p>
          </table:table-cell>
          <table:table-cell table:formula="of:=[.G43]/[.$M43]" office:value-type="float" office:value="1.1918567802646">
            <text:p>1,1918567803</text:p>
          </table:table-cell>
          <table:table-cell table:formula="of:=[.H43]/[.$M43]" office:value-type="float" office:value="0.271422786609811">
            <text:p>0,2714227866</text:p>
          </table:table-cell>
          <table:table-cell table:formula="of:=[.I43]/[.$M43]" office:value-type="float" office:value="0">
            <text:p>0</text:p>
          </table:table-cell>
          <table:table-cell table:formula="of:=[.U43]-[.V43]-[.W43]" office:value-type="float" office:value="10.0695934075454">
            <text:p>10,069593407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4]*[.C44]" office:value-type="float" office:value="4">
            <text:p>4</text:p>
          </table:table-cell>
          <table:table-cell table:formula="of:=[counters.BH44]/1000000000" office:value-type="float" office:value="3.105133056">
            <text:p>3,105133056</text:p>
          </table:table-cell>
          <table:table-cell table:style-name="Default" table:formula="of:=[counters.BI44]/1000000000" office:value-type="float" office:value="9.828186034">
            <text:p>9,828186034</text:p>
          </table:table-cell>
          <table:table-cell table:style-name="Default" table:formula="of:=[counters.BJ44]/1000000000" office:value-type="float" office:value="0.979095458">
            <text:p>0,979095458</text:p>
          </table:table-cell>
          <table:table-cell table:formula="of:=[counters.BK44]/1000000000" office:value-type="float" office:value="0.232818603">
            <text:p>0,232818603</text:p>
          </table:table-cell>
          <table:table-cell table:formula="of:=[counters.BL44]/(2^-32)" office:value-type="float" office:value="0">
            <text:p>0</text:p>
          </table:table-cell>
          <table:table-cell table:formula="of:=[counters.D44]/1000000000" office:value-type="float" office:value="1.033725097">
            <text:p>1,033725097</text:p>
          </table:table-cell>
          <table:table-cell table:formula="of:=[counters.E44]/12500000" office:value-type="float" office:value="160.31750464">
            <text:p>160,31750464</text:p>
          </table:table-cell>
          <table:table-cell table:formula="of:=[counters.F44]/1050000000" office:value-type="float" office:value="1.03754540857143">
            <text:p>1,0375454086</text:p>
          </table:table-cell>
          <table:table-cell table:formula="of:=[counters.G44]/3500000000" office:value-type="float" office:value="0.858216956">
            <text:p>0,858216956</text:p>
          </table:table-cell>
          <table:table-cell table:style-name="ce6" table:formula="of:=[.E44]/[.J44]" office:value-type="float" office:value="3.00382864362245">
            <text:p>3,0038286436</text:p>
          </table:table-cell>
          <table:table-cell table:style-name="ce6" table:formula="of:=[.F44]/[.$J44]" office:value-type="float" office:value="9.50754321678232">
            <text:p>9,5075432168</text:p>
          </table:table-cell>
          <table:table-cell table:style-name="ce6" table:formula="of:=[.G44]/[.$J44]" office:value-type="float" office:value="0.947152643233155">
            <text:p>0,9471526432</text:p>
          </table:table-cell>
          <table:table-cell table:style-name="ce6" table:formula="of:=[.H44]/[.$J44]" office:value-type="float" office:value="0.225222937583376">
            <text:p>0,2252229376</text:p>
          </table:table-cell>
          <table:table-cell table:style-name="ce6" table:formula="of:=[.I44]/[.$J44]" office:value-type="float" office:value="0">
            <text:p>0</text:p>
          </table:table-cell>
          <table:table-cell table:formula="of:=[.O44]-[.P44]-[.Q44]" office:value-type="float" office:value="8.33516763596579">
            <text:p>8,335167636</text:p>
          </table:table-cell>
          <table:table-cell table:formula="of:=[.E44]/[.$M44]" office:value-type="float" office:value="3.61812130871019">
            <text:p>3,6181213087</text:p>
          </table:table-cell>
          <table:table-cell table:formula="of:=[.F44]/[.$M44]" office:value-type="float" office:value="11.4518665301225">
            <text:p>11,4518665301</text:p>
          </table:table-cell>
          <table:table-cell table:formula="of:=[.G44]/[.$M44]" office:value-type="float" office:value="1.14084841968562">
            <text:p>1,1408484197</text:p>
          </table:table-cell>
          <table:table-cell table:formula="of:=[.H44]/[.$M44]" office:value-type="float" office:value="0.271281756171688">
            <text:p>0,2712817562</text:p>
          </table:table-cell>
          <table:table-cell table:formula="of:=[.I44]/[.$M44]" office:value-type="float" office:value="0">
            <text:p>0</text:p>
          </table:table-cell>
          <table:table-cell table:formula="of:=[.U44]-[.V44]-[.W44]" office:value-type="float" office:value="10.0397363542652">
            <text:p>10,039736354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45]*[.C45]" office:value-type="float" office:value="8">
            <text:p>8</text:p>
          </table:table-cell>
          <table:table-cell table:formula="of:=[counters.BH45]/1000000000" office:value-type="float" office:value="3.02267456">
            <text:p>3,02267456</text:p>
          </table:table-cell>
          <table:table-cell table:style-name="Default" table:formula="of:=[counters.BI45]/1000000000" office:value-type="float" office:value="9.725982665">
            <text:p>9,725982665</text:p>
          </table:table-cell>
          <table:table-cell table:style-name="Default" table:formula="of:=[counters.BJ45]/1000000000" office:value-type="float" office:value="0.956481933">
            <text:p>0,956481933</text:p>
          </table:table-cell>
          <table:table-cell table:formula="of:=[counters.BK45]/1000000000" office:value-type="float" office:value="0.232849121">
            <text:p>0,232849121</text:p>
          </table:table-cell>
          <table:table-cell table:formula="of:=[counters.BL45]/(2^-32)" office:value-type="float" office:value="0">
            <text:p>0</text:p>
          </table:table-cell>
          <table:table-cell table:formula="of:=[counters.D45]/1000000000" office:value-type="float" office:value="1.03401714">
            <text:p>1,03401714</text:p>
          </table:table-cell>
          <table:table-cell table:formula="of:=[counters.E45]/12500000" office:value-type="float" office:value="161.45835808">
            <text:p>161,45835808</text:p>
          </table:table-cell>
          <table:table-cell table:formula="of:=[counters.F45]/1050000000" office:value-type="float" office:value="1.03770510952381">
            <text:p>1,0377051095</text:p>
          </table:table-cell>
          <table:table-cell table:formula="of:=[counters.G45]/3500000000" office:value-type="float" office:value="0.858482513714286">
            <text:p>0,8584825137</text:p>
          </table:table-cell>
          <table:table-cell table:style-name="ce6" table:formula="of:=[.E45]/[.J45]" office:value-type="float" office:value="2.92323448332781">
            <text:p>2,9232344833</text:p>
          </table:table-cell>
          <table:table-cell table:style-name="ce6" table:formula="of:=[.F45]/[.$J45]" office:value-type="float" office:value="9.40601687221548">
            <text:p>9,4060168722</text:p>
          </table:table-cell>
          <table:table-cell table:style-name="ce6" table:formula="of:=[.G45]/[.$J45]" office:value-type="float" office:value="0.925015549548821">
            <text:p>0,9250155495</text:p>
          </table:table-cell>
          <table:table-cell table:style-name="ce6" table:formula="of:=[.H45]/[.$J45]" office:value-type="float" office:value="0.225188840680146">
            <text:p>0,2251888407</text:p>
          </table:table-cell>
          <table:table-cell table:style-name="ce6" table:formula="of:=[.I45]/[.$J45]" office:value-type="float" office:value="0">
            <text:p>0</text:p>
          </table:table-cell>
          <table:table-cell table:formula="of:=[.O45]-[.P45]-[.Q45]" office:value-type="float" office:value="8.25581248198652">
            <text:p>8,255812482</text:p>
          </table:table-cell>
          <table:table-cell table:formula="of:=[.E45]/[.$M45]" office:value-type="float" office:value="3.52095064455324">
            <text:p>3,5209506446</text:p>
          </table:table-cell>
          <table:table-cell table:formula="of:=[.F45]/[.$M45]" office:value-type="float" office:value="11.3292728851516">
            <text:p>11,3292728852</text:p>
          </table:table-cell>
          <table:table-cell table:formula="of:=[.G45]/[.$M45]" office:value-type="float" office:value="1.11415424044191">
            <text:p>1,1141542404</text:p>
          </table:table-cell>
          <table:table-cell table:formula="of:=[.H45]/[.$M45]" office:value-type="float" office:value="0.271233388310452">
            <text:p>0,2712333883</text:p>
          </table:table-cell>
          <table:table-cell table:formula="of:=[.I45]/[.$M45]" office:value-type="float" office:value="0">
            <text:p>0</text:p>
          </table:table-cell>
          <table:table-cell table:formula="of:=[.U45]-[.V45]-[.W45]" office:value-type="float" office:value="9.94388525639919">
            <text:p>9,943885256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46]*[.C46]" office:value-type="float" office:value="16">
            <text:p>16</text:p>
          </table:table-cell>
          <table:table-cell table:formula="of:=[counters.BH46]/1000000000" office:value-type="float" office:value="3.295684813">
            <text:p>3,295684813</text:p>
          </table:table-cell>
          <table:table-cell table:style-name="Default" table:formula="of:=[counters.BI46]/1000000000" office:value-type="float" office:value="10.315185546">
            <text:p>10,315185546</text:p>
          </table:table-cell>
          <table:table-cell table:style-name="Default" table:formula="of:=[counters.BJ46]/1000000000" office:value-type="float" office:value="0.990722656">
            <text:p>0,990722656</text:p>
          </table:table-cell>
          <table:table-cell table:formula="of:=[counters.BK46]/1000000000" office:value-type="float" office:value="0.246582031">
            <text:p>0,246582031</text:p>
          </table:table-cell>
          <table:table-cell table:formula="of:=[counters.BL46]/(2^-32)" office:value-type="float" office:value="0">
            <text:p>0</text:p>
          </table:table-cell>
          <table:table-cell table:formula="of:=[counters.D46]/1000000000" office:value-type="float" office:value="1.095655608">
            <text:p>1,095655608</text:p>
          </table:table-cell>
          <table:table-cell table:formula="of:=[counters.E46]/12500000" office:value-type="float" office:value="162.65355168">
            <text:p>162,65355168</text:p>
          </table:table-cell>
          <table:table-cell table:formula="of:=[counters.F46]/1050000000" office:value-type="float" office:value="1.09903339809524">
            <text:p>1,0990333981</text:p>
          </table:table-cell>
          <table:table-cell table:formula="of:=[counters.G46]/3500000000" office:value-type="float" office:value="0.909622493714286">
            <text:p>0,9096224937</text:p>
          </table:table-cell>
          <table:table-cell table:style-name="ce6" table:formula="of:=[.E46]/[.J46]" office:value-type="float" office:value="3.00795686978312">
            <text:p>3,0079568698</text:p>
          </table:table-cell>
          <table:table-cell table:style-name="ce6" table:formula="of:=[.F46]/[.$J46]" office:value-type="float" office:value="9.41462396640241">
            <text:p>9,4146239664</text:p>
          </table:table-cell>
          <table:table-cell table:style-name="ce6" table:formula="of:=[.G46]/[.$J46]" office:value-type="float" office:value="0.904228161446147">
            <text:p>0,9042281614</text:p>
          </table:table-cell>
          <table:table-cell table:style-name="ce6" table:formula="of:=[.H46]/[.$J46]" office:value-type="float" office:value="0.225054322909102">
            <text:p>0,2250543229</text:p>
          </table:table-cell>
          <table:table-cell table:style-name="ce6" table:formula="of:=[.I46]/[.$J46]" office:value-type="float" office:value="0">
            <text:p>0</text:p>
          </table:table-cell>
          <table:table-cell table:formula="of:=[.O46]-[.P46]-[.Q46]" office:value-type="float" office:value="8.28534148204716">
            <text:p>8,285341482</text:p>
          </table:table-cell>
          <table:table-cell table:formula="of:=[.E46]/[.$M46]" office:value-type="float" office:value="3.62313469134063">
            <text:p>3,6231346913</text:p>
          </table:table-cell>
          <table:table-cell table:formula="of:=[.F46]/[.$M46]" office:value-type="float" office:value="11.3400730712801">
            <text:p>11,3400730713</text:p>
          </table:table-cell>
          <table:table-cell table:formula="of:=[.G46]/[.$M46]" office:value-type="float" office:value="1.08915804396454">
            <text:p>1,089158044</text:p>
          </table:table-cell>
          <table:table-cell table:formula="of:=[.H46]/[.$M46]" office:value-type="float" office:value="0.271081720938018">
            <text:p>0,2710817209</text:p>
          </table:table-cell>
          <table:table-cell table:formula="of:=[.I46]/[.$M46]" office:value-type="float" office:value="0">
            <text:p>0</text:p>
          </table:table-cell>
          <table:table-cell table:formula="of:=[.U46]-[.V46]-[.W46]" office:value-type="float" office:value="9.97983330637751">
            <text:p>9,979833306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47]*[.C47]" office:value-type="float" office:value="32">
            <text:p>32</text:p>
          </table:table-cell>
          <table:table-cell table:formula="of:=[counters.BH47]/1000000000" office:value-type="float" office:value="3.40158081">
            <text:p>3,40158081</text:p>
          </table:table-cell>
          <table:table-cell table:style-name="Default" table:formula="of:=[counters.BI47]/1000000000" office:value-type="float" office:value="10.865966796">
            <text:p>10,865966796</text:p>
          </table:table-cell>
          <table:table-cell table:style-name="Default" table:formula="of:=[counters.BJ47]/1000000000" office:value-type="float" office:value="1.083892822">
            <text:p>1,083892822</text:p>
          </table:table-cell>
          <table:table-cell table:formula="of:=[counters.BK47]/1000000000" office:value-type="float" office:value="0.253936767">
            <text:p>0,253936767</text:p>
          </table:table-cell>
          <table:table-cell table:formula="of:=[counters.BL47]/(2^-32)" office:value-type="float" office:value="0">
            <text:p>0</text:p>
          </table:table-cell>
          <table:table-cell table:formula="of:=[counters.D47]/1000000000" office:value-type="float" office:value="1.126492488">
            <text:p>1,126492488</text:p>
          </table:table-cell>
          <table:table-cell table:formula="of:=[counters.E47]/12500000" office:value-type="float" office:value="163.87996736">
            <text:p>163,87996736</text:p>
          </table:table-cell>
          <table:table-cell table:formula="of:=[counters.F47]/1050000000" office:value-type="float" office:value="1.12979115333333">
            <text:p>1,1297911533</text:p>
          </table:table-cell>
          <table:table-cell table:formula="of:=[counters.G47]/3500000000" office:value-type="float" office:value="0.935150169714286">
            <text:p>0,9351501697</text:p>
          </table:table-cell>
          <table:table-cell table:style-name="ce6" table:formula="of:=[.E47]/[.J47]" office:value-type="float" office:value="3.01962138783477">
            <text:p>3,0196213878</text:p>
          </table:table-cell>
          <table:table-cell table:style-name="ce6" table:formula="of:=[.F47]/[.$J47]" office:value-type="float" office:value="9.64584043990536">
            <text:p>9,6458404399</text:p>
          </table:table-cell>
          <table:table-cell table:style-name="ce6" table:formula="of:=[.G47]/[.$J47]" office:value-type="float" office:value="0.962183799311762">
            <text:p>0,9621837993</text:p>
          </table:table-cell>
          <table:table-cell table:style-name="ce6" table:formula="of:=[.H47]/[.$J47]" office:value-type="float" office:value="0.225422512537873">
            <text:p>0,2254225125</text:p>
          </table:table-cell>
          <table:table-cell table:style-name="ce6" table:formula="of:=[.I47]/[.$J47]" office:value-type="float" office:value="0">
            <text:p>0</text:p>
          </table:table-cell>
          <table:table-cell table:formula="of:=[.O47]-[.P47]-[.Q47]" office:value-type="float" office:value="8.45823412805572">
            <text:p>8,4582341281</text:p>
          </table:table-cell>
          <table:table-cell table:formula="of:=[.E47]/[.$M47]" office:value-type="float" office:value="3.63747013064145">
            <text:p>3,6374701306</text:p>
          </table:table-cell>
          <table:table-cell table:formula="of:=[.F47]/[.$M47]" office:value-type="float" office:value="11.619488663858">
            <text:p>11,6194886639</text:p>
          </table:table-cell>
          <table:table-cell table:formula="of:=[.G47]/[.$M47]" office:value-type="float" office:value="1.15905750445531">
            <text:p>1,1590575045</text:p>
          </table:table-cell>
          <table:table-cell table:formula="of:=[.H47]/[.$M47]" office:value-type="float" office:value="0.271546512232987">
            <text:p>0,2715465122</text:p>
          </table:table-cell>
          <table:table-cell table:formula="of:=[.I47]/[.$M47]" office:value-type="float" office:value="0">
            <text:p>0</text:p>
          </table:table-cell>
          <table:table-cell table:formula="of:=[.U47]-[.V47]-[.W47]" office:value-type="float" office:value="10.1888846471697">
            <text:p>10,1888846472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48]*[.C48]" office:value-type="float" office:value="64">
            <text:p>64</text:p>
          </table:table-cell>
          <table:table-cell table:formula="of:=[counters.BH48]/1000000000" office:value-type="float" office:value="3.445343017">
            <text:p>3,445343017</text:p>
          </table:table-cell>
          <table:table-cell table:style-name="Default" table:formula="of:=[counters.BI48]/1000000000" office:value-type="float" office:value="10.972290038">
            <text:p>10,972290038</text:p>
          </table:table-cell>
          <table:table-cell table:style-name="Default" table:formula="of:=[counters.BJ48]/1000000000" office:value-type="float" office:value="1.01687622">
            <text:p>1,01687622</text:p>
          </table:table-cell>
          <table:table-cell table:formula="of:=[counters.BK48]/1000000000" office:value-type="float" office:value="0.253662109">
            <text:p>0,253662109</text:p>
          </table:table-cell>
          <table:table-cell table:formula="of:=[counters.BL48]/(2^-32)" office:value-type="float" office:value="0">
            <text:p>0</text:p>
          </table:table-cell>
          <table:table-cell table:formula="of:=[counters.D48]/1000000000" office:value-type="float" office:value="1.126534338">
            <text:p>1,126534338</text:p>
          </table:table-cell>
          <table:table-cell table:formula="of:=[counters.E48]/12500000" office:value-type="float" office:value="165.1215064">
            <text:p>165,1215064</text:p>
          </table:table-cell>
          <table:table-cell table:formula="of:=[counters.F48]/1050000000" office:value-type="float" office:value="1.12974889333333">
            <text:p>1,1297488933</text:p>
          </table:table-cell>
          <table:table-cell table:formula="of:=[counters.G48]/3500000000" office:value-type="float" office:value="0.935245950285714">
            <text:p>0,9352459503</text:p>
          </table:table-cell>
          <table:table-cell table:style-name="ce6" table:formula="of:=[.E48]/[.J48]" office:value-type="float" office:value="3.05835596908365">
            <text:p>3,0583559691</text:p>
          </table:table-cell>
          <table:table-cell table:style-name="ce6" table:formula="of:=[.F48]/[.$J48]" office:value-type="float" office:value="9.73986292994826">
            <text:p>9,7398629299</text:p>
          </table:table-cell>
          <table:table-cell table:style-name="ce6" table:formula="of:=[.G48]/[.$J48]" office:value-type="float" office:value="0.902658876608518">
            <text:p>0,9026588766</text:p>
          </table:table-cell>
          <table:table-cell table:style-name="ce6" table:formula="of:=[.H48]/[.$J48]" office:value-type="float" office:value="0.225170330316199">
            <text:p>0,2251703303</text:p>
          </table:table-cell>
          <table:table-cell table:style-name="ce6" table:formula="of:=[.I48]/[.$J48]" office:value-type="float" office:value="0">
            <text:p>0</text:p>
          </table:table-cell>
          <table:table-cell table:formula="of:=[.O48]-[.P48]-[.Q48]" office:value-type="float" office:value="8.61203372302354">
            <text:p>8,612033723</text:p>
          </table:table-cell>
          <table:table-cell table:formula="of:=[.E48]/[.$M48]" office:value-type="float" office:value="3.68388980026854">
            <text:p>3,6838898003</text:p>
          </table:table-cell>
          <table:table-cell table:formula="of:=[.F48]/[.$M48]" office:value-type="float" office:value="11.7319834794772">
            <text:p>11,7319834795</text:p>
          </table:table-cell>
          <table:table-cell table:formula="of:=[.G48]/[.$M48]" office:value-type="float" office:value="1.08728214186797">
            <text:p>1,0872821419</text:p>
          </table:table-cell>
          <table:table-cell table:formula="of:=[.H48]/[.$M48]" office:value-type="float" office:value="0.271225027943192">
            <text:p>0,2712250279</text:p>
          </table:table-cell>
          <table:table-cell table:formula="of:=[.I48]/[.$M48]" office:value-type="float" office:value="0">
            <text:p>0</text:p>
          </table:table-cell>
          <table:table-cell table:formula="of:=[.U48]-[.V48]-[.W48]" office:value-type="float" office:value="10.3734763096661">
            <text:p>10,373476309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49]*[.C49]" office:value-type="float" office:value="128">
            <text:p>128</text:p>
          </table:table-cell>
          <table:table-cell table:formula="of:=[counters.BH49]/1000000000" office:value-type="float" office:value="3.519165038">
            <text:p>3,519165038</text:p>
          </table:table-cell>
          <table:table-cell table:style-name="Default" table:formula="of:=[counters.BI49]/1000000000" office:value-type="float" office:value="11.475463866">
            <text:p>11,475463866</text:p>
          </table:table-cell>
          <table:table-cell table:style-name="Default" table:formula="of:=[counters.BJ49]/1000000000" office:value-type="float" office:value="1.04623413">
            <text:p>1,04623413</text:p>
          </table:table-cell>
          <table:table-cell table:formula="of:=[counters.BK49]/1000000000" office:value-type="float" office:value="0.253906249">
            <text:p>0,253906249</text:p>
          </table:table-cell>
          <table:table-cell table:formula="of:=[counters.BL49]/(2^-32)" office:value-type="float" office:value="0">
            <text:p>0</text:p>
          </table:table-cell>
          <table:table-cell table:formula="of:=[counters.D49]/1000000000" office:value-type="float" office:value="1.126559584">
            <text:p>1,126559584</text:p>
          </table:table-cell>
          <table:table-cell table:formula="of:=[counters.E49]/12500000" office:value-type="float" office:value="166.35432944">
            <text:p>166,35432944</text:p>
          </table:table-cell>
          <table:table-cell table:formula="of:=[counters.F49]/1050000000" office:value-type="float" office:value="1.12990011714286">
            <text:p>1,1299001171</text:p>
          </table:table-cell>
          <table:table-cell table:formula="of:=[counters.G49]/3500000000" office:value-type="float" office:value="0.935250516571429">
            <text:p>0,9352505166</text:p>
          </table:table-cell>
          <table:table-cell table:style-name="ce6" table:formula="of:=[.E49]/[.J49]" office:value-type="float" office:value="3.12381616381509">
            <text:p>3,1238161638</text:p>
          </table:table-cell>
          <table:table-cell table:style-name="ce6" table:formula="of:=[.F49]/[.$J49]" office:value-type="float" office:value="10.1862911016698">
            <text:p>10,1862911017</text:p>
          </table:table-cell>
          <table:table-cell table:style-name="ce6" table:formula="of:=[.G49]/[.$J49]" office:value-type="float" office:value="0.928698441573065">
            <text:p>0,9286984416</text:p>
          </table:table-cell>
          <table:table-cell table:style-name="ce6" table:formula="of:=[.H49]/[.$J49]" office:value-type="float" office:value="0.225381997194034">
            <text:p>0,2253819972</text:p>
          </table:table-cell>
          <table:table-cell table:style-name="ce6" table:formula="of:=[.I49]/[.$J49]" office:value-type="float" office:value="0">
            <text:p>0</text:p>
          </table:table-cell>
          <table:table-cell table:formula="of:=[.O49]-[.P49]-[.Q49]" office:value-type="float" office:value="9.03221066290267">
            <text:p>9,0322106629</text:p>
          </table:table-cell>
          <table:table-cell table:formula="of:=[.E49]/[.$M49]" office:value-type="float" office:value="3.76280469846843">
            <text:p>3,7628046985</text:p>
          </table:table-cell>
          <table:table-cell table:formula="of:=[.F49]/[.$M49]" office:value-type="float" office:value="12.26993587565">
            <text:p>12,2699358757</text:p>
          </table:table-cell>
          <table:table-cell table:formula="of:=[.G49]/[.$M49]" office:value-type="float" office:value="1.11866725702054">
            <text:p>1,118667257</text:p>
          </table:table-cell>
          <table:table-cell table:formula="of:=[.H49]/[.$M49]" office:value-type="float" office:value="0.271484746066546">
            <text:p>0,2714847461</text:p>
          </table:table-cell>
          <table:table-cell table:formula="of:=[.I49]/[.$M49]" office:value-type="float" office:value="0">
            <text:p>0</text:p>
          </table:table-cell>
          <table:table-cell table:formula="of:=[.U49]-[.V49]-[.W49]" office:value-type="float" office:value="10.879783872563">
            <text:p>10,8797838726</text:p>
          </table:table-cell>
          <table:table-cell table:number-columns-repeated="5"/>
          <table:table-cell>
            <draw:frame table:end-cell-address="Sheet2.AR80" table:end-x="0.463cm" table:end-y="0.383cm" draw:z-index="0" draw:style-name="gr1" draw:text-style-name="P1" svg:width="27.626cm" svg:height="13.564cm" svg:x="2.193cm" svg:y="0.002cm">
              <draw:object draw:notify-on-update-of-ranges="Sheet2.D2:Sheet2.D41 Sheet2.N1:Sheet2.N1 Sheet2.N2:Sheet2.N41 Sheet2.S1:Sheet2.S1 Sheet2.S2:Sheet2.S41 Sheet2.O1:Sheet2.O1 Sheet2.O2:Sheet2.O41 Sheet2.P1:Sheet2.P1 Sheet2.P2:Sheet2.P41 Sheet2.Q1:Sheet2.Q1 Sheet2.Q2:Sheet2.Q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>
            <draw:frame table:end-cell-address="Sheet2.BG80" table:end-x="1.726cm" table:end-y="0.383cm" draw:z-index="3" draw:style-name="gr1" draw:text-style-name="P1" svg:width="31.31cm" svg:height="13.484cm" svg:x="2.03cm" svg:y="0.082cm">
              <draw:object draw:notify-on-update-of-ranges="Sheet2.D42:Sheet2.D81 Sheet2.N1:Sheet2.N1 Sheet2.N42:Sheet2.N81 Sheet2.O1:Sheet2.O1 Sheet2.O42:Sheet2.O81 Sheet2.P1:Sheet2.P1 Sheet2.P42:Sheet2.P81 Sheet2.Q1:Sheet2.Q1 Sheet2.Q42:Sheet2.Q81 Sheet2.S1:Sheet2.S1 Sheet2.S42:Sheet2.S8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7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50]*[.C50]" office:value-type="float" office:value="256">
            <text:p>256</text:p>
          </table:table-cell>
          <table:table-cell table:formula="of:=[counters.BH50]/1000000000" office:value-type="float" office:value="4.165069579">
            <text:p>4,165069579</text:p>
          </table:table-cell>
          <table:table-cell table:style-name="Default" table:formula="of:=[counters.BI50]/1000000000" office:value-type="float" office:value="13.661560058">
            <text:p>13,661560058</text:p>
          </table:table-cell>
          <table:table-cell table:style-name="Default" table:formula="of:=[counters.BJ50]/1000000000" office:value-type="float" office:value="1.144805907">
            <text:p>1,144805907</text:p>
          </table:table-cell>
          <table:table-cell table:formula="of:=[counters.BK50]/1000000000" office:value-type="float" office:value="0.280670165">
            <text:p>0,280670165</text:p>
          </table:table-cell>
          <table:table-cell table:formula="of:=[counters.BL50]/(2^-32)" office:value-type="float" office:value="0">
            <text:p>0</text:p>
          </table:table-cell>
          <table:table-cell table:formula="of:=[counters.D50]/1000000000" office:value-type="float" office:value="1.249395322">
            <text:p>1,249395322</text:p>
          </table:table-cell>
          <table:table-cell table:formula="of:=[counters.E50]/12500000" office:value-type="float" office:value="167.70324736">
            <text:p>167,70324736</text:p>
          </table:table-cell>
          <table:table-cell table:formula="of:=[counters.F50]/1050000000" office:value-type="float" office:value="1.25243330857143">
            <text:p>1,2524333086</text:p>
          </table:table-cell>
          <table:table-cell table:formula="of:=[counters.G50]/3500000000" office:value-type="float" office:value="1.03720582457143">
            <text:p>1,0372058246</text:p>
          </table:table-cell>
          <table:table-cell table:style-name="ce6" table:formula="of:=[.E50]/[.J50]" office:value-type="float" office:value="3.3336682999042">
            <text:p>3,3336682999</text:p>
          </table:table-cell>
          <table:table-cell table:style-name="ce6" table:formula="of:=[.F50]/[.$J50]" office:value-type="float" office:value="10.9345375458353">
            <text:p>10,9345375458</text:p>
          </table:table-cell>
          <table:table-cell table:style-name="ce6" table:formula="of:=[.G50]/[.$J50]" office:value-type="float" office:value="0.916287972943123">
            <text:p>0,9162879729</text:p>
          </table:table-cell>
          <table:table-cell table:style-name="ce6" table:formula="of:=[.H50]/[.$J50]" office:value-type="float" office:value="0.224644802215771">
            <text:p>0,2246448022</text:p>
          </table:table-cell>
          <table:table-cell table:style-name="ce6" table:formula="of:=[.I50]/[.$J50]" office:value-type="float" office:value="0">
            <text:p>0</text:p>
          </table:table-cell>
          <table:table-cell table:formula="of:=[.O50]-[.P50]-[.Q50]" office:value-type="float" office:value="9.79360477067642">
            <text:p>9,7936047707</text:p>
          </table:table-cell>
          <table:table-cell table:formula="of:=[.E50]/[.$M50]" office:value-type="float" office:value="4.01566350701993">
            <text:p>4,015663507</text:p>
          </table:table-cell>
          <table:table-cell table:formula="of:=[.F50]/[.$M50]" office:value-type="float" office:value="13.1715034126856">
            <text:p>13,1715034127</text:p>
          </table:table-cell>
          <table:table-cell table:formula="of:=[.G50]/[.$M50]" office:value-type="float" office:value="1.10374033762588">
            <text:p>1,1037403376</text:p>
          </table:table-cell>
          <table:table-cell table:formula="of:=[.H50]/[.$M50]" office:value-type="float" office:value="0.270602187483832">
            <text:p>0,2706021875</text:p>
          </table:table-cell>
          <table:table-cell table:formula="of:=[.I50]/[.$M50]" office:value-type="float" office:value="0">
            <text:p>0</text:p>
          </table:table-cell>
          <table:table-cell table:formula="of:=[.U50]-[.V50]-[.W50]" office:value-type="float" office:value="11.7971608875759">
            <text:p>11,797160887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51]*[.C51]" office:value-type="float" office:value="512">
            <text:p>512</text:p>
          </table:table-cell>
          <table:table-cell table:formula="of:=[counters.BH51]/1000000000" office:value-type="float" office:value="4.989074706">
            <text:p>4,989074706</text:p>
          </table:table-cell>
          <table:table-cell table:style-name="Default" table:formula="of:=[counters.BI51]/1000000000" office:value-type="float" office:value="17.016204833">
            <text:p>17,016204833</text:p>
          </table:table-cell>
          <table:table-cell table:style-name="Default" table:formula="of:=[counters.BJ51]/1000000000" office:value-type="float" office:value="1.272735595">
            <text:p>1,272735595</text:p>
          </table:table-cell>
          <table:table-cell table:formula="of:=[counters.BK51]/1000000000" office:value-type="float" office:value="0.316345214">
            <text:p>0,316345214</text:p>
          </table:table-cell>
          <table:table-cell table:formula="of:=[counters.BL51]/(2^-32)" office:value-type="float" office:value="0">
            <text:p>0</text:p>
          </table:table-cell>
          <table:table-cell table:formula="of:=[counters.D51]/1000000000" office:value-type="float" office:value="1.403040224">
            <text:p>1,403040224</text:p>
          </table:table-cell>
          <table:table-cell table:formula="of:=[counters.E51]/12500000" office:value-type="float" office:value="169.19635176">
            <text:p>169,19635176</text:p>
          </table:table-cell>
          <table:table-cell table:formula="of:=[counters.F51]/1050000000" office:value-type="float" office:value="1.40406322380952">
            <text:p>1,4040632238</text:p>
          </table:table-cell>
          <table:table-cell table:formula="of:=[counters.G51]/3500000000" office:value-type="float" office:value="1.16456985685714">
            <text:p>1,1645698569</text:p>
          </table:table-cell>
          <table:table-cell table:style-name="ce6" table:formula="of:=[.E51]/[.J51]" office:value-type="float" office:value="3.55590283204881">
            <text:p>3,555902832</text:p>
          </table:table-cell>
          <table:table-cell table:style-name="ce6" table:formula="of:=[.F51]/[.$J51]" office:value-type="float" office:value="12.1280947915289">
            <text:p>12,1280947915</text:p>
          </table:table-cell>
          <table:table-cell table:style-name="ce6" table:formula="of:=[.G51]/[.$J51]" office:value-type="float" office:value="0.907126947060358">
            <text:p>0,9071269471</text:p>
          </table:table-cell>
          <table:table-cell table:style-name="ce6" table:formula="of:=[.H51]/[.$J51]" office:value-type="float" office:value="0.225471236382742">
            <text:p>0,2254712364</text:p>
          </table:table-cell>
          <table:table-cell table:style-name="ce6" table:formula="of:=[.I51]/[.$J51]" office:value-type="float" office:value="0">
            <text:p>0</text:p>
          </table:table-cell>
          <table:table-cell table:formula="of:=[.O51]-[.P51]-[.Q51]" office:value-type="float" office:value="10.9954966080858">
            <text:p>10,9954966081</text:p>
          </table:table-cell>
          <table:table-cell table:formula="of:=[.E51]/[.$M51]" office:value-type="float" office:value="4.28404932226578">
            <text:p>4,2840493223</text:p>
          </table:table-cell>
          <table:table-cell table:formula="of:=[.F51]/[.$M51]" office:value-type="float" office:value="14.6115793164371">
            <text:p>14,6115793164</text:p>
          </table:table-cell>
          <table:table-cell table:formula="of:=[.G51]/[.$M51]" office:value-type="float" office:value="1.09288042061707">
            <text:p>1,0928804206</text:p>
          </table:table-cell>
          <table:table-cell table:formula="of:=[.H51]/[.$M51]" office:value-type="float" office:value="0.271641252035949">
            <text:p>0,271641252</text:p>
          </table:table-cell>
          <table:table-cell table:formula="of:=[.I51]/[.$M51]" office:value-type="float" office:value="0">
            <text:p>0</text:p>
          </table:table-cell>
          <table:table-cell table:formula="of:=[.U51]-[.V51]-[.W51]" office:value-type="float" office:value="13.2470576437841">
            <text:p>13,247057643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52]*[.C52]" office:value-type="float" office:value="768">
            <text:p>768</text:p>
          </table:table-cell>
          <table:table-cell table:formula="of:=[counters.BH52]/1000000000" office:value-type="float" office:value="5.88772583">
            <text:p>5,88772583</text:p>
          </table:table-cell>
          <table:table-cell table:style-name="Default" table:formula="of:=[counters.BI52]/1000000000" office:value-type="float" office:value="20.600250243">
            <text:p>20,600250243</text:p>
          </table:table-cell>
          <table:table-cell table:style-name="Default" table:formula="of:=[counters.BJ52]/1000000000" office:value-type="float" office:value="1.435455322">
            <text:p>1,435455322</text:p>
          </table:table-cell>
          <table:table-cell table:formula="of:=[counters.BK52]/1000000000" office:value-type="float" office:value="0.353790282">
            <text:p>0,353790282</text:p>
          </table:table-cell>
          <table:table-cell table:formula="of:=[counters.BL52]/(2^-32)" office:value-type="float" office:value="0">
            <text:p>0</text:p>
          </table:table-cell>
          <table:table-cell table:formula="of:=[counters.D52]/1000000000" office:value-type="float" office:value="1.57373023">
            <text:p>1,57373023</text:p>
          </table:table-cell>
          <table:table-cell table:formula="of:=[counters.E52]/12500000" office:value-type="float" office:value="170.85945072">
            <text:p>170,85945072</text:p>
          </table:table-cell>
          <table:table-cell table:formula="of:=[counters.F52]/1050000000" office:value-type="float" office:value="1.57582941047619">
            <text:p>1,5758294105</text:p>
          </table:table-cell>
          <table:table-cell table:formula="of:=[counters.G52]/3500000000" office:value-type="float" office:value="0.07908693">
            <text:p>0,07908693</text:p>
          </table:table-cell>
          <table:table-cell table:style-name="ce6" table:formula="of:=[.E52]/[.J52]" office:value-type="float" office:value="3.74125483374619">
            <text:p>3,7412548337</text:p>
          </table:table-cell>
          <table:table-cell table:style-name="ce6" table:formula="of:=[.F52]/[.$J52]" office:value-type="float" office:value="13.0900772256246">
            <text:p>13,0900772256</text:p>
          </table:table-cell>
          <table:table-cell table:style-name="ce6" table:formula="of:=[.G52]/[.$J52]" office:value-type="float" office:value="0.912135571037483">
            <text:p>0,912135571</text:p>
          </table:table-cell>
          <table:table-cell table:style-name="ce6" table:formula="of:=[.H52]/[.$J52]" office:value-type="float" office:value="0.224809993006235">
            <text:p>0,224809993</text:p>
          </table:table-cell>
          <table:table-cell table:style-name="ce6" table:formula="of:=[.I52]/[.$J52]" office:value-type="float" office:value="0">
            <text:p>0</text:p>
          </table:table-cell>
          <table:table-cell table:formula="of:=[.O52]-[.P52]-[.Q52]" office:value-type="float" office:value="11.9531316615809">
            <text:p>11,9531316616</text:p>
          </table:table-cell>
          <table:table-cell table:formula="of:=[.E52]/[.$M52]" office:value-type="float" office:value="74.4462559110589">
            <text:p>74,4462559111</text:p>
          </table:table-cell>
          <table:table-cell table:formula="of:=[.F52]/[.$M52]" office:value-type="float" office:value="260.476038746225">
            <text:p>260,4760387462</text:p>
          </table:table-cell>
          <table:table-cell table:formula="of:=[.G52]/[.$M52]" office:value-type="float" office:value="18.1503482560266">
            <text:p>18,150348256</text:p>
          </table:table-cell>
          <table:table-cell table:formula="of:=[.H52]/[.$M52]" office:value-type="float" office:value="4.47343552215265">
            <text:p>4,4734355222</text:p>
          </table:table-cell>
          <table:table-cell table:formula="of:=[.I52]/[.$M52]" office:value-type="float" office:value="0">
            <text:p>0</text:p>
          </table:table-cell>
          <table:table-cell table:formula="of:=[.U52]-[.V52]-[.W52]" office:value-type="float" office:value="237.852254968046">
            <text:p>237,85225496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53]*[.C53]" office:value-type="float" office:value="1024">
            <text:p>1024</text:p>
          </table:table-cell>
          <table:table-cell table:formula="of:=[counters.BH53]/1000000000" office:value-type="float" office:value="5.682281493">
            <text:p>5,682281493</text:p>
          </table:table-cell>
          <table:table-cell table:style-name="Default" table:formula="of:=[counters.BI53]/1000000000" office:value-type="float" office:value="20.30014038">
            <text:p>20,30014038</text:p>
          </table:table-cell>
          <table:table-cell table:style-name="Default" table:formula="of:=[counters.BJ53]/1000000000" office:value-type="float" office:value="1.318084716">
            <text:p>1,318084716</text:p>
          </table:table-cell>
          <table:table-cell table:formula="of:=[counters.BK53]/1000000000" office:value-type="float" office:value="0.319000244">
            <text:p>0,319000244</text:p>
          </table:table-cell>
          <table:table-cell table:formula="of:=[counters.BL53]/(2^-32)" office:value-type="float" office:value="0">
            <text:p>0</text:p>
          </table:table-cell>
          <table:table-cell table:formula="of:=[counters.D53]/1000000000" office:value-type="float" office:value="1.41936135">
            <text:p>1,41936135</text:p>
          </table:table-cell>
          <table:table-cell table:formula="of:=[counters.E53]/12500000" office:value-type="float" office:value="172.38266728">
            <text:p>172,38266728</text:p>
          </table:table-cell>
          <table:table-cell table:formula="of:=[counters.F53]/1050000000" office:value-type="float" office:value="1.42180066761905">
            <text:p>1,4218006676</text:p>
          </table:table-cell>
          <table:table-cell table:formula="of:=[counters.G53]/3500000000" office:value-type="float" office:value="1.178225574">
            <text:p>1,178225574</text:p>
          </table:table-cell>
          <table:table-cell table:style-name="ce6" table:formula="of:=[.E53]/[.J53]" office:value-type="float" office:value="4.00340723171023">
            <text:p>4,0034072317</text:p>
          </table:table-cell>
          <table:table-cell table:style-name="ce6" table:formula="of:=[.F53]/[.$J53]" office:value-type="float" office:value="14.3023060195348">
            <text:p>14,3023060195</text:p>
          </table:table-cell>
          <table:table-cell table:style-name="ce6" table:formula="of:=[.G53]/[.$J53]" office:value-type="float" office:value="0.928646335198574">
            <text:p>0,9286463352</text:p>
          </table:table-cell>
          <table:table-cell table:style-name="ce6" table:formula="of:=[.H53]/[.$J53]" office:value-type="float" office:value="0.224749140872407">
            <text:p>0,2247491409</text:p>
          </table:table-cell>
          <table:table-cell table:style-name="ce6" table:formula="of:=[.I53]/[.$J53]" office:value-type="float" office:value="0">
            <text:p>0</text:p>
          </table:table-cell>
          <table:table-cell table:formula="of:=[.O53]-[.P53]-[.Q53]" office:value-type="float" office:value="13.1489105434638">
            <text:p>13,1489105435</text:p>
          </table:table-cell>
          <table:table-cell table:formula="of:=[.E53]/[.$M53]" office:value-type="float" office:value="4.82274499755511">
            <text:p>4,8227449976</text:p>
          </table:table-cell>
          <table:table-cell table:formula="of:=[.F53]/[.$M53]" office:value-type="float" office:value="17.2294175478489">
            <text:p>17,2294175478</text:p>
          </table:table-cell>
          <table:table-cell table:formula="of:=[.G53]/[.$M53]" office:value-type="float" office:value="1.11870319664272">
            <text:p>1,1187031966</text:p>
          </table:table-cell>
          <table:table-cell table:formula="of:=[.H53]/[.$M53]" office:value-type="float" office:value="0.270746324845942">
            <text:p>0,2707463248</text:p>
          </table:table-cell>
          <table:table-cell table:formula="of:=[.I53]/[.$M53]" office:value-type="float" office:value="0">
            <text:p>0</text:p>
          </table:table-cell>
          <table:table-cell table:formula="of:=[.U53]-[.V53]-[.W53]" office:value-type="float" office:value="15.8399680263603">
            <text:p>15,839968026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  <draw:frame table:end-cell-address="Sheet2.O86" table:end-x="2.661cm" table:end-y="0.125cm" draw:z-index="4" draw:style-name="gr1" draw:text-style-name="P1" svg:width="44.591cm" svg:height="13.632cm" svg:x="4.153cm" svg:y="0.102cm">
              <draw:object draw:notify-on-update-of-ranges="Sheet2.D2:Sheet2.D82 Sheet2.J1:Sheet2.J1 Sheet2.J2:Sheet2.J81 Sheet2.M1:Sheet2.M1 Sheet2.M2:Sheet2.M81 Sheet2.L1:Sheet2.L1 Sheet2.L2:Sheet2.L8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54]*[.C54]" office:value-type="float" office:value="1280">
            <text:p>1280</text:p>
          </table:table-cell>
          <table:table-cell table:formula="of:=[counters.BH54]/1000000000" office:value-type="float" office:value="6.222320556">
            <text:p>6,222320556</text:p>
          </table:table-cell>
          <table:table-cell table:style-name="Default" table:formula="of:=[counters.BI54]/1000000000" office:value-type="float" office:value="22.764526367">
            <text:p>22,764526367</text:p>
          </table:table-cell>
          <table:table-cell table:style-name="Default" table:formula="of:=[counters.BJ54]/1000000000" office:value-type="float" office:value="1.338592528">
            <text:p>1,338592528</text:p>
          </table:table-cell>
          <table:table-cell table:formula="of:=[counters.BK54]/1000000000" office:value-type="float" office:value="0.339660644">
            <text:p>0,339660644</text:p>
          </table:table-cell>
          <table:table-cell table:formula="of:=[counters.BL54]/(2^-32)" office:value-type="float" office:value="0">
            <text:p>0</text:p>
          </table:table-cell>
          <table:table-cell table:formula="of:=[counters.D54]/1000000000" office:value-type="float" office:value="1.506327599">
            <text:p>1,506327599</text:p>
          </table:table-cell>
          <table:table-cell table:formula="of:=[counters.E54]/12500000" office:value-type="float" office:value="173.98669504">
            <text:p>173,98669504</text:p>
          </table:table-cell>
          <table:table-cell table:formula="of:=[counters.F54]/1050000000" office:value-type="float" office:value="1.50477511619048">
            <text:p>1,5047751162</text:p>
          </table:table-cell>
          <table:table-cell table:formula="of:=[counters.G54]/3500000000" office:value-type="float" office:value="0.0232979217142857">
            <text:p>0,0232979217</text:p>
          </table:table-cell>
          <table:table-cell table:style-name="ce6" table:formula="of:=[.E54]/[.J54]" office:value-type="float" office:value="4.13078838901364">
            <text:p>4,130788389</text:p>
          </table:table-cell>
          <table:table-cell table:style-name="ce6" table:formula="of:=[.F54]/[.$J54]" office:value-type="float" office:value="15.1125999298643">
            <text:p>15,1125999299</text:p>
          </table:table-cell>
          <table:table-cell table:style-name="ce6" table:formula="of:=[.G54]/[.$J54]" office:value-type="float" office:value="0.888646353481571">
            <text:p>0,8886463535</text:p>
          </table:table-cell>
          <table:table-cell table:style-name="ce6" table:formula="of:=[.H54]/[.$J54]" office:value-type="float" office:value="0.225489225733824">
            <text:p>0,2254892257</text:p>
          </table:table-cell>
          <table:table-cell table:style-name="ce6" table:formula="of:=[.I54]/[.$J54]" office:value-type="float" office:value="0">
            <text:p>0</text:p>
          </table:table-cell>
          <table:table-cell table:formula="of:=[.O54]-[.P54]-[.Q54]" office:value-type="float" office:value="13.9984643506489">
            <text:p>13,9984643506</text:p>
          </table:table-cell>
          <table:table-cell table:formula="of:=[.E54]/[.$M54]" office:value-type="float" office:value="267.076206723822">
            <text:p>267,0762067238</text:p>
          </table:table-cell>
          <table:table-cell table:formula="of:=[.F54]/[.$M54]" office:value-type="float" office:value="977.105453704111">
            <text:p>977,1054537041</text:p>
          </table:table-cell>
          <table:table-cell table:formula="of:=[.G54]/[.$M54]" office:value-type="float" office:value="57.4554479329033">
            <text:p>57,4554479329</text:p>
          </table:table-cell>
          <table:table-cell table:formula="of:=[.H54]/[.$M54]" office:value-type="float" office:value="14.5790104441689">
            <text:p>14,5790104442</text:p>
          </table:table-cell>
          <table:table-cell table:formula="of:=[.I54]/[.$M54]" office:value-type="float" office:value="0">
            <text:p>0</text:p>
          </table:table-cell>
          <table:table-cell table:formula="of:=[.U54]-[.V54]-[.W54]" office:value-type="float" office:value="905.070995327039">
            <text:p>905,07099532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55]*[.C55]" office:value-type="float" office:value="1536">
            <text:p>1536</text:p>
          </table:table-cell>
          <table:table-cell table:formula="of:=[counters.BH55]/1000000000" office:value-type="float" office:value="6.746368407">
            <text:p>6,746368407</text:p>
          </table:table-cell>
          <table:table-cell table:style-name="Default" table:formula="of:=[counters.BI55]/1000000000" office:value-type="float" office:value="24.817352294">
            <text:p>24,817352294</text:p>
          </table:table-cell>
          <table:table-cell table:style-name="Default" table:formula="of:=[counters.BJ55]/1000000000" office:value-type="float" office:value="1.399291991">
            <text:p>1,399291991</text:p>
          </table:table-cell>
          <table:table-cell table:formula="of:=[counters.BK55]/1000000000" office:value-type="float" office:value="0.356536864">
            <text:p>0,356536864</text:p>
          </table:table-cell>
          <table:table-cell table:formula="of:=[counters.BL55]/(2^-32)" office:value-type="float" office:value="0">
            <text:p>0</text:p>
          </table:table-cell>
          <table:table-cell table:formula="of:=[counters.D55]/1000000000" office:value-type="float" office:value="1.588111779">
            <text:p>1,588111779</text:p>
          </table:table-cell>
          <table:table-cell table:formula="of:=[counters.E55]/12500000" office:value-type="float" office:value="175.65826696">
            <text:p>175,65826696</text:p>
          </table:table-cell>
          <table:table-cell table:formula="of:=[counters.F55]/1050000000" office:value-type="float" office:value="1.58973490857143">
            <text:p>1,5897349086</text:p>
          </table:table-cell>
          <table:table-cell table:formula="of:=[counters.G55]/3500000000" office:value-type="float" office:value="0.0909708294285714">
            <text:p>0,0909708294</text:p>
          </table:table-cell>
          <table:table-cell table:style-name="ce6" table:formula="of:=[.E55]/[.J55]" office:value-type="float" office:value="4.24804380661923">
            <text:p>4,2480438066</text:p>
          </table:table-cell>
          <table:table-cell table:style-name="ce6" table:formula="of:=[.F55]/[.$J55]" office:value-type="float" office:value="15.6269556224984">
            <text:p>15,6269556225</text:p>
          </table:table-cell>
          <table:table-cell table:style-name="ce6" table:formula="of:=[.G55]/[.$J55]" office:value-type="float" office:value="0.881104220435355">
            <text:p>0,8811042204</text:p>
          </table:table-cell>
          <table:table-cell table:style-name="ce6" table:formula="of:=[.H55]/[.$J55]" office:value-type="float" office:value="0.224503633002775">
            <text:p>0,224503633</text:p>
          </table:table-cell>
          <table:table-cell table:style-name="ce6" table:formula="of:=[.I55]/[.$J55]" office:value-type="float" office:value="0">
            <text:p>0</text:p>
          </table:table-cell>
          <table:table-cell table:formula="of:=[.O55]-[.P55]-[.Q55]" office:value-type="float" office:value="14.5213477690603">
            <text:p>14,5213477691</text:p>
          </table:table-cell>
          <table:table-cell table:formula="of:=[.E55]/[.$M55]" office:value-type="float" office:value="74.1596888736419">
            <text:p>74,1596888736</text:p>
          </table:table-cell>
          <table:table-cell table:formula="of:=[.F55]/[.$M55]" office:value-type="float" office:value="272.805606477251">
            <text:p>272,8056064773</text:p>
          </table:table-cell>
          <table:table-cell table:formula="of:=[.G55]/[.$M55]" office:value-type="float" office:value="15.3817657790918">
            <text:p>15,3817657791</text:p>
          </table:table-cell>
          <table:table-cell table:formula="of:=[.H55]/[.$M55]" office:value-type="float" office:value="3.91924385255766">
            <text:p>3,9192438526</text:p>
          </table:table-cell>
          <table:table-cell table:formula="of:=[.I55]/[.$M55]" office:value-type="float" office:value="0">
            <text:p>0</text:p>
          </table:table-cell>
          <table:table-cell table:formula="of:=[.U55]-[.V55]-[.W55]" office:value-type="float" office:value="253.504596845602">
            <text:p>253,504596845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56]*[.C56]" office:value-type="float" office:value="1792">
            <text:p>1792</text:p>
          </table:table-cell>
          <table:table-cell table:formula="of:=[counters.BH56]/1000000000" office:value-type="float" office:value="7.93106079">
            <text:p>7,93106079</text:p>
          </table:table-cell>
          <table:table-cell table:style-name="Default" table:formula="of:=[counters.BI56]/1000000000" office:value-type="float" office:value="28.991943359">
            <text:p>28,991943359</text:p>
          </table:table-cell>
          <table:table-cell table:style-name="Default" table:formula="of:=[counters.BJ56]/1000000000" office:value-type="float" office:value="1.675781249">
            <text:p>1,675781249</text:p>
          </table:table-cell>
          <table:table-cell table:formula="of:=[counters.BK56]/1000000000" office:value-type="float" office:value="0.418640136">
            <text:p>0,418640136</text:p>
          </table:table-cell>
          <table:table-cell table:formula="of:=[counters.BL56]/(2^-32)" office:value-type="float" office:value="0">
            <text:p>0</text:p>
          </table:table-cell>
          <table:table-cell table:formula="of:=[counters.D56]/1000000000" office:value-type="float" office:value="1.862809553">
            <text:p>1,862809553</text:p>
          </table:table-cell>
          <table:table-cell table:formula="of:=[counters.E56]/12500000" office:value-type="float" office:value="177.57724448">
            <text:p>177,57724448</text:p>
          </table:table-cell>
          <table:table-cell table:formula="of:=[counters.F56]/1050000000" office:value-type="float" office:value="1.86019215333333">
            <text:p>1,8601921533</text:p>
          </table:table-cell>
          <table:table-cell table:formula="of:=[counters.G56]/3500000000" office:value-type="float" office:value="0.318922866857143">
            <text:p>0,3189228669</text:p>
          </table:table-cell>
          <table:table-cell table:style-name="ce6" table:formula="of:=[.E56]/[.J56]" office:value-type="float" office:value="4.25758005010617">
            <text:p>4,2575800501</text:p>
          </table:table-cell>
          <table:table-cell table:style-name="ce6" table:formula="of:=[.F56]/[.$J56]" office:value-type="float" office:value="15.5635573761737">
            <text:p>15,5635573762</text:p>
          </table:table-cell>
          <table:table-cell table:style-name="ce6" table:formula="of:=[.G56]/[.$J56]" office:value-type="float" office:value="0.899598805632709">
            <text:p>0,8995988056</text:p>
          </table:table-cell>
          <table:table-cell table:style-name="ce6" table:formula="of:=[.H56]/[.$J56]" office:value-type="float" office:value="0.224735875616373">
            <text:p>0,2247358756</text:p>
          </table:table-cell>
          <table:table-cell table:style-name="ce6" table:formula="of:=[.I56]/[.$J56]" office:value-type="float" office:value="0">
            <text:p>0</text:p>
          </table:table-cell>
          <table:table-cell table:formula="of:=[.O56]-[.P56]-[.Q56]" office:value-type="float" office:value="14.4392226949246">
            <text:p>14,4392226949</text:p>
          </table:table-cell>
          <table:table-cell table:formula="of:=[.E56]/[.$M56]" office:value-type="float" office:value="24.8682725956825">
            <text:p>24,8682725957</text:p>
          </table:table-cell>
          <table:table-cell table:formula="of:=[.F56]/[.$M56]" office:value-type="float" office:value="90.9058157061737">
            <text:p>90,9058157062</text:p>
          </table:table-cell>
          <table:table-cell table:formula="of:=[.G56]/[.$M56]" office:value-type="float" office:value="5.25450327696522">
            <text:p>5,254503277</text:p>
          </table:table-cell>
          <table:table-cell table:formula="of:=[.H56]/[.$M56]" office:value-type="float" office:value="1.31266892250634">
            <text:p>1,3126689225</text:p>
          </table:table-cell>
          <table:table-cell table:formula="of:=[.I56]/[.$M56]" office:value-type="float" office:value="0">
            <text:p>0</text:p>
          </table:table-cell>
          <table:table-cell table:formula="of:=[.U56]-[.V56]-[.W56]" office:value-type="float" office:value="84.3386435067021">
            <text:p>84,338643506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57]*[.C57]" office:value-type="float" office:value="2048">
            <text:p>2048</text:p>
          </table:table-cell>
          <table:table-cell table:formula="of:=[counters.BH57]/1000000000" office:value-type="float" office:value="9.31375122">
            <text:p>9,31375122</text:p>
          </table:table-cell>
          <table:table-cell table:style-name="Default" table:formula="of:=[counters.BI57]/1000000000" office:value-type="float" office:value="34.207061767">
            <text:p>34,207061767</text:p>
          </table:table-cell>
          <table:table-cell table:style-name="Default" table:formula="of:=[counters.BJ57]/1000000000" office:value-type="float" office:value="2.228302001">
            <text:p>2,228302001</text:p>
          </table:table-cell>
          <table:table-cell table:formula="of:=[counters.BK57]/1000000000" office:value-type="float" office:value="0.494476318">
            <text:p>0,494476318</text:p>
          </table:table-cell>
          <table:table-cell table:formula="of:=[counters.BL57]/(2^-32)" office:value-type="float" office:value="0">
            <text:p>0</text:p>
          </table:table-cell>
          <table:table-cell table:formula="of:=[counters.D57]/1000000000" office:value-type="float" office:value="2.200789048">
            <text:p>2,200789048</text:p>
          </table:table-cell>
          <table:table-cell table:formula="of:=[counters.E57]/12500000" office:value-type="float" office:value="180.17789336">
            <text:p>180,17789336</text:p>
          </table:table-cell>
          <table:table-cell table:formula="of:=[counters.F57]/1050000000" office:value-type="float" office:value="2.19913695333333">
            <text:p>2,1991369533</text:p>
          </table:table-cell>
          <table:table-cell table:formula="of:=[counters.G57]/3500000000" office:value-type="float" office:value="0.599428844285714">
            <text:p>0,5994288443</text:p>
          </table:table-cell>
          <table:table-cell table:style-name="ce6" table:formula="of:=[.E57]/[.J57]" office:value-type="float" office:value="4.23200543844219">
            <text:p>4,2320054384</text:p>
          </table:table-cell>
          <table:table-cell table:style-name="ce6" table:formula="of:=[.F57]/[.$J57]" office:value-type="float" office:value="15.543089783224">
            <text:p>15,5430897832</text:p>
          </table:table-cell>
          <table:table-cell table:style-name="ce6" table:formula="of:=[.G57]/[.$J57]" office:value-type="float" office:value="1.01250140399645">
            <text:p>1,012501404</text:p>
          </table:table-cell>
          <table:table-cell table:style-name="ce6" table:formula="of:=[.H57]/[.$J57]" office:value-type="float" office:value="0.224681378912424">
            <text:p>0,2246813789</text:p>
          </table:table-cell>
          <table:table-cell table:style-name="ce6" table:formula="of:=[.I57]/[.$J57]" office:value-type="float" office:value="0">
            <text:p>0</text:p>
          </table:table-cell>
          <table:table-cell table:formula="of:=[.O57]-[.P57]-[.Q57]" office:value-type="float" office:value="14.3059070003151">
            <text:p>14,3059070003</text:p>
          </table:table-cell>
          <table:table-cell table:formula="of:=[.E57]/[.$M57]" office:value-type="float" office:value="15.5377094525679">
            <text:p>15,5377094526</text:p>
          </table:table-cell>
          <table:table-cell table:formula="of:=[.F57]/[.$M57]" office:value-type="float" office:value="57.0660923195338">
            <text:p>57,0660923195</text:p>
          </table:table-cell>
          <table:table-cell table:formula="of:=[.G57]/[.$M57]" office:value-type="float" office:value="3.71737533527481">
            <text:p>3,7173753353</text:p>
          </table:table-cell>
          <table:table-cell table:formula="of:=[.H57]/[.$M57]" office:value-type="float" office:value="0.824912452434989">
            <text:p>0,8249124524</text:p>
          </table:table-cell>
          <table:table-cell table:formula="of:=[.I57]/[.$M57]" office:value-type="float" office:value="0">
            <text:p>0</text:p>
          </table:table-cell>
          <table:table-cell table:formula="of:=[.U57]-[.V57]-[.W57]" office:value-type="float" office:value="52.523804531824">
            <text:p>52,523804531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58]*[.C58]" office:value-type="float" office:value="2304">
            <text:p>2304</text:p>
          </table:table-cell>
          <table:table-cell table:formula="of:=[counters.BH58]/1000000000" office:value-type="float" office:value="9.585052489">
            <text:p>9,585052489</text:p>
          </table:table-cell>
          <table:table-cell table:style-name="Default" table:formula="of:=[counters.BI58]/1000000000" office:value-type="float" office:value="35.282226562">
            <text:p>35,282226562</text:p>
          </table:table-cell>
          <table:table-cell table:style-name="Default" table:formula="of:=[counters.BJ58]/1000000000" office:value-type="float" office:value="2.114898681">
            <text:p>2,114898681</text:p>
          </table:table-cell>
          <table:table-cell table:formula="of:=[counters.BK58]/1000000000" office:value-type="float" office:value="0.498077392">
            <text:p>0,498077392</text:p>
          </table:table-cell>
          <table:table-cell table:formula="of:=[counters.BL58]/(2^-32)" office:value-type="float" office:value="0">
            <text:p>0</text:p>
          </table:table-cell>
          <table:table-cell table:formula="of:=[counters.D58]/1000000000" office:value-type="float" office:value="2.221833789">
            <text:p>2,221833789</text:p>
          </table:table-cell>
          <table:table-cell table:formula="of:=[counters.E58]/12500000" office:value-type="float" office:value="182.48287216">
            <text:p>182,48287216</text:p>
          </table:table-cell>
          <table:table-cell table:formula="of:=[counters.F58]/1050000000" office:value-type="float" office:value="2.22264744857143">
            <text:p>2,2226474486</text:p>
          </table:table-cell>
          <table:table-cell table:formula="of:=[counters.G58]/3500000000" office:value-type="float" office:value="0.616880808285714">
            <text:p>0,6168808083</text:p>
          </table:table-cell>
          <table:table-cell table:style-name="ce6" table:formula="of:=[.E58]/[.J58]" office:value-type="float" office:value="4.31402769030443">
            <text:p>4,3140276903</text:p>
          </table:table-cell>
          <table:table-cell table:style-name="ce6" table:formula="of:=[.F58]/[.$J58]" office:value-type="float" office:value="15.8797776578417">
            <text:p>15,8797776578</text:p>
          </table:table-cell>
          <table:table-cell table:style-name="ce6" table:formula="of:=[.G58]/[.$J58]" office:value-type="float" office:value="0.95187078865691">
            <text:p>0,9518707887</text:p>
          </table:table-cell>
          <table:table-cell table:style-name="ce6" table:formula="of:=[.H58]/[.$J58]" office:value-type="float" office:value="0.224174010885024">
            <text:p>0,2241740109</text:p>
          </table:table-cell>
          <table:table-cell table:style-name="ce6" table:formula="of:=[.I58]/[.$J58]" office:value-type="float" office:value="0">
            <text:p>0</text:p>
          </table:table-cell>
          <table:table-cell table:formula="of:=[.O58]-[.P58]-[.Q58]" office:value-type="float" office:value="14.7037328582998">
            <text:p>14,7037328583</text:p>
          </table:table-cell>
          <table:table-cell table:formula="of:=[.E58]/[.$M58]" office:value-type="float" office:value="15.5379327096209">
            <text:p>15,5379327096</text:p>
          </table:table-cell>
          <table:table-cell table:formula="of:=[.F58]/[.$M58]" office:value-type="float" office:value="57.1945602588089">
            <text:p>57,1945602588</text:p>
          </table:table-cell>
          <table:table-cell table:formula="of:=[.G58]/[.$M58]" office:value-type="float" office:value="3.42837490256378">
            <text:p>3,4283749026</text:p>
          </table:table-cell>
          <table:table-cell table:formula="of:=[.H58]/[.$M58]" office:value-type="float" office:value="0.807412688658829">
            <text:p>0,8074126887</text:p>
          </table:table-cell>
          <table:table-cell table:formula="of:=[.I58]/[.$M58]" office:value-type="float" office:value="0">
            <text:p>0</text:p>
          </table:table-cell>
          <table:table-cell table:formula="of:=[.U58]-[.V58]-[.W58]" office:value-type="float" office:value="52.9587726675863">
            <text:p>52,958772667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59]*[.C59]" office:value-type="float" office:value="2560">
            <text:p>2560</text:p>
          </table:table-cell>
          <table:table-cell table:formula="of:=[counters.BH59]/1000000000" office:value-type="float" office:value="11.180877685">
            <text:p>11,180877685</text:p>
          </table:table-cell>
          <table:table-cell table:style-name="Default" table:formula="of:=[counters.BI59]/1000000000" office:value-type="float" office:value="41.383087158">
            <text:p>41,383087158</text:p>
          </table:table-cell>
          <table:table-cell table:style-name="Default" table:formula="of:=[counters.BJ59]/1000000000" office:value-type="float" office:value="2.338745116">
            <text:p>2,338745116</text:p>
          </table:table-cell>
          <table:table-cell table:formula="of:=[counters.BK59]/1000000000" office:value-type="float" office:value="0.589721679">
            <text:p>0,589721679</text:p>
          </table:table-cell>
          <table:table-cell table:formula="of:=[counters.BL59]/(2^-32)" office:value-type="float" office:value="0">
            <text:p>0</text:p>
          </table:table-cell>
          <table:table-cell table:formula="of:=[counters.D59]/1000000000" office:value-type="float" office:value="2.630890456">
            <text:p>2,630890456</text:p>
          </table:table-cell>
          <table:table-cell table:formula="of:=[counters.E59]/12500000" office:value-type="float" office:value="185.16792528">
            <text:p>185,16792528</text:p>
          </table:table-cell>
          <table:table-cell table:formula="of:=[counters.F59]/1050000000" office:value-type="float" office:value="2.6297977247619">
            <text:p>2,6297977248</text:p>
          </table:table-cell>
          <table:table-cell table:formula="of:=[counters.G59]/3500000000" office:value-type="float" office:value="0.956198601428571">
            <text:p>0,9561986014</text:p>
          </table:table-cell>
          <table:table-cell table:style-name="ce6" table:formula="of:=[.E59]/[.J59]" office:value-type="float" office:value="4.24984539341079">
            <text:p>4,2498453934</text:p>
          </table:table-cell>
          <table:table-cell table:style-name="ce6" table:formula="of:=[.F59]/[.$J59]" office:value-type="float" office:value="15.7296884268297">
            <text:p>15,7296884268</text:p>
          </table:table-cell>
          <table:table-cell table:style-name="ce6" table:formula="of:=[.G59]/[.$J59]" office:value-type="float" office:value="0.888955718648895">
            <text:p>0,8889557186</text:p>
          </table:table-cell>
          <table:table-cell table:style-name="ce6" table:formula="of:=[.H59]/[.$J59]" office:value-type="float" office:value="0.224152882403402">
            <text:p>0,2241528824</text:p>
          </table:table-cell>
          <table:table-cell table:style-name="ce6" table:formula="of:=[.I59]/[.$J59]" office:value-type="float" office:value="0">
            <text:p>0</text:p>
          </table:table-cell>
          <table:table-cell table:formula="of:=[.O59]-[.P59]-[.Q59]" office:value-type="float" office:value="14.6165798257774">
            <text:p>14,6165798258</text:p>
          </table:table-cell>
          <table:table-cell table:formula="of:=[.E59]/[.$M59]" office:value-type="float" office:value="11.693049611551">
            <text:p>11,6930496116</text:p>
          </table:table-cell>
          <table:table-cell table:formula="of:=[.F59]/[.$M59]" office:value-type="float" office:value="43.2787572541658">
            <text:p>43,2787572542</text:p>
          </table:table-cell>
          <table:table-cell table:formula="of:=[.G59]/[.$M59]" office:value-type="float" office:value="2.44587799282062">
            <text:p>2,4458779928</text:p>
          </table:table-cell>
          <table:table-cell table:formula="of:=[.H59]/[.$M59]" office:value-type="float" office:value="0.61673555903444">
            <text:p>0,616735559</text:p>
          </table:table-cell>
          <table:table-cell table:formula="of:=[.I59]/[.$M59]" office:value-type="float" office:value="0">
            <text:p>0</text:p>
          </table:table-cell>
          <table:table-cell table:formula="of:=[.U59]-[.V59]-[.W59]" office:value-type="float" office:value="40.2161437023108">
            <text:p>40,216143702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60]*[.C60]" office:value-type="float" office:value="2816">
            <text:p>2816</text:p>
          </table:table-cell>
          <table:table-cell table:formula="of:=[counters.BH60]/1000000000" office:value-type="float" office:value="12.258605956">
            <text:p>12,258605956</text:p>
          </table:table-cell>
          <table:table-cell table:style-name="Default" table:formula="of:=[counters.BI60]/1000000000" office:value-type="float" office:value="45.188171386">
            <text:p>45,188171386</text:p>
          </table:table-cell>
          <table:table-cell table:style-name="Default" table:formula="of:=[counters.BJ60]/1000000000" office:value-type="float" office:value="2.657287597">
            <text:p>2,657287597</text:p>
          </table:table-cell>
          <table:table-cell table:formula="of:=[counters.BK60]/1000000000" office:value-type="float" office:value="0.638580321">
            <text:p>0,638580321</text:p>
          </table:table-cell>
          <table:table-cell table:formula="of:=[counters.BL60]/(2^-32)" office:value-type="float" office:value="0">
            <text:p>0</text:p>
          </table:table-cell>
          <table:table-cell table:formula="of:=[counters.D60]/1000000000" office:value-type="float" office:value="2.842458653">
            <text:p>2,842458653</text:p>
          </table:table-cell>
          <table:table-cell table:formula="of:=[counters.E60]/12500000" office:value-type="float" office:value="188.06701488">
            <text:p>188,06701488</text:p>
          </table:table-cell>
          <table:table-cell table:formula="of:=[counters.F60]/1050000000" office:value-type="float" office:value="2.84145686666667">
            <text:p>2,8414568667</text:p>
          </table:table-cell>
          <table:table-cell table:formula="of:=[counters.G60]/3500000000" office:value-type="float" office:value="1.13181152685714">
            <text:p>1,1318115269</text:p>
          </table:table-cell>
          <table:table-cell table:style-name="ce6" table:formula="of:=[.E60]/[.J60]" office:value-type="float" office:value="4.31267696473332">
            <text:p>4,3126769647</text:p>
          </table:table-cell>
          <table:table-cell table:style-name="ce6" table:formula="of:=[.F60]/[.$J60]" office:value-type="float" office:value="15.8975650668858">
            <text:p>15,8975650669</text:p>
          </table:table-cell>
          <table:table-cell table:style-name="ce6" table:formula="of:=[.G60]/[.$J60]" office:value-type="float" office:value="0.934855321183101">
            <text:p>0,9348553212</text:p>
          </table:table-cell>
          <table:table-cell table:style-name="ce6" table:formula="of:=[.H60]/[.$J60]" office:value-type="float" office:value="0.224657734361774">
            <text:p>0,2246577344</text:p>
          </table:table-cell>
          <table:table-cell table:style-name="ce6" table:formula="of:=[.I60]/[.$J60]" office:value-type="float" office:value="0">
            <text:p>0</text:p>
          </table:table-cell>
          <table:table-cell table:formula="of:=[.O60]-[.P60]-[.Q60]" office:value-type="float" office:value="14.7380520113409">
            <text:p>14,7380520113</text:p>
          </table:table-cell>
          <table:table-cell table:formula="of:=[.E60]/[.$M60]" office:value-type="float" office:value="10.8309605133994">
            <text:p>10,8309605134</text:p>
          </table:table-cell>
          <table:table-cell table:formula="of:=[.F60]/[.$M60]" office:value-type="float" office:value="39.9255267451465">
            <text:p>39,9255267451</text:p>
          </table:table-cell>
          <table:table-cell table:formula="of:=[.G60]/[.$M60]" office:value-type="float" office:value="2.34781810747135">
            <text:p>2,3478181075</text:p>
          </table:table-cell>
          <table:table-cell table:formula="of:=[.H60]/[.$M60]" office:value-type="float" office:value="0.564210830025061">
            <text:p>0,56421083</text:p>
          </table:table-cell>
          <table:table-cell table:formula="of:=[.I60]/[.$M60]" office:value-type="float" office:value="0">
            <text:p>0</text:p>
          </table:table-cell>
          <table:table-cell table:formula="of:=[.U60]-[.V60]-[.W60]" office:value-type="float" office:value="37.0134978076501">
            <text:p>37,013497807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61]*[.C61]" office:value-type="float" office:value="3072">
            <text:p>3072</text:p>
          </table:table-cell>
          <table:table-cell table:formula="of:=[counters.BH61]/1000000000" office:value-type="float" office:value="12.939025878">
            <text:p>12,939025878</text:p>
          </table:table-cell>
          <table:table-cell table:style-name="Default" table:formula="of:=[counters.BI61]/1000000000" office:value-type="float" office:value="47.617095947">
            <text:p>47,617095947</text:p>
          </table:table-cell>
          <table:table-cell table:style-name="Default" table:formula="of:=[counters.BJ61]/1000000000" office:value-type="float" office:value="2.836853026">
            <text:p>2,836853026</text:p>
          </table:table-cell>
          <table:table-cell table:formula="of:=[counters.BK61]/1000000000" office:value-type="float" office:value="0.665069579">
            <text:p>0,665069579</text:p>
          </table:table-cell>
          <table:table-cell table:formula="of:=[counters.BL61]/(2^-32)" office:value-type="float" office:value="0">
            <text:p>0</text:p>
          </table:table-cell>
          <table:table-cell table:formula="of:=[counters.D61]/1000000000" office:value-type="float" office:value="2.962324908">
            <text:p>2,962324908</text:p>
          </table:table-cell>
          <table:table-cell table:formula="of:=[counters.E61]/12500000" office:value-type="float" office:value="191.06059512">
            <text:p>191,06059512</text:p>
          </table:table-cell>
          <table:table-cell table:formula="of:=[counters.F61]/1050000000" office:value-type="float" office:value="2.96051706952381">
            <text:p>2,9605170695</text:p>
          </table:table-cell>
          <table:table-cell table:formula="of:=[counters.G61]/3500000000" office:value-type="float" office:value="0.00411658514285714">
            <text:p>0,0041165851</text:p>
          </table:table-cell>
          <table:table-cell table:style-name="ce6" table:formula="of:=[.E61]/[.J61]" office:value-type="float" office:value="4.36786182469624">
            <text:p>4,3678618247</text:p>
          </table:table-cell>
          <table:table-cell table:style-name="ce6" table:formula="of:=[.F61]/[.$J61]" office:value-type="float" office:value="16.074231364158">
            <text:p>16,0742313642</text:p>
          </table:table-cell>
          <table:table-cell table:style-name="ce6" table:formula="of:=[.G61]/[.$J61]" office:value-type="float" office:value="0.95764411875917">
            <text:p>0,9576441188</text:p>
          </table:table-cell>
          <table:table-cell table:style-name="ce6" table:formula="of:=[.H61]/[.$J61]" office:value-type="float" office:value="0.224509329548533">
            <text:p>0,2245093295</text:p>
          </table:table-cell>
          <table:table-cell table:style-name="ce6" table:formula="of:=[.I61]/[.$J61]" office:value-type="float" office:value="0">
            <text:p>0</text:p>
          </table:table-cell>
          <table:table-cell table:formula="of:=[.O61]-[.P61]-[.Q61]" office:value-type="float" office:value="14.8920779158503">
            <text:p>14,8920779159</text:p>
          </table:table-cell>
          <table:table-cell table:formula="of:=[.E61]/[.$M61]" office:value-type="float" office:value="3143.14545405457">
            <text:p>3143,1454540546</text:p>
          </table:table-cell>
          <table:table-cell table:formula="of:=[.F61]/[.$M61]" office:value-type="float" office:value="11567.1349661314">
            <text:p>11567,1349661314</text:p>
          </table:table-cell>
          <table:table-cell table:formula="of:=[.G61]/[.$M61]" office:value-type="float" office:value="689.127742425622">
            <text:p>689,1277424256</text:p>
          </table:table-cell>
          <table:table-cell table:formula="of:=[.H61]/[.$M61]" office:value-type="float" office:value="161.558562721335">
            <text:p>161,5585627213</text:p>
          </table:table-cell>
          <table:table-cell table:formula="of:=[.I61]/[.$M61]" office:value-type="float" office:value="0">
            <text:p>0</text:p>
          </table:table-cell>
          <table:table-cell table:formula="of:=[.U61]-[.V61]-[.W61]" office:value-type="float" office:value="10716.4486609845">
            <text:p>10716,448660984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62]*[.C62]" office:value-type="float" office:value="3328">
            <text:p>3328</text:p>
          </table:table-cell>
          <table:table-cell table:formula="of:=[counters.BH62]/1000000000" office:value-type="float" office:value="14.441406249">
            <text:p>14,441406249</text:p>
          </table:table-cell>
          <table:table-cell table:style-name="Default" table:formula="of:=[counters.BI62]/1000000000" office:value-type="float" office:value="53.237945556">
            <text:p>53,237945556</text:p>
          </table:table-cell>
          <table:table-cell table:style-name="Default" table:formula="of:=[counters.BJ62]/1000000000" office:value-type="float" office:value="3.13583374">
            <text:p>3,13583374</text:p>
          </table:table-cell>
          <table:table-cell table:formula="of:=[counters.BK62]/1000000000" office:value-type="float" office:value="0.748657226">
            <text:p>0,748657226</text:p>
          </table:table-cell>
          <table:table-cell table:formula="of:=[counters.BL62]/(2^-32)" office:value-type="float" office:value="0">
            <text:p>0</text:p>
          </table:table-cell>
          <table:table-cell table:formula="of:=[counters.D62]/1000000000" office:value-type="float" office:value="3.33203182">
            <text:p>3,33203182</text:p>
          </table:table-cell>
          <table:table-cell table:formula="of:=[counters.E62]/12500000" office:value-type="float" office:value="194.425186">
            <text:p>194,425186</text:p>
          </table:table-cell>
          <table:table-cell table:formula="of:=[counters.F62]/1050000000" office:value-type="float" office:value="3.32933285142857">
            <text:p>3,3293328514</text:p>
          </table:table-cell>
          <table:table-cell table:formula="of:=[counters.G62]/3500000000" office:value-type="float" office:value="0.310928273142857">
            <text:p>0,3109282731</text:p>
          </table:table-cell>
          <table:table-cell table:style-name="ce6" table:formula="of:=[.E62]/[.J62]" office:value-type="float" office:value="4.33411414690512">
            <text:p>4,3341141469</text:p>
          </table:table-cell>
          <table:table-cell table:style-name="ce6" table:formula="of:=[.F62]/[.$J62]" office:value-type="float" office:value="15.9776221932959">
            <text:p>15,9776221933</text:p>
          </table:table-cell>
          <table:table-cell table:style-name="ce6" table:formula="of:=[.G62]/[.$J62]" office:value-type="float" office:value="0.941117585125583">
            <text:p>0,9411175851</text:p>
          </table:table-cell>
          <table:table-cell table:style-name="ce6" table:formula="of:=[.H62]/[.$J62]" office:value-type="float" office:value="0.224684896916741">
            <text:p>0,2246848969</text:p>
          </table:table-cell>
          <table:table-cell table:style-name="ce6" table:formula="of:=[.I62]/[.$J62]" office:value-type="float" office:value="0">
            <text:p>0</text:p>
          </table:table-cell>
          <table:table-cell table:formula="of:=[.O62]-[.P62]-[.Q62]" office:value-type="float" office:value="14.8118197112535">
            <text:p>14,8118197113</text:p>
          </table:table-cell>
          <table:table-cell table:formula="of:=[.E62]/[.$M62]" office:value-type="float" office:value="46.4461018711053">
            <text:p>46,4461018711</text:p>
          </table:table-cell>
          <table:table-cell table:formula="of:=[.F62]/[.$M62]" office:value-type="float" office:value="171.222594259029">
            <text:p>171,222594259</text:p>
          </table:table-cell>
          <table:table-cell table:formula="of:=[.G62]/[.$M62]" office:value-type="float" office:value="10.0853927122904">
            <text:p>10,0853927123</text:p>
          </table:table-cell>
          <table:table-cell table:formula="of:=[.H62]/[.$M62]" office:value-type="float" office:value="2.40781328257024">
            <text:p>2,4078132826</text:p>
          </table:table-cell>
          <table:table-cell table:formula="of:=[.I62]/[.$M62]" office:value-type="float" office:value="0">
            <text:p>0</text:p>
          </table:table-cell>
          <table:table-cell table:formula="of:=[.U62]-[.V62]-[.W62]" office:value-type="float" office:value="158.729388264168">
            <text:p>158,7293882642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63]*[.C63]" office:value-type="float" office:value="3584">
            <text:p>3584</text:p>
          </table:table-cell>
          <table:table-cell table:formula="of:=[counters.BH63]/1000000000" office:value-type="float" office:value="15.252227783">
            <text:p>15,252227783</text:p>
          </table:table-cell>
          <table:table-cell table:style-name="Default" table:formula="of:=[counters.BI63]/1000000000" office:value-type="float" office:value="56.540954589">
            <text:p>56,540954589</text:p>
          </table:table-cell>
          <table:table-cell table:style-name="Default" table:formula="of:=[counters.BJ63]/1000000000" office:value-type="float" office:value="3.380187988">
            <text:p>3,380187988</text:p>
          </table:table-cell>
          <table:table-cell table:formula="of:=[counters.BK63]/1000000000" office:value-type="float" office:value="0.790527343">
            <text:p>0,790527343</text:p>
          </table:table-cell>
          <table:table-cell table:formula="of:=[counters.BL63]/(2^-32)" office:value-type="float" office:value="0">
            <text:p>0</text:p>
          </table:table-cell>
          <table:table-cell table:formula="of:=[counters.D63]/1000000000" office:value-type="float" office:value="3.517294403">
            <text:p>3,517294403</text:p>
          </table:table-cell>
          <table:table-cell table:formula="of:=[counters.E63]/12500000" office:value-type="float" office:value="197.96187944">
            <text:p>197,96187944</text:p>
          </table:table-cell>
          <table:table-cell table:formula="of:=[counters.F63]/1050000000" office:value-type="float" office:value="3.51364512095238">
            <text:p>3,513645121</text:p>
          </table:table-cell>
          <table:table-cell table:formula="of:=[counters.G63]/3500000000" office:value-type="float" office:value="0.464653248857143">
            <text:p>0,4646532489</text:p>
          </table:table-cell>
          <table:table-cell table:style-name="ce6" table:formula="of:=[.E63]/[.J63]" office:value-type="float" office:value="4.33635233092542">
            <text:p>4,3363523309</text:p>
          </table:table-cell>
          <table:table-cell table:style-name="ce6" table:formula="of:=[.F63]/[.$J63]" office:value-type="float" office:value="16.0751271035983">
            <text:p>16,0751271036</text:p>
          </table:table-cell>
          <table:table-cell table:style-name="ce6" table:formula="of:=[.G63]/[.$J63]" office:value-type="float" office:value="0.961019352010153">
            <text:p>0,961019352</text:p>
          </table:table-cell>
          <table:table-cell table:style-name="ce6" table:formula="of:=[.H63]/[.$J63]" office:value-type="float" office:value="0.224754385736303">
            <text:p>0,2247543857</text:p>
          </table:table-cell>
          <table:table-cell table:style-name="ce6" table:formula="of:=[.I63]/[.$J63]" office:value-type="float" office:value="0">
            <text:p>0</text:p>
          </table:table-cell>
          <table:table-cell table:formula="of:=[.O63]-[.P63]-[.Q63]" office:value-type="float" office:value="14.8893533658519">
            <text:p>14,8893533659</text:p>
          </table:table-cell>
          <table:table-cell table:formula="of:=[.E63]/[.$M63]" office:value-type="float" office:value="32.8249674795436">
            <text:p>32,8249674795</text:p>
          </table:table-cell>
          <table:table-cell table:formula="of:=[.F63]/[.$M63]" office:value-type="float" office:value="121.684190798338">
            <text:p>121,6841907983</text:p>
          </table:table-cell>
          <table:table-cell table:formula="of:=[.G63]/[.$M63]" office:value-type="float" office:value="7.27464619329335">
            <text:p>7,2746461933</text:p>
          </table:table-cell>
          <table:table-cell table:formula="of:=[.H63]/[.$M63]" office:value-type="float" office:value="1.70132748440773">
            <text:p>1,7013274844</text:p>
          </table:table-cell>
          <table:table-cell table:formula="of:=[.I63]/[.$M63]" office:value-type="float" office:value="0">
            <text:p>0</text:p>
          </table:table-cell>
          <table:table-cell table:formula="of:=[.U63]-[.V63]-[.W63]" office:value-type="float" office:value="112.708217120637">
            <text:p>112,7082171206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64]*[.C64]" office:value-type="float" office:value="3840">
            <text:p>3840</text:p>
          </table:table-cell>
          <table:table-cell table:formula="of:=[counters.BH64]/1000000000" office:value-type="float" office:value="15.926696777">
            <text:p>15,926696777</text:p>
          </table:table-cell>
          <table:table-cell table:style-name="Default" table:formula="of:=[counters.BI64]/1000000000" office:value-type="float" office:value="59.392242431">
            <text:p>59,392242431</text:p>
          </table:table-cell>
          <table:table-cell table:style-name="Default" table:formula="of:=[counters.BJ64]/1000000000" office:value-type="float" office:value="3.464904784">
            <text:p>3,464904784</text:p>
          </table:table-cell>
          <table:table-cell table:formula="of:=[counters.BK64]/1000000000" office:value-type="float" office:value="0.833740234">
            <text:p>0,833740234</text:p>
          </table:table-cell>
          <table:table-cell table:formula="of:=[counters.BL64]/(2^-32)" office:value-type="float" office:value="0">
            <text:p>0</text:p>
          </table:table-cell>
          <table:table-cell table:formula="of:=[counters.D64]/1000000000" office:value-type="float" office:value="3.703178944">
            <text:p>3,703178944</text:p>
          </table:table-cell>
          <table:table-cell table:formula="of:=[counters.E64]/12500000" office:value-type="float" office:value="201.67621912">
            <text:p>201,67621912</text:p>
          </table:table-cell>
          <table:table-cell table:formula="of:=[counters.F64]/1050000000" office:value-type="float" office:value="3.69795337238095">
            <text:p>3,6979533724</text:p>
          </table:table-cell>
          <table:table-cell table:formula="of:=[counters.G64]/3500000000" office:value-type="float" office:value="0.618791394">
            <text:p>0,618791394</text:p>
          </table:table-cell>
          <table:table-cell table:style-name="ce6" table:formula="of:=[.E64]/[.J64]" office:value-type="float" office:value="4.3008174916324">
            <text:p>4,3008174916</text:p>
          </table:table-cell>
          <table:table-cell table:style-name="ce6" table:formula="of:=[.F64]/[.$J64]" office:value-type="float" office:value="16.0381778275201">
            <text:p>16,0381778275</text:p>
          </table:table-cell>
          <table:table-cell table:style-name="ce6" table:formula="of:=[.G64]/[.$J64]" office:value-type="float" office:value="0.935656860334535">
            <text:p>0,9356568603</text:p>
          </table:table-cell>
          <table:table-cell table:style-name="ce6" table:formula="of:=[.H64]/[.$J64]" office:value-type="float" office:value="0.225141762417625">
            <text:p>0,2251417624</text:p>
          </table:table-cell>
          <table:table-cell table:style-name="ce6" table:formula="of:=[.I64]/[.$J64]" office:value-type="float" office:value="0">
            <text:p>0</text:p>
          </table:table-cell>
          <table:table-cell table:formula="of:=[.O64]-[.P64]-[.Q64]" office:value-type="float" office:value="14.8773792047679">
            <text:p>14,8773792048</text:p>
          </table:table-cell>
          <table:table-cell table:formula="of:=[.E64]/[.$M64]" office:value-type="float" office:value="25.7383941202647">
            <text:p>25,7383941203</text:p>
          </table:table-cell>
          <table:table-cell table:formula="of:=[.F64]/[.$M64]" office:value-type="float" office:value="95.9810414412454">
            <text:p>95,9810414412</text:p>
          </table:table-cell>
          <table:table-cell table:formula="of:=[.G64]/[.$M64]" office:value-type="float" office:value="5.59947151430487">
            <text:p>5,5994715143</text:p>
          </table:table-cell>
          <table:table-cell table:formula="of:=[.H64]/[.$M64]" office:value-type="float" office:value="1.34736882588254">
            <text:p>1,3473688259</text:p>
          </table:table-cell>
          <table:table-cell table:formula="of:=[.I64]/[.$M64]" office:value-type="float" office:value="0">
            <text:p>0</text:p>
          </table:table-cell>
          <table:table-cell table:formula="of:=[.U64]-[.V64]-[.W64]" office:value-type="float" office:value="89.034201101058">
            <text:p>89,0342011011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65]*[.C65]" office:value-type="float" office:value="4096">
            <text:p>4096</text:p>
          </table:table-cell>
          <table:table-cell table:formula="of:=[counters.BH65]/1000000000" office:value-type="float" office:value="17.515472411">
            <text:p>17,515472411</text:p>
          </table:table-cell>
          <table:table-cell table:style-name="Default" table:formula="of:=[counters.BI65]/1000000000" office:value-type="float" office:value="65.154907226">
            <text:p>65,154907226</text:p>
          </table:table-cell>
          <table:table-cell table:style-name="Default" table:formula="of:=[counters.BJ65]/1000000000" office:value-type="float" office:value="3.791839599">
            <text:p>3,791839599</text:p>
          </table:table-cell>
          <table:table-cell table:formula="of:=[counters.BK65]/1000000000" office:value-type="float" office:value="0.917694091">
            <text:p>0,917694091</text:p>
          </table:table-cell>
          <table:table-cell table:formula="of:=[counters.BL65]/(2^-32)" office:value-type="float" office:value="0">
            <text:p>0</text:p>
          </table:table-cell>
          <table:table-cell table:formula="of:=[counters.D65]/1000000000" office:value-type="float" office:value="4.073809294">
            <text:p>4,073809294</text:p>
          </table:table-cell>
          <table:table-cell table:formula="of:=[counters.E65]/12500000" office:value-type="float" office:value="205.7429692">
            <text:p>205,7429692</text:p>
          </table:table-cell>
          <table:table-cell table:formula="of:=[counters.F65]/1050000000" office:value-type="float" office:value="4.06668573333333">
            <text:p>4,0666857333</text:p>
          </table:table-cell>
          <table:table-cell table:formula="of:=[counters.G65]/3500000000" office:value-type="float" office:value="0.926242817428571">
            <text:p>0,9262428174</text:p>
          </table:table-cell>
          <table:table-cell table:style-name="ce6" table:formula="of:=[.E65]/[.J65]" office:value-type="float" office:value="4.29953175196423">
            <text:p>4,299531752</text:p>
          </table:table-cell>
          <table:table-cell table:style-name="ce6" table:formula="of:=[.F65]/[.$J65]" office:value-type="float" office:value="15.9936075854021">
            <text:p>15,9936075854</text:p>
          </table:table-cell>
          <table:table-cell table:style-name="ce6" table:formula="of:=[.G65]/[.$J65]" office:value-type="float" office:value="0.930784758281324">
            <text:p>0,9307847583</text:p>
          </table:table-cell>
          <table:table-cell table:style-name="ce6" table:formula="of:=[.H65]/[.$J65]" office:value-type="float" office:value="0.225266826395531">
            <text:p>0,2252668264</text:p>
          </table:table-cell>
          <table:table-cell table:style-name="ce6" table:formula="of:=[.I65]/[.$J65]" office:value-type="float" office:value="0">
            <text:p>0</text:p>
          </table:table-cell>
          <table:table-cell table:formula="of:=[.O65]-[.P65]-[.Q65]" office:value-type="float" office:value="14.8375560007253">
            <text:p>14,8375560007</text:p>
          </table:table-cell>
          <table:table-cell table:formula="of:=[.E65]/[.$M65]" office:value-type="float" office:value="18.9102383105397">
            <text:p>18,9102383105</text:p>
          </table:table-cell>
          <table:table-cell table:formula="of:=[.F65]/[.$M65]" office:value-type="float" office:value="70.3432253400707">
            <text:p>70,3432253401</text:p>
          </table:table-cell>
          <table:table-cell table:formula="of:=[.G65]/[.$M65]" office:value-type="float" office:value="4.09378569814649">
            <text:p>4,0937856981</text:p>
          </table:table-cell>
          <table:table-cell table:formula="of:=[.H65]/[.$M65]" office:value-type="float" office:value="0.99077053417558">
            <text:p>0,9907705342</text:p>
          </table:table-cell>
          <table:table-cell table:formula="of:=[.I65]/[.$M65]" office:value-type="float" office:value="0">
            <text:p>0</text:p>
          </table:table-cell>
          <table:table-cell table:formula="of:=[.U65]-[.V65]-[.W65]" office:value-type="float" office:value="65.2586691077487">
            <text:p>65,258669107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66]*[.C66]" office:value-type="float" office:value="4352">
            <text:p>4352</text:p>
          </table:table-cell>
          <table:table-cell table:formula="of:=[counters.BH66]/1000000000" office:value-type="float" office:value="18.316864013">
            <text:p>18,316864013</text:p>
          </table:table-cell>
          <table:table-cell table:style-name="Default" table:formula="of:=[counters.BI66]/1000000000" office:value-type="float" office:value="67.651824951">
            <text:p>67,651824951</text:p>
          </table:table-cell>
          <table:table-cell table:style-name="Default" table:formula="of:=[counters.BJ66]/1000000000" office:value-type="float" office:value="3.754241943">
            <text:p>3,754241943</text:p>
          </table:table-cell>
          <table:table-cell table:formula="of:=[counters.BK66]/1000000000" office:value-type="float" office:value="0.966278075">
            <text:p>0,966278075</text:p>
          </table:table-cell>
          <table:table-cell table:formula="of:=[counters.BL66]/(2^-32)" office:value-type="float" office:value="0">
            <text:p>0</text:p>
          </table:table-cell>
          <table:table-cell table:formula="of:=[counters.D66]/1000000000" office:value-type="float" office:value="4.265815786">
            <text:p>4,265815786</text:p>
          </table:table-cell>
          <table:table-cell table:formula="of:=[counters.E66]/12500000" office:value-type="float" office:value="210.02478584">
            <text:p>210,02478584</text:p>
          </table:table-cell>
          <table:table-cell table:formula="of:=[counters.F66]/1050000000" office:value-type="float" office:value="0.15966667047619">
            <text:p>0,1596666705</text:p>
          </table:table-cell>
          <table:table-cell table:formula="of:=[counters.G66]/3500000000" office:value-type="float" office:value="1.085437436">
            <text:p>1,085437436</text:p>
          </table:table-cell>
          <table:table-cell table:style-name="ce6" table:formula="of:=[.E66]/[.J66]" office:value-type="float" office:value="4.29387130900359">
            <text:p>4,293871309</text:p>
          </table:table-cell>
          <table:table-cell table:style-name="ce6" table:formula="of:=[.F66]/[.$J66]" office:value-type="float" office:value="15.8590591682432">
            <text:p>15,8590591682</text:p>
          </table:table-cell>
          <table:table-cell table:style-name="ce6" table:formula="of:=[.G66]/[.$J66]" office:value-type="float" office:value="0.880075964677392">
            <text:p>0,8800759647</text:p>
          </table:table-cell>
          <table:table-cell table:style-name="ce6" table:formula="of:=[.H66]/[.$J66]" office:value-type="float" office:value="0.226516596935862">
            <text:p>0,2265165969</text:p>
          </table:table-cell>
          <table:table-cell table:style-name="ce6" table:formula="of:=[.I66]/[.$J66]" office:value-type="float" office:value="0">
            <text:p>0</text:p>
          </table:table-cell>
          <table:table-cell table:formula="of:=[.O66]-[.P66]-[.Q66]" office:value-type="float" office:value="14.75246660663">
            <text:p>14,7524666066</text:p>
          </table:table-cell>
          <table:table-cell table:formula="of:=[.E66]/[.$M66]" office:value-type="float" office:value="16.8750988361894">
            <text:p>16,8750988362</text:p>
          </table:table-cell>
          <table:table-cell table:formula="of:=[.F66]/[.$M66]" office:value-type="float" office:value="62.3267843057884">
            <text:p>62,3267843058</text:p>
          </table:table-cell>
          <table:table-cell table:formula="of:=[.G66]/[.$M66]" office:value-type="float" office:value="3.45873637529487">
            <text:p>3,4587363753</text:p>
          </table:table-cell>
          <table:table-cell table:formula="of:=[.H66]/[.$M66]" office:value-type="float" office:value="0.890219963815584">
            <text:p>0,8902199638</text:p>
          </table:table-cell>
          <table:table-cell table:formula="of:=[.I66]/[.$M66]" office:value-type="float" office:value="0">
            <text:p>0</text:p>
          </table:table-cell>
          <table:table-cell table:formula="of:=[.U66]-[.V66]-[.W66]" office:value-type="float" office:value="57.9778279666779">
            <text:p>57,977827966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67]*[.C67]" office:value-type="float" office:value="4608">
            <text:p>4608</text:p>
          </table:table-cell>
          <table:table-cell table:formula="of:=[counters.BH67]/1000000000" office:value-type="float" office:value="18.962463378">
            <text:p>18,962463378</text:p>
          </table:table-cell>
          <table:table-cell table:style-name="Default" table:formula="of:=[counters.BI67]/1000000000" office:value-type="float" office:value="69.648406982">
            <text:p>69,648406982</text:p>
          </table:table-cell>
          <table:table-cell table:style-name="Default" table:formula="of:=[counters.BJ67]/1000000000" office:value-type="float" office:value="3.851654052">
            <text:p>3,851654052</text:p>
          </table:table-cell>
          <table:table-cell table:formula="of:=[counters.BK67]/1000000000" office:value-type="float" office:value="1.017486571">
            <text:p>1,017486571</text:p>
          </table:table-cell>
          <table:table-cell table:formula="of:=[counters.BL67]/(2^-32)" office:value-type="float" office:value="0">
            <text:p>0</text:p>
          </table:table-cell>
          <table:table-cell table:formula="of:=[counters.D67]/1000000000" office:value-type="float" office:value="4.513411449">
            <text:p>4,513411449</text:p>
          </table:table-cell>
          <table:table-cell table:formula="of:=[counters.E67]/12500000" office:value-type="float" office:value="214.52624752">
            <text:p>214,52624752</text:p>
          </table:table-cell>
          <table:table-cell table:formula="of:=[counters.F67]/1050000000" office:value-type="float" office:value="0.34380280952381">
            <text:p>0,3438028095</text:p>
          </table:table-cell>
          <table:table-cell table:formula="of:=[counters.G67]/3500000000" office:value-type="float" office:value="0.0638357122857143">
            <text:p>0,0638357123</text:p>
          </table:table-cell>
          <table:table-cell table:style-name="ce6" table:formula="of:=[.E67]/[.J67]" office:value-type="float" office:value="4.20135934697497">
            <text:p>4,201359347</text:p>
          </table:table-cell>
          <table:table-cell table:style-name="ce6" table:formula="of:=[.F67]/[.$J67]" office:value-type="float" office:value="15.4314331341166">
            <text:p>15,4314331341</text:p>
          </table:table-cell>
          <table:table-cell table:style-name="ce6" table:formula="of:=[.G67]/[.$J67]" office:value-type="float" office:value="0.853379776145465">
            <text:p>0,8533797761</text:p>
          </table:table-cell>
          <table:table-cell table:style-name="ce6" table:formula="of:=[.H67]/[.$J67]" office:value-type="float" office:value="0.225436254260718">
            <text:p>0,2254362543</text:p>
          </table:table-cell>
          <table:table-cell table:style-name="ce6" table:formula="of:=[.I67]/[.$J67]" office:value-type="float" office:value="0">
            <text:p>0</text:p>
          </table:table-cell>
          <table:table-cell table:formula="of:=[.O67]-[.P67]-[.Q67]" office:value-type="float" office:value="14.3526171037105">
            <text:p>14,3526171037</text:p>
          </table:table-cell>
          <table:table-cell table:formula="of:=[.E67]/[.$M67]" office:value-type="float" office:value="297.051018920699">
            <text:p>297,0510189207</text:p>
          </table:table-cell>
          <table:table-cell table:formula="of:=[.F67]/[.$M67]" office:value-type="float" office:value="1091.05709779299">
            <text:p>1091,057097793</text:p>
          </table:table-cell>
          <table:table-cell table:formula="of:=[.G67]/[.$M67]" office:value-type="float" office:value="60.3369793190505">
            <text:p>60,3369793191</text:p>
          </table:table-cell>
          <table:table-cell table:formula="of:=[.H67]/[.$M67]" office:value-type="float" office:value="15.9391433817791">
            <text:p>15,9391433818</text:p>
          </table:table-cell>
          <table:table-cell table:formula="of:=[.I67]/[.$M67]" office:value-type="float" office:value="0">
            <text:p>0</text:p>
          </table:table-cell>
          <table:table-cell table:formula="of:=[.U67]-[.V67]-[.W67]" office:value-type="float" office:value="1014.78097509216">
            <text:p>1014,7809750922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68]*[.C68]" office:value-type="float" office:value="4864">
            <text:p>4864</text:p>
          </table:table-cell>
          <table:table-cell table:formula="of:=[counters.BH68]/1000000000" office:value-type="float" office:value="20.161773681">
            <text:p>20,161773681</text:p>
          </table:table-cell>
          <table:table-cell table:style-name="Default" table:formula="of:=[counters.BI68]/1000000000" office:value-type="float" office:value="74.190795898">
            <text:p>74,190795898</text:p>
          </table:table-cell>
          <table:table-cell table:style-name="Default" table:formula="of:=[counters.BJ68]/1000000000" office:value-type="float" office:value="4.056732177">
            <text:p>4,056732177</text:p>
          </table:table-cell>
          <table:table-cell table:formula="of:=[counters.BK68]/1000000000" office:value-type="float" office:value="1.106658935">
            <text:p>1,106658935</text:p>
          </table:table-cell>
          <table:table-cell table:formula="of:=[counters.BL68]/(2^-32)" office:value-type="float" office:value="0">
            <text:p>0</text:p>
          </table:table-cell>
          <table:table-cell table:formula="of:=[counters.D68]/1000000000" office:value-type="float" office:value="4.930659111">
            <text:p>4,930659111</text:p>
          </table:table-cell>
          <table:table-cell table:formula="of:=[counters.E68]/12500000" office:value-type="float" office:value="176.55105928">
            <text:p>176,55105928</text:p>
          </table:table-cell>
          <table:table-cell table:formula="of:=[counters.F68]/1050000000" office:value-type="float" office:value="0.712107763809524">
            <text:p>0,7121077638</text:p>
          </table:table-cell>
          <table:table-cell table:formula="of:=[counters.G68]/3500000000" office:value-type="float" office:value="0.410014652">
            <text:p>0,410014652</text:p>
          </table:table-cell>
          <table:table-cell table:style-name="ce6" table:formula="of:=[.E68]/[.J68]" office:value-type="float" office:value="4.08906258313829">
            <text:p>4,0890625831</text:p>
          </table:table-cell>
          <table:table-cell table:style-name="ce6" table:formula="of:=[.F68]/[.$J68]" office:value-type="float" office:value="15.0468313115553">
            <text:p>15,0468313116</text:p>
          </table:table-cell>
          <table:table-cell table:style-name="ce6" table:formula="of:=[.G68]/[.$J68]" office:value-type="float" office:value="0.82275656979605">
            <text:p>0,8227565698</text:p>
          </table:table-cell>
          <table:table-cell table:style-name="ce6" table:formula="of:=[.H68]/[.$J68]" office:value-type="float" office:value="0.224444422152631">
            <text:p>0,2244444222</text:p>
          </table:table-cell>
          <table:table-cell table:style-name="ce6" table:formula="of:=[.I68]/[.$J68]" office:value-type="float" office:value="0">
            <text:p>0</text:p>
          </table:table-cell>
          <table:table-cell table:formula="of:=[.O68]-[.P68]-[.Q68]" office:value-type="float" office:value="13.9996303196066">
            <text:p>13,9996303196</text:p>
          </table:table-cell>
          <table:table-cell table:formula="of:=[.E68]/[.$M68]" office:value-type="float" office:value="49.1733004726865">
            <text:p>49,1733004727</text:p>
          </table:table-cell>
          <table:table-cell table:formula="of:=[.F68]/[.$M68]" office:value-type="float" office:value="180.946694309841">
            <text:p>180,9466943098</text:p>
          </table:table-cell>
          <table:table-cell table:formula="of:=[.G68]/[.$M68]" office:value-type="float" office:value="9.89411514249983">
            <text:p>9,8941151425</text:p>
          </table:table-cell>
          <table:table-cell table:formula="of:=[.H68]/[.$M68]" office:value-type="float" office:value="2.69907167854089">
            <text:p>2,6990716785</text:p>
          </table:table-cell>
          <table:table-cell table:formula="of:=[.I68]/[.$M68]" office:value-type="float" office:value="0">
            <text:p>0</text:p>
          </table:table-cell>
          <table:table-cell table:formula="of:=[.U68]-[.V68]-[.W68]" office:value-type="float" office:value="168.353507488801">
            <text:p>168,353507488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69]*[.C69]" office:value-type="float" office:value="5120">
            <text:p>5120</text:p>
          </table:table-cell>
          <table:table-cell table:formula="of:=[counters.BH69]/1000000000" office:value-type="float" office:value="21.288513183">
            <text:p>21,288513183</text:p>
          </table:table-cell>
          <table:table-cell table:style-name="Default" table:formula="of:=[counters.BI69]/1000000000" office:value-type="float" office:value="78.007232665">
            <text:p>78,007232665</text:p>
          </table:table-cell>
          <table:table-cell table:style-name="Default" table:formula="of:=[counters.BJ69]/1000000000" office:value-type="float" office:value="4.323303222">
            <text:p>4,323303222</text:p>
          </table:table-cell>
          <table:table-cell table:formula="of:=[counters.BK69]/1000000000" office:value-type="float" office:value="1.143066405">
            <text:p>1,143066405</text:p>
          </table:table-cell>
          <table:table-cell table:formula="of:=[counters.BL69]/(2^-32)" office:value-type="float" office:value="0">
            <text:p>0</text:p>
          </table:table-cell>
          <table:table-cell table:formula="of:=[counters.D69]/1000000000" office:value-type="float" office:value="5.101363339">
            <text:p>5,101363339</text:p>
          </table:table-cell>
          <table:table-cell table:formula="of:=[counters.E69]/12500000" office:value-type="float" office:value="172.51166704">
            <text:p>172,51166704</text:p>
          </table:table-cell>
          <table:table-cell table:formula="of:=[counters.F69]/1050000000" office:value-type="float" office:value="0.896760153333333">
            <text:p>0,8967601533</text:p>
          </table:table-cell>
          <table:table-cell table:formula="of:=[counters.G69]/3500000000" office:value-type="float" office:value="0.552907924571429">
            <text:p>0,5529079246</text:p>
          </table:table-cell>
          <table:table-cell table:style-name="ce6" table:formula="of:=[.E69]/[.J69]" office:value-type="float" office:value="4.17310271163181">
            <text:p>4,1731027116</text:p>
          </table:table-cell>
          <table:table-cell table:style-name="ce6" table:formula="of:=[.F69]/[.$J69]" office:value-type="float" office:value="15.2914480857761">
            <text:p>15,2914480858</text:p>
          </table:table-cell>
          <table:table-cell table:style-name="ce6" table:formula="of:=[.G69]/[.$J69]" office:value-type="float" office:value="0.8474799646103">
            <text:p>0,8474799646</text:p>
          </table:table-cell>
          <table:table-cell table:style-name="ce6" table:formula="of:=[.H69]/[.$J69]" office:value-type="float" office:value="0.224070768741611">
            <text:p>0,2240707687</text:p>
          </table:table-cell>
          <table:table-cell table:style-name="ce6" table:formula="of:=[.I69]/[.$J69]" office:value-type="float" office:value="0">
            <text:p>0</text:p>
          </table:table-cell>
          <table:table-cell table:formula="of:=[.O69]-[.P69]-[.Q69]" office:value-type="float" office:value="14.2198973524242">
            <text:p>14,2198973524</text:p>
          </table:table-cell>
          <table:table-cell table:formula="of:=[.E69]/[.$M69]" office:value-type="float" office:value="38.5028179863785">
            <text:p>38,5028179864</text:p>
          </table:table-cell>
          <table:table-cell table:formula="of:=[.F69]/[.$M69]" office:value-type="float" office:value="141.085394508435">
            <text:p>141,0853945084</text:p>
          </table:table-cell>
          <table:table-cell table:formula="of:=[.G69]/[.$M69]" office:value-type="float" office:value="7.81921008882463">
            <text:p>7,8192100888</text:p>
          </table:table-cell>
          <table:table-cell table:formula="of:=[.H69]/[.$M69]" office:value-type="float" office:value="2.06737207806529">
            <text:p>2,0673720781</text:p>
          </table:table-cell>
          <table:table-cell table:formula="of:=[.I69]/[.$M69]" office:value-type="float" office:value="0">
            <text:p>0</text:p>
          </table:table-cell>
          <table:table-cell table:formula="of:=[.U69]-[.V69]-[.W69]" office:value-type="float" office:value="131.198812341545">
            <text:p>131,198812341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70]*[.C70]" office:value-type="float" office:value="5376">
            <text:p>5376</text:p>
          </table:table-cell>
          <table:table-cell table:formula="of:=[counters.BH70]/1000000000" office:value-type="float" office:value="26.142608642">
            <text:p>26,142608642</text:p>
          </table:table-cell>
          <table:table-cell table:style-name="Default" table:formula="of:=[counters.BI70]/1000000000" office:value-type="float" office:value="96.564422607">
            <text:p>96,564422607</text:p>
          </table:table-cell>
          <table:table-cell table:style-name="Default" table:formula="of:=[counters.BJ70]/1000000000" office:value-type="float" office:value="8.209991454">
            <text:p>8,209991454</text:p>
          </table:table-cell>
          <table:table-cell table:formula="of:=[counters.BK70]/1000000000" office:value-type="float" office:value="1.442932128">
            <text:p>1,442932128</text:p>
          </table:table-cell>
          <table:table-cell table:formula="of:=[counters.BL70]/(2^-32)" office:value-type="float" office:value="0">
            <text:p>0</text:p>
          </table:table-cell>
          <table:table-cell table:formula="of:=[counters.D70]/1000000000" office:value-type="float" office:value="6.165867617">
            <text:p>6,165867617</text:p>
          </table:table-cell>
          <table:table-cell table:formula="of:=[counters.E70]/12500000" office:value-type="float" office:value="179.5590796">
            <text:p>179,5590796</text:p>
          </table:table-cell>
          <table:table-cell table:formula="of:=[counters.F70]/1050000000" office:value-type="float" office:value="2.14179242285714">
            <text:p>2,1417924229</text:p>
          </table:table-cell>
          <table:table-cell table:formula="of:=[counters.G70]/3500000000" office:value-type="float" office:value="0.350079964285714">
            <text:p>0,3500799643</text:p>
          </table:table-cell>
          <table:table-cell table:style-name="ce6" table:formula="of:=[.E70]/[.J70]" office:value-type="float" office:value="4.23989132850045">
            <text:p>4,2398913285</text:p>
          </table:table-cell>
          <table:table-cell table:style-name="ce6" table:formula="of:=[.F70]/[.$J70]" office:value-type="float" office:value="15.6611248578806">
            <text:p>15,6611248579</text:p>
          </table:table-cell>
          <table:table-cell table:style-name="ce6" table:formula="of:=[.G70]/[.$J70]" office:value-type="float" office:value="1.33152249836894">
            <text:p>1,3315224984</text:p>
          </table:table-cell>
          <table:table-cell table:style-name="ce6" table:formula="of:=[.H70]/[.$J70]" office:value-type="float" office:value="0.234019316928192">
            <text:p>0,2340193169</text:p>
          </table:table-cell>
          <table:table-cell table:style-name="ce6" table:formula="of:=[.I70]/[.$J70]" office:value-type="float" office:value="0">
            <text:p>0</text:p>
          </table:table-cell>
          <table:table-cell table:formula="of:=[.O70]-[.P70]-[.Q70]" office:value-type="float" office:value="14.0955830425835">
            <text:p>14,0955830426</text:p>
          </table:table-cell>
          <table:table-cell table:formula="of:=[.E70]/[.$M70]" office:value-type="float" office:value="74.676106344275">
            <text:p>74,6761063443</text:p>
          </table:table-cell>
          <table:table-cell table:formula="of:=[.F70]/[.$M70]" office:value-type="float" office:value="275.835330376662">
            <text:p>275,8353303767</text:p>
          </table:table-cell>
          <table:table-cell table:formula="of:=[.G70]/[.$M70]" office:value-type="float" office:value="23.4517604306526">
            <text:p>23,4517604307</text:p>
          </table:table-cell>
          <table:table-cell table:formula="of:=[.H70]/[.$M70]" office:value-type="float" office:value="4.12172153566139">
            <text:p>4,1217215357</text:p>
          </table:table-cell>
          <table:table-cell table:formula="of:=[.I70]/[.$M70]" office:value-type="float" office:value="0">
            <text:p>0</text:p>
          </table:table-cell>
          <table:table-cell table:formula="of:=[.U70]-[.V70]-[.W70]" office:value-type="float" office:value="248.261848410348">
            <text:p>248,2618484103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71]*[.C71]" office:value-type="float" office:value="5632">
            <text:p>5632</text:p>
          </table:table-cell>
          <table:table-cell table:formula="of:=[counters.BH71]/1000000000" office:value-type="float" office:value="27.079650878">
            <text:p>27,079650878</text:p>
          </table:table-cell>
          <table:table-cell table:style-name="Default" table:formula="of:=[counters.BI71]/1000000000" office:value-type="float" office:value="100.118774414">
            <text:p>100,118774414</text:p>
          </table:table-cell>
          <table:table-cell table:style-name="Default" table:formula="of:=[counters.BJ71]/1000000000" office:value-type="float" office:value="9.064270019">
            <text:p>9,064270019</text:p>
          </table:table-cell>
          <table:table-cell table:formula="of:=[counters.BK71]/1000000000" office:value-type="float" office:value="1.454895019">
            <text:p>1,454895019</text:p>
          </table:table-cell>
          <table:table-cell table:formula="of:=[counters.BL71]/(2^-32)" office:value-type="float" office:value="0">
            <text:p>0</text:p>
          </table:table-cell>
          <table:table-cell table:formula="of:=[counters.D71]/1000000000" office:value-type="float" office:value="6.160680178">
            <text:p>6,160680178</text:p>
          </table:table-cell>
          <table:table-cell table:formula="of:=[counters.E71]/12500000" office:value-type="float" office:value="177.31803952">
            <text:p>177,31803952</text:p>
          </table:table-cell>
          <table:table-cell table:formula="of:=[counters.F71]/1050000000" office:value-type="float" office:value="2.26568421809524">
            <text:p>2,2656842181</text:p>
          </table:table-cell>
          <table:table-cell table:formula="of:=[counters.G71]/3500000000" office:value-type="float" office:value="0.386248110571428">
            <text:p>0,3862481106</text:p>
          </table:table-cell>
          <table:table-cell table:style-name="ce6" table:formula="of:=[.E71]/[.J71]" office:value-type="float" office:value="4.39556186907776">
            <text:p>4,3955618691</text:p>
          </table:table-cell>
          <table:table-cell table:style-name="ce6" table:formula="of:=[.F71]/[.$J71]" office:value-type="float" office:value="16.2512533553564">
            <text:p>16,2512533554</text:p>
          </table:table-cell>
          <table:table-cell table:style-name="ce6" table:formula="of:=[.G71]/[.$J71]" office:value-type="float" office:value="1.47130994583501">
            <text:p>1,4713099458</text:p>
          </table:table-cell>
          <table:table-cell table:style-name="ce6" table:formula="of:=[.H71]/[.$J71]" office:value-type="float" office:value="0.236158180097626">
            <text:p>0,2361581801</text:p>
          </table:table-cell>
          <table:table-cell table:style-name="ce6" table:formula="of:=[.I71]/[.$J71]" office:value-type="float" office:value="0">
            <text:p>0</text:p>
          </table:table-cell>
          <table:table-cell table:formula="of:=[.O71]-[.P71]-[.Q71]" office:value-type="float" office:value="14.5437852294237">
            <text:p>14,5437852294</text:p>
          </table:table-cell>
          <table:table-cell table:formula="of:=[.E71]/[.$M71]" office:value-type="float" office:value="70.1094714429475">
            <text:p>70,1094714429</text:p>
          </table:table-cell>
          <table:table-cell table:formula="of:=[.F71]/[.$M71]" office:value-type="float" office:value="259.208450925186">
            <text:p>259,2084509252</text:p>
          </table:table-cell>
          <table:table-cell table:formula="of:=[.G71]/[.$M71]" office:value-type="float" office:value="23.4674805414323">
            <text:p>23,4674805414</text:p>
          </table:table-cell>
          <table:table-cell table:formula="of:=[.H71]/[.$M71]" office:value-type="float" office:value="3.766736921632">
            <text:p>3,7667369216</text:p>
          </table:table-cell>
          <table:table-cell table:formula="of:=[.I71]/[.$M71]" office:value-type="float" office:value="0">
            <text:p>0</text:p>
          </table:table-cell>
          <table:table-cell table:formula="of:=[.U71]-[.V71]-[.W71]" office:value-type="float" office:value="231.974233462122">
            <text:p>231,9742334621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72]*[.C72]" office:value-type="float" office:value="5888">
            <text:p>5888</text:p>
          </table:table-cell>
          <table:table-cell table:formula="of:=[counters.BH72]/1000000000" office:value-type="float" office:value="27.712097167">
            <text:p>27,712097167</text:p>
          </table:table-cell>
          <table:table-cell table:style-name="Default" table:formula="of:=[counters.BI72]/1000000000" office:value-type="float" office:value="102.650482177">
            <text:p>102,650482177</text:p>
          </table:table-cell>
          <table:table-cell table:style-name="Default" table:formula="of:=[counters.BJ72]/1000000000" office:value-type="float" office:value="9.309631347">
            <text:p>9,309631347</text:p>
          </table:table-cell>
          <table:table-cell table:formula="of:=[counters.BK72]/1000000000" office:value-type="float" office:value="1.455718994">
            <text:p>1,455718994</text:p>
          </table:table-cell>
          <table:table-cell table:formula="of:=[counters.BL72]/(2^-32)" office:value-type="float" office:value="0">
            <text:p>0</text:p>
          </table:table-cell>
          <table:table-cell table:formula="of:=[counters.D72]/1000000000" office:value-type="float" office:value="6.114177509">
            <text:p>6,114177509</text:p>
          </table:table-cell>
          <table:table-cell table:formula="of:=[counters.E72]/12500000" office:value-type="float" office:value="175.74549504">
            <text:p>175,74549504</text:p>
          </table:table-cell>
          <table:table-cell table:formula="of:=[counters.F72]/1050000000" office:value-type="float" office:value="2.26863104095238">
            <text:p>2,268631041</text:p>
          </table:table-cell>
          <table:table-cell table:formula="of:=[counters.G72]/3500000000" office:value-type="float" office:value="0.391519781428571">
            <text:p>0,3915197814</text:p>
          </table:table-cell>
          <table:table-cell table:style-name="ce6" table:formula="of:=[.E72]/[.J72]" office:value-type="float" office:value="4.53243255142791">
            <text:p>4,5324325514</text:p>
          </table:table-cell>
          <table:table-cell table:style-name="ce6" table:formula="of:=[.F72]/[.$J72]" office:value-type="float" office:value="16.7889273783595">
            <text:p>16,7889273784</text:p>
          </table:table-cell>
          <table:table-cell table:style-name="ce6" table:formula="of:=[.G72]/[.$J72]" office:value-type="float" office:value="1.52263020386574">
            <text:p>1,5226302039</text:p>
          </table:table-cell>
          <table:table-cell table:style-name="ce6" table:formula="of:=[.H72]/[.$J72]" office:value-type="float" office:value="0.238089095689027">
            <text:p>0,2380890957</text:p>
          </table:table-cell>
          <table:table-cell table:style-name="ce6" table:formula="of:=[.I72]/[.$J72]" office:value-type="float" office:value="0">
            <text:p>0</text:p>
          </table:table-cell>
          <table:table-cell table:formula="of:=[.O72]-[.P72]-[.Q72]" office:value-type="float" office:value="15.0282080788047">
            <text:p>15,0282080788</text:p>
          </table:table-cell>
          <table:table-cell table:formula="of:=[.E72]/[.$M72]" office:value-type="float" office:value="70.7808353025855">
            <text:p>70,7808353026</text:p>
          </table:table-cell>
          <table:table-cell table:formula="of:=[.F72]/[.$M72]" office:value-type="float" office:value="262.184663575492">
            <text:p>262,1846635755</text:p>
          </table:table-cell>
          <table:table-cell table:formula="of:=[.G72]/[.$M72]" office:value-type="float" office:value="23.7781889666753">
            <text:p>23,7781889667</text:p>
          </table:table-cell>
          <table:table-cell table:formula="of:=[.H72]/[.$M72]" office:value-type="float" office:value="3.71812373997655">
            <text:p>3,71812374</text:p>
          </table:table-cell>
          <table:table-cell table:formula="of:=[.I72]/[.$M72]" office:value-type="float" office:value="0">
            <text:p>0</text:p>
          </table:table-cell>
          <table:table-cell table:formula="of:=[.U72]-[.V72]-[.W72]" office:value-type="float" office:value="234.68835086884">
            <text:p>234,688350868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73]*[.C73]" office:value-type="float" office:value="6144">
            <text:p>6144</text:p>
          </table:table-cell>
          <table:table-cell table:formula="of:=[counters.BH73]/1000000000" office:value-type="float" office:value="27.708190917">
            <text:p>27,708190917</text:p>
          </table:table-cell>
          <table:table-cell table:style-name="Default" table:formula="of:=[counters.BI73]/1000000000" office:value-type="float" office:value="103.545318603">
            <text:p>103,545318603</text:p>
          </table:table-cell>
          <table:table-cell table:style-name="Default" table:formula="of:=[counters.BJ73]/1000000000" office:value-type="float" office:value="8.791992187">
            <text:p>8,791992187</text:p>
          </table:table-cell>
          <table:table-cell table:formula="of:=[counters.BK73]/1000000000" office:value-type="float" office:value="1.459686279">
            <text:p>1,459686279</text:p>
          </table:table-cell>
          <table:table-cell table:formula="of:=[counters.BL73]/(2^-32)" office:value-type="float" office:value="0">
            <text:p>0</text:p>
          </table:table-cell>
          <table:table-cell table:formula="of:=[counters.D73]/1000000000" office:value-type="float" office:value="6.168569096">
            <text:p>6,168569096</text:p>
          </table:table-cell>
          <table:table-cell table:formula="of:=[counters.E73]/12500000" office:value-type="float" office:value="171.81396784">
            <text:p>171,81396784</text:p>
          </table:table-cell>
          <table:table-cell table:formula="of:=[counters.F73]/1050000000" office:value-type="float" office:value="2.26829090666667">
            <text:p>2,2682909067</text:p>
          </table:table-cell>
          <table:table-cell table:formula="of:=[counters.G73]/3500000000" office:value-type="float" office:value="0.390800127142857">
            <text:p>0,3908001271</text:p>
          </table:table-cell>
          <table:table-cell table:style-name="ce6" table:formula="of:=[.E73]/[.J73]" office:value-type="float" office:value="4.49183440856119">
            <text:p>4,4918344086</text:p>
          </table:table-cell>
          <table:table-cell table:style-name="ce6" table:formula="of:=[.F73]/[.$J73]" office:value-type="float" office:value="16.7859542450686">
            <text:p>16,7859542451</text:p>
          </table:table-cell>
          <table:table-cell table:style-name="ce6" table:formula="of:=[.G73]/[.$J73]" office:value-type="float" office:value="1.42528875824722">
            <text:p>1,4252887582</text:p>
          </table:table-cell>
          <table:table-cell table:style-name="ce6" table:formula="of:=[.H73]/[.$J73]" office:value-type="float" office:value="0.236632881351127">
            <text:p>0,2366328814</text:p>
          </table:table-cell>
          <table:table-cell table:style-name="ce6" table:formula="of:=[.I73]/[.$J73]" office:value-type="float" office:value="0">
            <text:p>0</text:p>
          </table:table-cell>
          <table:table-cell table:formula="of:=[.O73]-[.P73]-[.Q73]" office:value-type="float" office:value="15.1240326054702">
            <text:p>15,1240326055</text:p>
          </table:table-cell>
          <table:table-cell table:formula="of:=[.E73]/[.$M73]" office:value-type="float" office:value="70.9011819406887">
            <text:p>70,9011819407</text:p>
          </table:table-cell>
          <table:table-cell table:formula="of:=[.F73]/[.$M73]" office:value-type="float" office:value="264.957228545499">
            <text:p>264,9572285455</text:p>
          </table:table-cell>
          <table:table-cell table:formula="of:=[.G73]/[.$M73]" office:value-type="float" office:value="22.4974138347352">
            <text:p>22,4974138347</text:p>
          </table:table-cell>
          <table:table-cell table:formula="of:=[.H73]/[.$M73]" office:value-type="float" office:value="3.73512232371002">
            <text:p>3,7351223237</text:p>
          </table:table-cell>
          <table:table-cell table:formula="of:=[.I73]/[.$M73]" office:value-type="float" office:value="0">
            <text:p>0</text:p>
          </table:table-cell>
          <table:table-cell table:formula="of:=[.U73]-[.V73]-[.W73]" office:value-type="float" office:value="238.724692387054">
            <text:p>238,7246923871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74]*[.C74]" office:value-type="float" office:value="6400">
            <text:p>6400</text:p>
          </table:table-cell>
          <table:table-cell table:formula="of:=[counters.BH74]/1000000000" office:value-type="float" office:value="28.047607421">
            <text:p>28,047607421</text:p>
          </table:table-cell>
          <table:table-cell table:style-name="Default" table:formula="of:=[counters.BI74]/1000000000" office:value-type="float" office:value="104.997833251">
            <text:p>104,997833251</text:p>
          </table:table-cell>
          <table:table-cell table:style-name="Default" table:formula="of:=[counters.BJ74]/1000000000" office:value-type="float" office:value="8.335784911">
            <text:p>8,335784911</text:p>
          </table:table-cell>
          <table:table-cell table:formula="of:=[counters.BK74]/1000000000" office:value-type="float" office:value="1.45550537">
            <text:p>1,45550537</text:p>
          </table:table-cell>
          <table:table-cell table:formula="of:=[counters.BL74]/(2^-32)" office:value-type="float" office:value="0">
            <text:p>0</text:p>
          </table:table-cell>
          <table:table-cell table:formula="of:=[counters.D74]/1000000000" office:value-type="float" office:value="6.310033452">
            <text:p>6,310033452</text:p>
          </table:table-cell>
          <table:table-cell table:formula="of:=[counters.E74]/12500000" office:value-type="float" office:value="166.43057448">
            <text:p>166,43057448</text:p>
          </table:table-cell>
          <table:table-cell table:formula="of:=[counters.F74]/1050000000" office:value-type="float" office:value="2.26918424380952">
            <text:p>2,2691842438</text:p>
          </table:table-cell>
          <table:table-cell table:formula="of:=[counters.G74]/3500000000" office:value-type="float" office:value="0.390707461142857">
            <text:p>0,3907074611</text:p>
          </table:table-cell>
          <table:table-cell table:style-name="ce6" table:formula="of:=[.E74]/[.J74]" office:value-type="float" office:value="4.44492214413066">
            <text:p>4,4449221441</text:p>
          </table:table-cell>
          <table:table-cell table:style-name="ce6" table:formula="of:=[.F74]/[.$J74]" office:value-type="float" office:value="16.6398219676189">
            <text:p>16,6398219676</text:p>
          </table:table-cell>
          <table:table-cell table:style-name="ce6" table:formula="of:=[.G74]/[.$J74]" office:value-type="float" office:value="1.32103656413389">
            <text:p>1,3210365641</text:p>
          </table:table-cell>
          <table:table-cell table:style-name="ce6" table:formula="of:=[.H74]/[.$J74]" office:value-type="float" office:value="0.230665238317979">
            <text:p>0,2306652383</text:p>
          </table:table-cell>
          <table:table-cell table:style-name="ce6" table:formula="of:=[.I74]/[.$J74]" office:value-type="float" office:value="0">
            <text:p>0</text:p>
          </table:table-cell>
          <table:table-cell table:formula="of:=[.O74]-[.P74]-[.Q74]" office:value-type="float" office:value="15.0881201651671">
            <text:p>15,0881201652</text:p>
          </table:table-cell>
          <table:table-cell table:formula="of:=[.E74]/[.$M74]" office:value-type="float" office:value="71.7867207832633">
            <text:p>71,7867207833</text:p>
          </table:table-cell>
          <table:table-cell table:formula="of:=[.F74]/[.$M74]" office:value-type="float" office:value="268.737722448072">
            <text:p>268,7377224481</text:p>
          </table:table-cell>
          <table:table-cell table:formula="of:=[.G74]/[.$M74]" office:value-type="float" office:value="21.3351055201685">
            <text:p>21,3351055202</text:p>
          </table:table-cell>
          <table:table-cell table:formula="of:=[.H74]/[.$M74]" office:value-type="float" office:value="3.72530733286358">
            <text:p>3,7253073329</text:p>
          </table:table-cell>
          <table:table-cell table:formula="of:=[.I74]/[.$M74]" office:value-type="float" office:value="0">
            <text:p>0</text:p>
          </table:table-cell>
          <table:table-cell table:formula="of:=[.U74]-[.V74]-[.W74]" office:value-type="float" office:value="243.67730959504">
            <text:p>243,677309595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75]*[.C75]" office:value-type="float" office:value="6656">
            <text:p>6656</text:p>
          </table:table-cell>
          <table:table-cell table:formula="of:=[counters.BH75]/1000000000" office:value-type="float" office:value="31.585662841">
            <text:p>31,585662841</text:p>
          </table:table-cell>
          <table:table-cell table:style-name="Default" table:formula="of:=[counters.BI75]/1000000000" office:value-type="float" office:value="117.13595581">
            <text:p>117,13595581</text:p>
          </table:table-cell>
          <table:table-cell table:style-name="Default" table:formula="of:=[counters.BJ75]/1000000000" office:value-type="float" office:value="12.134643554">
            <text:p>12,134643554</text:p>
          </table:table-cell>
          <table:table-cell table:formula="of:=[counters.BK75]/1000000000" office:value-type="float" office:value="1.641235351">
            <text:p>1,641235351</text:p>
          </table:table-cell>
          <table:table-cell table:formula="of:=[counters.BL75]/(2^-32)" office:value-type="float" office:value="0">
            <text:p>0</text:p>
          </table:table-cell>
          <table:table-cell table:formula="of:=[counters.D75]/1000000000" office:value-type="float" office:value="7.192739592">
            <text:p>7,192739592</text:p>
          </table:table-cell>
          <table:table-cell table:formula="of:=[counters.E75]/12500000" office:value-type="float" office:value="163.47656136">
            <text:p>163,47656136</text:p>
          </table:table-cell>
          <table:table-cell table:formula="of:=[counters.F75]/1050000000" office:value-type="float" office:value="3.09379624">
            <text:p>3,09379624</text:p>
          </table:table-cell>
          <table:table-cell table:formula="of:=[counters.G75]/3500000000" office:value-type="float" office:value="1.06406458285714">
            <text:p>1,0640645829</text:p>
          </table:table-cell>
          <table:table-cell table:style-name="ce6" table:formula="of:=[.E75]/[.J75]" office:value-type="float" office:value="4.39132578581471">
            <text:p>4,3913257858</text:p>
          </table:table-cell>
          <table:table-cell table:style-name="ce6" table:formula="of:=[.F75]/[.$J75]" office:value-type="float" office:value="16.285304689785">
            <text:p>16,2853046898</text:p>
          </table:table-cell>
          <table:table-cell table:style-name="ce6" table:formula="of:=[.G75]/[.$J75]" office:value-type="float" office:value="1.68706838316468">
            <text:p>1,6870683832</text:p>
          </table:table-cell>
          <table:table-cell table:style-name="ce6" table:formula="of:=[.H75]/[.$J75]" office:value-type="float" office:value="0.228179448179305">
            <text:p>0,2281794482</text:p>
          </table:table-cell>
          <table:table-cell table:style-name="ce6" table:formula="of:=[.I75]/[.$J75]" office:value-type="float" office:value="0">
            <text:p>0</text:p>
          </table:table-cell>
          <table:table-cell table:formula="of:=[.O75]-[.P75]-[.Q75]" office:value-type="float" office:value="14.370056858441">
            <text:p>14,3700568584</text:p>
          </table:table-cell>
          <table:table-cell table:formula="of:=[.E75]/[.$M75]" office:value-type="float" office:value="29.6839715839321">
            <text:p>29,6839715839</text:p>
          </table:table-cell>
          <table:table-cell table:formula="of:=[.F75]/[.$M75]" office:value-type="float" office:value="110.083502164385">
            <text:p>110,0835021644</text:p>
          </table:table-cell>
          <table:table-cell table:formula="of:=[.G75]/[.$M75]" office:value-type="float" office:value="11.4040479774423">
            <text:p>11,4040479774</text:p>
          </table:table-cell>
          <table:table-cell table:formula="of:=[.H75]/[.$M75]" office:value-type="float" office:value="1.54242080550514">
            <text:p>1,5424208055</text:p>
          </table:table-cell>
          <table:table-cell table:formula="of:=[.I75]/[.$M75]" office:value-type="float" office:value="0">
            <text:p>0</text:p>
          </table:table-cell>
          <table:table-cell table:formula="of:=[.U75]-[.V75]-[.W75]" office:value-type="float" office:value="97.1370333814378">
            <text:p>97,137033381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76]*[.C76]" office:value-type="float" office:value="6912">
            <text:p>6912</text:p>
          </table:table-cell>
          <table:table-cell table:formula="of:=[counters.BH76]/1000000000" office:value-type="float" office:value="32.869079589">
            <text:p>32,869079589</text:p>
          </table:table-cell>
          <table:table-cell table:style-name="Default" table:formula="of:=[counters.BI76]/1000000000" office:value-type="float" office:value="125.66809082">
            <text:p>125,66809082</text:p>
          </table:table-cell>
          <table:table-cell table:style-name="Default" table:formula="of:=[counters.BJ76]/1000000000" office:value-type="float" office:value="11.284973144">
            <text:p>11,284973144</text:p>
          </table:table-cell>
          <table:table-cell table:formula="of:=[counters.BK76]/1000000000" office:value-type="float" office:value="1.841583251">
            <text:p>1,841583251</text:p>
          </table:table-cell>
          <table:table-cell table:formula="of:=[counters.BL76]/(2^-32)" office:value-type="float" office:value="0">
            <text:p>0</text:p>
          </table:table-cell>
          <table:table-cell table:formula="of:=[counters.D76]/1000000000" office:value-type="float" office:value="8.198447833">
            <text:p>8,198447833</text:p>
          </table:table-cell>
          <table:table-cell table:formula="of:=[counters.E76]/12500000" office:value-type="float" office:value="163.82723904">
            <text:p>163,82723904</text:p>
          </table:table-cell>
          <table:table-cell table:formula="of:=[counters.F76]/1050000000" office:value-type="float" office:value="3.59622456857143">
            <text:p>3,5962245686</text:p>
          </table:table-cell>
          <table:table-cell table:formula="of:=[counters.G76]/3500000000" office:value-type="float" office:value="0.671138089714286">
            <text:p>0,6711380897</text:p>
          </table:table-cell>
          <table:table-cell table:style-name="ce6" table:formula="of:=[.E76]/[.J76]" office:value-type="float" office:value="4.00918323303796">
            <text:p>4,009183233</text:p>
          </table:table-cell>
          <table:table-cell table:style-name="ce6" table:formula="of:=[.F76]/[.$J76]" office:value-type="float" office:value="15.328278398524">
            <text:p>15,3282783985</text:p>
          </table:table-cell>
          <table:table-cell table:style-name="ce6" table:formula="of:=[.G76]/[.$J76]" office:value-type="float" office:value="1.37647678851798">
            <text:p>1,3764767885</text:p>
          </table:table-cell>
          <table:table-cell table:style-name="ce6" table:formula="of:=[.H76]/[.$J76]" office:value-type="float" office:value="0.224625842417067">
            <text:p>0,2246258424</text:p>
          </table:table-cell>
          <table:table-cell table:style-name="ce6" table:formula="of:=[.I76]/[.$J76]" office:value-type="float" office:value="0">
            <text:p>0</text:p>
          </table:table-cell>
          <table:table-cell table:formula="of:=[.O76]-[.P76]-[.Q76]" office:value-type="float" office:value="13.727175767589">
            <text:p>13,7271757676</text:p>
          </table:table-cell>
          <table:table-cell table:formula="of:=[.E76]/[.$M76]" office:value-type="float" office:value="48.9751365519917">
            <text:p>48,975136552</text:p>
          </table:table-cell>
          <table:table-cell table:formula="of:=[.F76]/[.$M76]" office:value-type="float" office:value="187.246250430368">
            <text:p>187,2462504304</text:p>
          </table:table-cell>
          <table:table-cell table:formula="of:=[.G76]/[.$M76]" office:value-type="float" office:value="16.8146813851739">
            <text:p>16,8146813852</text:p>
          </table:table-cell>
          <table:table-cell table:formula="of:=[.H76]/[.$M76]" office:value-type="float" office:value="2.74397069578333">
            <text:p>2,7439706958</text:p>
          </table:table-cell>
          <table:table-cell table:formula="of:=[.I76]/[.$M76]" office:value-type="float" office:value="0">
            <text:p>0</text:p>
          </table:table-cell>
          <table:table-cell table:formula="of:=[.U76]-[.V76]-[.W76]" office:value-type="float" office:value="167.687598349411">
            <text:p>167,6875983494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77]*[.C77]" office:value-type="float" office:value="7168">
            <text:p>7168</text:p>
          </table:table-cell>
          <table:table-cell table:formula="of:=[counters.BH77]/1000000000" office:value-type="float" office:value="33.86743164">
            <text:p>33,86743164</text:p>
          </table:table-cell>
          <table:table-cell table:style-name="Default" table:formula="of:=[counters.BI77]/1000000000" office:value-type="float" office:value="128.957885741">
            <text:p>128,957885741</text:p>
          </table:table-cell>
          <table:table-cell table:style-name="Default" table:formula="of:=[counters.BJ77]/1000000000" office:value-type="float" office:value="11.736114501">
            <text:p>11,736114501</text:p>
          </table:table-cell>
          <table:table-cell table:formula="of:=[counters.BK77]/1000000000" office:value-type="float" office:value="1.883819579">
            <text:p>1,883819579</text:p>
          </table:table-cell>
          <table:table-cell table:formula="of:=[counters.BL77]/(2^-32)" office:value-type="float" office:value="0">
            <text:p>0</text:p>
          </table:table-cell>
          <table:table-cell table:formula="of:=[counters.D77]/1000000000" office:value-type="float" office:value="8.291807407">
            <text:p>8,291807407</text:p>
          </table:table-cell>
          <table:table-cell table:formula="of:=[counters.E77]/12500000" office:value-type="float" office:value="172.49745832">
            <text:p>172,49745832</text:p>
          </table:table-cell>
          <table:table-cell table:formula="of:=[counters.F77]/1050000000" office:value-type="float" office:value="0.144973635238095">
            <text:p>0,1449736352</text:p>
          </table:table-cell>
          <table:table-cell table:formula="of:=[counters.G77]/3500000000" office:value-type="float" office:value="0.744744291428571">
            <text:p>0,7447442914</text:p>
          </table:table-cell>
          <table:table-cell table:style-name="ce6" table:formula="of:=[.E77]/[.J77]" office:value-type="float" office:value="4.08444504046354">
            <text:p>4,0844450405</text:p>
          </table:table-cell>
          <table:table-cell table:style-name="ce6" table:formula="of:=[.F77]/[.$J77]" office:value-type="float" office:value="15.5524458554275">
            <text:p>15,5524458554</text:p>
          </table:table-cell>
          <table:table-cell table:style-name="ce6" table:formula="of:=[.G77]/[.$J77]" office:value-type="float" office:value="1.41538676972795">
            <text:p>1,4153867697</text:p>
          </table:table-cell>
          <table:table-cell table:style-name="ce6" table:formula="of:=[.H77]/[.$J77]" office:value-type="float" office:value="0.227190464820694">
            <text:p>0,2271904648</text:p>
          </table:table-cell>
          <table:table-cell table:style-name="ce6" table:formula="of:=[.I77]/[.$J77]" office:value-type="float" office:value="0">
            <text:p>0</text:p>
          </table:table-cell>
          <table:table-cell table:formula="of:=[.O77]-[.P77]-[.Q77]" office:value-type="float" office:value="13.9098686208788">
            <text:p>13,9098686209</text:p>
          </table:table-cell>
          <table:table-cell table:formula="of:=[.E77]/[.$M77]" office:value-type="float" office:value="45.4752483903373">
            <text:p>45,4752483903</text:p>
          </table:table-cell>
          <table:table-cell table:formula="of:=[.F77]/[.$M77]" office:value-type="float" office:value="173.157266494292">
            <text:p>173,1572664943</text:p>
          </table:table-cell>
          <table:table-cell table:formula="of:=[.G77]/[.$M77]" office:value-type="float" office:value="15.7585826921718">
            <text:p>15,7585826922</text:p>
          </table:table-cell>
          <table:table-cell table:formula="of:=[.H77]/[.$M77]" office:value-type="float" office:value="2.52948508727264">
            <text:p>2,5294850873</text:p>
          </table:table-cell>
          <table:table-cell table:formula="of:=[.I77]/[.$M77]" office:value-type="float" office:value="0">
            <text:p>0</text:p>
          </table:table-cell>
          <table:table-cell table:formula="of:=[.U77]-[.V77]-[.W77]" office:value-type="float" office:value="154.869198714848">
            <text:p>154,8691987148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78]*[.C78]" office:value-type="float" office:value="7424">
            <text:p>7424</text:p>
          </table:table-cell>
          <table:table-cell table:formula="of:=[counters.BH78]/1000000000" office:value-type="float" office:value="34.860534667">
            <text:p>34,860534667</text:p>
          </table:table-cell>
          <table:table-cell table:style-name="Default" table:formula="of:=[counters.BI78]/1000000000" office:value-type="float" office:value="132.211669921">
            <text:p>132,211669921</text:p>
          </table:table-cell>
          <table:table-cell table:style-name="Default" table:formula="of:=[counters.BJ78]/1000000000" office:value-type="float" office:value="11.916656493">
            <text:p>11,916656493</text:p>
          </table:table-cell>
          <table:table-cell table:formula="of:=[counters.BK78]/1000000000" office:value-type="float" office:value="1.915588378">
            <text:p>1,915588378</text:p>
          </table:table-cell>
          <table:table-cell table:formula="of:=[counters.BL78]/(2^-32)" office:value-type="float" office:value="0">
            <text:p>0</text:p>
          </table:table-cell>
          <table:table-cell table:formula="of:=[counters.D78]/1000000000" office:value-type="float" office:value="8.579257347">
            <text:p>8,579257347</text:p>
          </table:table-cell>
          <table:table-cell table:formula="of:=[counters.E78]/12500000" office:value-type="float" office:value="167.16033">
            <text:p>167,16033</text:p>
          </table:table-cell>
          <table:table-cell table:formula="of:=[counters.F78]/1050000000" office:value-type="float" office:value="0.38712642952381">
            <text:p>0,3871264295</text:p>
          </table:table-cell>
          <table:table-cell table:formula="of:=[counters.G78]/3500000000" office:value-type="float" office:value="0.874070081714286">
            <text:p>0,8740700817</text:p>
          </table:table-cell>
          <table:table-cell table:style-name="ce6" table:formula="of:=[.E78]/[.J78]" office:value-type="float" office:value="4.06335108704835">
            <text:p>4,063351087</text:p>
          </table:table-cell>
          <table:table-cell table:style-name="ce6" table:formula="of:=[.F78]/[.$J78]" office:value-type="float" office:value="15.4106194246792">
            <text:p>15,4106194247</text:p>
          </table:table-cell>
          <table:table-cell table:style-name="ce6" table:formula="of:=[.G78]/[.$J78]" office:value-type="float" office:value="1.38900793052525">
            <text:p>1,3890079305</text:p>
          </table:table-cell>
          <table:table-cell table:style-name="ce6" table:formula="of:=[.H78]/[.$J78]" office:value-type="float" office:value="0.223281375126233">
            <text:p>0,2232813751</text:p>
          </table:table-cell>
          <table:table-cell table:style-name="ce6" table:formula="of:=[.I78]/[.$J78]" office:value-type="float" office:value="0">
            <text:p>0</text:p>
          </table:table-cell>
          <table:table-cell table:formula="of:=[.O78]-[.P78]-[.Q78]" office:value-type="float" office:value="13.7983301190277">
            <text:p>13,798330119</text:p>
          </table:table-cell>
          <table:table-cell table:formula="of:=[.E78]/[.$M78]" office:value-type="float" office:value="39.8829972519242">
            <text:p>39,8829972519</text:p>
          </table:table-cell>
          <table:table-cell table:formula="of:=[.F78]/[.$M78]" office:value-type="float" office:value="151.259804776406">
            <text:p>151,2598047764</text:p>
          </table:table-cell>
          <table:table-cell table:formula="of:=[.G78]/[.$M78]" office:value-type="float" office:value="13.6335252084458">
            <text:p>13,6335252084</text:p>
          </table:table-cell>
          <table:table-cell table:formula="of:=[.H78]/[.$M78]" office:value-type="float" office:value="2.19157298490645">
            <text:p>2,1915729849</text:p>
          </table:table-cell>
          <table:table-cell table:formula="of:=[.I78]/[.$M78]" office:value-type="float" office:value="0">
            <text:p>0</text:p>
          </table:table-cell>
          <table:table-cell table:formula="of:=[.U78]-[.V78]-[.W78]" office:value-type="float" office:value="135.434706583054">
            <text:p>135,4347065831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79]*[.C79]" office:value-type="float" office:value="7680">
            <text:p>7680</text:p>
          </table:table-cell>
          <table:table-cell table:formula="of:=[counters.BH79]/1000000000" office:value-type="float" office:value="35.474365234">
            <text:p>35,474365234</text:p>
          </table:table-cell>
          <table:table-cell table:style-name="Default" table:formula="of:=[counters.BI79]/1000000000" office:value-type="float" office:value="136.905212402">
            <text:p>136,905212402</text:p>
          </table:table-cell>
          <table:table-cell table:style-name="Default" table:formula="of:=[counters.BJ79]/1000000000" office:value-type="float" office:value="11.780029296">
            <text:p>11,780029296</text:p>
          </table:table-cell>
          <table:table-cell table:formula="of:=[counters.BK79]/1000000000" office:value-type="float" office:value="2.002563476">
            <text:p>2,002563476</text:p>
          </table:table-cell>
          <table:table-cell table:formula="of:=[counters.BL79]/(2^-32)" office:value-type="float" office:value="0">
            <text:p>0</text:p>
          </table:table-cell>
          <table:table-cell table:formula="of:=[counters.D79]/1000000000" office:value-type="float" office:value="8.927420914">
            <text:p>8,927420914</text:p>
          </table:table-cell>
          <table:table-cell table:formula="of:=[counters.E79]/12500000" office:value-type="float" office:value="170.20246176">
            <text:p>170,20246176</text:p>
          </table:table-cell>
          <table:table-cell table:formula="of:=[counters.F79]/1050000000" office:value-type="float" office:value="0.690930728571429">
            <text:p>0,6909307286</text:p>
          </table:table-cell>
          <table:table-cell table:formula="of:=[counters.G79]/3500000000" office:value-type="float" office:value="0.200920836857143">
            <text:p>0,2009208369</text:p>
          </table:table-cell>
          <table:table-cell table:style-name="ce6" table:formula="of:=[.E79]/[.J79]" office:value-type="float" office:value="3.97364094016997">
            <text:p>3,9736409402</text:p>
          </table:table-cell>
          <table:table-cell table:style-name="ce6" table:formula="of:=[.F79]/[.$J79]" office:value-type="float" office:value="15.3353598671824">
            <text:p>15,3353598672</text:p>
          </table:table-cell>
          <table:table-cell table:style-name="ce6" table:formula="of:=[.G79]/[.$J79]" office:value-type="float" office:value="1.31953331309007">
            <text:p>1,3195333131</text:p>
          </table:table-cell>
          <table:table-cell table:style-name="ce6" table:formula="of:=[.H79]/[.$J79]" office:value-type="float" office:value="0.224316014142402">
            <text:p>0,2243160141</text:p>
          </table:table-cell>
          <table:table-cell table:style-name="ce6" table:formula="of:=[.I79]/[.$J79]" office:value-type="float" office:value="0">
            <text:p>0</text:p>
          </table:table-cell>
          <table:table-cell table:formula="of:=[.O79]-[.P79]-[.Q79]" office:value-type="float" office:value="13.7915105399499">
            <text:p>13,7915105399</text:p>
          </table:table-cell>
          <table:table-cell table:formula="of:=[.E79]/[.$M79]" office:value-type="float" office:value="176.558916381693">
            <text:p>176,5589163817</text:p>
          </table:table-cell>
          <table:table-cell table:formula="of:=[.F79]/[.$M79]" office:value-type="float" office:value="681.388822301896">
            <text:p>681,3888223019</text:p>
          </table:table-cell>
          <table:table-cell table:formula="of:=[.G79]/[.$M79]" office:value-type="float" office:value="58.6302022242509">
            <text:p>58,6302022243</text:p>
          </table:table-cell>
          <table:table-cell table:formula="of:=[.H79]/[.$M79]" office:value-type="float" office:value="9.96692780761135">
            <text:p>9,9669278076</text:p>
          </table:table-cell>
          <table:table-cell table:formula="of:=[.I79]/[.$M79]" office:value-type="float" office:value="0">
            <text:p>0</text:p>
          </table:table-cell>
          <table:table-cell table:formula="of:=[.U79]-[.V79]-[.W79]" office:value-type="float" office:value="612.791692270034">
            <text:p>612,7916922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80]*[.C80]" office:value-type="float" office:value="7936">
            <text:p>7936</text:p>
          </table:table-cell>
          <table:table-cell table:formula="of:=[counters.BH80]/1000000000" office:value-type="float" office:value="36.227020263">
            <text:p>36,227020263</text:p>
          </table:table-cell>
          <table:table-cell table:style-name="Default" table:formula="of:=[counters.BI80]/1000000000" office:value-type="float" office:value="139.113983153">
            <text:p>139,113983153</text:p>
          </table:table-cell>
          <table:table-cell table:style-name="Default" table:formula="of:=[counters.BJ80]/1000000000" office:value-type="float" office:value="11.620056152">
            <text:p>11,620056152</text:p>
          </table:table-cell>
          <table:table-cell table:formula="of:=[counters.BK80]/1000000000" office:value-type="float" office:value="1.980926513">
            <text:p>1,980926513</text:p>
          </table:table-cell>
          <table:table-cell table:formula="of:=[counters.BL80]/(2^-32)" office:value-type="float" office:value="0">
            <text:p>0</text:p>
          </table:table-cell>
          <table:table-cell table:formula="of:=[counters.D80]/1000000000" office:value-type="float" office:value="8.844349895">
            <text:p>8,844349895</text:p>
          </table:table-cell>
          <table:table-cell table:formula="of:=[counters.E80]/12500000" office:value-type="float" office:value="136.76428952">
            <text:p>136,76428952</text:p>
          </table:table-cell>
          <table:table-cell table:formula="of:=[counters.F80]/1050000000" office:value-type="float" office:value="0.615282405714286">
            <text:p>0,6152824057</text:p>
          </table:table-cell>
          <table:table-cell table:formula="of:=[counters.G80]/3500000000" office:value-type="float" office:value="1.063480368">
            <text:p>1,063480368</text:p>
          </table:table-cell>
          <table:table-cell table:style-name="ce6" table:formula="of:=[.E80]/[.J80]" office:value-type="float" office:value="4.09606366698363">
            <text:p>4,096063667</text:p>
          </table:table-cell>
          <table:table-cell table:style-name="ce6" table:formula="of:=[.F80]/[.$J80]" office:value-type="float" office:value="15.7291360930492">
            <text:p>15,729136093</text:p>
          </table:table-cell>
          <table:table-cell table:style-name="ce6" table:formula="of:=[.G80]/[.$J80]" office:value-type="float" office:value="1.31383948961237">
            <text:p>1,3138394896</text:p>
          </table:table-cell>
          <table:table-cell table:style-name="ce6" table:formula="of:=[.H80]/[.$J80]" office:value-type="float" office:value="0.223976497596492">
            <text:p>0,2239764976</text:p>
          </table:table-cell>
          <table:table-cell table:style-name="ce6" table:formula="of:=[.I80]/[.$J80]" office:value-type="float" office:value="0">
            <text:p>0</text:p>
          </table:table-cell>
          <table:table-cell table:formula="of:=[.O80]-[.P80]-[.Q80]" office:value-type="float" office:value="14.1913201058403">
            <text:p>14,1913201058</text:p>
          </table:table-cell>
          <table:table-cell table:formula="of:=[.E80]/[.$M80]" office:value-type="float" office:value="34.0645877000336">
            <text:p>34,0645877</text:p>
          </table:table-cell>
          <table:table-cell table:formula="of:=[.F80]/[.$M80]" office:value-type="float" office:value="130.810109277918">
            <text:p>130,8101092779</text:p>
          </table:table-cell>
          <table:table-cell table:formula="of:=[.G80]/[.$M80]" office:value-type="float" office:value="10.9264416172091">
            <text:p>10,9264416172</text:p>
          </table:table-cell>
          <table:table-cell table:formula="of:=[.H80]/[.$M80]" office:value-type="float" office:value="1.86268272796174">
            <text:p>1,862682728</text:p>
          </table:table-cell>
          <table:table-cell table:formula="of:=[.I80]/[.$M80]" office:value-type="float" office:value="0">
            <text:p>0</text:p>
          </table:table-cell>
          <table:table-cell table:formula="of:=[.U80]-[.V80]-[.W80]" office:value-type="float" office:value="118.020984932747">
            <text:p>118,0209849327</text:p>
          </table:table-cell>
          <table:table-cell table:number-columns-repeated="998"/>
        </table:table-row>
        <table:table-row table:style-name="ro1">
          <table:table-cell office:value-type="string">
            <text:p>vect2_sp_add_power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81]*[.C81]" office:value-type="float" office:value="8192">
            <text:p>8192</text:p>
          </table:table-cell>
          <table:table-cell table:formula="of:=[counters.BH81]/1000000000" office:value-type="float" office:value="36.606872558">
            <text:p>36,606872558</text:p>
          </table:table-cell>
          <table:table-cell table:style-name="Default" table:formula="of:=[counters.BI81]/1000000000" office:value-type="float" office:value="140.424285888">
            <text:p>140,424285888</text:p>
          </table:table-cell>
          <table:table-cell table:style-name="Default" table:formula="of:=[counters.BJ81]/1000000000" office:value-type="float" office:value="11.244293212">
            <text:p>11,244293212</text:p>
          </table:table-cell>
          <table:table-cell table:formula="of:=[counters.BK81]/1000000000" office:value-type="float" office:value="2.052581786">
            <text:p>2,052581786</text:p>
          </table:table-cell>
          <table:table-cell table:formula="of:=[counters.BL81]/(2^-32)" office:value-type="float" office:value="0">
            <text:p>0</text:p>
          </table:table-cell>
          <table:table-cell table:formula="of:=[counters.D81]/1000000000" office:value-type="float" office:value="9.069154271">
            <text:p>9,069154271</text:p>
          </table:table-cell>
          <table:table-cell table:formula="of:=[counters.E81]/12500000" office:value-type="float" office:value="146.0382008">
            <text:p>146,0382008</text:p>
          </table:table-cell>
          <table:table-cell table:formula="of:=[counters.F81]/1050000000" office:value-type="float" office:value="0.788342915238095">
            <text:p>0,7883429152</text:p>
          </table:table-cell>
          <table:table-cell table:formula="of:=[counters.G81]/3500000000" office:value-type="float" office:value="0.267739195428571">
            <text:p>0,2677391954</text:p>
          </table:table-cell>
          <table:table-cell table:style-name="ce6" table:formula="of:=[.E81]/[.J81]" office:value-type="float" office:value="4.03641524492047">
            <text:p>4,0364152449</text:p>
          </table:table-cell>
          <table:table-cell table:style-name="ce6" table:formula="of:=[.F81]/[.$J81]" office:value-type="float" office:value="15.4837244677851">
            <text:p>15,4837244678</text:p>
          </table:table-cell>
          <table:table-cell table:style-name="ce6" table:formula="of:=[.G81]/[.$J81]" office:value-type="float" office:value="1.23983922601861">
            <text:p>1,239839226</text:p>
          </table:table-cell>
          <table:table-cell table:style-name="ce6" table:formula="of:=[.H81]/[.$J81]" office:value-type="float" office:value="0.226325600454658">
            <text:p>0,2263256005</text:p>
          </table:table-cell>
          <table:table-cell table:style-name="ce6" table:formula="of:=[.I81]/[.$J81]" office:value-type="float" office:value="0">
            <text:p>0</text:p>
          </table:table-cell>
          <table:table-cell table:formula="of:=[.O81]-[.P81]-[.Q81]" office:value-type="float" office:value="14.0175596413118">
            <text:p>14,0175596413</text:p>
          </table:table-cell>
          <table:table-cell table:formula="of:=[.E81]/[.$M81]" office:value-type="float" office:value="136.725863015324">
            <text:p>136,7258630153</text:p>
          </table:table-cell>
          <table:table-cell table:formula="of:=[.F81]/[.$M81]" office:value-type="float" office:value="524.481616011515">
            <text:p>524,4816160115</text:p>
          </table:table-cell>
          <table:table-cell table:formula="of:=[.G81]/[.$M81]" office:value-type="float" office:value="41.997187576519">
            <text:p>41,9971875765</text:p>
          </table:table-cell>
          <table:table-cell table:formula="of:=[.H81]/[.$M81]" office:value-type="float" office:value="7.66634777815935">
            <text:p>7,6663477782</text:p>
          </table:table-cell>
          <table:table-cell table:formula="of:=[.I81]/[.$M81]" office:value-type="float" office:value="0">
            <text:p>0</text:p>
          </table:table-cell>
          <table:table-cell table:formula="of:=[.U81]-[.V81]-[.W81]" office:value-type="float" office:value="474.818080656837">
            <text:p>474,8180806568</text:p>
          </table:table-cell>
          <table:table-cell table:number-columns-repeated="998"/>
        </table:table-row>
        <table:table-row table:style-name="ro1" table:number-rows-repeated="4">
          <table:table-cell table:number-columns-repeated="7"/>
          <table:table-cell table:style-name="ce5" table:number-columns-repeated="7"/>
          <table:table-cell table:number-columns-repeated="1009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16"/>
          <table:table-cell>
            <draw:frame table:end-cell-address="Sheet2.AR114" table:end-x="0.025cm" table:end-y="0.125cm" draw:z-index="1" draw:style-name="gr1" draw:text-style-name="P1" svg:width="27.133cm" svg:height="11.922cm" svg:x="2.248cm" svg:y="0.11cm">
              <draw:object draw:notify-on-update-of-ranges="Sheet2.D2:Sheet2.D41 Sheet2.T1:Sheet2.T1 Sheet2.T2:Sheet2.T41 Sheet2.U1:Sheet2.U1 Sheet2.U2:Sheet2.U41 Sheet2.V1:Sheet2.V1 Sheet2.V2:Sheet2.V41 Sheet2.W1:Sheet2.W1 Sheet2.W2:Sheet2.W41 Sheet2.Y1:Sheet2.Y1 Sheet2.Y2:Sheet2.Y4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92"/>
        </table:table-row>
        <table:table-row table:style-name="ro1" table:number-rows-repeated="3607">
          <table:table-cell table:number-columns-repeated="7"/>
          <table:table-cell table:style-name="ce5" table:number-columns-repeated="7"/>
          <table:table-cell table:number-columns-repeated="1009"/>
        </table:table-row>
        <table:table-row table:style-name="ro1" table:number-rows-repeated="1044882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PT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pt" fo:country="P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AR PL KaitiM 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6-03-2018</text:date>, <text:time>15:0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15:04:43</dc:date>
    <dc:creator>Helder Duarte</dc:creator>
    <meta:generator>OpenOffice/4.1.4$Unix OpenOffice.org_project/414m5$Build-9788</meta:generator>
    <meta:editing-duration>PT11H4M8S</meta:editing-duration>
    <meta:editing-cycles>43</meta:editing-cycles>
    <meta:document-statistic meta:table-count="2" meta:cell-count="720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627cm" svg:height="13.565cm" xlink:href=".." xlink:type="simple" chart:class="chart:line" chart:column-mapping="0 1 2" chart:style-name="ch1">
        <chart:title svg:x="12.433cm" svg:y="0.407cm" chart:style-name="ch2">
          <text:p>Power scalar</text:p>
        </chart:title>
        <chart:subtitle svg:x="12.049cm" svg:y="1.457cm" chart:style-name="ch3">
          <text:p>Using OCL_TIMER</text:p>
        </chart:subtitle>
        <chart:legend chart:legend-position="end" svg:x="21.203cm" svg:y="5.487cm" style:legend-expansion="high" chart:style-name="ch4"/>
        <chart:plot-area chart:style-name="ch5" table:cell-range-address="Sheet2.D2:Sheet2.D41 Sheet2.N1:Sheet2.Q41 Sheet2.S1:Sheet2.S41" chart:data-source-has-labels="both" svg:x="1.563cm" svg:y="2.682cm" svg:width="18.536cm" svg:height="9.631cm">
          <chartooo:coordinate-region svg:x="2.184cm" svg:y="2.881cm" svg:width="17.543cm" svg:height="8.387cm"/>
          <chart:axis chart:dimension="x" chart:name="primary-x" chart:style-name="ch6" chartooo:axis-type="auto">
            <chartooo:date-scale/>
            <chart:title svg:x="10.099cm" svg:y="12.584cm" chart:style-name="ch7">
              <text:p># threads</text:p>
            </chart:title>
            <chart:categories table:cell-range-address="Sheet2.D2:Sheet2.D41"/>
          </chart:axis>
          <chart:axis chart:dimension="y" chart:name="primary-y" chart:style-name="ch6">
            <chart:title svg:x="0.451cm" svg:y="8.282cm" chart:style-name="ch8">
              <text:p>Power [W]</text:p>
            </chart:title>
            <chart:grid chart:style-name="ch9" chart:class="major"/>
          </chart:axis>
          <chart:series chart:style-name="ch10" chart:values-cell-range-address="Sheet2.N2:Sheet2.N41" chart:label-cell-address="Sheet2.N1:Sheet2.N1" chart:class="chart:line">
            <chart:data-point chart:repeated="40"/>
          </chart:series>
          <chart:series chart:style-name="ch11" chart:values-cell-range-address="Sheet2.S2:Sheet2.S41" chart:label-cell-address="Sheet2.S1:Sheet2.S1" chart:class="chart:line">
            <chart:data-point chart:repeated="40"/>
          </chart:series>
          <chart:series chart:style-name="ch12" chart:values-cell-range-address="Sheet2.O2:Sheet2.O41" chart:label-cell-address="Sheet2.O1:Sheet2.O1" chart:class="chart:line">
            <chart:data-point chart:repeated="40"/>
          </chart:series>
          <chart:series chart:style-name="ch13" chart:values-cell-range-address="Sheet2.P2:Sheet2.P41" chart:label-cell-address="Sheet2.P1:Sheet2.P1" chart:class="chart:line">
            <chart:data-point chart:repeated="40"/>
          </chart:series>
          <chart:series chart:style-name="ch14" chart:values-cell-range-address="Sheet2.Q2:Sheet2.Q41" chart:label-cell-address="Sheet2.Q1:Sheet2.Q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Sheet2.N1:Sheet2.N1</svg:desc>
                </draw:g>
              </table:table-cell>
              <table:table-cell office:value-type="string">
                <text:p>GPU Power (pkg – pp0 – dram)</text:p>
                <draw:g>
                  <svg:desc>Sheet2.S1:Sheet2.S1</svg:desc>
                </draw:g>
              </table:table-cell>
              <table:table-cell office:value-type="string">
                <text:p>PKG Power (OCL_TIMER) [W]</text:p>
                <draw:g>
                  <svg:desc>Sheet2.O1:Sheet2.O1</svg:desc>
                </draw:g>
              </table:table-cell>
              <table:table-cell office:value-type="string">
                <text:p>PP0 Power (OCL_TIMER) [W]</text:p>
                <draw:g>
                  <svg:desc>Sheet2.P1:Sheet2.P1</svg:desc>
                </draw:g>
              </table:table-cell>
              <table:table-cell office:value-type="string">
                <text:p>DRAM Power (OCL_TIMER)  [W]</text:p>
                <draw:g>
                  <svg:desc>Sheet2.Q1:Sheet2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2:Sheet2.D41</svg:desc>
                </draw:g>
              </table:table-cell>
              <table:table-cell office:value-type="float" office:value="2.96596641987346">
                <text:p>2.96596641987346</text:p>
                <draw:g>
                  <svg:desc>Sheet2.N2:Sheet2.N41</svg:desc>
                </draw:g>
              </table:table-cell>
              <table:table-cell office:value-type="float" office:value="8.24069130248702">
                <text:p>8.24069130248702</text:p>
                <draw:g>
                  <svg:desc>Sheet2.S2:Sheet2.S41</svg:desc>
                </draw:g>
              </table:table-cell>
              <table:table-cell office:value-type="float" office:value="9.34598188594571">
                <text:p>9.34598188594571</text:p>
                <draw:g>
                  <svg:desc>Sheet2.O2:Sheet2.O41</svg:desc>
                </draw:g>
              </table:table-cell>
              <table:table-cell office:value-type="float" office:value="0.879740915380603">
                <text:p>0.879740915380603</text:p>
                <draw:g>
                  <svg:desc>Sheet2.P2:Sheet2.P41</svg:desc>
                </draw:g>
              </table:table-cell>
              <table:table-cell office:value-type="float" office:value="0.225549668078092">
                <text:p>0.225549668078092</text:p>
                <draw:g>
                  <svg:desc>Sheet2.Q2:Sheet2.Q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5682423102541">
                <text:p>2.95682423102541</text:p>
              </table:table-cell>
              <table:table-cell office:value-type="float" office:value="8.20877620844465">
                <text:p>8.20877620844465</text:p>
              </table:table-cell>
              <table:table-cell office:value-type="float" office:value="9.32544348355135">
                <text:p>9.32544348355135</text:p>
              </table:table-cell>
              <table:table-cell office:value-type="float" office:value="0.891242771458431">
                <text:p>0.891242771458431</text:p>
              </table:table-cell>
              <table:table-cell office:value-type="float" office:value="0.225424503648269">
                <text:p>0.2254245036482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6302256668263">
                <text:p>2.96302256668263</text:p>
              </table:table-cell>
              <table:table-cell office:value-type="float" office:value="8.22376808133585">
                <text:p>8.22376808133585</text:p>
              </table:table-cell>
              <table:table-cell office:value-type="float" office:value="9.34401523645924">
                <text:p>9.34401523645924</text:p>
              </table:table-cell>
              <table:table-cell office:value-type="float" office:value="0.894649736802476">
                <text:p>0.894649736802476</text:p>
              </table:table-cell>
              <table:table-cell office:value-type="float" office:value="0.225597418320915">
                <text:p>0.2255974183209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93820407151818">
                <text:p>2.93820407151818</text:p>
              </table:table-cell>
              <table:table-cell office:value-type="float" office:value="8.22824465775251">
                <text:p>8.22824465775251</text:p>
              </table:table-cell>
              <table:table-cell office:value-type="float" office:value="9.33899234754641">
                <text:p>9.33899234754641</text:p>
              </table:table-cell>
              <table:table-cell office:value-type="float" office:value="0.88521397355987">
                <text:p>0.88521397355987</text:p>
              </table:table-cell>
              <table:table-cell office:value-type="float" office:value="0.225533716234031">
                <text:p>0.2255337162340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02974793359863">
                <text:p>3.02974793359863</text:p>
              </table:table-cell>
              <table:table-cell office:value-type="float" office:value="8.22378512288101">
                <text:p>8.22378512288101</text:p>
              </table:table-cell>
              <table:table-cell office:value-type="float" office:value="9.32075770767537">
                <text:p>9.32075770767537</text:p>
              </table:table-cell>
              <table:table-cell office:value-type="float" office:value="0.871422817143598">
                <text:p>0.871422817143598</text:p>
              </table:table-cell>
              <table:table-cell office:value-type="float" office:value="0.225549767650759">
                <text:p>0.22554976765075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01530232607913">
                <text:p>3.01530232607913</text:p>
              </table:table-cell>
              <table:table-cell office:value-type="float" office:value="8.21770209653633">
                <text:p>8.21770209653633</text:p>
              </table:table-cell>
              <table:table-cell office:value-type="float" office:value="9.31686839004025">
                <text:p>9.31686839004025</text:p>
              </table:table-cell>
              <table:table-cell office:value-type="float" office:value="0.873573787207707">
                <text:p>0.873573787207707</text:p>
              </table:table-cell>
              <table:table-cell office:value-type="float" office:value="0.22559250629622">
                <text:p>0.2255925062962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03794938374443">
                <text:p>3.03794938374443</text:p>
              </table:table-cell>
              <table:table-cell office:value-type="float" office:value="8.40643466516988">
                <text:p>8.40643466516988</text:p>
              </table:table-cell>
              <table:table-cell office:value-type="float" office:value="9.5830402122054">
                <text:p>9.5830402122054</text:p>
              </table:table-cell>
              <table:table-cell office:value-type="float" office:value="0.950908213871452">
                <text:p>0.950908213871452</text:p>
              </table:table-cell>
              <table:table-cell office:value-type="float" office:value="0.225697333164064">
                <text:p>0.2256973331640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09646817606715">
                <text:p>3.09646817606715</text:p>
              </table:table-cell>
              <table:table-cell office:value-type="float" office:value="8.79482220296313">
                <text:p>8.79482220296313</text:p>
              </table:table-cell>
              <table:table-cell office:value-type="float" office:value="9.91170921029381">
                <text:p>9.91170921029381</text:p>
              </table:table-cell>
              <table:table-cell office:value-type="float" office:value="0.890663279283007">
                <text:p>0.890663279283007</text:p>
              </table:table-cell>
              <table:table-cell office:value-type="float" office:value="0.226223728047681">
                <text:p>0.22622372804768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28071194902535">
                <text:p>3.28071194902535</text:p>
              </table:table-cell>
              <table:table-cell office:value-type="float" office:value="9.37076505678883">
                <text:p>9.37076505678883</text:p>
              </table:table-cell>
              <table:table-cell office:value-type="float" office:value="10.5072284691449">
                <text:p>10.5072284691449</text:p>
              </table:table-cell>
              <table:table-cell office:value-type="float" office:value="0.910789325125532">
                <text:p>0.910789325125532</text:p>
              </table:table-cell>
              <table:table-cell office:value-type="float" office:value="0.225674087230539">
                <text:p>0.22567408723053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45110487398707">
                <text:p>3.45110487398707</text:p>
              </table:table-cell>
              <table:table-cell office:value-type="float" office:value="10.3459734492457">
                <text:p>10.3459734492457</text:p>
              </table:table-cell>
              <table:table-cell office:value-type="float" office:value="11.4921916004597">
                <text:p>11.4921916004597</text:p>
              </table:table-cell>
              <table:table-cell office:value-type="float" office:value="0.920846789584786">
                <text:p>0.920846789584786</text:p>
              </table:table-cell>
              <table:table-cell office:value-type="float" office:value="0.225371361629148">
                <text:p>0.22537136162914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63122327217119">
                <text:p>3.63122327217119</text:p>
              </table:table-cell>
              <table:table-cell office:value-type="float" office:value="11.2371386051149">
                <text:p>11.2371386051149</text:p>
              </table:table-cell>
              <table:table-cell office:value-type="float" office:value="12.3401861854432">
                <text:p>12.3401861854432</text:p>
              </table:table-cell>
              <table:table-cell office:value-type="float" office:value="0.877731662387478">
                <text:p>0.877731662387478</text:p>
              </table:table-cell>
              <table:table-cell office:value-type="float" office:value="0.22531591794081">
                <text:p>0.2253159179408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6114892581441">
                <text:p>3.76114892581441</text:p>
              </table:table-cell>
              <table:table-cell office:value-type="float" office:value="12.1377834735482">
                <text:p>12.1377834735482</text:p>
              </table:table-cell>
              <table:table-cell office:value-type="float" office:value="13.2320515127173">
                <text:p>13.2320515127173</text:p>
              </table:table-cell>
              <table:table-cell office:value-type="float" office:value="0.869358573357698">
                <text:p>0.869358573357698</text:p>
              </table:table-cell>
              <table:table-cell office:value-type="float" office:value="0.22490946581138">
                <text:p>0.2249094658113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.97853665016355">
                <text:p>3.97853665016355</text:p>
              </table:table-cell>
              <table:table-cell office:value-type="float" office:value="12.7946986100259">
                <text:p>12.7946986100259</text:p>
              </table:table-cell>
              <table:table-cell office:value-type="float" office:value="13.9002644212058">
                <text:p>13.9002644212058</text:p>
              </table:table-cell>
              <table:table-cell office:value-type="float" office:value="0.879769505344811">
                <text:p>0.879769505344811</text:p>
              </table:table-cell>
              <table:table-cell office:value-type="float" office:value="0.225796305835044">
                <text:p>0.22579630583504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01777913616744">
                <text:p>4.01777913616744</text:p>
              </table:table-cell>
              <table:table-cell office:value-type="float" office:value="13.2022514581137">
                <text:p>13.2022514581137</text:p>
              </table:table-cell>
              <table:table-cell office:value-type="float" office:value="14.3523655151475">
                <text:p>14.3523655151475</text:p>
              </table:table-cell>
              <table:table-cell office:value-type="float" office:value="0.925352091536358">
                <text:p>0.925352091536358</text:p>
              </table:table-cell>
              <table:table-cell office:value-type="float" office:value="0.224761965497456">
                <text:p>0.224761965497456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3.98375592777972">
                <text:p>3.98375592777972</text:p>
              </table:table-cell>
              <table:table-cell office:value-type="float" office:value="13.0696440266556">
                <text:p>13.0696440266556</text:p>
              </table:table-cell>
              <table:table-cell office:value-type="float" office:value="14.1424961317701">
                <text:p>14.1424961317701</text:p>
              </table:table-cell>
              <table:table-cell office:value-type="float" office:value="0.847635737435077">
                <text:p>0.847635737435077</text:p>
              </table:table-cell>
              <table:table-cell office:value-type="float" office:value="0.225216367679436">
                <text:p>0.22521636767943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.92489394783345">
                <text:p>3.92489394783345</text:p>
              </table:table-cell>
              <table:table-cell office:value-type="float" office:value="13.0113943194363">
                <text:p>13.0113943194363</text:p>
              </table:table-cell>
              <table:table-cell office:value-type="float" office:value="14.1078310249724">
                <text:p>14.1078310249724</text:p>
              </table:table-cell>
              <table:table-cell office:value-type="float" office:value="0.871724578219395">
                <text:p>0.871724578219395</text:p>
              </table:table-cell>
              <table:table-cell office:value-type="float" office:value="0.224712127316712">
                <text:p>0.224712127316712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.04159101839898">
                <text:p>4.04159101839898</text:p>
              </table:table-cell>
              <table:table-cell office:value-type="float" office:value="13.3272785339161">
                <text:p>13.3272785339161</text:p>
              </table:table-cell>
              <table:table-cell office:value-type="float" office:value="14.4676084779544">
                <text:p>14.4676084779544</text:p>
              </table:table-cell>
              <table:table-cell office:value-type="float" office:value="0.915584600340094">
                <text:p>0.915584600340094</text:p>
              </table:table-cell>
              <table:table-cell office:value-type="float" office:value="0.224745343698252">
                <text:p>0.22474534369825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.0003131395342">
                <text:p>4.0003131395342</text:p>
              </table:table-cell>
              <table:table-cell office:value-type="float" office:value="13.1957196300214">
                <text:p>13.1957196300214</text:p>
              </table:table-cell>
              <table:table-cell office:value-type="float" office:value="14.3148405670003">
                <text:p>14.3148405670003</text:p>
              </table:table-cell>
              <table:table-cell office:value-type="float" office:value="0.894180419585394">
                <text:p>0.894180419585394</text:p>
              </table:table-cell>
              <table:table-cell office:value-type="float" office:value="0.224940517393439">
                <text:p>0.224940517393439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.03440777098783">
                <text:p>4.03440777098783</text:p>
              </table:table-cell>
              <table:table-cell office:value-type="float" office:value="13.2908918437124">
                <text:p>13.2908918437124</text:p>
              </table:table-cell>
              <table:table-cell office:value-type="float" office:value="14.3876126668998">
                <text:p>14.3876126668998</text:p>
              </table:table-cell>
              <table:table-cell office:value-type="float" office:value="0.872296371613805">
                <text:p>0.872296371613805</text:p>
              </table:table-cell>
              <table:table-cell office:value-type="float" office:value="0.224424451573568">
                <text:p>0.224424451573568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.00961655578312">
                <text:p>4.00961655578312</text:p>
              </table:table-cell>
              <table:table-cell office:value-type="float" office:value="13.432691576049">
                <text:p>13.432691576049</text:p>
              </table:table-cell>
              <table:table-cell office:value-type="float" office:value="14.5258478692934">
                <text:p>14.5258478692934</text:p>
              </table:table-cell>
              <table:table-cell office:value-type="float" office:value="0.868925446872965">
                <text:p>0.868925446872965</text:p>
              </table:table-cell>
              <table:table-cell office:value-type="float" office:value="0.224230846371398">
                <text:p>0.224230846371398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.99007012734567">
                <text:p>3.99007012734567</text:p>
              </table:table-cell>
              <table:table-cell office:value-type="float" office:value="13.3749958827494">
                <text:p>13.3749958827494</text:p>
              </table:table-cell>
              <table:table-cell office:value-type="float" office:value="14.4660421055198">
                <text:p>14.4660421055198</text:p>
              </table:table-cell>
              <table:table-cell office:value-type="float" office:value="0.866858793478266">
                <text:p>0.866858793478266</text:p>
              </table:table-cell>
              <table:table-cell office:value-type="float" office:value="0.224187429292133">
                <text:p>0.224187429292133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.02786962195154">
                <text:p>4.02786962195154</text:p>
              </table:table-cell>
              <table:table-cell office:value-type="float" office:value="13.4001378258456">
                <text:p>13.4001378258456</text:p>
              </table:table-cell>
              <table:table-cell office:value-type="float" office:value="14.4901394075315">
                <text:p>14.4901394075315</text:p>
              </table:table-cell>
              <table:table-cell office:value-type="float" office:value="0.866358909128503">
                <text:p>0.866358909128503</text:p>
              </table:table-cell>
              <table:table-cell office:value-type="float" office:value="0.223642672557377">
                <text:p>0.22364267255737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.02507882244841">
                <text:p>4.02507882244841</text:p>
              </table:table-cell>
              <table:table-cell office:value-type="float" office:value="13.4816241182674">
                <text:p>13.4816241182674</text:p>
              </table:table-cell>
              <table:table-cell office:value-type="float" office:value="14.5599308346983">
                <text:p>14.5599308346983</text:p>
              </table:table-cell>
              <table:table-cell office:value-type="float" office:value="0.854460912047241">
                <text:p>0.854460912047241</text:p>
              </table:table-cell>
              <table:table-cell office:value-type="float" office:value="0.223845804383689">
                <text:p>0.22384580438368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.02242984980347">
                <text:p>4.02242984980347</text:p>
              </table:table-cell>
              <table:table-cell office:value-type="float" office:value="13.4049423251989">
                <text:p>13.4049423251989</text:p>
              </table:table-cell>
              <table:table-cell office:value-type="float" office:value="14.4676960040661">
                <text:p>14.4676960040661</text:p>
              </table:table-cell>
              <table:table-cell office:value-type="float" office:value="0.839088967582001">
                <text:p>0.839088967582001</text:p>
              </table:table-cell>
              <table:table-cell office:value-type="float" office:value="0.223664711285191">
                <text:p>0.223664711285191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4.01988005804426">
                <text:p>4.01988005804426</text:p>
              </table:table-cell>
              <table:table-cell office:value-type="float" office:value="13.5009266461941">
                <text:p>13.5009266461941</text:p>
              </table:table-cell>
              <table:table-cell office:value-type="float" office:value="14.5669966655126">
                <text:p>14.5669966655126</text:p>
              </table:table-cell>
              <table:table-cell office:value-type="float" office:value="0.842034515851969">
                <text:p>0.842034515851969</text:p>
              </table:table-cell>
              <table:table-cell office:value-type="float" office:value="0.224035503466593">
                <text:p>0.224035503466593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4.05052867275169">
                <text:p>4.05052867275169</text:p>
              </table:table-cell>
              <table:table-cell office:value-type="float" office:value="13.4887155357221">
                <text:p>13.4887155357221</text:p>
              </table:table-cell>
              <table:table-cell office:value-type="float" office:value="14.5781664828425">
                <text:p>14.5781664828425</text:p>
              </table:table-cell>
              <table:table-cell office:value-type="float" office:value="0.865023936777613">
                <text:p>0.865023936777613</text:p>
              </table:table-cell>
              <table:table-cell office:value-type="float" office:value="0.224427010342822">
                <text:p>0.224427010342822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03494003143674">
                <text:p>4.03494003143674</text:p>
              </table:table-cell>
              <table:table-cell office:value-type="float" office:value="13.5060098533206">
                <text:p>13.5060098533206</text:p>
              </table:table-cell>
              <table:table-cell office:value-type="float" office:value="14.6366637205407">
                <text:p>14.6366637205407</text:p>
              </table:table-cell>
              <table:table-cell office:value-type="float" office:value="0.906383137655437">
                <text:p>0.906383137655437</text:p>
              </table:table-cell>
              <table:table-cell office:value-type="float" office:value="0.22427072956462">
                <text:p>0.2242707295646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0379045388804">
                <text:p>4.0379045388804</text:p>
              </table:table-cell>
              <table:table-cell office:value-type="float" office:value="13.4870415650977">
                <text:p>13.4870415650977</text:p>
              </table:table-cell>
              <table:table-cell office:value-type="float" office:value="14.6038506225365">
                <text:p>14.6038506225365</text:p>
              </table:table-cell>
              <table:table-cell office:value-type="float" office:value="0.893148269515083">
                <text:p>0.893148269515083</text:p>
              </table:table-cell>
              <table:table-cell office:value-type="float" office:value="0.223660787923719">
                <text:p>0.223660787923719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3.8946626264552">
                <text:p>3.8946626264552</text:p>
              </table:table-cell>
              <table:table-cell office:value-type="float" office:value="12.7812263352711">
                <text:p>12.7812263352711</text:p>
              </table:table-cell>
              <table:table-cell office:value-type="float" office:value="13.9240615852687">
                <text:p>13.9240615852687</text:p>
              </table:table-cell>
              <table:table-cell office:value-type="float" office:value="0.918708641037112">
                <text:p>0.918708641037112</text:p>
              </table:table-cell>
              <table:table-cell office:value-type="float" office:value="0.224126608960488">
                <text:p>0.224126608960488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3.92591634289274">
                <text:p>3.92591634289274</text:p>
              </table:table-cell>
              <table:table-cell office:value-type="float" office:value="12.9532644819136">
                <text:p>12.9532644819136</text:p>
              </table:table-cell>
              <table:table-cell office:value-type="float" office:value="14.1194479418092">
                <text:p>14.1194479418092</text:p>
              </table:table-cell>
              <table:table-cell office:value-type="float" office:value="0.942632506968183">
                <text:p>0.942632506968183</text:p>
              </table:table-cell>
              <table:table-cell office:value-type="float" office:value="0.223550952927452">
                <text:p>0.223550952927452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3.98910524394352">
                <text:p>3.98910524394352</text:p>
              </table:table-cell>
              <table:table-cell office:value-type="float" office:value="13.1327151616912">
                <text:p>13.1327151616912</text:p>
              </table:table-cell>
              <table:table-cell office:value-type="float" office:value="14.2924784159845">
                <text:p>14.2924784159845</text:p>
              </table:table-cell>
              <table:table-cell office:value-type="float" office:value="0.935236813385712">
                <text:p>0.935236813385712</text:p>
              </table:table-cell>
              <table:table-cell office:value-type="float" office:value="0.224526440907595">
                <text:p>0.224526440907595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4.13123670198534">
                <text:p>4.13123670198534</text:p>
              </table:table-cell>
              <table:table-cell office:value-type="float" office:value="13.1815746742354">
                <text:p>13.1815746742354</text:p>
              </table:table-cell>
              <table:table-cell office:value-type="float" office:value="14.5919787385524">
                <text:p>14.5919787385524</text:p>
              </table:table-cell>
              <table:table-cell office:value-type="float" office:value="1.18114259937869">
                <text:p>1.18114259937869</text:p>
              </table:table-cell>
              <table:table-cell office:value-type="float" office:value="0.229261464938313">
                <text:p>0.229261464938313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.03427842915088">
                <text:p>4.03427842915088</text:p>
              </table:table-cell>
              <table:table-cell office:value-type="float" office:value="13.0601794341885">
                <text:p>13.0601794341885</text:p>
              </table:table-cell>
              <table:table-cell office:value-type="float" office:value="14.5016846840941">
                <text:p>14.5016846840941</text:p>
              </table:table-cell>
              <table:table-cell office:value-type="float" office:value="1.21719674071937">
                <text:p>1.21719674071937</text:p>
              </table:table-cell>
              <table:table-cell office:value-type="float" office:value="0.224308509186161">
                <text:p>0.224308509186161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4.24882790369258">
                <text:p>4.24882790369258</text:p>
              </table:table-cell>
              <table:table-cell office:value-type="float" office:value="13.1276294882479">
                <text:p>13.1276294882479</text:p>
              </table:table-cell>
              <table:table-cell office:value-type="float" office:value="14.9582398587376">
                <text:p>14.9582398587376</text:p>
              </table:table-cell>
              <table:table-cell office:value-type="float" office:value="1.58787241382272">
                <text:p>1.58787241382272</text:p>
              </table:table-cell>
              <table:table-cell office:value-type="float" office:value="0.24273795666695">
                <text:p>0.24273795666695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3.99386613193006">
                <text:p>3.99386613193006</text:p>
              </table:table-cell>
              <table:table-cell office:value-type="float" office:value="12.4891560686398">
                <text:p>12.4891560686398</text:p>
              </table:table-cell>
              <table:table-cell office:value-type="float" office:value="14.3921492893241">
                <text:p>14.3921492893241</text:p>
              </table:table-cell>
              <table:table-cell office:value-type="float" office:value="1.6770629775905">
                <text:p>1.6770629775905</text:p>
              </table:table-cell>
              <table:table-cell office:value-type="float" office:value="0.225930243093803">
                <text:p>0.225930243093803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4.08178301186059">
                <text:p>4.08178301186059</text:p>
              </table:table-cell>
              <table:table-cell office:value-type="float" office:value="12.6631891293674">
                <text:p>12.6631891293674</text:p>
              </table:table-cell>
              <table:table-cell office:value-type="float" office:value="14.6242484266856">
                <text:p>14.6242484266856</text:p>
              </table:table-cell>
              <table:table-cell office:value-type="float" office:value="1.73084579602155">
                <text:p>1.73084579602155</text:p>
              </table:table-cell>
              <table:table-cell office:value-type="float" office:value="0.23021350129664">
                <text:p>0.23021350129664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4.01000755190252">
                <text:p>4.01000755190252</text:p>
              </table:table-cell>
              <table:table-cell office:value-type="float" office:value="12.6806927404679">
                <text:p>12.6806927404679</text:p>
              </table:table-cell>
              <table:table-cell office:value-type="float" office:value="14.5971734141627">
                <text:p>14.5971734141627</text:p>
              </table:table-cell>
              <table:table-cell office:value-type="float" office:value="1.69112004585592">
                <text:p>1.69112004585592</text:p>
              </table:table-cell>
              <table:table-cell office:value-type="float" office:value="0.225360627838886">
                <text:p>0.225360627838886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4.07027891830253">
                <text:p>4.07027891830253</text:p>
              </table:table-cell>
              <table:table-cell office:value-type="float" office:value="12.744619641778">
                <text:p>12.744619641778</text:p>
              </table:table-cell>
              <table:table-cell office:value-type="float" office:value="14.6832900985506">
                <text:p>14.6832900985506</text:p>
              </table:table-cell>
              <table:table-cell office:value-type="float" office:value="1.71360676599286">
                <text:p>1.71360676599286</text:p>
              </table:table-cell>
              <table:table-cell office:value-type="float" office:value="0.225063690779703">
                <text:p>0.225063690779703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4.02450364262774">
                <text:p>4.02450364262774</text:p>
              </table:table-cell>
              <table:table-cell office:value-type="float" office:value="12.7610678977014">
                <text:p>12.7610678977014</text:p>
              </table:table-cell>
              <table:table-cell office:value-type="float" office:value="14.6365367793399">
                <text:p>14.6365367793399</text:p>
              </table:table-cell>
              <table:table-cell office:value-type="float" office:value="1.65069872370466">
                <text:p>1.65069872370466</text:p>
              </table:table-cell>
              <table:table-cell office:value-type="float" office:value="0.224770157933834">
                <text:p>0.22477015793383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.08378507402999">
                <text:p>4.08378507402999</text:p>
              </table:table-cell>
              <table:table-cell office:value-type="float" office:value="12.9651111469975">
                <text:p>12.9651111469975</text:p>
              </table:table-cell>
              <table:table-cell office:value-type="float" office:value="14.8526309843022">
                <text:p>14.8526309843022</text:p>
              </table:table-cell>
              <table:table-cell office:value-type="float" office:value="1.66284628418997">
                <text:p>1.66284628418997</text:p>
              </table:table-cell>
              <table:table-cell office:value-type="float" office:value="0.224673553114713">
                <text:p>0.2246735531147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134cm" svg:height="11.923cm" xlink:href=".." xlink:type="simple" chart:class="chart:line" chart:column-mapping="0 1 2" chart:style-name="ch1">
        <chart:title svg:x="12.187cm" svg:y="0.374cm" chart:style-name="ch2">
          <text:p>Power scalar</text:p>
        </chart:title>
        <chart:subtitle svg:x="11.83cm" svg:y="1.391cm" chart:style-name="ch3">
          <text:p>Using CPU_TICKS</text:p>
        </chart:subtitle>
        <chart:legend chart:legend-position="end" svg:x="20.736cm" svg:y="4.666cm" style:legend-expansion="high" chart:style-name="ch4"/>
        <chart:plot-area chart:style-name="ch5" table:cell-range-address="Sheet2.D2:Sheet2.D41 Sheet2.T1:Sheet2.W41 Sheet2.Y1:Sheet2.Y41" chart:data-source-has-labels="both" svg:x="1.553cm" svg:y="2.55cm" svg:width="18.099cm" svg:height="8.154cm">
          <chartooo:coordinate-region svg:x="2.73cm" svg:y="2.749cm" svg:width="16.55cm" svg:height="6.91cm"/>
          <chart:axis chart:dimension="x" chart:name="primary-x" chart:style-name="ch6" chartooo:axis-type="auto">
            <chartooo:date-scale/>
            <chart:title svg:x="9.87cm" svg:y="10.942cm" chart:style-name="ch7">
              <text:p># threads</text:p>
            </chart:title>
            <chart:categories table:cell-range-address="Sheet2.D2:Sheet2.D41"/>
          </chart:axis>
          <chart:axis chart:dimension="y" chart:name="primary-y" chart:style-name="ch8">
            <chart:title svg:x="0.451cm" svg:y="7.782cm" chart:style-name="ch9">
              <text:p>Power [W] (log)</text:p>
            </chart:title>
            <chart:grid chart:style-name="ch10" chart:class="major"/>
          </chart:axis>
          <chart:series chart:style-name="ch11" chart:values-cell-range-address="Sheet2.T2:Sheet2.T41" chart:label-cell-address="Sheet2.T1:Sheet2.T1" chart:class="chart:line">
            <chart:data-point chart:repeated="40"/>
          </chart:series>
          <chart:series chart:style-name="ch12" chart:values-cell-range-address="Sheet2.U2:Sheet2.U41" chart:label-cell-address="Sheet2.U1:Sheet2.U1" chart:class="chart:line">
            <chart:data-point chart:repeated="40"/>
          </chart:series>
          <chart:series chart:style-name="ch13" chart:values-cell-range-address="Sheet2.V2:Sheet2.V41" chart:label-cell-address="Sheet2.V1:Sheet2.V1" chart:class="chart:line">
            <chart:data-point chart:repeated="40"/>
          </chart:series>
          <chart:series chart:style-name="ch14" chart:values-cell-range-address="Sheet2.W2:Sheet2.W41" chart:label-cell-address="Sheet2.W1:Sheet2.W1" chart:class="chart:line">
            <chart:data-point chart:repeated="40"/>
          </chart:series>
          <chart:series chart:style-name="ch15" chart:values-cell-range-address="Sheet2.Y2:Sheet2.Y41" chart:label-cell-address="Sheet2.Y1:Sheet2.Y1" chart:class="chart:line">
            <chart:data-point chart:repeated="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CPU_TICKS)</text:p>
                <draw:g>
                  <svg:desc>Sheet2.T1:Sheet2.T1</svg:desc>
                </draw:g>
              </table:table-cell>
              <table:table-cell office:value-type="string">
                <text:p>PKG Power (CPU_TICKS) [W]</text:p>
                <draw:g>
                  <svg:desc>Sheet2.U1:Sheet2.U1</svg:desc>
                </draw:g>
              </table:table-cell>
              <table:table-cell office:value-type="string">
                <text:p>PP0 Power (CPU_TICKS) [W]</text:p>
                <draw:g>
                  <svg:desc>Sheet2.V1:Sheet2.V1</svg:desc>
                </draw:g>
              </table:table-cell>
              <table:table-cell office:value-type="string">
                <text:p>DRAM Power (CPU_TICKS)  [W]</text:p>
                <draw:g>
                  <svg:desc>Sheet2.W1:Sheet2.W1</svg:desc>
                </draw:g>
              </table:table-cell>
              <table:table-cell office:value-type="string">
                <text:p>GPU Power (pkg – pp0 – dram)</text:p>
                <draw:g>
                  <svg:desc>Sheet2.Y1:Sheet2.Y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2:Sheet2.D41</svg:desc>
                </draw:g>
              </table:table-cell>
              <table:table-cell office:value-type="float" office:value="3.5723739348747">
                <text:p>3.5723739348747</text:p>
                <draw:g>
                  <svg:desc>Sheet2.T2:Sheet2.T41</svg:desc>
                </draw:g>
              </table:table-cell>
              <table:table-cell office:value-type="float" office:value="11.2568172928229">
                <text:p>11.2568172928229</text:p>
                <draw:g>
                  <svg:desc>Sheet2.U2:Sheet2.U41</svg:desc>
                </draw:g>
              </table:table-cell>
              <table:table-cell office:value-type="float" office:value="1.05960859654054">
                <text:p>1.05960859654054</text:p>
                <draw:g>
                  <svg:desc>Sheet2.V2:Sheet2.V41</svg:desc>
                </draw:g>
              </table:table-cell>
              <table:table-cell office:value-type="float" office:value="0.271664490151643">
                <text:p>0.271664490151643</text:p>
                <draw:g>
                  <svg:desc>Sheet2.W2:Sheet2.W41</svg:desc>
                </draw:g>
              </table:table-cell>
              <table:table-cell office:value-type="float" office:value="9.92554420613071">
                <text:p>9.92554420613071</text:p>
                <draw:g>
                  <svg:desc>Sheet2.Y2:Sheet2.Y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56163249910661">
                <text:p>3.56163249910661</text:p>
              </table:table-cell>
              <table:table-cell office:value-type="float" office:value="11.232931004519">
                <text:p>11.232931004519</text:p>
              </table:table-cell>
              <table:table-cell office:value-type="float" office:value="1.07354342747637">
                <text:p>1.07354342747637</text:p>
              </table:table-cell>
              <table:table-cell office:value-type="float" office:value="0.271534313695143">
                <text:p>0.271534313695143</text:p>
              </table:table-cell>
              <table:table-cell office:value-type="float" office:value="9.88785326334751">
                <text:p>9.887853263347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6897166646714">
                <text:p>3.56897166646714</text:p>
              </table:table-cell>
              <table:table-cell office:value-type="float" office:value="11.2549009936488">
                <text:p>11.2549009936488</text:p>
              </table:table-cell>
              <table:table-cell office:value-type="float" office:value="1.07760892473902">
                <text:p>1.07760892473902</text:p>
              </table:table-cell>
              <table:table-cell office:value-type="float" office:value="0.271732926731274">
                <text:p>0.271732926731274</text:p>
              </table:table-cell>
              <table:table-cell office:value-type="float" office:value="9.90555914217855">
                <text:p>9.905559142178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3897239559568">
                <text:p>3.53897239559568</text:p>
              </table:table-cell>
              <table:table-cell office:value-type="float" office:value="11.2485162079191">
                <text:p>11.2485162079191</text:p>
              </table:table-cell>
              <table:table-cell office:value-type="float" office:value="1.06621178800738">
                <text:p>1.06621178800738</text:p>
              </table:table-cell>
              <table:table-cell office:value-type="float" office:value="0.271648114494627">
                <text:p>0.271648114494627</text:p>
              </table:table-cell>
              <table:table-cell office:value-type="float" office:value="9.9106563054171">
                <text:p>9.91065630541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4991019378646">
                <text:p>3.64991019378646</text:p>
              </table:table-cell>
              <table:table-cell office:value-type="float" office:value="11.2286333109733">
                <text:p>11.2286333109733</text:p>
              </table:table-cell>
              <table:table-cell office:value-type="float" office:value="1.04979526122251">
                <text:p>1.04979526122251</text:p>
              </table:table-cell>
              <table:table-cell office:value-type="float" office:value="0.271717784514457">
                <text:p>0.271717784514457</text:p>
              </table:table-cell>
              <table:table-cell office:value-type="float" office:value="9.90712026523632">
                <text:p>9.9071202652363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63182458899565">
                <text:p>3.63182458899565</text:p>
              </table:table-cell>
              <table:table-cell office:value-type="float" office:value="11.221837166618">
                <text:p>11.221837166618</text:p>
              </table:table-cell>
              <table:table-cell office:value-type="float" office:value="1.05218860916295">
                <text:p>1.05218860916295</text:p>
              </table:table-cell>
              <table:table-cell office:value-type="float" office:value="0.271718163838363">
                <text:p>0.271718163838363</text:p>
              </table:table-cell>
              <table:table-cell office:value-type="float" office:value="9.89793039361668">
                <text:p>9.897930393616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6592228166229">
                <text:p>3.6592228166229</text:p>
              </table:table-cell>
              <table:table-cell office:value-type="float" office:value="11.5428122617025">
                <text:p>11.5428122617025</text:p>
              </table:table-cell>
              <table:table-cell office:value-type="float" office:value="1.1453729450962">
                <text:p>1.1453729450962</text:p>
              </table:table-cell>
              <table:table-cell office:value-type="float" office:value="0.271853387546223">
                <text:p>0.271853387546223</text:p>
              </table:table-cell>
              <table:table-cell office:value-type="float" office:value="10.1255859290601">
                <text:p>10.125585929060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72934669698034">
                <text:p>3.72934669698034</text:p>
              </table:table-cell>
              <table:table-cell office:value-type="float" office:value="11.9375358967155">
                <text:p>11.9375358967155</text:p>
              </table:table-cell>
              <table:table-cell office:value-type="float" office:value="1.0727034704857">
                <text:p>1.0727034704857</text:p>
              </table:table-cell>
              <table:table-cell office:value-type="float" office:value="0.272460966818249">
                <text:p>0.272460966818249</text:p>
              </table:table-cell>
              <table:table-cell office:value-type="float" office:value="10.5923714594116">
                <text:p>10.592371459411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95151317595855">
                <text:p>3.95151317595855</text:p>
              </table:table-cell>
              <table:table-cell office:value-type="float" office:value="12.6556224331026">
                <text:p>12.6556224331026</text:p>
              </table:table-cell>
              <table:table-cell office:value-type="float" office:value="1.09701676790769">
                <text:p>1.09701676790769</text:p>
              </table:table-cell>
              <table:table-cell office:value-type="float" office:value="0.271817258881512">
                <text:p>0.271817258881512</text:p>
              </table:table-cell>
              <table:table-cell office:value-type="float" office:value="11.2867884063134">
                <text:p>11.286788406313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.15761544485215">
                <text:p>4.15761544485215</text:p>
              </table:table-cell>
              <table:table-cell office:value-type="float" office:value="13.8448743338451">
                <text:p>13.8448743338451</text:p>
              </table:table-cell>
              <table:table-cell office:value-type="float" office:value="1.1093626460262">
                <text:p>1.1093626460262</text:p>
              </table:table-cell>
              <table:table-cell office:value-type="float" office:value="0.271509411666814">
                <text:p>0.271509411666814</text:p>
              </table:table-cell>
              <table:table-cell office:value-type="float" office:value="12.464002276152">
                <text:p>12.4640022761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37467018868764">
                <text:p>4.37467018868764</text:p>
              </table:table-cell>
              <table:table-cell office:value-type="float" office:value="14.866682817891">
                <text:p>14.866682817891</text:p>
              </table:table-cell>
              <table:table-cell office:value-type="float" office:value="1.05743608952414">
                <text:p>1.05743608952414</text:p>
              </table:table-cell>
              <table:table-cell office:value-type="float" office:value="0.271446494851055">
                <text:p>0.271446494851055</text:p>
              </table:table-cell>
              <table:table-cell office:value-type="float" office:value="13.5378002335158">
                <text:p>13.53780023351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53052241019685">
                <text:p>4.53052241019685</text:p>
              </table:table-cell>
              <table:table-cell office:value-type="float" office:value="15.9387748514276">
                <text:p>15.9387748514276</text:p>
              </table:table-cell>
              <table:table-cell office:value-type="float" office:value="1.04719291279884">
                <text:p>1.04719291279884</text:p>
              </table:table-cell>
              <table:table-cell office:value-type="float" office:value="0.270916519186547">
                <text:p>0.270916519186547</text:p>
              </table:table-cell>
              <table:table-cell office:value-type="float" office:value="14.6206654194423">
                <text:p>14.620665419442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.79314144632103">
                <text:p>4.79314144632103</text:p>
              </table:table-cell>
              <table:table-cell office:value-type="float" office:value="16.746341524682">
                <text:p>16.746341524682</text:p>
              </table:table-cell>
              <table:table-cell office:value-type="float" office:value="1.05990218265407">
                <text:p>1.05990218265407</text:p>
              </table:table-cell>
              <table:table-cell office:value-type="float" office:value="0.272028066369488">
                <text:p>0.272028066369488</text:p>
              </table:table-cell>
              <table:table-cell office:value-type="float" office:value="15.4144112756584">
                <text:p>15.41441127565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83999596584759">
                <text:p>4.83999596584759</text:p>
              </table:table-cell>
              <table:table-cell office:value-type="float" office:value="17.2894997060359">
                <text:p>17.2894997060359</text:p>
              </table:table-cell>
              <table:table-cell office:value-type="float" office:value="1.11472040603427">
                <text:p>1.11472040603427</text:p>
              </table:table-cell>
              <table:table-cell office:value-type="float" office:value="0.270758289446781">
                <text:p>0.270758289446781</text:p>
              </table:table-cell>
              <table:table-cell office:value-type="float" office:value="15.9040210105548">
                <text:p>15.904021010554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05.869108452845">
                <text:p>105.869108452845</text:p>
              </table:table-cell>
              <table:table-cell office:value-type="float" office:value="375.839655820173">
                <text:p>375.839655820173</text:p>
              </table:table-cell>
              <table:table-cell office:value-type="float" office:value="22.5260888071111">
                <text:p>22.5260888071111</text:p>
              </table:table-cell>
              <table:table-cell office:value-type="float" office:value="5.98516989681611">
                <text:p>5.98516989681611</text:p>
              </table:table-cell>
              <table:table-cell office:value-type="float" office:value="347.328397116246">
                <text:p>347.3283971162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6.3145746913227">
                <text:p>26.3145746913227</text:p>
              </table:table-cell>
              <table:table-cell office:value-type="float" office:value="94.5863960080049">
                <text:p>94.5863960080049</text:p>
              </table:table-cell>
              <table:table-cell office:value-type="float" office:value="5.84450480158284">
                <text:p>5.84450480158284</text:p>
              </table:table-cell>
              <table:table-cell office:value-type="float" office:value="1.50658951220472">
                <text:p>1.50658951220472</text:p>
              </table:table-cell>
              <table:table-cell office:value-type="float" office:value="87.2353016942173">
                <text:p>87.235301694217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24.2038835917314">
                <text:p>24.2038835917314</text:p>
              </table:table-cell>
              <table:table-cell office:value-type="float" office:value="86.642193595796">
                <text:p>86.642193595796</text:p>
              </table:table-cell>
              <table:table-cell office:value-type="float" office:value="5.48316318601485">
                <text:p>5.48316318601485</text:p>
              </table:table-cell>
              <table:table-cell office:value-type="float" office:value="1.34593285463382">
                <text:p>1.34593285463382</text:p>
              </table:table-cell>
              <table:table-cell office:value-type="float" office:value="79.8130975551473">
                <text:p>79.813097555147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4.8799159460549">
                <text:p>14.8799159460549</text:p>
              </table:table-cell>
              <table:table-cell office:value-type="float" office:value="53.2467376898759">
                <text:p>53.2467376898759</text:p>
              </table:table-cell>
              <table:table-cell office:value-type="float" office:value="3.32607198985129">
                <text:p>3.32607198985129</text:p>
              </table:table-cell>
              <table:table-cell office:value-type="float" office:value="0.836708496291922">
                <text:p>0.836708496291922</text:p>
              </table:table-cell>
              <table:table-cell office:value-type="float" office:value="49.0839572037327">
                <text:p>49.0839572037327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2.9418694985752">
                <text:p>12.9418694985752</text:p>
              </table:table-cell>
              <table:table-cell office:value-type="float" office:value="46.1536404103924">
                <text:p>46.1536404103924</text:p>
              </table:table-cell>
              <table:table-cell office:value-type="float" office:value="2.79821635450161">
                <text:p>2.79821635450161</text:p>
              </table:table-cell>
              <table:table-cell office:value-type="float" office:value="0.71992523548091">
                <text:p>0.71992523548091</text:p>
              </table:table-cell>
              <table:table-cell office:value-type="float" office:value="42.6354988204099">
                <text:p>42.6354988204099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2.053375420108">
                <text:p>12.053375420108</text:p>
              </table:table-cell>
              <table:table-cell office:value-type="float" office:value="43.6663943367455">
                <text:p>43.6663943367455</text:p>
              </table:table-cell>
              <table:table-cell office:value-type="float" office:value="2.61209132532609">
                <text:p>2.61209132532609</text:p>
              </table:table-cell>
              <table:table-cell office:value-type="float" office:value="0.674064099267753">
                <text:p>0.674064099267753</text:p>
              </table:table-cell>
              <table:table-cell office:value-type="float" office:value="40.3802389121517">
                <text:p>40.3802389121517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0.2870195086391">
                <text:p>10.2870195086391</text:p>
              </table:table-cell>
              <table:table-cell office:value-type="float" office:value="37.2956997252758">
                <text:p>37.2956997252758</text:p>
              </table:table-cell>
              <table:table-cell office:value-type="float" office:value="2.23489638907135">
                <text:p>2.23489638907135</text:p>
              </table:table-cell>
              <table:table-cell office:value-type="float" office:value="0.577989956345455">
                <text:p>0.577989956345455</text:p>
              </table:table-cell>
              <table:table-cell office:value-type="float" office:value="34.482813379859">
                <text:p>34.48281337985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9.79640493145956">
                <text:p>9.79640493145956</text:p>
              </table:table-cell>
              <table:table-cell office:value-type="float" office:value="35.2422710943412">
                <text:p>35.2422710943412</text:p>
              </table:table-cell>
              <table:table-cell office:value-type="float" office:value="2.10711951636813">
                <text:p>2.10711951636813</text:p>
              </table:table-cell>
              <table:table-cell office:value-type="float" office:value="0.543933738169105">
                <text:p>0.543933738169105</text:p>
              </table:table-cell>
              <table:table-cell office:value-type="float" office:value="32.5912178398039">
                <text:p>32.591217839803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17.824816038898">
                <text:p>117.824816038898</text:p>
              </table:table-cell>
              <table:table-cell office:value-type="float" office:value="426.208093757002">
                <text:p>426.208093757002</text:p>
              </table:table-cell>
              <table:table-cell office:value-type="float" office:value="25.0123548420736">
                <text:p>25.0123548420736</text:p>
              </table:table-cell>
              <table:table-cell office:value-type="float" office:value="6.55256502692388">
                <text:p>6.55256502692388</text:p>
              </table:table-cell>
              <table:table-cell office:value-type="float" office:value="394.643173888005">
                <text:p>394.64317388800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7.7655714961899">
                <text:p>37.7655714961899</text:p>
              </table:table-cell>
              <table:table-cell office:value-type="float" office:value="135.833520590395">
                <text:p>135.833520590395</text:p>
              </table:table-cell>
              <table:table-cell office:value-type="float" office:value="7.87799304901005">
                <text:p>7.87799304901005</text:p>
              </table:table-cell>
              <table:table-cell office:value-type="float" office:value="2.0999311263634">
                <text:p>2.0999311263634</text:p>
              </table:table-cell>
              <table:table-cell office:value-type="float" office:value="125.855596415022">
                <text:p>125.855596415022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29.1363250754886">
                <text:p>29.1363250754886</text:p>
              </table:table-cell>
              <table:table-cell office:value-type="float" office:value="105.58244128966">
                <text:p>105.58244128966</text:p>
              </table:table-cell>
              <table:table-cell office:value-type="float" office:value="6.1031152731907">
                <text:p>6.1031152731907</text:p>
              </table:table-cell>
              <table:table-cell office:value-type="float" office:value="1.62382239350425">
                <text:p>1.62382239350425</text:p>
              </table:table-cell>
              <table:table-cell office:value-type="float" office:value="97.8555036229655">
                <text:p>97.8555036229655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24.2885104418038">
                <text:p>24.2885104418038</text:p>
              </table:table-cell>
              <table:table-cell office:value-type="float" office:value="87.4162306818908">
                <text:p>87.4162306818908</text:p>
              </table:table-cell>
              <table:table-cell office:value-type="float" office:value="5.18701251571692">
                <text:p>5.18701251571692</text:p>
              </table:table-cell>
              <table:table-cell office:value-type="float" office:value="1.34574970936605">
                <text:p>1.34574970936605</text:p>
              </table:table-cell>
              <table:table-cell office:value-type="float" office:value="80.8834684568078">
                <text:p>80.8834684568078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18.5297455271332">
                <text:p>18.5297455271332</text:p>
              </table:table-cell>
              <table:table-cell office:value-type="float" office:value="67.2162788033479">
                <text:p>67.2162788033479</text:p>
              </table:table-cell>
              <table:table-cell office:value-type="float" office:value="4.16240359459803">
                <text:p>4.16240359459803</text:p>
              </table:table-cell>
              <table:table-cell office:value-type="float" office:value="1.02992349716216">
                <text:p>1.02992349716216</text:p>
              </table:table-cell>
              <table:table-cell office:value-type="float" office:value="62.0239517115877">
                <text:p>62.0239517115877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6.789022873241">
                <text:p>16.789022873241</text:p>
              </table:table-cell>
              <table:table-cell office:value-type="float" office:value="60.7206980200534">
                <text:p>60.7206980200534</text:p>
              </table:table-cell>
              <table:table-cell office:value-type="float" office:value="3.71358128497065">
                <text:p>3.71358128497065</text:p>
              </table:table-cell>
              <table:table-cell office:value-type="float" office:value="0.929949197199095">
                <text:p>0.929949197199095</text:p>
              </table:table-cell>
              <table:table-cell office:value-type="float" office:value="56.0771675378836">
                <text:p>56.077167537883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35.0172384157556">
                <text:p>35.0172384157556</text:p>
              </table:table-cell>
              <table:table-cell office:value-type="float" office:value="125.192405867206">
                <text:p>125.192405867206</text:p>
              </table:table-cell>
              <table:table-cell office:value-type="float" office:value="8.26018646629018">
                <text:p>8.26018646629018</text:p>
              </table:table-cell>
              <table:table-cell office:value-type="float" office:value="2.01514114418365">
                <text:p>2.01514114418365</text:p>
              </table:table-cell>
              <table:table-cell office:value-type="float" office:value="114.917078256733">
                <text:p>114.917078256733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35.2345497713703">
                <text:p>35.2345497713703</text:p>
              </table:table-cell>
              <table:table-cell office:value-type="float" office:value="126.720069354147">
                <text:p>126.720069354147</text:p>
              </table:table-cell>
              <table:table-cell office:value-type="float" office:value="8.45999483483885">
                <text:p>8.45999483483885</text:p>
              </table:table-cell>
              <table:table-cell office:value-type="float" office:value="2.00633851804283">
                <text:p>2.00633851804283</text:p>
              </table:table-cell>
              <table:table-cell office:value-type="float" office:value="116.253736001266">
                <text:p>116.253736001266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35.1949208079189">
                <text:p>35.1949208079189</text:p>
              </table:table-cell>
              <table:table-cell office:value-type="float" office:value="126.099116277562">
                <text:p>126.099116277562</text:p>
              </table:table-cell>
              <table:table-cell office:value-type="float" office:value="8.25137056329482">
                <text:p>8.25137056329482</text:p>
              </table:table-cell>
              <table:table-cell office:value-type="float" office:value="1.98094304957841">
                <text:p>1.98094304957841</text:p>
              </table:table-cell>
              <table:table-cell office:value-type="float" office:value="115.866802664689">
                <text:p>115.866802664689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29.0409989187662">
                <text:p>29.0409989187662</text:p>
              </table:table-cell>
              <table:table-cell office:value-type="float" office:value="102.575976478257">
                <text:p>102.575976478257</text:p>
              </table:table-cell>
              <table:table-cell office:value-type="float" office:value="8.30297642712675">
                <text:p>8.30297642712675</text:p>
              </table:table-cell>
              <table:table-cell office:value-type="float" office:value="1.61161957923851">
                <text:p>1.61161957923851</text:p>
              </table:table-cell>
              <table:table-cell office:value-type="float" office:value="92.6613804718919">
                <text:p>92.661380471891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4.1333085066273">
                <text:p>24.1333085066273</text:p>
              </table:table-cell>
              <table:table-cell office:value-type="float" office:value="86.7499942042264">
                <text:p>86.7499942042264</text:p>
              </table:table-cell>
              <table:table-cell office:value-type="float" office:value="7.28134782289297">
                <text:p>7.28134782289297</text:p>
              </table:table-cell>
              <table:table-cell office:value-type="float" office:value="1.34182767697337">
                <text:p>1.34182767697337</text:p>
              </table:table-cell>
              <table:table-cell office:value-type="float" office:value="78.1268187043601">
                <text:p>78.1268187043601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64.4788265902161">
                <text:p>64.4788265902161</text:p>
              </table:table-cell>
              <table:table-cell office:value-type="float" office:value="227.00136974439">
                <text:p>227.00136974439</text:p>
              </table:table-cell>
              <table:table-cell office:value-type="float" office:value="24.0970338971091">
                <text:p>24.0970338971091</text:p>
              </table:table-cell>
              <table:table-cell office:value-type="float" office:value="3.68371206590628">
                <text:p>3.68371206590628</text:p>
              </table:table-cell>
              <table:table-cell office:value-type="float" office:value="199.220623781374">
                <text:p>199.220623781374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38.295684840575">
                <text:p>38.295684840575</text:p>
              </table:table-cell>
              <table:table-cell office:value-type="float" office:value="138.000923204732">
                <text:p>138.000923204732</text:p>
              </table:table-cell>
              <table:table-cell office:value-type="float" office:value="16.0807280780253">
                <text:p>16.0807280780253</text:p>
              </table:table-cell>
              <table:table-cell office:value-type="float" office:value="2.16636038857256">
                <text:p>2.16636038857256</text:p>
              </table:table-cell>
              <table:table-cell office:value-type="float" office:value="119.753834738134">
                <text:p>119.753834738134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30.4401941919437">
                <text:p>30.4401941919437</text:p>
              </table:table-cell>
              <table:table-cell office:value-type="float" office:value="109.061398101272">
                <text:p>109.061398101272</text:p>
              </table:table-cell>
              <table:table-cell office:value-type="float" office:value="12.9079086257427">
                <text:p>12.9079086257427</text:p>
              </table:table-cell>
              <table:table-cell office:value-type="float" office:value="1.71683395827616">
                <text:p>1.71683395827616</text:p>
              </table:table-cell>
              <table:table-cell office:value-type="float" office:value="94.4366555172531">
                <text:p>94.4366555172531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27.8121476675502">
                <text:p>27.8121476675502</text:p>
              </table:table-cell>
              <table:table-cell office:value-type="float" office:value="101.241391012074">
                <text:p>101.241391012074</text:p>
              </table:table-cell>
              <table:table-cell office:value-type="float" office:value="11.7290752773232">
                <text:p>11.7290752773232</text:p>
              </table:table-cell>
              <table:table-cell office:value-type="float" office:value="1.56303023841769">
                <text:p>1.56303023841769</text:p>
              </table:table-cell>
              <table:table-cell office:value-type="float" office:value="87.949285496333">
                <text:p>87.949285496333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29.3923517374009">
                <text:p>29.3923517374009</text:p>
              </table:table-cell>
              <table:table-cell office:value-type="float" office:value="106.031167863769">
                <text:p>106.031167863769</text:p>
              </table:table-cell>
              <table:table-cell office:value-type="float" office:value="12.3743197497279">
                <text:p>12.3743197497279</text:p>
              </table:table-cell>
              <table:table-cell office:value-type="float" office:value="1.62523288833323">
                <text:p>1.62523288833323</text:p>
              </table:table-cell>
              <table:table-cell office:value-type="float" office:value="92.0316152257078">
                <text:p>92.0316152257078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50.8662205947732">
                <text:p>50.8662205947732</text:p>
              </table:table-cell>
              <table:table-cell office:value-type="float" office:value="184.99307608411">
                <text:p>184.99307608411</text:p>
              </table:table-cell>
              <table:table-cell office:value-type="float" office:value="20.8633940658203">
                <text:p>20.8633940658203</text:p>
              </table:table-cell>
              <table:table-cell office:value-type="float" office:value="2.84089901559122">
                <text:p>2.84089901559122</text:p>
              </table:table-cell>
              <table:table-cell office:value-type="float" office:value="161.288783002699">
                <text:p>161.28878300269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69.969848755281">
                <text:p>369.969848755281</text:p>
              </table:table-cell>
              <table:table-cell office:value-type="float" office:value="1345.57170352201">
                <text:p>1345.57170352201</text:p>
              </table:table-cell>
              <table:table-cell office:value-type="float" office:value="150.645290364889">
                <text:p>150.645290364889</text:p>
              </table:table-cell>
              <table:table-cell office:value-type="float" office:value="20.354264232406">
                <text:p>20.354264232406</text:p>
              </table:table-cell>
              <table:table-cell office:value-type="float" office:value="1174.57214892471">
                <text:p>1174.57214892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12cm" svg:height="13.943cm" xlink:href=".." xlink:type="simple" chart:class="chart:line" chart:style-name="ch1">
        <chart:title svg:x="13.101cm" svg:y="0.414cm" chart:style-name="ch2">
          <text:p>Energy scalar</text:p>
        </chart:title>
        <chart:legend chart:legend-position="end" svg:x="25.077cm" svg:y="5.925cm" style:legend-expansion="high" chart:style-name="ch3"/>
        <chart:plot-area chart:style-name="ch4" table:cell-range-address="Sheet2.D1:Sheet2.H41" chart:data-source-has-labels="both" svg:x="1.593cm" svg:y="2.027cm" svg:width="22.32cm" svg:height="10.657cm">
          <chartooo:coordinate-region svg:x="2.585cm" svg:y="2.227cm" svg:width="20.956cm" svg:height="9.412cm"/>
          <chart:axis chart:dimension="x" chart:name="primary-x" chart:style-name="ch5" chartooo:axis-type="auto">
            <chartooo:date-scale/>
            <chart:title svg:x="12.021cm" svg:y="12.962cm" chart:style-name="ch6">
              <text:p># threads</text:p>
            </chart:title>
            <chart:categories table:cell-range-address="Sheet2.D2:Sheet2.D41"/>
          </chart:axis>
          <chart:axis chart:dimension="y" chart:name="primary-y" chart:style-name="ch7">
            <chart:title svg:x="0.451cm" svg:y="8.497cm" chart:style-name="ch8">
              <text:p>Energy [J] (log)</text:p>
            </chart:title>
            <chart:grid chart:style-name="ch9" chart:class="major"/>
          </chart:axis>
          <chart:series chart:style-name="ch10" chart:values-cell-range-address="Sheet2.E2:Sheet2.E41" chart:label-cell-address="Sheet2.E1:Sheet2.E1" chart:class="chart:line">
            <chart:data-point chart:repeated="40"/>
          </chart:series>
          <chart:series chart:style-name="ch11" chart:values-cell-range-address="Sheet2.F2:Sheet2.F41" chart:label-cell-address="Sheet2.F1:Sheet2.F1" chart:class="chart:line">
            <chart:data-point chart:repeated="40"/>
          </chart:series>
          <chart:series chart:style-name="ch12" chart:values-cell-range-address="Sheet2.G2:Sheet2.G41" chart:label-cell-address="Sheet2.G1:Sheet2.G1" chart:class="chart:line">
            <chart:data-point chart:repeated="40"/>
          </chart:series>
          <chart:series chart:style-name="ch13" chart:values-cell-range-address="Sheet2.H2:Sheet2.H41" chart:label-cell-address="Sheet2.H1:Sheet2.H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Energy [J]</text:p>
                <draw:g>
                  <svg:desc>Sheet2.E1:Sheet2.E1</svg:desc>
                </draw:g>
              </table:table-cell>
              <table:table-cell office:value-type="string">
                <text:p>PKG Energy [J]</text:p>
                <draw:g>
                  <svg:desc>Sheet2.F1:Sheet2.F1</svg:desc>
                </draw:g>
              </table:table-cell>
              <table:table-cell office:value-type="string">
                <text:p>PP0 Energy [J]</text:p>
                <draw:g>
                  <svg:desc>Sheet2.G1:Sheet2.G1</svg:desc>
                </draw:g>
              </table:table-cell>
              <table:table-cell office:value-type="string">
                <text:p>DRAM Energy [J]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2:Sheet2.D41</svg:desc>
                </draw:g>
              </table:table-cell>
              <table:table-cell office:value-type="float" office:value="2.700378417">
                <text:p>2.700378417</text:p>
                <draw:g>
                  <svg:desc>Sheet2.E2:Sheet2.E41</svg:desc>
                </draw:g>
              </table:table-cell>
              <table:table-cell office:value-type="float" office:value="8.509094237">
                <text:p>8.509094237</text:p>
                <draw:g>
                  <svg:desc>Sheet2.F2:Sheet2.F41</svg:desc>
                </draw:g>
              </table:table-cell>
              <table:table-cell office:value-type="float" office:value="0.800964355">
                <text:p>0.800964355</text:p>
                <draw:g>
                  <svg:desc>Sheet2.G2:Sheet2.G41</svg:desc>
                </draw:g>
              </table:table-cell>
              <table:table-cell office:value-type="float" office:value="0.205352782">
                <text:p>0.205352782</text:p>
                <draw:g>
                  <svg:desc>Sheet2.H2:Sheet2.H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692749023">
                <text:p>2.692749023</text:p>
              </table:table-cell>
              <table:table-cell office:value-type="float" office:value="8.492584228">
                <text:p>8.492584228</text:p>
              </table:table-cell>
              <table:table-cell office:value-type="float" office:value="0.811645507">
                <text:p>0.811645507</text:p>
              </table:table-cell>
              <table:table-cell office:value-type="float" office:value="0.205291747">
                <text:p>0.2052917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98730468">
                <text:p>2.698730468</text:p>
              </table:table-cell>
              <table:table-cell office:value-type="float" office:value="8.510559081">
                <text:p>8.510559081</text:p>
              </table:table-cell>
              <table:table-cell office:value-type="float" office:value="0.814849853">
                <text:p>0.814849853</text:p>
              </table:table-cell>
              <table:table-cell office:value-type="float" office:value="0.205474853">
                <text:p>0.2054748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76086425">
                <text:p>2.676086425</text:p>
              </table:table-cell>
              <table:table-cell office:value-type="float" office:value="8.505859374">
                <text:p>8.505859374</text:p>
              </table:table-cell>
              <table:table-cell office:value-type="float" office:value="0.806243896">
                <text:p>0.806243896</text:p>
              </table:table-cell>
              <table:table-cell office:value-type="float" office:value="0.205413818">
                <text:p>0.2054138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05999755">
                <text:p>2.805999755</text:p>
              </table:table-cell>
              <table:table-cell office:value-type="float" office:value="8.632415771">
                <text:p>8.632415771</text:p>
              </table:table-cell>
              <table:table-cell office:value-type="float" office:value="0.80706787">
                <text:p>0.80706787</text:p>
              </table:table-cell>
              <table:table-cell office:value-type="float" office:value="0.208892821">
                <text:p>0.20889282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92907714">
                <text:p>2.792907714</text:p>
              </table:table-cell>
              <table:table-cell office:value-type="float" office:value="8.629699706">
                <text:p>8.629699706</text:p>
              </table:table-cell>
              <table:table-cell office:value-type="float" office:value="0.809143066">
                <text:p>0.809143066</text:p>
              </table:table-cell>
              <table:table-cell office:value-type="float" office:value="0.208953857">
                <text:p>0.2089538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812988281">
                <text:p>2.812988281</text:p>
              </table:table-cell>
              <table:table-cell office:value-type="float" office:value="8.873413085">
                <text:p>8.873413085</text:p>
              </table:table-cell>
              <table:table-cell office:value-type="float" office:value="0.880493163">
                <text:p>0.880493163</text:p>
              </table:table-cell>
              <table:table-cell office:value-type="float" office:value="0.208984375">
                <text:p>0.20898437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86843872">
                <text:p>2.86843872</text:p>
              </table:table-cell>
              <table:table-cell office:value-type="float" office:value="9.181793212">
                <text:p>9.181793212</text:p>
              </table:table-cell>
              <table:table-cell office:value-type="float" office:value="0.825073242">
                <text:p>0.825073242</text:p>
              </table:table-cell>
              <table:table-cell office:value-type="float" office:value="0.209564208">
                <text:p>0.20956420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34020996">
                <text:p>3.34020996</text:p>
              </table:table-cell>
              <table:table-cell office:value-type="float" office:value="10.697784423">
                <text:p>10.697784423</text:p>
              </table:table-cell>
              <table:table-cell office:value-type="float" office:value="0.927307128">
                <text:p>0.927307128</text:p>
              </table:table-cell>
              <table:table-cell office:value-type="float" office:value="0.229766845">
                <text:p>0.22976684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916564941">
                <text:p>3.916564941</text:p>
              </table:table-cell>
              <table:table-cell office:value-type="float" office:value="13.042175292">
                <text:p>13.042175292</text:p>
              </table:table-cell>
              <table:table-cell office:value-type="float" office:value="1.045043945">
                <text:p>1.045043945</text:p>
              </table:table-cell>
              <table:table-cell office:value-type="float" office:value="0.255767821">
                <text:p>0.25576782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497253417">
                <text:p>4.497253417</text:p>
              </table:table-cell>
              <table:table-cell office:value-type="float" office:value="15.283264159">
                <text:p>15.283264159</text:p>
              </table:table-cell>
              <table:table-cell office:value-type="float" office:value="1.08706665">
                <text:p>1.08706665</text:p>
              </table:table-cell>
              <table:table-cell office:value-type="float" office:value="0.279052734">
                <text:p>0.27905273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385894775">
                <text:p>4.385894775</text:p>
              </table:table-cell>
              <table:table-cell office:value-type="float" office:value="15.429962157">
                <text:p>15.429962157</text:p>
              </table:table-cell>
              <table:table-cell office:value-type="float" office:value="1.013763427">
                <text:p>1.013763427</text:p>
              </table:table-cell>
              <table:table-cell office:value-type="float" office:value="0.262268065">
                <text:p>0.26226806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.661499023">
                <text:p>4.661499023</text:p>
              </table:table-cell>
              <table:table-cell office:value-type="float" office:value="16.28640747">
                <text:p>16.28640747</text:p>
              </table:table-cell>
              <table:table-cell office:value-type="float" office:value="1.030792236">
                <text:p>1.030792236</text:p>
              </table:table-cell>
              <table:table-cell office:value-type="float" office:value="0.264556884">
                <text:p>0.2645568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5.108825683">
                <text:p>5.108825683</text:p>
              </table:table-cell>
              <table:table-cell office:value-type="float" office:value="18.249816894">
                <text:p>18.249816894</text:p>
              </table:table-cell>
              <table:table-cell office:value-type="float" office:value="1.176635741">
                <text:p>1.176635741</text:p>
              </table:table-cell>
              <table:table-cell office:value-type="float" office:value="0.285797119">
                <text:p>0.285797119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6.168975829">
                <text:p>6.168975829</text:p>
              </table:table-cell>
              <table:table-cell office:value-type="float" office:value="21.900115966">
                <text:p>21.900115966</text:p>
              </table:table-cell>
              <table:table-cell office:value-type="float" office:value="1.312591552">
                <text:p>1.312591552</text:p>
              </table:table-cell>
              <table:table-cell office:value-type="float" office:value="0.348754882">
                <text:p>0.34875488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.074371337">
                <text:p>7.074371337</text:p>
              </table:table-cell>
              <table:table-cell office:value-type="float" office:value="25.428466796">
                <text:p>25.428466796</text:p>
              </table:table-cell>
              <table:table-cell office:value-type="float" office:value="1.571228026">
                <text:p>1.571228026</text:p>
              </table:table-cell>
              <table:table-cell office:value-type="float" office:value="0.405029296">
                <text:p>0.405029296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7.480651855">
                <text:p>7.480651855</text:p>
              </table:table-cell>
              <table:table-cell office:value-type="float" office:value="26.778350829">
                <text:p>26.778350829</text:p>
              </table:table-cell>
              <table:table-cell office:value-type="float" office:value="1.69467163">
                <text:p>1.69467163</text:p>
              </table:table-cell>
              <table:table-cell office:value-type="float" office:value="0.415985107">
                <text:p>0.415985107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8.748657226">
                <text:p>8.748657226</text:p>
              </table:table-cell>
              <table:table-cell office:value-type="float" office:value="31.306457519">
                <text:p>31.306457519</text:p>
              </table:table-cell>
              <table:table-cell office:value-type="float" office:value="1.955566406">
                <text:p>1.955566406</text:p>
              </table:table-cell>
              <table:table-cell office:value-type="float" office:value="0.491943359">
                <text:p>0.491943359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9.553405761">
                <text:p>9.553405761</text:p>
              </table:table-cell>
              <table:table-cell office:value-type="float" office:value="34.069610595">
                <text:p>34.069610595</text:p>
              </table:table-cell>
              <table:table-cell office:value-type="float" office:value="2.065582275">
                <text:p>2.065582275</text:p>
              </table:table-cell>
              <table:table-cell office:value-type="float" office:value="0.531433105">
                <text:p>0.53143310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9.894714355">
                <text:p>9.894714355</text:p>
              </table:table-cell>
              <table:table-cell office:value-type="float" office:value="35.846099853">
                <text:p>35.846099853</text:p>
              </table:table-cell>
              <table:table-cell office:value-type="float" office:value="2.144287109">
                <text:p>2.144287109</text:p>
              </table:table-cell>
              <table:table-cell office:value-type="float" office:value="0.553344726">
                <text:p>0.553344726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1.076446532">
                <text:p>11.076446532</text:p>
              </table:table-cell>
              <table:table-cell office:value-type="float" office:value="40.157775878">
                <text:p>40.157775878</text:p>
              </table:table-cell>
              <table:table-cell office:value-type="float" office:value="2.406402587">
                <text:p>2.406402587</text:p>
              </table:table-cell>
              <table:table-cell office:value-type="float" office:value="0.62234497">
                <text:p>0.62234497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1.803314208">
                <text:p>11.803314208</text:p>
              </table:table-cell>
              <table:table-cell office:value-type="float" office:value="42.46206665">
                <text:p>42.46206665</text:p>
              </table:table-cell>
              <table:table-cell office:value-type="float" office:value="2.538787841">
                <text:p>2.538787841</text:p>
              </table:table-cell>
              <table:table-cell office:value-type="float" office:value="0.65536499">
                <text:p>0.6553649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2.414947509">
                <text:p>12.414947509</text:p>
              </table:table-cell>
              <table:table-cell office:value-type="float" office:value="44.90863037">
                <text:p>44.90863037</text:p>
              </table:table-cell>
              <table:table-cell office:value-type="float" office:value="2.635498046">
                <text:p>2.635498046</text:p>
              </table:table-cell>
              <table:table-cell office:value-type="float" office:value="0.690429687">
                <text:p>0.69042968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3.647308349">
                <text:p>13.647308349</text:p>
              </table:table-cell>
              <table:table-cell office:value-type="float" office:value="49.086029052">
                <text:p>49.086029052</text:p>
              </table:table-cell>
              <table:table-cell office:value-type="float" office:value="2.846862792">
                <text:p>2.846862792</text:p>
              </table:table-cell>
              <table:table-cell office:value-type="float" office:value="0.758850097">
                <text:p>0.758850097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14.25894165">
                <text:p>14.25894165</text:p>
              </table:table-cell>
              <table:table-cell office:value-type="float" office:value="51.670684814">
                <text:p>51.670684814</text:p>
              </table:table-cell>
              <table:table-cell office:value-type="float" office:value="2.986785888">
                <text:p>2.986785888</text:p>
              </table:table-cell>
              <table:table-cell office:value-type="float" office:value="0.794677733">
                <text:p>0.794677733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14.991973876">
                <text:p>14.991973876</text:p>
              </table:table-cell>
              <table:table-cell office:value-type="float" office:value="53.95727539">
                <text:p>53.95727539</text:p>
              </table:table-cell>
              <table:table-cell office:value-type="float" office:value="3.201660156">
                <text:p>3.201660156</text:p>
              </table:table-cell>
              <table:table-cell office:value-type="float" office:value="0.830657958">
                <text:p>0.830657958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16.179504394">
                <text:p>16.179504394</text:p>
              </table:table-cell>
              <table:table-cell office:value-type="float" office:value="58.690826415">
                <text:p>58.690826415</text:p>
              </table:table-cell>
              <table:table-cell office:value-type="float" office:value="3.634460449">
                <text:p>3.634460449</text:p>
              </table:table-cell>
              <table:table-cell office:value-type="float" office:value="0.899291991">
                <text:p>0.899291991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16.816253661">
                <text:p>16.816253661</text:p>
              </table:table-cell>
              <table:table-cell office:value-type="float" office:value="60.819183349">
                <text:p>60.819183349</text:p>
              </table:table-cell>
              <table:table-cell office:value-type="float" office:value="3.719604491">
                <text:p>3.719604491</text:p>
              </table:table-cell>
              <table:table-cell office:value-type="float" office:value="0.931457519">
                <text:p>0.931457519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19.935791015">
                <text:p>19.935791015</text:p>
              </table:table-cell>
              <table:table-cell office:value-type="float" office:value="71.273742675">
                <text:p>71.273742675</text:p>
              </table:table-cell>
              <table:table-cell office:value-type="float" office:value="4.702636718">
                <text:p>4.702636718</text:p>
              </table:table-cell>
              <table:table-cell office:value-type="float" office:value="1.147247314">
                <text:p>1.147247314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20.118041992">
                <text:p>20.118041992</text:p>
              </table:table-cell>
              <table:table-cell office:value-type="float" office:value="72.353973388">
                <text:p>72.353973388</text:p>
              </table:table-cell>
              <table:table-cell office:value-type="float" office:value="4.830444335">
                <text:p>4.830444335</text:p>
              </table:table-cell>
              <table:table-cell office:value-type="float" office:value="1.145568847">
                <text:p>1.145568847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20.497802734">
                <text:p>20.497802734</text:p>
              </table:table-cell>
              <table:table-cell office:value-type="float" office:value="73.441131591">
                <text:p>73.441131591</text:p>
              </table:table-cell>
              <table:table-cell office:value-type="float" office:value="4.805664062">
                <text:p>4.805664062</text:p>
              </table:table-cell>
              <table:table-cell office:value-type="float" office:value="1.15371704">
                <text:p>1.15371704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21.67892456">
                <text:p>21.67892456</text:p>
              </table:table-cell>
              <table:table-cell office:value-type="float" office:value="76.57232666">
                <text:p>76.57232666</text:p>
              </table:table-cell>
              <table:table-cell office:value-type="float" office:value="6.198120116">
                <text:p>6.198120116</text:p>
              </table:table-cell>
              <table:table-cell office:value-type="float" office:value="1.203063964">
                <text:p>1.20306396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2.407104491">
                <text:p>22.407104491</text:p>
              </table:table-cell>
              <table:table-cell office:value-type="float" office:value="80.544952392">
                <text:p>80.544952392</text:p>
              </table:table-cell>
              <table:table-cell office:value-type="float" office:value="6.760528564">
                <text:p>6.760528564</text:p>
              </table:table-cell>
              <table:table-cell office:value-type="float" office:value="1.245849609">
                <text:p>1.245849609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25.474151611">
                <text:p>25.474151611</text:p>
              </table:table-cell>
              <table:table-cell office:value-type="float" office:value="89.683197021">
                <text:p>89.683197021</text:p>
              </table:table-cell>
              <table:table-cell office:value-type="float" office:value="9.520202636">
                <text:p>9.520202636</text:p>
              </table:table-cell>
              <table:table-cell office:value-type="float" office:value="1.455352782">
                <text:p>1.455352782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26.964447021">
                <text:p>26.964447021</text:p>
              </table:table-cell>
              <table:table-cell office:value-type="float" office:value="97.16809082">
                <text:p>97.16809082</text:p>
              </table:table-cell>
              <table:table-cell office:value-type="float" office:value="11.322631835">
                <text:p>11.322631835</text:p>
              </table:table-cell>
              <table:table-cell office:value-type="float" office:value="1.525360107">
                <text:p>1.525360107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28.158843993">
                <text:p>28.158843993</text:p>
              </table:table-cell>
              <table:table-cell office:value-type="float" office:value="100.887756347">
                <text:p>100.887756347</text:p>
              </table:table-cell>
              <table:table-cell office:value-type="float" office:value="11.940521239">
                <text:p>11.940521239</text:p>
              </table:table-cell>
              <table:table-cell office:value-type="float" office:value="1.588165282">
                <text:p>1.588165282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28.677520751">
                <text:p>28.677520751</text:p>
              </table:table-cell>
              <table:table-cell office:value-type="float" office:value="104.391510009">
                <text:p>104.391510009</text:p>
              </table:table-cell>
              <table:table-cell office:value-type="float" office:value="12.094024657">
                <text:p>12.094024657</text:p>
              </table:table-cell>
              <table:table-cell office:value-type="float" office:value="1.611663818">
                <text:p>1.611663818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29.722045898">
                <text:p>29.722045898</text:p>
              </table:table-cell>
              <table:table-cell office:value-type="float" office:value="107.220520019">
                <text:p>107.220520019</text:p>
              </table:table-cell>
              <table:table-cell office:value-type="float" office:value="12.513122558">
                <text:p>12.513122558</text:p>
              </table:table-cell>
              <table:table-cell office:value-type="float" office:value="1.643463134">
                <text:p>1.643463134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29.808654784">
                <text:p>29.808654784</text:p>
              </table:table-cell>
              <table:table-cell office:value-type="float" office:value="108.409759521">
                <text:p>108.409759521</text:p>
              </table:table-cell>
              <table:table-cell office:value-type="float" office:value="12.226379394">
                <text:p>12.226379394</text:p>
              </table:table-cell>
              <table:table-cell office:value-type="float" office:value="1.664825439">
                <text:p>1.66482543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0.254089355">
                <text:p>30.254089355</text:p>
              </table:table-cell>
              <table:table-cell office:value-type="float" office:value="110.033416747">
                <text:p>110.033416747</text:p>
              </table:table-cell>
              <table:table-cell office:value-type="float" office:value="12.318939208">
                <text:p>12.318939208</text:p>
              </table:table-cell>
              <table:table-cell office:value-type="float" office:value="1.664459228">
                <text:p>1.664459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311cm" svg:height="13.485cm" xlink:href=".." xlink:type="simple" chart:class="chart:line" chart:column-mapping="0 1 2" chart:style-name="ch1">
        <chart:title svg:x="14.341cm" svg:y="0.405cm" chart:style-name="ch2">
          <text:p>Power vect2</text:p>
        </chart:title>
        <chart:subtitle svg:x="13.891cm" svg:y="1.453cm" chart:style-name="ch3">
          <text:p>Using OCL_TIMER</text:p>
        </chart:subtitle>
        <chart:legend chart:legend-position="end" svg:x="24.887cm" svg:y="5.447cm" style:legend-expansion="high" chart:style-name="ch4"/>
        <chart:plot-area chart:style-name="ch5" table:cell-range-address="Sheet2.D42:Sheet2.D81 Sheet2.N1:Sheet2.Q1 Sheet2.N42:Sheet2.Q81 Sheet2.S1:Sheet2.S1 Sheet2.S42:Sheet2.S81" chart:data-source-has-labels="both" svg:x="1.637cm" svg:y="2.674cm" svg:width="21.998cm" svg:height="9.561cm">
          <chartooo:coordinate-region svg:x="2.258cm" svg:y="2.873cm" svg:width="21.005cm" svg:height="8.317cm"/>
          <chart:axis chart:dimension="x" chart:name="primary-x" chart:style-name="ch6" chartooo:axis-type="auto">
            <chartooo:date-scale/>
            <chart:title svg:x="11.904cm" svg:y="12.504cm" chart:style-name="ch7">
              <text:p># threads</text:p>
            </chart:title>
            <chart:categories table:cell-range-address="Sheet2.D42:Sheet2.D81"/>
          </chart:axis>
          <chart:axis chart:dimension="y" chart:name="primary-y" chart:style-name="ch6">
            <chart:title svg:x="0.451cm" svg:y="8.239cm" chart:style-name="ch8">
              <text:p>Power [W]</text:p>
            </chart:title>
            <chart:grid chart:style-name="ch9" chart:class="major"/>
          </chart:axis>
          <chart:series chart:style-name="ch10" chart:values-cell-range-address="Sheet2.N42:Sheet2.N81" chart:label-cell-address="Sheet2.N1:Sheet2.N1" chart:class="chart:line">
            <chart:data-point chart:repeated="40"/>
          </chart:series>
          <chart:series chart:style-name="ch11" chart:values-cell-range-address="Sheet2.O42:Sheet2.O81" chart:label-cell-address="Sheet2.O1:Sheet2.O1" chart:class="chart:line">
            <chart:data-point chart:repeated="40"/>
          </chart:series>
          <chart:series chart:style-name="ch12" chart:values-cell-range-address="Sheet2.P42:Sheet2.P81" chart:label-cell-address="Sheet2.P1:Sheet2.P1" chart:class="chart:line">
            <chart:data-point chart:repeated="40"/>
          </chart:series>
          <chart:series chart:style-name="ch13" chart:values-cell-range-address="Sheet2.Q42:Sheet2.Q81" chart:label-cell-address="Sheet2.Q1:Sheet2.Q1" chart:class="chart:line">
            <chart:data-point chart:repeated="40"/>
          </chart:series>
          <chart:series chart:style-name="ch14" chart:values-cell-range-address="Sheet2.S42:Sheet2.S81" chart:label-cell-address="Sheet2.S1:Sheet2.S1" chart:class="chart:line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S Power [W] (OCL_TIMER)</text:p>
                <draw:g>
                  <svg:desc>Sheet2.N1:Sheet2.N1</svg:desc>
                </draw:g>
              </table:table-cell>
              <table:table-cell office:value-type="string">
                <text:p>PKG Power (OCL_TIMER) [W]</text:p>
                <draw:g>
                  <svg:desc>Sheet2.O1:Sheet2.O1</svg:desc>
                </draw:g>
              </table:table-cell>
              <table:table-cell office:value-type="string">
                <text:p>PP0 Power (OCL_TIMER) [W]</text:p>
                <draw:g>
                  <svg:desc>Sheet2.P1:Sheet2.P1</svg:desc>
                </draw:g>
              </table:table-cell>
              <table:table-cell office:value-type="string">
                <text:p>DRAM Power (OCL_TIMER)  [W]</text:p>
                <draw:g>
                  <svg:desc>Sheet2.Q1:Sheet2.Q1</svg:desc>
                </draw:g>
              </table:table-cell>
              <table:table-cell office:value-type="string">
                <text:p>GPU Power (pkg – pp0 – dram)</text:p>
                <draw:g>
                  <svg:desc>Sheet2.S1:Sheet2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42:Sheet2.D81</svg:desc>
                </draw:g>
              </table:table-cell>
              <table:table-cell office:value-type="float" office:value="2.96657189644544">
                <text:p>2.96657189644544</text:p>
                <draw:g>
                  <svg:desc>Sheet2.N42:Sheet2.N81</svg:desc>
                </draw:g>
              </table:table-cell>
              <table:table-cell office:value-type="float" office:value="9.45895937057042">
                <text:p>9.45895937057042</text:p>
                <draw:g>
                  <svg:desc>Sheet2.O42:Sheet2.O81</svg:desc>
                </draw:g>
              </table:table-cell>
              <table:table-cell office:value-type="float" office:value="0.938656651100232">
                <text:p>0.938656651100232</text:p>
                <draw:g>
                  <svg:desc>Sheet2.P42:Sheet2.P81</svg:desc>
                </draw:g>
              </table:table-cell>
              <table:table-cell office:value-type="float" office:value="0.224913859495361">
                <text:p>0.224913859495361</text:p>
                <draw:g>
                  <svg:desc>Sheet2.Q42:Sheet2.Q81</svg:desc>
                </draw:g>
              </table:table-cell>
              <table:table-cell office:value-type="float" office:value="8.29538885997483">
                <text:p>8.29538885997483</text:p>
                <draw:g>
                  <svg:desc>Sheet2.S42:Sheet2.S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00710267099977">
                <text:p>3.00710267099977</text:p>
              </table:table-cell>
              <table:table-cell office:value-type="float" office:value="9.57420404063367">
                <text:p>9.57420404063367</text:p>
              </table:table-cell>
              <table:table-cell office:value-type="float" office:value="0.989439494111833">
                <text:p>0.989439494111833</text:p>
              </table:table-cell>
              <table:table-cell office:value-type="float" office:value="0.225326087094135">
                <text:p>0.225326087094135</text:p>
              </table:table-cell>
              <table:table-cell office:value-type="float" office:value="8.3594384594277">
                <text:p>8.35943845942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00382864362245">
                <text:p>3.00382864362245</text:p>
              </table:table-cell>
              <table:table-cell office:value-type="float" office:value="9.50754321678232">
                <text:p>9.50754321678232</text:p>
              </table:table-cell>
              <table:table-cell office:value-type="float" office:value="0.947152643233155">
                <text:p>0.947152643233155</text:p>
              </table:table-cell>
              <table:table-cell office:value-type="float" office:value="0.225222937583376">
                <text:p>0.225222937583376</text:p>
              </table:table-cell>
              <table:table-cell office:value-type="float" office:value="8.33516763596579">
                <text:p>8.335167635965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92323448332781">
                <text:p>2.92323448332781</text:p>
              </table:table-cell>
              <table:table-cell office:value-type="float" office:value="9.40601687221548">
                <text:p>9.40601687221548</text:p>
              </table:table-cell>
              <table:table-cell office:value-type="float" office:value="0.925015549548821">
                <text:p>0.925015549548821</text:p>
              </table:table-cell>
              <table:table-cell office:value-type="float" office:value="0.225188840680146">
                <text:p>0.225188840680146</text:p>
              </table:table-cell>
              <table:table-cell office:value-type="float" office:value="8.25581248198652">
                <text:p>8.255812481986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00795686978312">
                <text:p>3.00795686978312</text:p>
              </table:table-cell>
              <table:table-cell office:value-type="float" office:value="9.41462396640241">
                <text:p>9.41462396640241</text:p>
              </table:table-cell>
              <table:table-cell office:value-type="float" office:value="0.904228161446147">
                <text:p>0.904228161446147</text:p>
              </table:table-cell>
              <table:table-cell office:value-type="float" office:value="0.225054322909102">
                <text:p>0.225054322909102</text:p>
              </table:table-cell>
              <table:table-cell office:value-type="float" office:value="8.28534148204716">
                <text:p>8.285341482047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01962138783477">
                <text:p>3.01962138783477</text:p>
              </table:table-cell>
              <table:table-cell office:value-type="float" office:value="9.64584043990536">
                <text:p>9.64584043990536</text:p>
              </table:table-cell>
              <table:table-cell office:value-type="float" office:value="0.962183799311762">
                <text:p>0.962183799311762</text:p>
              </table:table-cell>
              <table:table-cell office:value-type="float" office:value="0.225422512537873">
                <text:p>0.225422512537873</text:p>
              </table:table-cell>
              <table:table-cell office:value-type="float" office:value="8.45823412805572">
                <text:p>8.458234128055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05835596908365">
                <text:p>3.05835596908365</text:p>
              </table:table-cell>
              <table:table-cell office:value-type="float" office:value="9.73986292994826">
                <text:p>9.73986292994826</text:p>
              </table:table-cell>
              <table:table-cell office:value-type="float" office:value="0.902658876608518">
                <text:p>0.902658876608518</text:p>
              </table:table-cell>
              <table:table-cell office:value-type="float" office:value="0.225170330316199">
                <text:p>0.225170330316199</text:p>
              </table:table-cell>
              <table:table-cell office:value-type="float" office:value="8.61203372302354">
                <text:p>8.6120337230235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.12381616381509">
                <text:p>3.12381616381509</text:p>
              </table:table-cell>
              <table:table-cell office:value-type="float" office:value="10.1862911016698">
                <text:p>10.1862911016698</text:p>
              </table:table-cell>
              <table:table-cell office:value-type="float" office:value="0.928698441573065">
                <text:p>0.928698441573065</text:p>
              </table:table-cell>
              <table:table-cell office:value-type="float" office:value="0.225381997194034">
                <text:p>0.225381997194034</text:p>
              </table:table-cell>
              <table:table-cell office:value-type="float" office:value="9.03221066290267">
                <text:p>9.0322106629026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3336682999042">
                <text:p>3.3336682999042</text:p>
              </table:table-cell>
              <table:table-cell office:value-type="float" office:value="10.9345375458353">
                <text:p>10.9345375458353</text:p>
              </table:table-cell>
              <table:table-cell office:value-type="float" office:value="0.916287972943123">
                <text:p>0.916287972943123</text:p>
              </table:table-cell>
              <table:table-cell office:value-type="float" office:value="0.224644802215771">
                <text:p>0.224644802215771</text:p>
              </table:table-cell>
              <table:table-cell office:value-type="float" office:value="9.79360477067642">
                <text:p>9.7936047706764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.55590283204881">
                <text:p>3.55590283204881</text:p>
              </table:table-cell>
              <table:table-cell office:value-type="float" office:value="12.1280947915289">
                <text:p>12.1280947915289</text:p>
              </table:table-cell>
              <table:table-cell office:value-type="float" office:value="0.907126947060358">
                <text:p>0.907126947060358</text:p>
              </table:table-cell>
              <table:table-cell office:value-type="float" office:value="0.225471236382742">
                <text:p>0.225471236382742</text:p>
              </table:table-cell>
              <table:table-cell office:value-type="float" office:value="10.9954966080858">
                <text:p>10.995496608085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74125483374619">
                <text:p>3.74125483374619</text:p>
              </table:table-cell>
              <table:table-cell office:value-type="float" office:value="13.0900772256246">
                <text:p>13.0900772256246</text:p>
              </table:table-cell>
              <table:table-cell office:value-type="float" office:value="0.912135571037483">
                <text:p>0.912135571037483</text:p>
              </table:table-cell>
              <table:table-cell office:value-type="float" office:value="0.224809993006235">
                <text:p>0.224809993006235</text:p>
              </table:table-cell>
              <table:table-cell office:value-type="float" office:value="11.9531316615809">
                <text:p>11.953131661580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00340723171023">
                <text:p>4.00340723171023</text:p>
              </table:table-cell>
              <table:table-cell office:value-type="float" office:value="14.3023060195348">
                <text:p>14.3023060195348</text:p>
              </table:table-cell>
              <table:table-cell office:value-type="float" office:value="0.928646335198574">
                <text:p>0.928646335198574</text:p>
              </table:table-cell>
              <table:table-cell office:value-type="float" office:value="0.224749140872407">
                <text:p>0.224749140872407</text:p>
              </table:table-cell>
              <table:table-cell office:value-type="float" office:value="13.1489105434638">
                <text:p>13.148910543463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.13078838901364">
                <text:p>4.13078838901364</text:p>
              </table:table-cell>
              <table:table-cell office:value-type="float" office:value="15.1125999298643">
                <text:p>15.1125999298643</text:p>
              </table:table-cell>
              <table:table-cell office:value-type="float" office:value="0.888646353481571">
                <text:p>0.888646353481571</text:p>
              </table:table-cell>
              <table:table-cell office:value-type="float" office:value="0.225489225733824">
                <text:p>0.225489225733824</text:p>
              </table:table-cell>
              <table:table-cell office:value-type="float" office:value="13.9984643506489">
                <text:p>13.9984643506489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24804380661923">
                <text:p>4.24804380661923</text:p>
              </table:table-cell>
              <table:table-cell office:value-type="float" office:value="15.6269556224984">
                <text:p>15.6269556224984</text:p>
              </table:table-cell>
              <table:table-cell office:value-type="float" office:value="0.881104220435355">
                <text:p>0.881104220435355</text:p>
              </table:table-cell>
              <table:table-cell office:value-type="float" office:value="0.224503633002775">
                <text:p>0.224503633002775</text:p>
              </table:table-cell>
              <table:table-cell office:value-type="float" office:value="14.5213477690603">
                <text:p>14.5213477690603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4.25758005010617">
                <text:p>4.25758005010617</text:p>
              </table:table-cell>
              <table:table-cell office:value-type="float" office:value="15.5635573761737">
                <text:p>15.5635573761737</text:p>
              </table:table-cell>
              <table:table-cell office:value-type="float" office:value="0.899598805632709">
                <text:p>0.899598805632709</text:p>
              </table:table-cell>
              <table:table-cell office:value-type="float" office:value="0.224735875616373">
                <text:p>0.224735875616373</text:p>
              </table:table-cell>
              <table:table-cell office:value-type="float" office:value="14.4392226949246">
                <text:p>14.43922269492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.23200543844219">
                <text:p>4.23200543844219</text:p>
              </table:table-cell>
              <table:table-cell office:value-type="float" office:value="15.543089783224">
                <text:p>15.543089783224</text:p>
              </table:table-cell>
              <table:table-cell office:value-type="float" office:value="1.01250140399645">
                <text:p>1.01250140399645</text:p>
              </table:table-cell>
              <table:table-cell office:value-type="float" office:value="0.224681378912424">
                <text:p>0.224681378912424</text:p>
              </table:table-cell>
              <table:table-cell office:value-type="float" office:value="14.3059070003151">
                <text:p>14.305907000315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.31402769030443">
                <text:p>4.31402769030443</text:p>
              </table:table-cell>
              <table:table-cell office:value-type="float" office:value="15.8797776578417">
                <text:p>15.8797776578417</text:p>
              </table:table-cell>
              <table:table-cell office:value-type="float" office:value="0.95187078865691">
                <text:p>0.95187078865691</text:p>
              </table:table-cell>
              <table:table-cell office:value-type="float" office:value="0.224174010885024">
                <text:p>0.224174010885024</text:p>
              </table:table-cell>
              <table:table-cell office:value-type="float" office:value="14.7037328582998">
                <text:p>14.7037328582998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.24984539341079">
                <text:p>4.24984539341079</text:p>
              </table:table-cell>
              <table:table-cell office:value-type="float" office:value="15.7296884268297">
                <text:p>15.7296884268297</text:p>
              </table:table-cell>
              <table:table-cell office:value-type="float" office:value="0.888955718648895">
                <text:p>0.888955718648895</text:p>
              </table:table-cell>
              <table:table-cell office:value-type="float" office:value="0.224152882403402">
                <text:p>0.224152882403402</text:p>
              </table:table-cell>
              <table:table-cell office:value-type="float" office:value="14.6165798257774">
                <text:p>14.6165798257774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.31267696473332">
                <text:p>4.31267696473332</text:p>
              </table:table-cell>
              <table:table-cell office:value-type="float" office:value="15.8975650668858">
                <text:p>15.8975650668858</text:p>
              </table:table-cell>
              <table:table-cell office:value-type="float" office:value="0.934855321183101">
                <text:p>0.934855321183101</text:p>
              </table:table-cell>
              <table:table-cell office:value-type="float" office:value="0.224657734361774">
                <text:p>0.224657734361774</text:p>
              </table:table-cell>
              <table:table-cell office:value-type="float" office:value="14.7380520113409">
                <text:p>14.7380520113409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.36786182469624">
                <text:p>4.36786182469624</text:p>
              </table:table-cell>
              <table:table-cell office:value-type="float" office:value="16.074231364158">
                <text:p>16.074231364158</text:p>
              </table:table-cell>
              <table:table-cell office:value-type="float" office:value="0.95764411875917">
                <text:p>0.95764411875917</text:p>
              </table:table-cell>
              <table:table-cell office:value-type="float" office:value="0.224509329548533">
                <text:p>0.224509329548533</text:p>
              </table:table-cell>
              <table:table-cell office:value-type="float" office:value="14.8920779158503">
                <text:p>14.8920779158503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.33411414690512">
                <text:p>4.33411414690512</text:p>
              </table:table-cell>
              <table:table-cell office:value-type="float" office:value="15.9776221932959">
                <text:p>15.9776221932959</text:p>
              </table:table-cell>
              <table:table-cell office:value-type="float" office:value="0.941117585125583">
                <text:p>0.941117585125583</text:p>
              </table:table-cell>
              <table:table-cell office:value-type="float" office:value="0.224684896916741">
                <text:p>0.224684896916741</text:p>
              </table:table-cell>
              <table:table-cell office:value-type="float" office:value="14.8118197112535">
                <text:p>14.8118197112535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.33635233092542">
                <text:p>4.33635233092542</text:p>
              </table:table-cell>
              <table:table-cell office:value-type="float" office:value="16.0751271035983">
                <text:p>16.0751271035983</text:p>
              </table:table-cell>
              <table:table-cell office:value-type="float" office:value="0.961019352010153">
                <text:p>0.961019352010153</text:p>
              </table:table-cell>
              <table:table-cell office:value-type="float" office:value="0.224754385736303">
                <text:p>0.224754385736303</text:p>
              </table:table-cell>
              <table:table-cell office:value-type="float" office:value="14.8893533658519">
                <text:p>14.889353365851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.3008174916324">
                <text:p>4.3008174916324</text:p>
              </table:table-cell>
              <table:table-cell office:value-type="float" office:value="16.0381778275201">
                <text:p>16.0381778275201</text:p>
              </table:table-cell>
              <table:table-cell office:value-type="float" office:value="0.935656860334535">
                <text:p>0.935656860334535</text:p>
              </table:table-cell>
              <table:table-cell office:value-type="float" office:value="0.225141762417625">
                <text:p>0.225141762417625</text:p>
              </table:table-cell>
              <table:table-cell office:value-type="float" office:value="14.8773792047679">
                <text:p>14.877379204767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.29953175196423">
                <text:p>4.29953175196423</text:p>
              </table:table-cell>
              <table:table-cell office:value-type="float" office:value="15.9936075854021">
                <text:p>15.9936075854021</text:p>
              </table:table-cell>
              <table:table-cell office:value-type="float" office:value="0.930784758281324">
                <text:p>0.930784758281324</text:p>
              </table:table-cell>
              <table:table-cell office:value-type="float" office:value="0.225266826395531">
                <text:p>0.225266826395531</text:p>
              </table:table-cell>
              <table:table-cell office:value-type="float" office:value="14.8375560007253">
                <text:p>14.8375560007253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4.29387130900359">
                <text:p>4.29387130900359</text:p>
              </table:table-cell>
              <table:table-cell office:value-type="float" office:value="15.8590591682432">
                <text:p>15.8590591682432</text:p>
              </table:table-cell>
              <table:table-cell office:value-type="float" office:value="0.880075964677392">
                <text:p>0.880075964677392</text:p>
              </table:table-cell>
              <table:table-cell office:value-type="float" office:value="0.226516596935862">
                <text:p>0.226516596935862</text:p>
              </table:table-cell>
              <table:table-cell office:value-type="float" office:value="14.75246660663">
                <text:p>14.75246660663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4.20135934697497">
                <text:p>4.20135934697497</text:p>
              </table:table-cell>
              <table:table-cell office:value-type="float" office:value="15.4314331341166">
                <text:p>15.4314331341166</text:p>
              </table:table-cell>
              <table:table-cell office:value-type="float" office:value="0.853379776145465">
                <text:p>0.853379776145465</text:p>
              </table:table-cell>
              <table:table-cell office:value-type="float" office:value="0.225436254260718">
                <text:p>0.225436254260718</text:p>
              </table:table-cell>
              <table:table-cell office:value-type="float" office:value="14.3526171037105">
                <text:p>14.3526171037105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08906258313829">
                <text:p>4.08906258313829</text:p>
              </table:table-cell>
              <table:table-cell office:value-type="float" office:value="15.0468313115553">
                <text:p>15.0468313115553</text:p>
              </table:table-cell>
              <table:table-cell office:value-type="float" office:value="0.82275656979605">
                <text:p>0.82275656979605</text:p>
              </table:table-cell>
              <table:table-cell office:value-type="float" office:value="0.224444422152631">
                <text:p>0.224444422152631</text:p>
              </table:table-cell>
              <table:table-cell office:value-type="float" office:value="13.9996303196066">
                <text:p>13.999630319606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17310271163181">
                <text:p>4.17310271163181</text:p>
              </table:table-cell>
              <table:table-cell office:value-type="float" office:value="15.2914480857761">
                <text:p>15.2914480857761</text:p>
              </table:table-cell>
              <table:table-cell office:value-type="float" office:value="0.8474799646103">
                <text:p>0.8474799646103</text:p>
              </table:table-cell>
              <table:table-cell office:value-type="float" office:value="0.224070768741611">
                <text:p>0.224070768741611</text:p>
              </table:table-cell>
              <table:table-cell office:value-type="float" office:value="14.2198973524242">
                <text:p>14.2198973524242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4.23989132850045">
                <text:p>4.23989132850045</text:p>
              </table:table-cell>
              <table:table-cell office:value-type="float" office:value="15.6611248578806">
                <text:p>15.6611248578806</text:p>
              </table:table-cell>
              <table:table-cell office:value-type="float" office:value="1.33152249836894">
                <text:p>1.33152249836894</text:p>
              </table:table-cell>
              <table:table-cell office:value-type="float" office:value="0.234019316928192">
                <text:p>0.234019316928192</text:p>
              </table:table-cell>
              <table:table-cell office:value-type="float" office:value="14.0955830425835">
                <text:p>14.0955830425835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4.39556186907776">
                <text:p>4.39556186907776</text:p>
              </table:table-cell>
              <table:table-cell office:value-type="float" office:value="16.2512533553564">
                <text:p>16.2512533553564</text:p>
              </table:table-cell>
              <table:table-cell office:value-type="float" office:value="1.47130994583501">
                <text:p>1.47130994583501</text:p>
              </table:table-cell>
              <table:table-cell office:value-type="float" office:value="0.236158180097626">
                <text:p>0.236158180097626</text:p>
              </table:table-cell>
              <table:table-cell office:value-type="float" office:value="14.5437852294237">
                <text:p>14.5437852294237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4.53243255142791">
                <text:p>4.53243255142791</text:p>
              </table:table-cell>
              <table:table-cell office:value-type="float" office:value="16.7889273783595">
                <text:p>16.7889273783595</text:p>
              </table:table-cell>
              <table:table-cell office:value-type="float" office:value="1.52263020386574">
                <text:p>1.52263020386574</text:p>
              </table:table-cell>
              <table:table-cell office:value-type="float" office:value="0.238089095689027">
                <text:p>0.238089095689027</text:p>
              </table:table-cell>
              <table:table-cell office:value-type="float" office:value="15.0282080788047">
                <text:p>15.0282080788047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4.49183440856119">
                <text:p>4.49183440856119</text:p>
              </table:table-cell>
              <table:table-cell office:value-type="float" office:value="16.7859542450686">
                <text:p>16.7859542450686</text:p>
              </table:table-cell>
              <table:table-cell office:value-type="float" office:value="1.42528875824722">
                <text:p>1.42528875824722</text:p>
              </table:table-cell>
              <table:table-cell office:value-type="float" office:value="0.236632881351127">
                <text:p>0.236632881351127</text:p>
              </table:table-cell>
              <table:table-cell office:value-type="float" office:value="15.1240326054702">
                <text:p>15.124032605470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.44492214413066">
                <text:p>4.44492214413066</text:p>
              </table:table-cell>
              <table:table-cell office:value-type="float" office:value="16.6398219676189">
                <text:p>16.6398219676189</text:p>
              </table:table-cell>
              <table:table-cell office:value-type="float" office:value="1.32103656413389">
                <text:p>1.32103656413389</text:p>
              </table:table-cell>
              <table:table-cell office:value-type="float" office:value="0.230665238317979">
                <text:p>0.230665238317979</text:p>
              </table:table-cell>
              <table:table-cell office:value-type="float" office:value="15.0881201651671">
                <text:p>15.0881201651671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4.39132578581471">
                <text:p>4.39132578581471</text:p>
              </table:table-cell>
              <table:table-cell office:value-type="float" office:value="16.285304689785">
                <text:p>16.285304689785</text:p>
              </table:table-cell>
              <table:table-cell office:value-type="float" office:value="1.68706838316468">
                <text:p>1.68706838316468</text:p>
              </table:table-cell>
              <table:table-cell office:value-type="float" office:value="0.228179448179305">
                <text:p>0.228179448179305</text:p>
              </table:table-cell>
              <table:table-cell office:value-type="float" office:value="14.370056858441">
                <text:p>14.370056858441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4.00918323303796">
                <text:p>4.00918323303796</text:p>
              </table:table-cell>
              <table:table-cell office:value-type="float" office:value="15.328278398524">
                <text:p>15.328278398524</text:p>
              </table:table-cell>
              <table:table-cell office:value-type="float" office:value="1.37647678851798">
                <text:p>1.37647678851798</text:p>
              </table:table-cell>
              <table:table-cell office:value-type="float" office:value="0.224625842417067">
                <text:p>0.224625842417067</text:p>
              </table:table-cell>
              <table:table-cell office:value-type="float" office:value="13.727175767589">
                <text:p>13.727175767589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4.08444504046354">
                <text:p>4.08444504046354</text:p>
              </table:table-cell>
              <table:table-cell office:value-type="float" office:value="15.5524458554275">
                <text:p>15.5524458554275</text:p>
              </table:table-cell>
              <table:table-cell office:value-type="float" office:value="1.41538676972795">
                <text:p>1.41538676972795</text:p>
              </table:table-cell>
              <table:table-cell office:value-type="float" office:value="0.227190464820694">
                <text:p>0.227190464820694</text:p>
              </table:table-cell>
              <table:table-cell office:value-type="float" office:value="13.9098686208788">
                <text:p>13.9098686208788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4.06335108704835">
                <text:p>4.06335108704835</text:p>
              </table:table-cell>
              <table:table-cell office:value-type="float" office:value="15.4106194246792">
                <text:p>15.4106194246792</text:p>
              </table:table-cell>
              <table:table-cell office:value-type="float" office:value="1.38900793052525">
                <text:p>1.38900793052525</text:p>
              </table:table-cell>
              <table:table-cell office:value-type="float" office:value="0.223281375126233">
                <text:p>0.223281375126233</text:p>
              </table:table-cell>
              <table:table-cell office:value-type="float" office:value="13.7983301190277">
                <text:p>13.7983301190277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.97364094016997">
                <text:p>3.97364094016997</text:p>
              </table:table-cell>
              <table:table-cell office:value-type="float" office:value="15.3353598671824">
                <text:p>15.3353598671824</text:p>
              </table:table-cell>
              <table:table-cell office:value-type="float" office:value="1.31953331309007">
                <text:p>1.31953331309007</text:p>
              </table:table-cell>
              <table:table-cell office:value-type="float" office:value="0.224316014142402">
                <text:p>0.224316014142402</text:p>
              </table:table-cell>
              <table:table-cell office:value-type="float" office:value="13.7915105399499">
                <text:p>13.7915105399499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4.09606366698363">
                <text:p>4.09606366698363</text:p>
              </table:table-cell>
              <table:table-cell office:value-type="float" office:value="15.7291360930492">
                <text:p>15.7291360930492</text:p>
              </table:table-cell>
              <table:table-cell office:value-type="float" office:value="1.31383948961237">
                <text:p>1.31383948961237</text:p>
              </table:table-cell>
              <table:table-cell office:value-type="float" office:value="0.223976497596492">
                <text:p>0.223976497596492</text:p>
              </table:table-cell>
              <table:table-cell office:value-type="float" office:value="14.1913201058403">
                <text:p>14.191320105840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.03641524492047">
                <text:p>4.03641524492047</text:p>
              </table:table-cell>
              <table:table-cell office:value-type="float" office:value="15.4837244677851">
                <text:p>15.4837244677851</text:p>
              </table:table-cell>
              <table:table-cell office:value-type="float" office:value="1.23983922601861">
                <text:p>1.23983922601861</text:p>
              </table:table-cell>
              <table:table-cell office:value-type="float" office:value="0.226325600454658">
                <text:p>0.226325600454658</text:p>
              </table:table-cell>
              <table:table-cell office:value-type="float" office:value="14.0175596413118">
                <text:p>14.01755964131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4.592cm" svg:height="13.633cm" xlink:href=".." xlink:type="simple" chart:class="chart:line" chart:column-mapping="0" chart:style-name="ch1">
        <chart:legend chart:legend-position="end" svg:x="40.787cm" svg:y="6.019cm" style:legend-expansion="high" chart:style-name="ch2"/>
        <chart:plot-area chart:style-name="ch3" table:cell-range-address="Sheet2.D2:Sheet2.D82 Sheet2.J1:Sheet2.J81 Sheet2.L1:Sheet2.M81" chart:data-source-has-labels="both" svg:x="1.341cm" svg:y="1.223cm" svg:width="37.664cm" svg:height="11.718cm">
          <chartooo:coordinate-region svg:x="1.962cm" svg:y="1.422cm" svg:width="36.671cm" svg:height="10.474cm"/>
          <chart:axis chart:dimension="x" chart:name="primary-x" chart:style-name="ch4" chartooo:axis-type="auto">
            <chartooo:date-scale/>
            <chart:categories table:cell-range-address="Sheet2.D2:Sheet2.D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J2:Sheet2.J81" chart:label-cell-address="Sheet2.J1:Sheet2.J1" chart:class="chart:line">
            <chart:data-point chart:repeated="80"/>
          </chart:series>
          <chart:series chart:style-name="ch7" chart:values-cell-range-address="Sheet2.M2:Sheet2.M81" chart:label-cell-address="Sheet2.M1:Sheet2.M1" chart:class="chart:line">
            <chart:data-point chart:repeated="80"/>
          </chart:series>
          <chart:series chart:style-name="ch8" chart:values-cell-range-address="Sheet2.L2:Sheet2.L81" chart:label-cell-address="Sheet2.L1:Sheet2.L1" chart:class="chart:line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L_TIMER [s]</text:p>
                <draw:g>
                  <svg:desc>Sheet2.J1:Sheet2.J1</svg:desc>
                </draw:g>
              </table:table-cell>
              <table:table-cell office:value-type="string">
                <text:p>CPU_TICKS [s]</text:p>
                <draw:g>
                  <svg:desc>Sheet2.M1:Sheet2.M1</svg:desc>
                </draw:g>
              </table:table-cell>
              <table:table-cell office:value-type="string">
                <text:p>GPU_TICKS [s]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2:Sheet2.D82</svg:desc>
                </draw:g>
              </table:table-cell>
              <table:table-cell office:value-type="float" office:value="0.910454818">
                <text:p>0.910454818</text:p>
                <draw:g>
                  <svg:desc>Sheet2.J2:Sheet2.J81</svg:desc>
                </draw:g>
              </table:table-cell>
              <table:table-cell office:value-type="float" office:value="0.755905867142857">
                <text:p>0.755905867142857</text:p>
                <draw:g>
                  <svg:desc>Sheet2.M2:Sheet2.M81</svg:desc>
                </draw:g>
              </table:table-cell>
              <table:table-cell office:value-type="float" office:value="0.915051325714286">
                <text:p>0.915051325714286</text:p>
                <draw:g>
                  <svg:desc>Sheet2.L2:Sheet2.L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10689582">
                <text:p>0.910689582</text:p>
              </table:table-cell>
              <table:table-cell office:value-type="float" office:value="0.756043478285714">
                <text:p>0.756043478285714</text:p>
              </table:table-cell>
              <table:table-cell office:value-type="float" office:value="0.91494693047619">
                <text:p>0.914946930476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10803211">
                <text:p>0.910803211</text:p>
              </table:table-cell>
              <table:table-cell office:value-type="float" office:value="0.756164722">
                <text:p>0.756164722</text:p>
              </table:table-cell>
              <table:table-cell office:value-type="float" office:value="0.914831085714286">
                <text:p>0.9148310857142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10789843">
                <text:p>0.910789843</text:p>
              </table:table-cell>
              <table:table-cell office:value-type="float" office:value="0.756176122857143">
                <text:p>0.756176122857143</text:p>
              </table:table-cell>
              <table:table-cell office:value-type="float" office:value="0.915044162857143">
                <text:p>0.9150441628571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26149573">
                <text:p>0.926149573</text:p>
              </table:table-cell>
              <table:table-cell office:value-type="float" office:value="0.768785971714286">
                <text:p>0.768785971714286</text:p>
              </table:table-cell>
              <table:table-cell office:value-type="float" office:value="0.930206469523809">
                <text:p>0.9302064695238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26244672">
                <text:p>0.926244672</text:p>
              </table:table-cell>
              <table:table-cell office:value-type="float" office:value="0.769009528285714">
                <text:p>0.769009528285714</text:p>
              </table:table-cell>
              <table:table-cell office:value-type="float" office:value="0.930518105714286">
                <text:p>0.93051810571428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25949687">
                <text:p>0.925949687</text:p>
              </table:table-cell>
              <table:table-cell office:value-type="float" office:value="0.768739271142857">
                <text:p>0.768739271142857</text:p>
              </table:table-cell>
              <table:table-cell office:value-type="float" office:value="0.93021083047619">
                <text:p>0.9302108304761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926358211">
                <text:p>0.926358211</text:p>
              </table:table-cell>
              <table:table-cell office:value-type="float" office:value="0.769153139428571">
                <text:p>0.769153139428571</text:p>
              </table:table-cell>
              <table:table-cell office:value-type="float" office:value="0.9305613">
                <text:p>0.930561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018135701">
                <text:p>1.018135701</text:p>
              </table:table-cell>
              <table:table-cell office:value-type="float" office:value="0.845298955428572">
                <text:p>0.845298955428572</text:p>
              </table:table-cell>
              <table:table-cell office:value-type="float" office:value="1.02212765047619">
                <text:p>1.0221276504761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134872768">
                <text:p>1.134872768</text:p>
              </table:table-cell>
              <table:table-cell office:value-type="float" office:value="0.942021933714286">
                <text:p>0.942021933714286</text:p>
              </table:table-cell>
              <table:table-cell office:value-type="float" office:value="1.13534575428571">
                <text:p>1.1353457542857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.238495427">
                <text:p>1.238495427</text:p>
              </table:table-cell>
              <table:table-cell office:value-type="float" office:value="1.028021136">
                <text:p>1.028021136</text:p>
              </table:table-cell>
              <table:table-cell office:value-type="float" office:value="1.24194145238095">
                <text:p>1.2419414523809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166105055">
                <text:p>1.166105055</text:p>
              </table:table-cell>
              <table:table-cell office:value-type="float" office:value="0.968077051142857">
                <text:p>0.968077051142857</text:p>
              </table:table-cell>
              <table:table-cell office:value-type="float" office:value="1.16635948666667">
                <text:p>1.1663594866666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.171661702">
                <text:p>1.171661702</text:p>
              </table:table-cell>
              <table:table-cell office:value-type="float" office:value="0.972535251714286">
                <text:p>0.972535251714286</text:p>
              </table:table-cell>
              <table:table-cell office:value-type="float" office:value="1.17400795904762">
                <text:p>1.17400795904762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.271554635">
                <text:p>1.271554635</text:p>
              </table:table-cell>
              <table:table-cell office:value-type="float" office:value="1.05554337628571">
                <text:p>1.05554337628571</text:p>
              </table:table-cell>
              <table:table-cell office:value-type="float" office:value="1.27302151904762">
                <text:p>1.27302151904762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.548532576">
                <text:p>1.548532576</text:p>
              </table:table-cell>
              <table:table-cell office:value-type="float" office:value="0.0582698382857143">
                <text:p>0.0582698382857143</text:p>
              </table:table-cell>
              <table:table-cell office:value-type="float" office:value="1.55124776190476">
                <text:p>1.5512477619047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802436303">
                <text:p>1.802436303</text:p>
              </table:table-cell>
              <table:table-cell office:value-type="float" office:value="0.268838520857143">
                <text:p>0.268838520857143</text:p>
              </table:table-cell>
              <table:table-cell office:value-type="float" office:value="1.80181149904762">
                <text:p>1.80181149904762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.850917577">
                <text:p>1.850917577</text:p>
              </table:table-cell>
              <table:table-cell office:value-type="float" office:value="0.309068246285714">
                <text:p>0.309068246285714</text:p>
              </table:table-cell>
              <table:table-cell office:value-type="float" office:value="1.85377384380952">
                <text:p>1.8537738438095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.186993098">
                <text:p>2.186993098</text:p>
              </table:table-cell>
              <table:table-cell office:value-type="float" office:value="0.587950715428571">
                <text:p>0.587950715428571</text:p>
              </table:table-cell>
              <table:table-cell office:value-type="float" office:value="2.18903104571429">
                <text:p>2.18903104571429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2.367982193">
                <text:p>2.367982193</text:p>
              </table:table-cell>
              <table:table-cell office:value-type="float" office:value="0.738178186857143">
                <text:p>0.738178186857143</text:p>
              </table:table-cell>
              <table:table-cell office:value-type="float" office:value="2.36818748666667">
                <text:p>2.36818748666667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.467745785">
                <text:p>2.467745785</text:p>
              </table:table-cell>
              <table:table-cell office:value-type="float" office:value="0.820908169714286">
                <text:p>0.820908169714286</text:p>
              </table:table-cell>
              <table:table-cell office:value-type="float" office:value="2.46815852666667">
                <text:p>2.46815852666667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2.776002972">
                <text:p>2.776002972</text:p>
              </table:table-cell>
              <table:table-cell office:value-type="float" office:value="1.07674011142857">
                <text:p>1.07674011142857</text:p>
              </table:table-cell>
              <table:table-cell office:value-type="float" office:value="2.77418593619048">
                <text:p>2.77418593619048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2.930411189">
                <text:p>2.930411189</text:p>
              </table:table-cell>
              <table:table-cell office:value-type="float" office:value="1.20486181314286">
                <text:p>1.20486181314286</text:p>
              </table:table-cell>
              <table:table-cell office:value-type="float" office:value="2.92814624380952">
                <text:p>2.9281462438095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.084398606">
                <text:p>3.084398606</text:p>
              </table:table-cell>
              <table:table-cell office:value-type="float" office:value="0.105367849714286">
                <text:p>0.105367849714286</text:p>
              </table:table-cell>
              <table:table-cell office:value-type="float" office:value="3.0813646952381">
                <text:p>3.081364695238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.392802077">
                <text:p>3.392802077</text:p>
              </table:table-cell>
              <table:table-cell office:value-type="float" office:value="0.361369040857143">
                <text:p>0.361369040857143</text:p>
              </table:table-cell>
              <table:table-cell office:value-type="float" office:value="3.38979857619048">
                <text:p>3.38979857619048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3.547106243">
                <text:p>3.547106243</text:p>
              </table:table-cell>
              <table:table-cell office:value-type="float" office:value="0.489387100571429">
                <text:p>0.489387100571429</text:p>
              </table:table-cell>
              <table:table-cell office:value-type="float" office:value="3.54318047238095">
                <text:p>3.54318047238095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3.701238798">
                <text:p>3.701238798</text:p>
              </table:table-cell>
              <table:table-cell office:value-type="float" office:value="0.617245504285714">
                <text:p>0.617245504285714</text:p>
              </table:table-cell>
              <table:table-cell office:value-type="float" office:value="3.69759310285714">
                <text:p>3.69759310285714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009850027">
                <text:p>4.009850027</text:p>
              </table:table-cell>
              <table:table-cell office:value-type="float" office:value="0.873163874285714">
                <text:p>0.873163874285714</text:p>
              </table:table-cell>
              <table:table-cell office:value-type="float" office:value="4.00481943428571">
                <text:p>4.00481943428571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164599113">
                <text:p>4.164599113</text:p>
              </table:table-cell>
              <table:table-cell office:value-type="float" office:value="1.00162194">
                <text:p>1.00162194</text:p>
              </table:table-cell>
              <table:table-cell office:value-type="float" office:value="0.0685658314285714">
                <text:p>0.0685658314285714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5.118746584">
                <text:p>5.118746584</text:p>
              </table:table-cell>
              <table:table-cell office:value-type="float" office:value="0.569313627142857">
                <text:p>0.569313627142857</text:p>
              </table:table-cell>
              <table:table-cell office:value-type="float" office:value="1.01427182095238">
                <text:p>1.01427182095238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5.124419431">
                <text:p>5.124419431</text:p>
              </table:table-cell>
              <table:table-cell office:value-type="float" office:value="0.570974856285714">
                <text:p>0.570974856285714</text:p>
              </table:table-cell>
              <table:table-cell office:value-type="float" office:value="1.02348788285714">
                <text:p>1.02348788285714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5.138446213">
                <text:p>5.138446213</text:p>
              </table:table-cell>
              <table:table-cell office:value-type="float" office:value="0.58240798">
                <text:p>0.58240798</text:p>
              </table:table-cell>
              <table:table-cell office:value-type="float" office:value="1.02799843142857">
                <text:p>1.02799843142857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5.247562927">
                <text:p>5.247562927</text:p>
              </table:table-cell>
              <table:table-cell office:value-type="float" office:value="0.746493762857143">
                <text:p>0.746493762857143</text:p>
              </table:table-cell>
              <table:table-cell office:value-type="float" office:value="1.2291884">
                <text:p>1.229188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.55417899">
                <text:p>5.55417899</text:p>
              </table:table-cell>
              <table:table-cell office:value-type="float" office:value="0.928472135714286">
                <text:p>0.928472135714286</text:p>
              </table:table-cell>
              <table:table-cell office:value-type="float" office:value="1.45413045619048">
                <text:p>1.45413045619048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5.995571529">
                <text:p>5.995571529</text:p>
              </table:table-cell>
              <table:table-cell office:value-type="float" office:value="0.395077779142857">
                <text:p>0.395077779142857</text:p>
              </table:table-cell>
              <table:table-cell office:value-type="float" office:value="2.26776974761905">
                <text:p>2.26776974761905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6.751464904">
                <text:p>6.751464904</text:p>
              </table:table-cell>
              <table:table-cell office:value-type="float" office:value="0.704111889714286">
                <text:p>0.704111889714286</text:p>
              </table:table-cell>
              <table:table-cell office:value-type="float" office:value="2.65380755523809">
                <text:p>2.65380755523809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6.898662646">
                <text:p>6.898662646</text:p>
              </table:table-cell>
              <table:table-cell office:value-type="float" office:value="0.925054676571429">
                <text:p>0.925054676571429</text:p>
              </table:table-cell>
              <table:table-cell office:value-type="float" office:value="2.91954237904762">
                <text:p>2.91954237904762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7.151487966">
                <text:p>7.151487966</text:p>
              </table:table-cell>
              <table:table-cell office:value-type="float" office:value="1.031114932">
                <text:p>1.031114932</text:p>
              </table:table-cell>
              <table:table-cell office:value-type="float" office:value="3.04510490095238">
                <text:p>3.04510490095238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7.302213557">
                <text:p>7.302213557</text:p>
              </table:table-cell>
              <table:table-cell office:value-type="float" office:value="1.01121700514286">
                <text:p>1.01121700514286</text:p>
              </table:table-cell>
              <table:table-cell office:value-type="float" office:value="3.18681972952381">
                <text:p>3.18681972952381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7.40679036">
                <text:p>7.40679036</text:p>
              </table:table-cell>
              <table:table-cell office:value-type="float" office:value="0.586020632857143">
                <text:p>0.586020632857143</text:p>
              </table:table-cell>
              <table:table-cell office:value-type="float" office:value="3.29690537333333">
                <text:p>3.2969053733333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7.408345152">
                <text:p>7.408345152</text:p>
              </table:table-cell>
              <table:table-cell office:value-type="float" office:value="0.0817744728571429">
                <text:p>0.0817744728571429</text:p>
              </table:table-cell>
              <table:table-cell office:value-type="float" office:value="3.29383540857143">
                <text:p>3.293835408571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033653104">
                <text:p>1.033653104</text:p>
              </table:table-cell>
              <table:table-cell office:value-type="float" office:value="0.858173851142857">
                <text:p>0.858173851142857</text:p>
              </table:table-cell>
              <table:table-cell office:value-type="float" office:value="1.0374982952381">
                <text:p>1.037498295238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33929067">
                <text:p>1.033929067</text:p>
              </table:table-cell>
              <table:table-cell office:value-type="float" office:value="0.858333207428571">
                <text:p>0.858333207428571</text:p>
              </table:table-cell>
              <table:table-cell office:value-type="float" office:value="1.03755495047619">
                <text:p>1.037554950476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33725097">
                <text:p>1.033725097</text:p>
              </table:table-cell>
              <table:table-cell office:value-type="float" office:value="0.858216956">
                <text:p>0.858216956</text:p>
              </table:table-cell>
              <table:table-cell office:value-type="float" office:value="1.03754540857143">
                <text:p>1.037545408571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03401714">
                <text:p>1.03401714</text:p>
              </table:table-cell>
              <table:table-cell office:value-type="float" office:value="0.858482513714286">
                <text:p>0.858482513714286</text:p>
              </table:table-cell>
              <table:table-cell office:value-type="float" office:value="1.03770510952381">
                <text:p>1.037705109523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95655608">
                <text:p>1.095655608</text:p>
              </table:table-cell>
              <table:table-cell office:value-type="float" office:value="0.909622493714286">
                <text:p>0.909622493714286</text:p>
              </table:table-cell>
              <table:table-cell office:value-type="float" office:value="1.09903339809524">
                <text:p>1.099033398095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26492488">
                <text:p>1.126492488</text:p>
              </table:table-cell>
              <table:table-cell office:value-type="float" office:value="0.935150169714286">
                <text:p>0.935150169714286</text:p>
              </table:table-cell>
              <table:table-cell office:value-type="float" office:value="1.12979115333333">
                <text:p>1.12979115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26534338">
                <text:p>1.126534338</text:p>
              </table:table-cell>
              <table:table-cell office:value-type="float" office:value="0.935245950285714">
                <text:p>0.935245950285714</text:p>
              </table:table-cell>
              <table:table-cell office:value-type="float" office:value="1.12974889333333">
                <text:p>1.12974889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126559584">
                <text:p>1.126559584</text:p>
              </table:table-cell>
              <table:table-cell office:value-type="float" office:value="0.935250516571429">
                <text:p>0.935250516571429</text:p>
              </table:table-cell>
              <table:table-cell office:value-type="float" office:value="1.12990011714286">
                <text:p>1.1299001171428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249395322">
                <text:p>1.249395322</text:p>
              </table:table-cell>
              <table:table-cell office:value-type="float" office:value="1.03720582457143">
                <text:p>1.03720582457143</text:p>
              </table:table-cell>
              <table:table-cell office:value-type="float" office:value="1.25243330857143">
                <text:p>1.2524333085714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403040224">
                <text:p>1.403040224</text:p>
              </table:table-cell>
              <table:table-cell office:value-type="float" office:value="1.16456985685714">
                <text:p>1.16456985685714</text:p>
              </table:table-cell>
              <table:table-cell office:value-type="float" office:value="1.40406322380952">
                <text:p>1.404063223809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.57373023">
                <text:p>1.57373023</text:p>
              </table:table-cell>
              <table:table-cell office:value-type="float" office:value="0.07908693">
                <text:p>0.07908693</text:p>
              </table:table-cell>
              <table:table-cell office:value-type="float" office:value="1.57582941047619">
                <text:p>1.5758294104761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1936135">
                <text:p>1.41936135</text:p>
              </table:table-cell>
              <table:table-cell office:value-type="float" office:value="1.178225574">
                <text:p>1.178225574</text:p>
              </table:table-cell>
              <table:table-cell office:value-type="float" office:value="1.42180066761905">
                <text:p>1.4218006676190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.506327599">
                <text:p>1.506327599</text:p>
              </table:table-cell>
              <table:table-cell office:value-type="float" office:value="0.0232979217142857">
                <text:p>0.0232979217142857</text:p>
              </table:table-cell>
              <table:table-cell office:value-type="float" office:value="1.50477511619048">
                <text:p>1.5047751161904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.588111779">
                <text:p>1.588111779</text:p>
              </table:table-cell>
              <table:table-cell office:value-type="float" office:value="0.0909708294285714">
                <text:p>0.0909708294285714</text:p>
              </table:table-cell>
              <table:table-cell office:value-type="float" office:value="1.58973490857143">
                <text:p>1.58973490857143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.862809553">
                <text:p>1.862809553</text:p>
              </table:table-cell>
              <table:table-cell office:value-type="float" office:value="0.318922866857143">
                <text:p>0.318922866857143</text:p>
              </table:table-cell>
              <table:table-cell office:value-type="float" office:value="1.86019215333333">
                <text:p>1.8601921533333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200789048">
                <text:p>2.200789048</text:p>
              </table:table-cell>
              <table:table-cell office:value-type="float" office:value="0.599428844285714">
                <text:p>0.599428844285714</text:p>
              </table:table-cell>
              <table:table-cell office:value-type="float" office:value="2.19913695333333">
                <text:p>2.1991369533333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2.221833789">
                <text:p>2.221833789</text:p>
              </table:table-cell>
              <table:table-cell office:value-type="float" office:value="0.616880808285714">
                <text:p>0.616880808285714</text:p>
              </table:table-cell>
              <table:table-cell office:value-type="float" office:value="2.22264744857143">
                <text:p>2.2226474485714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.630890456">
                <text:p>2.630890456</text:p>
              </table:table-cell>
              <table:table-cell office:value-type="float" office:value="0.956198601428571">
                <text:p>0.956198601428571</text:p>
              </table:table-cell>
              <table:table-cell office:value-type="float" office:value="2.6297977247619">
                <text:p>2.6297977247619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2.842458653">
                <text:p>2.842458653</text:p>
              </table:table-cell>
              <table:table-cell office:value-type="float" office:value="1.13181152685714">
                <text:p>1.13181152685714</text:p>
              </table:table-cell>
              <table:table-cell office:value-type="float" office:value="2.84145686666667">
                <text:p>2.84145686666667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.962324908">
                <text:p>2.962324908</text:p>
              </table:table-cell>
              <table:table-cell office:value-type="float" office:value="0.00411658514285714">
                <text:p>0.00411658514285714</text:p>
              </table:table-cell>
              <table:table-cell office:value-type="float" office:value="2.96051706952381">
                <text:p>2.96051706952381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.33203182">
                <text:p>3.33203182</text:p>
              </table:table-cell>
              <table:table-cell office:value-type="float" office:value="0.310928273142857">
                <text:p>0.310928273142857</text:p>
              </table:table-cell>
              <table:table-cell office:value-type="float" office:value="3.32933285142857">
                <text:p>3.32933285142857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.517294403">
                <text:p>3.517294403</text:p>
              </table:table-cell>
              <table:table-cell office:value-type="float" office:value="0.464653248857143">
                <text:p>0.464653248857143</text:p>
              </table:table-cell>
              <table:table-cell office:value-type="float" office:value="3.51364512095238">
                <text:p>3.5136451209523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.703178944">
                <text:p>3.703178944</text:p>
              </table:table-cell>
              <table:table-cell office:value-type="float" office:value="0.618791394">
                <text:p>0.618791394</text:p>
              </table:table-cell>
              <table:table-cell office:value-type="float" office:value="3.69795337238095">
                <text:p>3.6979533723809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.073809294">
                <text:p>4.073809294</text:p>
              </table:table-cell>
              <table:table-cell office:value-type="float" office:value="0.926242817428571">
                <text:p>0.926242817428571</text:p>
              </table:table-cell>
              <table:table-cell office:value-type="float" office:value="4.06668573333333">
                <text:p>4.06668573333333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4.265815786">
                <text:p>4.265815786</text:p>
              </table:table-cell>
              <table:table-cell office:value-type="float" office:value="1.085437436">
                <text:p>1.085437436</text:p>
              </table:table-cell>
              <table:table-cell office:value-type="float" office:value="0.15966667047619">
                <text:p>0.15966667047619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4.513411449">
                <text:p>4.513411449</text:p>
              </table:table-cell>
              <table:table-cell office:value-type="float" office:value="0.0638357122857143">
                <text:p>0.0638357122857143</text:p>
              </table:table-cell>
              <table:table-cell office:value-type="float" office:value="0.34380280952381">
                <text:p>0.34380280952381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4.930659111">
                <text:p>4.930659111</text:p>
              </table:table-cell>
              <table:table-cell office:value-type="float" office:value="0.410014652">
                <text:p>0.410014652</text:p>
              </table:table-cell>
              <table:table-cell office:value-type="float" office:value="0.712107763809524">
                <text:p>0.712107763809524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5.101363339">
                <text:p>5.101363339</text:p>
              </table:table-cell>
              <table:table-cell office:value-type="float" office:value="0.552907924571429">
                <text:p>0.552907924571429</text:p>
              </table:table-cell>
              <table:table-cell office:value-type="float" office:value="0.896760153333333">
                <text:p>0.896760153333333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6.165867617">
                <text:p>6.165867617</text:p>
              </table:table-cell>
              <table:table-cell office:value-type="float" office:value="0.350079964285714">
                <text:p>0.350079964285714</text:p>
              </table:table-cell>
              <table:table-cell office:value-type="float" office:value="2.14179242285714">
                <text:p>2.14179242285714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6.160680178">
                <text:p>6.160680178</text:p>
              </table:table-cell>
              <table:table-cell office:value-type="float" office:value="0.386248110571428">
                <text:p>0.386248110571428</text:p>
              </table:table-cell>
              <table:table-cell office:value-type="float" office:value="2.26568421809524">
                <text:p>2.26568421809524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6.114177509">
                <text:p>6.114177509</text:p>
              </table:table-cell>
              <table:table-cell office:value-type="float" office:value="0.391519781428571">
                <text:p>0.391519781428571</text:p>
              </table:table-cell>
              <table:table-cell office:value-type="float" office:value="2.26863104095238">
                <text:p>2.26863104095238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6.168569096">
                <text:p>6.168569096</text:p>
              </table:table-cell>
              <table:table-cell office:value-type="float" office:value="0.390800127142857">
                <text:p>0.390800127142857</text:p>
              </table:table-cell>
              <table:table-cell office:value-type="float" office:value="2.26829090666667">
                <text:p>2.2682909066666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.310033452">
                <text:p>6.310033452</text:p>
              </table:table-cell>
              <table:table-cell office:value-type="float" office:value="0.390707461142857">
                <text:p>0.390707461142857</text:p>
              </table:table-cell>
              <table:table-cell office:value-type="float" office:value="2.26918424380952">
                <text:p>2.26918424380952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7.192739592">
                <text:p>7.192739592</text:p>
              </table:table-cell>
              <table:table-cell office:value-type="float" office:value="1.06406458285714">
                <text:p>1.06406458285714</text:p>
              </table:table-cell>
              <table:table-cell office:value-type="float" office:value="3.09379624">
                <text:p>3.09379624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8.198447833">
                <text:p>8.198447833</text:p>
              </table:table-cell>
              <table:table-cell office:value-type="float" office:value="0.671138089714286">
                <text:p>0.671138089714286</text:p>
              </table:table-cell>
              <table:table-cell office:value-type="float" office:value="3.59622456857143">
                <text:p>3.59622456857143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8.291807407">
                <text:p>8.291807407</text:p>
              </table:table-cell>
              <table:table-cell office:value-type="float" office:value="0.744744291428571">
                <text:p>0.744744291428571</text:p>
              </table:table-cell>
              <table:table-cell office:value-type="float" office:value="0.144973635238095">
                <text:p>0.144973635238095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8.579257347">
                <text:p>8.579257347</text:p>
              </table:table-cell>
              <table:table-cell office:value-type="float" office:value="0.874070081714286">
                <text:p>0.874070081714286</text:p>
              </table:table-cell>
              <table:table-cell office:value-type="float" office:value="0.38712642952381">
                <text:p>0.38712642952381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8.927420914">
                <text:p>8.927420914</text:p>
              </table:table-cell>
              <table:table-cell office:value-type="float" office:value="0.200920836857143">
                <text:p>0.200920836857143</text:p>
              </table:table-cell>
              <table:table-cell office:value-type="float" office:value="0.690930728571429">
                <text:p>0.690930728571429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8.844349895">
                <text:p>8.844349895</text:p>
              </table:table-cell>
              <table:table-cell office:value-type="float" office:value="1.063480368">
                <text:p>1.063480368</text:p>
              </table:table-cell>
              <table:table-cell office:value-type="float" office:value="0.615282405714286">
                <text:p>0.61528240571428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069154271">
                <text:p>9.069154271</text:p>
              </table:table-cell>
              <table:table-cell office:value-type="float" office:value="0.267739195428571">
                <text:p>0.267739195428571</text:p>
              </table:table-cell>
              <table:table-cell office:value-type="float" office:value="0.788342915238095">
                <text:p>0.7883429152380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